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lha_8_8_element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unções de forma</text:p>
          </table:table-cell>
          <table:table-cell/>
          <table:table-cell office:value-type="string" calcext:value-type="string">
            <text:p>Lumped</text:p>
          </table:table-cell>
          <table:table-cell/>
          <table:table-cell office:value-type="string" calcext:value-type="string">
            <text:p>Diferença</text:p>
          </table:table-cell>
        </table:table-row>
        <table:table-row table:style-name="ro1">
          <table:table-cell/>
          <table:table-cell office:value-type="float" office:value="10.550192585131" calcext:value-type="float">
            <text:p>10,550192585131</text:p>
          </table:table-cell>
          <table:table-cell/>
          <table:table-cell office:value-type="float" office:value="10.551461941909" calcext:value-type="float">
            <text:p>10,551461941909</text:p>
          </table:table-cell>
          <table:table-cell/>
          <table:table-cell table:formula="of:=[.D2]-[.B2]" office:value-type="float" office:value="0.00126935677799978" calcext:value-type="float">
            <text:p>0,00126935677799978</text:p>
          </table:table-cell>
        </table:table-row>
        <table:table-row table:style-name="ro1">
          <table:table-cell/>
          <table:table-cell office:value-type="float" office:value="11.133996887514" calcext:value-type="float">
            <text:p>11,133996887514</text:p>
          </table:table-cell>
          <table:table-cell/>
          <table:table-cell office:value-type="float" office:value="11.1353548367713" calcext:value-type="float">
            <text:p>11,1353548367713</text:p>
          </table:table-cell>
          <table:table-cell/>
          <table:table-cell table:formula="of:=[.D3]-[.B3]" office:value-type="float" office:value="0.00135794925730082" calcext:value-type="float">
            <text:p>0,00135794925730082</text:p>
          </table:table-cell>
        </table:table-row>
        <table:table-row table:style-name="ro1">
          <table:table-cell/>
          <table:table-cell office:value-type="float" office:value="11.7058893219608" calcext:value-type="float">
            <text:p>11,7058893219608</text:p>
          </table:table-cell>
          <table:table-cell/>
          <table:table-cell office:value-type="float" office:value="11.7073237816877" calcext:value-type="float">
            <text:p>11,7073237816877</text:p>
          </table:table-cell>
          <table:table-cell/>
          <table:table-cell table:formula="of:=[.D4]-[.B4]" office:value-type="float" office:value="0.00143445972689982" calcext:value-type="float">
            <text:p>0,00143445972689982</text:p>
          </table:table-cell>
        </table:table-row>
        <table:table-row table:style-name="ro1">
          <table:table-cell/>
          <table:table-cell office:value-type="float" office:value="12.264808095987" calcext:value-type="float">
            <text:p>12,264808095987</text:p>
          </table:table-cell>
          <table:table-cell/>
          <table:table-cell office:value-type="float" office:value="12.2663087368973" calcext:value-type="float">
            <text:p>12,2663087368973</text:p>
          </table:table-cell>
          <table:table-cell/>
          <table:table-cell table:formula="of:=[.D5]-[.B5]" office:value-type="float" office:value="0.00150064091029911" calcext:value-type="float">
            <text:p>0,00150064091029911</text:p>
          </table:table-cell>
        </table:table-row>
        <table:table-row table:style-name="ro1">
          <table:table-cell/>
          <table:table-cell office:value-type="float" office:value="12.8105599165656" calcext:value-type="float">
            <text:p>12,8105599165656</text:p>
          </table:table-cell>
          <table:table-cell/>
          <table:table-cell office:value-type="float" office:value="12.812117982603" calcext:value-type="float">
            <text:p>12,812117982603</text:p>
          </table:table-cell>
          <table:table-cell/>
          <table:table-cell table:formula="of:=[.D6]-[.B6]" office:value-type="float" office:value="0.00155806603740061" calcext:value-type="float">
            <text:p>0,00155806603740061</text:p>
          </table:table-cell>
        </table:table-row>
        <table:table-row table:style-name="ro1">
          <table:table-cell/>
          <table:table-cell office:value-type="float" office:value="13.3435320908108" calcext:value-type="float">
            <text:p>13,3435320908108</text:p>
          </table:table-cell>
          <table:table-cell/>
          <table:table-cell office:value-type="float" office:value="13.3451401846736" calcext:value-type="float">
            <text:p>13,3451401846736</text:p>
          </table:table-cell>
          <table:table-cell/>
          <table:table-cell table:formula="of:=[.D7]-[.B7]" office:value-type="float" office:value="0.00160809386279936" calcext:value-type="float">
            <text:p>0,00160809386279936</text:p>
          </table:table-cell>
        </table:table-row>
        <table:table-row table:style-name="ro1">
          <table:table-cell/>
          <table:table-cell office:value-type="float" office:value="13.8644954990287" calcext:value-type="float">
            <text:p>13,8644954990287</text:p>
          </table:table-cell>
          <table:table-cell/>
          <table:table-cell office:value-type="float" office:value="13.8661473700938" calcext:value-type="float">
            <text:p>13,8661473700938</text:p>
          </table:table-cell>
          <table:table-cell/>
          <table:table-cell table:formula="of:=[.D8]-[.B8]" office:value-type="float" office:value="0.0016518710650999" calcext:value-type="float">
            <text:p>0,0016518710650999</text:p>
          </table:table-cell>
        </table:table-row>
        <table:table-row table:style-name="ro1">
          <table:table-cell/>
          <table:table-cell office:value-type="float" office:value="14.3744726518156" calcext:value-type="float">
            <text:p>14,3744726518156</text:p>
          </table:table-cell>
          <table:table-cell/>
          <table:table-cell office:value-type="float" office:value="14.3761630034208" calcext:value-type="float">
            <text:p>14,3761630034208</text:p>
          </table:table-cell>
          <table:table-cell/>
          <table:table-cell table:formula="of:=[.D9]-[.B9]" office:value-type="float" office:value="0.00169035160520004" calcext:value-type="float">
            <text:p>0,00169035160520004</text:p>
          </table:table-cell>
        </table:table-row>
        <table:table-row table:style-name="ro1">
          <table:table-cell/>
          <table:table-cell office:value-type="float" office:value="14.8746515753659" calcext:value-type="float">
            <text:p>14,8746515753659</text:p>
          </table:table-cell>
          <table:table-cell/>
          <table:table-cell office:value-type="float" office:value="14.8763758971734" calcext:value-type="float">
            <text:p>14,8763758971734</text:p>
          </table:table-cell>
          <table:table-cell/>
          <table:table-cell table:formula="of:=[.D10]-[.B10]" office:value-type="float" office:value="0.00172432180749915" calcext:value-type="float">
            <text:p>0,00172432180749915</text:p>
          </table:table-cell>
        </table:table-row>
        <table:table-row table:style-name="ro1">
          <table:table-cell/>
          <table:table-cell office:value-type="float" office:value="15.3663317649281" calcext:value-type="float">
            <text:p>15,3663317649281</text:p>
          </table:table-cell>
          <table:table-cell/>
          <table:table-cell office:value-type="float" office:value="15.3680861907315" calcext:value-type="float">
            <text:p>15,3680861907315</text:p>
          </table:table-cell>
          <table:table-cell/>
          <table:table-cell table:formula="of:=[.D11]-[.B11]" office:value-type="float" office:value="0.00175442580339968" calcext:value-type="float">
            <text:p>0,00175442580339968</text:p>
          </table:table-cell>
        </table:table-row>
        <table:table-row table:style-name="ro1">
          <table:table-cell/>
          <table:table-cell office:value-type="float" office:value="15.85089265416" calcext:value-type="float">
            <text:p>15,85089265416</text:p>
          </table:table-cell>
          <table:table-cell/>
          <table:table-cell office:value-type="float" office:value="15.8526738428808" calcext:value-type="float">
            <text:p>15,8526738428808</text:p>
          </table:table-cell>
          <table:table-cell/>
          <table:table-cell table:formula="of:=[.D12]-[.B12]" office:value-type="float" office:value="0.00178118872079835" calcext:value-type="float">
            <text:p>0,00178118872079835</text:p>
          </table:table-cell>
        </table:table-row>
        <table:table-row table:style-name="ro1">
          <table:table-cell/>
          <table:table-cell office:value-type="float" office:value="16.3297781258432" calcext:value-type="float">
            <text:p>16,3297781258432</text:p>
          </table:table-cell>
          <table:table-cell/>
          <table:table-cell office:value-type="float" office:value="16.3315831628359" calcext:value-type="float">
            <text:p>16,3315831628359</text:p>
          </table:table-cell>
          <table:table-cell/>
          <table:table-cell table:formula="of:=[.D13]-[.B13]" office:value-type="float" office:value="0.00180503699269963" calcext:value-type="float">
            <text:p>0,00180503699269963</text:p>
          </table:table-cell>
        </table:table-row>
        <table:table-row table:style-name="ro1">
          <table:table-cell/>
          <table:table-cell office:value-type="float" office:value="16.8044927992476" calcext:value-type="float">
            <text:p>16,8044927992476</text:p>
          </table:table-cell>
          <table:table-cell/>
          <table:table-cell office:value-type="float" office:value="16.806319114716" calcext:value-type="float">
            <text:p>16,806319114716</text:p>
          </table:table-cell>
          <table:table-cell/>
          <table:table-cell table:formula="of:=[.D14]-[.B14]" office:value-type="float" office:value="0.00182631546839929" calcext:value-type="float">
            <text:p>0,00182631546839929</text:p>
          </table:table-cell>
        </table:table-row>
        <table:table-row table:style-name="ro1">
          <table:table-cell/>
          <table:table-cell office:value-type="float" office:value="17.2766074163097" calcext:value-type="float">
            <text:p>17,2766074163097</text:p>
          </table:table-cell>
          <table:table-cell/>
          <table:table-cell office:value-type="float" office:value="17.2784527181858" calcext:value-type="float">
            <text:p>17,2784527181858</text:p>
          </table:table-cell>
          <table:table-cell/>
          <table:table-cell table:formula="of:=[.D15]-[.B15]" office:value-type="float" office:value="0.00184530187609866" calcext:value-type="float">
            <text:p>0,00184530187609866</text:p>
          </table:table-cell>
        </table:table-row>
        <table:table-row table:style-name="ro1">
          <table:table-cell/>
          <table:table-cell office:value-type="float" office:value="17.7477718157064" calcext:value-type="float">
            <text:p>17,7477718157064</text:p>
          </table:table-cell>
          <table:table-cell/>
          <table:table-cell office:value-type="float" office:value="17.7496340345973" calcext:value-type="float">
            <text:p>17,7496340345973</text:p>
          </table:table-cell>
          <table:table-cell/>
          <table:table-cell table:formula="of:=[.D16]-[.B16]" office:value-type="float" office:value="0.00186221889089921" calcext:value-type="float">
            <text:p>0,00186221889089921</text:p>
          </table:table-cell>
        </table:table-row>
        <table:table-row table:style-name="ro1">
          <table:table-cell/>
          <table:table-cell office:value-type="float" office:value="18.2197348857743" calcext:value-type="float">
            <text:p>18,2197348857743</text:p>
          </table:table-cell>
          <table:table-cell/>
          <table:table-cell office:value-type="float" office:value="18.2216121301756" calcext:value-type="float">
            <text:p>18,2216121301756</text:p>
          </table:table-cell>
          <table:table-cell/>
          <table:table-cell table:formula="of:=[.D17]-[.B17]" office:value-type="float" office:value="0.00187724440129955" calcext:value-type="float">
            <text:p>0,00187724440129955</text:p>
          </table:table-cell>
        </table:table-row>
        <table:table-row table:style-name="ro1">
          <table:table-cell/>
          <table:table-cell office:value-type="float" office:value="18.694371647156" calcext:value-type="float">
            <text:p>18,694371647156</text:p>
          </table:table-cell>
          <table:table-cell/>
          <table:table-cell office:value-type="float" office:value="18.6962621675779" calcext:value-type="float">
            <text:p>18,6962621675779</text:p>
          </table:table-cell>
          <table:table-cell/>
          <table:table-cell table:formula="of:=[.D18]-[.B18]" office:value-type="float" office:value="0.00189052042189886" calcext:value-type="float">
            <text:p>0,00189052042189886</text:p>
          </table:table-cell>
        </table:table-row>
        <table:table-row table:style-name="ro1">
          <table:table-cell/>
          <table:table-cell office:value-type="float" office:value="19.1737183379596" calcext:value-type="float">
            <text:p>19,1737183379596</text:p>
          </table:table-cell>
          <table:table-cell/>
          <table:table-cell office:value-type="float" office:value="19.1756204991544" calcext:value-type="float">
            <text:p>19,1756204991544</text:p>
          </table:table-cell>
          <table:table-cell/>
          <table:table-cell table:formula="of:=[.D19]-[.B19]" office:value-type="float" office:value="0.00190216119480269" calcext:value-type="float">
            <text:p>0,00190216119480269</text:p>
          </table:table-cell>
        </table:table-row>
        <table:table-row table:style-name="ro1">
          <table:table-cell/>
          <table:table-cell office:value-type="float" office:value="19.6600171567533" calcext:value-type="float">
            <text:p>19,6600171567533</text:p>
          </table:table-cell>
          <table:table-cell/>
          <table:table-cell office:value-type="float" office:value="19.6619294177254" calcext:value-type="float">
            <text:p>19,6619294177254</text:p>
          </table:table-cell>
          <table:table-cell/>
          <table:table-cell table:formula="of:=[.D20]-[.B20]" office:value-type="float" office:value="0.00191226097209807" calcext:value-type="float">
            <text:p>0,00191226097209807</text:p>
          </table:table-cell>
        </table:table-row>
        <table:table-row table:style-name="ro1">
          <table:table-cell/>
          <table:table-cell office:value-type="float" office:value="20.1557732741341" calcext:value-type="float">
            <text:p>20,1557732741341</text:p>
          </table:table-cell>
          <table:table-cell/>
          <table:table-cell office:value-type="float" office:value="20.1576941762553" calcext:value-type="float">
            <text:p>20,1576941762553</text:p>
          </table:table-cell>
          <table:table-cell/>
          <table:table-cell table:formula="of:=[.D21]-[.B21]" office:value-type="float" office:value="0.00192090212120277" calcext:value-type="float">
            <text:p>0,00192090212120277</text:p>
          </table:table-cell>
        </table:table-row>
        <table:table-row table:style-name="ro1">
          <table:table-cell/>
          <table:table-cell office:value-type="float" office:value="20.6638279984496" calcext:value-type="float">
            <text:p>20,6638279984496</text:p>
          </table:table-cell>
          <table:table-cell/>
          <table:table-cell office:value-type="float" office:value="20.6657561627747" calcext:value-type="float">
            <text:p>20,6657561627747</text:p>
          </table:table-cell>
          <table:table-cell/>
          <table:table-cell table:formula="of:=[.D22]-[.B22]" office:value-type="float" office:value="0.00192816432509702" calcext:value-type="float">
            <text:p>0,00192816432509702</text:p>
          </table:table-cell>
        </table:table-row>
        <table:table-row table:style-name="ro1">
          <table:table-cell/>
          <table:table-cell office:value-type="float" office:value="21.187453790671" calcext:value-type="float">
            <text:p>21,187453790671</text:p>
          </table:table-cell>
          <table:table-cell/>
          <table:table-cell office:value-type="float" office:value="21.1893879265478" calcext:value-type="float">
            <text:p>21,1893879265478</text:p>
          </table:table-cell>
          <table:table-cell/>
          <table:table-cell table:formula="of:=[.D23]-[.B23]" office:value-type="float" office:value="0.00193413587679814" calcext:value-type="float">
            <text:p>0,00193413587679814</text:p>
          </table:table-cell>
        </table:table-row>
        <table:table-row table:style-name="ro1">
          <table:table-cell/>
          <table:table-cell office:value-type="float" office:value="21.7304795060779" calcext:value-type="float">
            <text:p>21,7304795060779</text:p>
          </table:table-cell>
          <table:table-cell/>
          <table:table-cell office:value-type="float" office:value="21.7324184347266" calcext:value-type="float">
            <text:p>21,7324184347266</text:p>
          </table:table-cell>
          <table:table-cell/>
          <table:table-cell table:formula="of:=[.D24]-[.B24]" office:value-type="float" office:value="0.00193892864870193" calcext:value-type="float">
            <text:p>0,00193892864870193</text:p>
          </table:table-cell>
        </table:table-row>
        <table:table-row table:style-name="ro1">
          <table:table-cell/>
          <table:table-cell office:value-type="float" office:value="22.297458357569" calcext:value-type="float">
            <text:p>22,297458357569</text:p>
          </table:table-cell>
          <table:table-cell/>
          <table:table-cell office:value-type="float" office:value="22.2994010565346" calcext:value-type="float">
            <text:p>22,2994010565346</text:p>
          </table:table-cell>
          <table:table-cell/>
          <table:table-cell table:formula="of:=[.D25]-[.B25]" office:value-type="float" office:value="0.00194269896559973" calcext:value-type="float">
            <text:p>0,00194269896559973</text:p>
          </table:table-cell>
        </table:table-row>
        <table:table-row table:style-name="ro1">
          <table:table-cell/>
          <table:table-cell office:value-type="float" office:value="22.8938976154653" calcext:value-type="float">
            <text:p>22,8938976154653</text:p>
          </table:table-cell>
          <table:table-cell/>
          <table:table-cell office:value-type="float" office:value="22.8958432936568" calcext:value-type="float">
            <text:p>22,8958432936568</text:p>
          </table:table-cell>
          <table:table-cell/>
          <table:table-cell table:formula="of:=[.D26]-[.B26]" office:value-type="float" office:value="0.00194567819150038" calcext:value-type="float">
            <text:p>0,00194567819150038</text:p>
          </table:table-cell>
        </table:table-row>
        <table:table-row table:style-name="ro1">
          <table:table-cell/>
          <table:table-cell office:value-type="float" office:value="23.5265797164399" calcext:value-type="float">
            <text:p>23,5265797164399</text:p>
          </table:table-cell>
          <table:table-cell/>
          <table:table-cell office:value-type="float" office:value="23.5285279354827" calcext:value-type="float">
            <text:p>23,5285279354827</text:p>
          </table:table-cell>
          <table:table-cell/>
          <table:table-cell table:formula="of:=[.D27]-[.B27]" office:value-type="float" office:value="0.00194821904279863" calcext:value-type="float">
            <text:p>0,00194821904279863</text:p>
          </table:table-cell>
        </table:table-row>
        <table:table-row table:style-name="ro1">
          <table:table-cell/>
          <table:table-cell office:value-type="float" office:value="24.2040224828678" calcext:value-type="float">
            <text:p>24,2040224828678</text:p>
          </table:table-cell>
          <table:table-cell/>
          <table:table-cell office:value-type="float" office:value="24.2059733512056" calcext:value-type="float">
            <text:p>24,2059733512056</text:p>
          </table:table-cell>
          <table:table-cell/>
          <table:table-cell table:formula="of:=[.D28]-[.B28]" office:value-type="float" office:value="0.00195086833780067" calcext:value-type="float">
            <text:p>0,00195086833780067</text:p>
          </table:table-cell>
        </table:table-row>
        <table:table-row table:style-name="ro1">
          <table:table-cell/>
          <table:table-cell office:value-type="float" office:value="24.9371578521824" calcext:value-type="float">
            <text:p>24,9371578521824</text:p>
          </table:table-cell>
          <table:table-cell/>
          <table:table-cell office:value-type="float" office:value="24.9391123373608" calcext:value-type="float">
            <text:p>24,9391123373608</text:p>
          </table:table-cell>
          <table:table-cell/>
          <table:table-cell table:formula="of:=[.D29]-[.B29]" office:value-type="float" office:value="0.00195448517840191" calcext:value-type="float">
            <text:p>0,00195448517840191</text:p>
          </table:table-cell>
        </table:table-row>
        <table:table-row table:style-name="ro1">
          <table:table-cell/>
          <table:table-cell office:value-type="float" office:value="25.7403667824813" calcext:value-type="float">
            <text:p>25,7403667824813</text:p>
          </table:table-cell>
          <table:table-cell/>
          <table:table-cell office:value-type="float" office:value="25.7423272230743" calcext:value-type="float">
            <text:p>25,7423272230743</text:p>
          </table:table-cell>
          <table:table-cell/>
          <table:table-cell table:formula="of:=[.D30]-[.B30]" office:value-type="float" office:value="0.00196044059300249" calcext:value-type="float">
            <text:p>0,00196044059300249</text:p>
          </table:table-cell>
        </table:table-row>
        <table:table-row table:style-name="ro1">
          <table:table-cell/>
          <table:table-cell office:value-type="float" office:value="26.6331208491338" calcext:value-type="float">
            <text:p>26,6331208491338</text:p>
          </table:table-cell>
          <table:table-cell/>
          <table:table-cell office:value-type="float" office:value="26.635091819421" calcext:value-type="float">
            <text:p>26,635091819421</text:p>
          </table:table-cell>
          <table:table-cell/>
          <table:table-cell table:formula="of:=[.D31]-[.B31]" office:value-type="float" office:value="0.00197097028719995" calcext:value-type="float">
            <text:p>0,00197097028719995</text:p>
          </table:table-cell>
        </table:table-row>
        <table:table-row table:style-name="ro1">
          <table:table-cell/>
          <table:table-cell office:value-type="float" office:value="27.6427136985887" calcext:value-type="float">
            <text:p>27,6427136985887</text:p>
          </table:table-cell>
          <table:table-cell/>
          <table:table-cell office:value-type="float" office:value="27.6447035319778" calcext:value-type="float">
            <text:p>27,6447035319778</text:p>
          </table:table-cell>
          <table:table-cell/>
          <table:table-cell table:formula="of:=[.D32]-[.B32]" office:value-type="float" office:value="0.00198983338909997" calcext:value-type="float">
            <text:p>0,00198983338909997</text:p>
          </table:table-cell>
        </table:table-row>
        <table:table-row table:style-name="ro1">
          <table:table-cell/>
          <table:table-cell office:value-type="float" office:value="28.8090832040872" calcext:value-type="float">
            <text:p>28,8090832040872</text:p>
          </table:table-cell>
          <table:table-cell/>
          <table:table-cell office:value-type="float" office:value="28.8111068348944" calcext:value-type="float">
            <text:p>28,8111068348944</text:p>
          </table:table-cell>
          <table:table-cell/>
          <table:table-cell table:formula="of:=[.D33]-[.B33]" office:value-type="float" office:value="0.00202363080719792" calcext:value-type="float">
            <text:p>0,00202363080719792</text:p>
          </table:table-cell>
        </table:table-row>
        <table:table-row table:style-name="ro1">
          <table:table-cell/>
          <table:table-cell office:value-type="float" office:value="30.1939927605569" calcext:value-type="float">
            <text:p>30,1939927605569</text:p>
          </table:table-cell>
          <table:table-cell/>
          <table:table-cell office:value-type="float" office:value="30.1960774523327" calcext:value-type="float">
            <text:p>30,1960774523327</text:p>
          </table:table-cell>
          <table:table-cell/>
          <table:table-cell table:formula="of:=[.D34]-[.B34]" office:value-type="float" office:value="0.00208469177579929" calcext:value-type="float">
            <text:p>0,00208469177579929</text:p>
          </table:table-cell>
        </table:table-row>
        <table:table-row table:style-name="ro1">
          <table:table-cell/>
          <table:table-cell office:value-type="float" office:value="31.9003549359014" calcext:value-type="float">
            <text:p>31,9003549359014</text:p>
          </table:table-cell>
          <table:table-cell/>
          <table:table-cell office:value-type="float" office:value="31.9025531436225" calcext:value-type="float">
            <text:p>31,9025531436225</text:p>
          </table:table-cell>
          <table:table-cell/>
          <table:table-cell table:formula="of:=[.D35]-[.B35]" office:value-type="float" office:value="0.00219820772110069" calcext:value-type="float">
            <text:p>0,00219820772110069</text:p>
          </table:table-cell>
        </table:table-row>
        <table:table-row table:style-name="ro1">
          <table:table-cell/>
          <table:table-cell office:value-type="float" office:value="34.1190315706509" calcext:value-type="float">
            <text:p>34,1190315706509</text:p>
          </table:table-cell>
          <table:table-cell/>
          <table:table-cell office:value-type="float" office:value="34.1214547549294" calcext:value-type="float">
            <text:p>34,1214547549294</text:p>
          </table:table-cell>
          <table:table-cell/>
          <table:table-cell table:formula="of:=[.D36]-[.B36]" office:value-type="float" office:value="0.00242318427850563" calcext:value-type="float">
            <text:p>0,00242318427850563</text:p>
          </table:table-cell>
        </table:table-row>
        <table:table-row table:style-name="ro1">
          <table:table-cell/>
          <table:table-cell office:value-type="float" office:value="37.2692722479059" calcext:value-type="float">
            <text:p>37,2692722479059</text:p>
          </table:table-cell>
          <table:table-cell/>
          <table:table-cell office:value-type="float" office:value="37.2722052433434" calcext:value-type="float">
            <text:p>37,2722052433434</text:p>
          </table:table-cell>
          <table:table-cell/>
          <table:table-cell table:formula="of:=[.D37]-[.B37]" office:value-type="float" office:value="0.00293299543749725" calcext:value-type="float">
            <text:p>0,00293299543749725</text:p>
          </table:table-cell>
        </table:table-row>
        <table:table-row table:style-name="ro1">
          <table:table-cell/>
          <table:table-cell office:value-type="float" office:value="42.6180725446805" calcext:value-type="float">
            <text:p>42,6180725446805</text:p>
          </table:table-cell>
          <table:table-cell/>
          <table:table-cell office:value-type="float" office:value="42.6226003171939" calcext:value-type="float">
            <text:p>42,6226003171939</text:p>
          </table:table-cell>
          <table:table-cell/>
          <table:table-cell table:formula="of:=[.D38]-[.B38]" office:value-type="float" office:value="0.00452777251339853" calcext:value-type="float">
            <text:p>0,00452777251339853</text:p>
          </table:table-cell>
        </table:table-row>
        <table:table-row table:style-name="ro1">
          <table:table-cell/>
          <table:table-cell office:value-type="float" office:value="60.5999537732554" calcext:value-type="float">
            <text:p>60,5999537732554</text:p>
          </table:table-cell>
          <table:table-cell/>
          <table:table-cell office:value-type="float" office:value="60.6220976277417" calcext:value-type="float">
            <text:p>60,6220976277417</text:p>
          </table:table-cell>
          <table:table-cell/>
          <table:table-cell table:formula="of:=[.D39]-[.B39]" office:value-type="float" office:value="0.022143854486302" calcext:value-type="float">
            <text:p>0,022143854486302</text:p>
          </table:table-cell>
        </table:table-row>
        <table:table-row table:style-name="ro1">
          <table:table-cell/>
          <table:table-cell office:value-type="float" office:value="43.7231611426054" calcext:value-type="float">
            <text:p>43,7231611426054</text:p>
          </table:table-cell>
          <table:table-cell/>
          <table:table-cell office:value-type="float" office:value="43.7193888775521" calcext:value-type="float">
            <text:p>43,7193888775521</text:p>
          </table:table-cell>
          <table:table-cell/>
          <table:table-cell table:formula="of:=[.D40]-[.B40]" office:value-type="float" office:value="-0.00377226505329986" calcext:value-type="float">
            <text:p>-0,00377226505329986</text:p>
          </table:table-cell>
        </table:table-row>
        <table:table-row table:style-name="ro1">
          <table:table-cell/>
          <table:table-cell office:value-type="float" office:value="36.9455848764501" calcext:value-type="float">
            <text:p>36,9455848764501</text:p>
          </table:table-cell>
          <table:table-cell/>
          <table:table-cell office:value-type="float" office:value="36.9439219872619" calcext:value-type="float">
            <text:p>36,9439219872619</text:p>
          </table:table-cell>
          <table:table-cell/>
          <table:table-cell table:formula="of:=[.D41]-[.B41]" office:value-type="float" office:value="-0.00166288918819646" calcext:value-type="float">
            <text:p>-0,00166288918819646</text:p>
          </table:table-cell>
        </table:table-row>
        <table:table-row table:style-name="ro1">
          <table:table-cell/>
          <table:table-cell office:value-type="float" office:value="32.9165395111513" calcext:value-type="float">
            <text:p>32,9165395111513</text:p>
          </table:table-cell>
          <table:table-cell/>
          <table:table-cell office:value-type="float" office:value="32.9153857245528" calcext:value-type="float">
            <text:p>32,9153857245528</text:p>
          </table:table-cell>
          <table:table-cell/>
          <table:table-cell table:formula="of:=[.D42]-[.B42]" office:value-type="float" office:value="-0.00115378659850052" calcext:value-type="float">
            <text:p>-0,00115378659850052</text:p>
          </table:table-cell>
        </table:table-row>
        <table:table-row table:style-name="ro1">
          <table:table-cell/>
          <table:table-cell office:value-type="float" office:value="29.9465922718919" calcext:value-type="float">
            <text:p>29,9465922718919</text:p>
          </table:table-cell>
          <table:table-cell/>
          <table:table-cell office:value-type="float" office:value="29.9455433256535" calcext:value-type="float">
            <text:p>29,9455433256535</text:p>
          </table:table-cell>
          <table:table-cell/>
          <table:table-cell table:formula="of:=[.D43]-[.B43]" office:value-type="float" office:value="-0.00104894623840224" calcext:value-type="float">
            <text:p>-0,00104894623840224</text:p>
          </table:table-cell>
        </table:table-row>
        <table:table-row table:style-name="ro1">
          <table:table-cell/>
          <table:table-cell office:value-type="float" office:value="27.5270894040533" calcext:value-type="float">
            <text:p>27,5270894040533</text:p>
          </table:table-cell>
          <table:table-cell/>
          <table:table-cell office:value-type="float" office:value="27.5259590962211" calcext:value-type="float">
            <text:p>27,5259590962211</text:p>
          </table:table-cell>
          <table:table-cell/>
          <table:table-cell table:formula="of:=[.D44]-[.B44]" office:value-type="float" office:value="-0.0011303078321987" calcext:value-type="float">
            <text:p>-0,0011303078321987</text:p>
          </table:table-cell>
        </table:table-row>
        <table:table-row table:style-name="ro1">
          <table:table-cell/>
          <table:table-cell office:value-type="float" office:value="25.4334788947162" calcext:value-type="float">
            <text:p>25,4334788947162</text:p>
          </table:table-cell>
          <table:table-cell/>
          <table:table-cell office:value-type="float" office:value="25.4321448915003" calcext:value-type="float">
            <text:p>25,4321448915003</text:p>
          </table:table-cell>
          <table:table-cell/>
          <table:table-cell table:formula="of:=[.D45]-[.B45]" office:value-type="float" office:value="-0.0013340032158986" calcext:value-type="float">
            <text:p>-0,0013340032158986</text:p>
          </table:table-cell>
        </table:table-row>
        <table:table-row table:style-name="ro1">
          <table:table-cell/>
          <table:table-cell office:value-type="float" office:value="23.5446320274934" calcext:value-type="float">
            <text:p>23,5446320274934</text:p>
          </table:table-cell>
          <table:table-cell/>
          <table:table-cell office:value-type="float" office:value="23.5429912740192" calcext:value-type="float">
            <text:p>23,5429912740192</text:p>
          </table:table-cell>
          <table:table-cell/>
          <table:table-cell table:formula="of:=[.D46]-[.B46]" office:value-type="float" office:value="-0.00164075347419868" calcext:value-type="float">
            <text:p>-0,00164075347419868</text:p>
          </table:table-cell>
        </table:table-row>
        <table:table-row table:style-name="ro1">
          <table:table-cell/>
          <table:table-cell office:value-type="float" office:value="21.7858350404845" calcext:value-type="float">
            <text:p>21,7858350404845</text:p>
          </table:table-cell>
          <table:table-cell/>
          <table:table-cell office:value-type="float" office:value="21.7837851782363" calcext:value-type="float">
            <text:p>21,7837851782363</text:p>
          </table:table-cell>
          <table:table-cell/>
          <table:table-cell table:formula="of:=[.D47]-[.B47]" office:value-type="float" office:value="-0.00204986224819947" calcext:value-type="float">
            <text:p>-0,00204986224819947</text:p>
          </table:table-cell>
        </table:table-row>
        <table:table-row table:style-name="ro1">
          <table:table-cell/>
          <table:table-cell office:value-type="float" office:value="20.1059799548561" calcext:value-type="float">
            <text:p>20,1059799548561</text:p>
          </table:table-cell>
          <table:table-cell/>
          <table:table-cell office:value-type="float" office:value="20.1034087296258" calcext:value-type="float">
            <text:p>20,1034087296258</text:p>
          </table:table-cell>
          <table:table-cell/>
          <table:table-cell table:formula="of:=[.D48]-[.B48]" office:value-type="float" office:value="-0.00257122523029807" calcext:value-type="float">
            <text:p>-0,00257122523029807</text:p>
          </table:table-cell>
        </table:table-row>
        <table:table-row table:style-name="ro1">
          <table:table-cell/>
          <table:table-cell office:value-type="float" office:value="18.4670009066674" calcext:value-type="float">
            <text:p>18,4670009066674</text:p>
          </table:table-cell>
          <table:table-cell/>
          <table:table-cell office:value-type="float" office:value="18.463778466298" calcext:value-type="float">
            <text:p>18,463778466298</text:p>
          </table:table-cell>
          <table:table-cell/>
          <table:table-cell table:formula="of:=[.D49]-[.B49]" office:value-type="float" office:value="-0.00322244036940234" calcext:value-type="float">
            <text:p>-0,00322244036940234</text:p>
          </table:table-cell>
        </table:table-row>
        <table:table-row table:style-name="ro1">
          <table:table-cell/>
          <table:table-cell office:value-type="float" office:value="16.8386566452005" calcext:value-type="float">
            <text:p>16,8386566452005</text:p>
          </table:table-cell>
          <table:table-cell/>
          <table:table-cell office:value-type="float" office:value="16.8346297677849" calcext:value-type="float">
            <text:p>16,8346297677849</text:p>
          </table:table-cell>
          <table:table-cell/>
          <table:table-cell table:formula="of:=[.D50]-[.B50]" office:value-type="float" office:value="-0.00402687741560115" calcext:value-type="float">
            <text:p>-0,00402687741560115</text:p>
          </table:table-cell>
        </table:table-row>
        <table:table-row table:style-name="ro1">
          <table:table-cell/>
          <table:table-cell office:value-type="float" office:value="15.196356382822" calcext:value-type="float">
            <text:p>15,196356382822</text:p>
          </table:table-cell>
          <table:table-cell/>
          <table:table-cell office:value-type="float" office:value="15.1913469493532" calcext:value-type="float">
            <text:p>15,1913469493532</text:p>
          </table:table-cell>
          <table:table-cell/>
          <table:table-cell table:formula="of:=[.D51]-[.B51]" office:value-type="float" office:value="-0.00500943346879978" calcext:value-type="float">
            <text:p>-0,00500943346879978</text:p>
          </table:table-cell>
        </table:table-row>
        <table:table-row table:style-name="ro1">
          <table:table-cell/>
          <table:table-cell office:value-type="float" office:value="13.521788498503" calcext:value-type="float">
            <text:p>13,521788498503</text:p>
          </table:table-cell>
          <table:table-cell/>
          <table:table-cell office:value-type="float" office:value="13.5156048378451" calcext:value-type="float">
            <text:p>13,5156048378451</text:p>
          </table:table-cell>
          <table:table-cell/>
          <table:table-cell table:formula="of:=[.D52]-[.B52]" office:value-type="float" office:value="-0.00618366065789999" calcext:value-type="float">
            <text:p>-0,00618366065789999</text:p>
          </table:table-cell>
        </table:table-row>
        <table:table-row table:style-name="ro1">
          <table:table-cell/>
          <table:table-cell office:value-type="float" office:value="11.8079170973153" calcext:value-type="float">
            <text:p>11,8079170973153</text:p>
          </table:table-cell>
          <table:table-cell/>
          <table:table-cell office:value-type="float" office:value="11.8004022051044" calcext:value-type="float">
            <text:p>11,8004022051044</text:p>
          </table:table-cell>
          <table:table-cell/>
          <table:table-cell table:formula="of:=[.D53]-[.B53]" office:value-type="float" office:value="-0.00751489221090118" calcext:value-type="float">
            <text:p>-0,00751489221090118</text:p>
          </table:table-cell>
        </table:table-row>
        <table:table-row table:style-name="ro1">
          <table:table-cell/>
          <table:table-cell office:value-type="float" office:value="10.0725247281046" calcext:value-type="float">
            <text:p>10,0725247281046</text:p>
          </table:table-cell>
          <table:table-cell/>
          <table:table-cell office:value-type="float" office:value="10.0636996655457" calcext:value-type="float">
            <text:p>10,0636996655457</text:p>
          </table:table-cell>
          <table:table-cell/>
          <table:table-cell table:formula="of:=[.D54]-[.B54]" office:value-type="float" office:value="-0.00882506255890014" calcext:value-type="float">
            <text:p>-0,00882506255890014</text:p>
          </table:table-cell>
        </table:table-row>
        <table:table-row table:style-name="ro1">
          <table:table-cell/>
          <table:table-cell office:value-type="float" office:value="8.38717379561218" calcext:value-type="float">
            <text:p>8,38717379561218</text:p>
          </table:table-cell>
          <table:table-cell/>
          <table:table-cell office:value-type="float" office:value="8.37758130784828" calcext:value-type="float">
            <text:p>8,37758130784828</text:p>
          </table:table-cell>
          <table:table-cell/>
          <table:table-cell table:formula="of:=[.D55]-[.B55]" office:value-type="float" office:value="-0.00959248776389998" calcext:value-type="float">
            <text:p>-0,00959248776389998</text:p>
          </table:table-cell>
        </table:table-row>
        <table:table-row table:style-name="ro1">
          <table:table-cell/>
          <table:table-cell office:value-type="float" office:value="6.92079144185192" calcext:value-type="float">
            <text:p>6,92079144185192</text:p>
          </table:table-cell>
          <table:table-cell/>
          <table:table-cell office:value-type="float" office:value="6.91205224740673" calcext:value-type="float">
            <text:p>6,91205224740673</text:p>
          </table:table-cell>
          <table:table-cell/>
          <table:table-cell table:formula="of:=[.D56]-[.B56]" office:value-type="float" office:value="-0.00873919444519" calcext:value-type="float">
            <text:p>-0,00873919444519</text:p>
          </table:table-cell>
        </table:table-row>
        <table:table-row table:style-name="ro1">
          <table:table-cell/>
          <table:table-cell office:value-type="float" office:value="5.94618103059813" calcext:value-type="float">
            <text:p>5,94618103059813</text:p>
          </table:table-cell>
          <table:table-cell/>
          <table:table-cell office:value-type="float" office:value="5.94107253581177" calcext:value-type="float">
            <text:p>5,94107253581177</text:p>
          </table:table-cell>
          <table:table-cell/>
          <table:table-cell table:formula="of:=[.D57]-[.B57]" office:value-type="float" office:value="-0.00510849478636022" calcext:value-type="float">
            <text:p>-0,00510849478636022</text:p>
          </table:table-cell>
        </table:table-row>
        <table:table-row table:style-name="ro1">
          <table:table-cell/>
          <table:table-cell office:value-type="float" office:value="5.69123853787259" calcext:value-type="float">
            <text:p>5,69123853787259</text:p>
          </table:table-cell>
          <table:table-cell/>
          <table:table-cell office:value-type="float" office:value="5.6919713580782" calcext:value-type="float">
            <text:p>5,6919713580782</text:p>
          </table:table-cell>
          <table:table-cell/>
          <table:table-cell table:formula="of:=[.D58]-[.B58]" office:value-type="float" office:value="0.000732820205609386" calcext:value-type="float">
            <text:p>0,000732820205609386</text:p>
          </table:table-cell>
        </table:table-row>
        <table:table-row table:style-name="ro1">
          <table:table-cell/>
          <table:table-cell office:value-type="float" office:value="6.11182871589003" calcext:value-type="float">
            <text:p>6,11182871589003</text:p>
          </table:table-cell>
          <table:table-cell/>
          <table:table-cell office:value-type="float" office:value="6.1180738487297" calcext:value-type="float">
            <text:p>6,1180738487297</text:p>
          </table:table-cell>
          <table:table-cell/>
          <table:table-cell table:formula="of:=[.D59]-[.B59]" office:value-type="float" office:value="0.00624513283966977" calcext:value-type="float">
            <text:p>0,00624513283966977</text:p>
          </table:table-cell>
        </table:table-row>
        <table:table-row table:style-name="ro1">
          <table:table-cell/>
          <table:table-cell office:value-type="float" office:value="6.93786147944446" calcext:value-type="float">
            <text:p>6,93786147944446</text:p>
          </table:table-cell>
          <table:table-cell/>
          <table:table-cell office:value-type="float" office:value="6.94765842561918" calcext:value-type="float">
            <text:p>6,94765842561918</text:p>
          </table:table-cell>
          <table:table-cell/>
          <table:table-cell table:formula="of:=[.D60]-[.B60]" office:value-type="float" office:value="0.0097969461747196" calcext:value-type="float">
            <text:p>0,0097969461747196</text:p>
          </table:table-cell>
        </table:table-row>
        <table:table-row table:style-name="ro1">
          <table:table-cell/>
          <table:table-cell office:value-type="float" office:value="7.91153945334012" calcext:value-type="float">
            <text:p>7,91153945334012</text:p>
          </table:table-cell>
          <table:table-cell/>
          <table:table-cell office:value-type="float" office:value="7.92310348616709" calcext:value-type="float">
            <text:p>7,92310348616709</text:p>
          </table:table-cell>
          <table:table-cell/>
          <table:table-cell table:formula="of:=[.D61]-[.B61]" office:value-type="float" office:value="0.0115640328269695" calcext:value-type="float">
            <text:p>0,0115640328269695</text:p>
          </table:table-cell>
        </table:table-row>
        <table:table-row table:style-name="ro1">
          <table:table-cell/>
          <table:table-cell office:value-type="float" office:value="8.88677837782572" calcext:value-type="float">
            <text:p>8,88677837782572</text:p>
          </table:table-cell>
          <table:table-cell/>
          <table:table-cell office:value-type="float" office:value="8.89903580321742" calcext:value-type="float">
            <text:p>8,89903580321742</text:p>
          </table:table-cell>
          <table:table-cell/>
          <table:table-cell table:formula="of:=[.D62]-[.B62]" office:value-type="float" office:value="0.0122574253916987" calcext:value-type="float">
            <text:p>0,0122574253916987</text:p>
          </table:table-cell>
        </table:table-row>
        <table:table-row table:style-name="ro1">
          <table:table-cell/>
          <table:table-cell office:value-type="float" office:value="9.80240542233745" calcext:value-type="float">
            <text:p>9,80240542233745</text:p>
          </table:table-cell>
          <table:table-cell/>
          <table:table-cell office:value-type="float" office:value="9.81481403730195" calcext:value-type="float">
            <text:p>9,81481403730195</text:p>
          </table:table-cell>
          <table:table-cell/>
          <table:table-cell table:formula="of:=[.D63]-[.B63]" office:value-type="float" office:value="0.0124086149644995" calcext:value-type="float">
            <text:p>0,0124086149644995</text:p>
          </table:table-cell>
        </table:table-row>
        <table:table-row table:style-name="ro1">
          <table:table-cell/>
          <table:table-cell office:value-type="float" office:value="10.6402363492804" calcext:value-type="float">
            <text:p>10,6402363492804</text:p>
          </table:table-cell>
          <table:table-cell/>
          <table:table-cell office:value-type="float" office:value="10.6525483158513" calcext:value-type="float">
            <text:p>10,6525483158513</text:p>
          </table:table-cell>
          <table:table-cell/>
          <table:table-cell table:formula="of:=[.D64]-[.B64]" office:value-type="float" office:value="0.0123119665709002" calcext:value-type="float">
            <text:p>0,0123119665709002</text:p>
          </table:table-cell>
        </table:table-row>
        <table:table-row table:style-name="ro1">
          <table:table-cell/>
          <table:table-cell office:value-type="float" office:value="11.4002345118493" calcext:value-type="float">
            <text:p>11,4002345118493</text:p>
          </table:table-cell>
          <table:table-cell/>
          <table:table-cell office:value-type="float" office:value="11.412349214797" calcext:value-type="float">
            <text:p>11,412349214797</text:p>
          </table:table-cell>
          <table:table-cell/>
          <table:table-cell table:formula="of:=[.D65]-[.B65]" office:value-type="float" office:value="0.0121147029477005" calcext:value-type="float">
            <text:p>0,0121147029477005</text:p>
          </table:table-cell>
        </table:table-row>
        <table:table-row table:style-name="ro1">
          <table:table-cell/>
          <table:table-cell office:value-type="float" office:value="12.0889550818401" calcext:value-type="float">
            <text:p>12,0889550818401</text:p>
          </table:table-cell>
          <table:table-cell/>
          <table:table-cell office:value-type="float" office:value="12.1008425820988" calcext:value-type="float">
            <text:p>12,1008425820988</text:p>
          </table:table-cell>
          <table:table-cell/>
          <table:table-cell table:formula="of:=[.D66]-[.B66]" office:value-type="float" office:value="0.0118875002587" calcext:value-type="float">
            <text:p>0,0118875002587</text:p>
          </table:table-cell>
        </table:table-row>
        <table:table-row table:style-name="ro1">
          <table:table-cell/>
          <table:table-cell office:value-type="float" office:value="12.7146766665847" calcext:value-type="float">
            <text:p>12,7146766665847</text:p>
          </table:table-cell>
          <table:table-cell/>
          <table:table-cell office:value-type="float" office:value="12.7263399193953" calcext:value-type="float">
            <text:p>12,7263399193953</text:p>
          </table:table-cell>
          <table:table-cell/>
          <table:table-cell table:formula="of:=[.D67]-[.B67]" office:value-type="float" office:value="0.0116632528106013" calcext:value-type="float">
            <text:p>0,0116632528106013</text:p>
          </table:table-cell>
        </table:table-row>
        <table:table-row table:style-name="ro1">
          <table:table-cell/>
          <table:table-cell office:value-type="float" office:value="13.2854957960943" calcext:value-type="float">
            <text:p>13,2854957960943</text:p>
          </table:table-cell>
          <table:table-cell/>
          <table:table-cell office:value-type="float" office:value="13.2969522435311" calcext:value-type="float">
            <text:p>13,2969522435311</text:p>
          </table:table-cell>
          <table:table-cell/>
          <table:table-cell table:formula="of:=[.D68]-[.B68]" office:value-type="float" office:value="0.0114564474367995" calcext:value-type="float">
            <text:p>0,0114564474367995</text:p>
          </table:table-cell>
        </table:table-row>
        <table:table-row table:style-name="ro1">
          <table:table-cell/>
          <table:table-cell office:value-type="float" office:value="13.8086714477362" calcext:value-type="float">
            <text:p>13,8086714477362</text:p>
          </table:table-cell>
          <table:table-cell/>
          <table:table-cell office:value-type="float" office:value="13.8199440838134" calcext:value-type="float">
            <text:p>13,8199440838134</text:p>
          </table:table-cell>
          <table:table-cell/>
          <table:table-cell table:formula="of:=[.D69]-[.B69]" office:value-type="float" office:value="0.0112726360771998" calcext:value-type="float">
            <text:p>0,0112726360771998</text:p>
          </table:table-cell>
        </table:table-row>
        <table:table-row table:style-name="ro1">
          <table:table-cell/>
          <table:table-cell office:value-type="float" office:value="14.2904789698684" calcext:value-type="float">
            <text:p>14,2904789698684</text:p>
          </table:table-cell>
          <table:table-cell/>
          <table:table-cell office:value-type="float" office:value="14.3015920477959" calcext:value-type="float">
            <text:p>14,3015920477959</text:p>
          </table:table-cell>
          <table:table-cell/>
          <table:table-cell table:formula="of:=[.D70]-[.B70]" office:value-type="float" office:value="0.0111130779275008" calcext:value-type="float">
            <text:p>0,0111130779275008</text:p>
          </table:table-cell>
        </table:table-row>
        <table:table-row table:style-name="ro1">
          <table:table-cell/>
          <table:table-cell office:value-type="float" office:value="14.7362594193293" calcext:value-type="float">
            <text:p>14,7362594193293</text:p>
          </table:table-cell>
          <table:table-cell/>
          <table:table-cell office:value-type="float" office:value="14.7472364534427" calcext:value-type="float">
            <text:p>14,7472364534427</text:p>
          </table:table-cell>
          <table:table-cell/>
          <table:table-cell table:formula="of:=[.D71]-[.B71]" office:value-type="float" office:value="0.0109770341133988" calcext:value-type="float">
            <text:p>0,0109770341133988</text:p>
          </table:table-cell>
        </table:table-row>
        <table:table-row table:style-name="ro1">
          <table:table-cell/>
          <table:table-cell office:value-type="float" office:value="15.1505329478653" calcext:value-type="float">
            <text:p>15,1505329478653</text:p>
          </table:table-cell>
          <table:table-cell/>
          <table:table-cell office:value-type="float" office:value="15.1613958566712" calcext:value-type="float">
            <text:p>15,1613958566712</text:p>
          </table:table-cell>
          <table:table-cell/>
          <table:table-cell table:formula="of:=[.D72]-[.B72]" office:value-type="float" office:value="0.0108629088059011" calcext:value-type="float">
            <text:p>0,0108629088059011</text:p>
          </table:table-cell>
        </table:table-row>
        <table:table-row table:style-name="ro1">
          <table:table-cell/>
          <table:table-cell office:value-type="float" office:value="15.5371228109622" calcext:value-type="float">
            <text:p>15,5371228109622</text:p>
          </table:table-cell>
          <table:table-cell/>
          <table:table-cell office:value-type="float" office:value="15.5478916259473" calcext:value-type="float">
            <text:p>15,5478916259473</text:p>
          </table:table-cell>
          <table:table-cell/>
          <table:table-cell table:formula="of:=[.D73]-[.B73]" office:value-type="float" office:value="0.0107688149850986" calcext:value-type="float">
            <text:p>0,0107688149850986</text:p>
          </table:table-cell>
        </table:table-row>
        <table:table-row table:style-name="ro1">
          <table:table-cell/>
          <table:table-cell office:value-type="float" office:value="15.8992698120461" calcext:value-type="float">
            <text:p>15,8992698120461</text:p>
          </table:table-cell>
          <table:table-cell/>
          <table:table-cell office:value-type="float" office:value="15.9099626614772" calcext:value-type="float">
            <text:p>15,9099626614772</text:p>
          </table:table-cell>
          <table:table-cell/>
          <table:table-cell table:formula="of:=[.D74]-[.B74]" office:value-type="float" office:value="0.0106928494311003" calcext:value-type="float">
            <text:p>0,0106928494311003</text:p>
          </table:table-cell>
        </table:table-row>
        <table:table-row table:style-name="ro1">
          <table:table-cell/>
          <table:table-cell office:value-type="float" office:value="16.2397310156174" calcext:value-type="float">
            <text:p>16,2397310156174</text:p>
          </table:table-cell>
          <table:table-cell/>
          <table:table-cell office:value-type="float" office:value="16.2503642351281" calcext:value-type="float">
            <text:p>16,2503642351281</text:p>
          </table:table-cell>
          <table:table-cell/>
          <table:table-cell table:formula="of:=[.D75]-[.B75]" office:value-type="float" office:value="0.010633219510698" calcext:value-type="float">
            <text:p>0,010633219510698</text:p>
          </table:table-cell>
        </table:table-row>
        <table:table-row table:style-name="ro1">
          <table:table-cell/>
          <table:table-cell office:value-type="float" office:value="16.560862263693" calcext:value-type="float">
            <text:p>16,560862263693</text:p>
          </table:table-cell>
          <table:table-cell/>
          <table:table-cell office:value-type="float" office:value="16.5714505581757" calcext:value-type="float">
            <text:p>16,5714505581757</text:p>
          </table:table-cell>
          <table:table-cell/>
          <table:table-cell table:formula="of:=[.D76]-[.B76]" office:value-type="float" office:value="0.0105882944827016" calcext:value-type="float">
            <text:p>0,0105882944827016</text:p>
          </table:table-cell>
        </table:table-row>
        <table:table-row table:style-name="ro1">
          <table:table-cell/>
          <table:table-cell office:value-type="float" office:value="16.8646861328212" calcext:value-type="float">
            <text:p>16,8646861328212</text:p>
          </table:table-cell>
          <table:table-cell/>
          <table:table-cell office:value-type="float" office:value="16.8752427516252" calcext:value-type="float">
            <text:p>16,8752427516252</text:p>
          </table:table-cell>
          <table:table-cell/>
          <table:table-cell table:formula="of:=[.D77]-[.B77]" office:value-type="float" office:value="0.0105566188040029" calcext:value-type="float">
            <text:p>0,0105566188040029</text:p>
          </table:table-cell>
        </table:table-row>
        <table:table-row table:style-name="ro1">
          <table:table-cell/>
          <table:table-cell office:value-type="float" office:value="17.1529475423879" calcext:value-type="float">
            <text:p>17,1529475423879</text:p>
          </table:table-cell>
          <table:table-cell/>
          <table:table-cell office:value-type="float" office:value="17.1634844494358" calcext:value-type="float">
            <text:p>17,1634844494358</text:p>
          </table:table-cell>
          <table:table-cell/>
          <table:table-cell table:formula="of:=[.D78]-[.B78]" office:value-type="float" office:value="0.0105369070479" calcext:value-type="float">
            <text:p>0,0105369070479</text:p>
          </table:table-cell>
        </table:table-row>
        <table:table-row table:style-name="ro1">
          <table:table-cell/>
          <table:table-cell office:value-type="float" office:value="17.4271591805607" calcext:value-type="float">
            <text:p>17,4271591805607</text:p>
          </table:table-cell>
          <table:table-cell/>
          <table:table-cell office:value-type="float" office:value="17.4376872111779" calcext:value-type="float">
            <text:p>17,4376872111779</text:p>
          </table:table-cell>
          <table:table-cell/>
          <table:table-cell table:formula="of:=[.D79]-[.B79]" office:value-type="float" office:value="0.0105280306171984" calcext:value-type="float">
            <text:p>0,0105280306171984</text:p>
          </table:table-cell>
        </table:table-row>
        <table:table-row table:style-name="ro1">
          <table:table-cell/>
          <table:table-cell office:value-type="float" office:value="17.6886386504435" calcext:value-type="float">
            <text:p>17,6886386504435</text:p>
          </table:table-cell>
          <table:table-cell/>
          <table:table-cell office:value-type="float" office:value="17.699167651969" calcext:value-type="float">
            <text:p>17,699167651969</text:p>
          </table:table-cell>
          <table:table-cell/>
          <table:table-cell table:formula="of:=[.D80]-[.B80]" office:value-type="float" office:value="0.010529001525498" calcext:value-type="float">
            <text:p>0,010529001525498</text:p>
          </table:table-cell>
        </table:table-row>
        <table:table-row table:style-name="ro1">
          <table:table-cell/>
          <table:table-cell office:value-type="float" office:value="17.9385389260926" calcext:value-type="float">
            <text:p>17,9385389260926</text:p>
          </table:table-cell>
          <table:table-cell/>
          <table:table-cell office:value-type="float" office:value="17.9490778820013" calcext:value-type="float">
            <text:p>17,9490778820013</text:p>
          </table:table-cell>
          <table:table-cell/>
          <table:table-cell table:formula="of:=[.D81]-[.B81]" office:value-type="float" office:value="0.0105389559087001" calcext:value-type="float">
            <text:p>0,0105389559087001</text:p>
          </table:table-cell>
        </table:table-row>
        <table:table-row table:style-name="ro1">
          <table:table-cell/>
          <table:table-cell office:value-type="float" office:value="18.1778734135891" calcext:value-type="float">
            <text:p>18,1778734135891</text:p>
          </table:table-cell>
          <table:table-cell/>
          <table:table-cell office:value-type="float" office:value="18.1884305521256" calcext:value-type="float">
            <text:p>18,1884305521256</text:p>
          </table:table-cell>
          <table:table-cell/>
          <table:table-cell table:formula="of:=[.D82]-[.B82]" office:value-type="float" office:value="0.0105571385364982" calcext:value-type="float">
            <text:p>0,0105571385364982</text:p>
          </table:table-cell>
        </table:table-row>
        <table:table-row table:style-name="ro1">
          <table:table-cell/>
          <table:table-cell office:value-type="float" office:value="18.4075366589352" calcext:value-type="float">
            <text:p>18,4075366589352</text:p>
          </table:table-cell>
          <table:table-cell/>
          <table:table-cell office:value-type="float" office:value="18.4181195477742" calcext:value-type="float">
            <text:p>18,4181195477742</text:p>
          </table:table-cell>
          <table:table-cell/>
          <table:table-cell table:formula="of:=[.D83]-[.B83]" office:value-type="float" office:value="0.010582888839" calcext:value-type="float">
            <text:p>0,010582888839</text:p>
          </table:table-cell>
        </table:table-row>
        <table:table-row table:style-name="ro1">
          <table:table-cell/>
          <table:table-cell office:value-type="float" office:value="18.6283215357326" calcext:value-type="float">
            <text:p>18,6283215357326</text:p>
          </table:table-cell>
          <table:table-cell/>
          <table:table-cell office:value-type="float" office:value="18.6389371643363" calcext:value-type="float">
            <text:p>18,6389371643363</text:p>
          </table:table-cell>
          <table:table-cell/>
          <table:table-cell table:formula="of:=[.D84]-[.B84]" office:value-type="float" office:value="0.010615628603702" calcext:value-type="float">
            <text:p>0,010615628603702</text:p>
          </table:table-cell>
        </table:table-row>
        <table:table-row table:style-name="ro1">
          <table:table-cell/>
          <table:table-cell office:value-type="float" office:value="18.8409335772671" calcext:value-type="float">
            <text:p>18,8409335772671</text:p>
          </table:table-cell>
          <table:table-cell/>
          <table:table-cell office:value-type="float" office:value="18.8515884285787" calcext:value-type="float">
            <text:p>18,8515884285787</text:p>
          </table:table-cell>
          <table:table-cell/>
          <table:table-cell table:formula="of:=[.D85]-[.B85]" office:value-type="float" office:value="0.0106548513115996" calcext:value-type="float">
            <text:p>0,0106548513115996</text:p>
          </table:table-cell>
        </table:table-row>
        <table:table-row table:style-name="ro1">
          <table:table-cell/>
          <table:table-cell office:value-type="float" office:value="19.0460029835743" calcext:value-type="float">
            <text:p>19,0460029835743</text:p>
          </table:table-cell>
          <table:table-cell/>
          <table:table-cell office:value-type="float" office:value="19.056703096526" calcext:value-type="float">
            <text:p>19,056703096526</text:p>
          </table:table-cell>
          <table:table-cell/>
          <table:table-cell table:formula="of:=[.D86]-[.B86]" office:value-type="float" office:value="0.0107001129516995" calcext:value-type="float">
            <text:p>0,0107001129516995</text:p>
          </table:table-cell>
        </table:table-row>
        <table:table-row table:style-name="ro1">
          <table:table-cell/>
          <table:table-cell office:value-type="float" office:value="19.244094727905" calcext:value-type="float">
            <text:p>19,244094727905</text:p>
          </table:table-cell>
          <table:table-cell/>
          <table:table-cell office:value-type="float" office:value="19.2548457521002" calcext:value-type="float">
            <text:p>19,2548457521002</text:p>
          </table:table-cell>
          <table:table-cell/>
          <table:table-cell table:formula="of:=[.D87]-[.B87]" office:value-type="float" office:value="0.0107510241951978" calcext:value-type="float">
            <text:p>0,0107510241951978</text:p>
          </table:table-cell>
        </table:table-row>
        <table:table-row table:style-name="ro1">
          <table:table-cell/>
          <table:table-cell office:value-type="float" office:value="19.4357171031445" calcext:value-type="float">
            <text:p>19,4357171031445</text:p>
          </table:table-cell>
          <table:table-cell/>
          <table:table-cell office:value-type="float" office:value="19.4465243468631" calcext:value-type="float">
            <text:p>19,4465243468631</text:p>
          </table:table-cell>
          <table:table-cell/>
          <table:table-cell table:formula="of:=[.D88]-[.B88]" office:value-type="float" office:value="0.0108072437185989" calcext:value-type="float">
            <text:p>0,0108072437185989</text:p>
          </table:table-cell>
        </table:table-row>
        <table:table-row table:style-name="ro1">
          <table:table-cell/>
          <table:table-cell office:value-type="float" office:value="19.621328982436" calcext:value-type="float">
            <text:p>19,621328982436</text:p>
          </table:table-cell>
          <table:table-cell/>
          <table:table-cell office:value-type="float" office:value="19.6321974550146" calcext:value-type="float">
            <text:p>19,6321974550146</text:p>
          </table:table-cell>
          <table:table-cell/>
          <table:table-cell table:formula="of:=[.D89]-[.B89]" office:value-type="float" office:value="0.0108684725786006" calcext:value-type="float">
            <text:p>0,0108684725786006</text:p>
          </table:table-cell>
        </table:table-row>
        <table:table-row table:style-name="ro1">
          <table:table-cell/>
          <table:table-cell office:value-type="float" office:value="19.8013460158615" calcext:value-type="float">
            <text:p>19,8013460158615</text:p>
          </table:table-cell>
          <table:table-cell/>
          <table:table-cell office:value-type="float" office:value="19.8122804652961" calcext:value-type="float">
            <text:p>19,8122804652961</text:p>
          </table:table-cell>
          <table:table-cell/>
          <table:table-cell table:formula="of:=[.D90]-[.B90]" office:value-type="float" office:value="0.0109344494346004" calcext:value-type="float">
            <text:p>0,0109344494346004</text:p>
          </table:table-cell>
        </table:table-row>
        <table:table-row table:style-name="ro1">
          <table:table-cell/>
          <table:table-cell office:value-type="float" office:value="19.9761459433353" calcext:value-type="float">
            <text:p>19,9761459433353</text:p>
          </table:table-cell>
          <table:table-cell/>
          <table:table-cell office:value-type="float" office:value="19.9871508899089" calcext:value-type="float">
            <text:p>19,9871508899089</text:p>
          </table:table-cell>
          <table:table-cell/>
          <table:table-cell table:formula="of:=[.D91]-[.B91]" office:value-type="float" office:value="0.0110049465735997" calcext:value-type="float">
            <text:p>0,0110049465735997</text:p>
          </table:table-cell>
        </table:table-row>
        <table:table-row table:style-name="ro1">
          <table:table-cell/>
          <table:table-cell office:value-type="float" office:value="20.1460731708707" calcext:value-type="float">
            <text:p>20,1460731708707</text:p>
          </table:table-cell>
          <table:table-cell/>
          <table:table-cell office:value-type="float" office:value="20.1571529374538" calcext:value-type="float">
            <text:p>20,1571529374538</text:p>
          </table:table-cell>
          <table:table-cell/>
          <table:table-cell table:formula="of:=[.D92]-[.B92]" office:value-type="float" office:value="0.0110797665831015" calcext:value-type="float">
            <text:p>0,0110797665831015</text:p>
          </table:table-cell>
        </table:table-row>
        <table:table-row table:style-name="ro1">
          <table:table-cell/>
          <table:table-cell office:value-type="float" office:value="20.31144273089" calcext:value-type="float">
            <text:p>20,31144273089</text:p>
          </table:table-cell>
          <table:table-cell/>
          <table:table-cell office:value-type="float" office:value="20.322601470508" calcext:value-type="float">
            <text:p>20,322601470508</text:p>
          </table:table-cell>
          <table:table-cell/>
          <table:table-cell table:formula="of:=[.D93]-[.B93]" office:value-type="float" office:value="0.0111587396180006" calcext:value-type="float">
            <text:p>0,0111587396180006</text:p>
          </table:table-cell>
        </table:table-row>
        <table:table-row table:style-name="ro1">
          <table:table-cell/>
          <table:table-cell office:value-type="float" office:value="20.4725437261802" calcext:value-type="float">
            <text:p>20,4725437261802</text:p>
          </table:table-cell>
          <table:table-cell/>
          <table:table-cell office:value-type="float" office:value="20.4837854473713" calcext:value-type="float">
            <text:p>20,4837854473713</text:p>
          </table:table-cell>
          <table:table-cell/>
          <table:table-cell table:formula="of:=[.D94]-[.B94]" office:value-type="float" office:value="0.0112417211911016" calcext:value-type="float">
            <text:p>0,0112417211911016</text:p>
          </table:table-cell>
        </table:table-row>
        <table:table-row table:style-name="ro1">
          <table:table-cell/>
          <table:table-cell office:value-type="float" office:value="20.6296423401144" calcext:value-type="float">
            <text:p>20,6296423401144</text:p>
          </table:table-cell>
          <table:table-cell/>
          <table:table-cell office:value-type="float" office:value="20.6409709305521" calcext:value-type="float">
            <text:p>20,6409709305521</text:p>
          </table:table-cell>
          <table:table-cell/>
          <table:table-cell table:formula="of:=[.D95]-[.B95]" office:value-type="float" office:value="0.0113285904376994" calcext:value-type="float">
            <text:p>0,0113285904376994</text:p>
          </table:table-cell>
        </table:table-row>
        <table:table-row table:style-name="ro1">
          <table:table-cell/>
          <table:table-cell office:value-type="float" office:value="20.7829844821902" calcext:value-type="float">
            <text:p>20,7829844821902</text:p>
          </table:table-cell>
          <table:table-cell/>
          <table:table-cell office:value-type="float" office:value="20.7944037309935" calcext:value-type="float">
            <text:p>20,7944037309935</text:p>
          </table:table-cell>
          <table:table-cell/>
          <table:table-cell table:formula="of:=[.D96]-[.B96]" office:value-type="float" office:value="0.0114192488032998" calcext:value-type="float">
            <text:p>0,0114192488032998</text:p>
          </table:table-cell>
        </table:table-row>
        <table:table-row table:style-name="ro1">
          <table:table-cell/>
          <table:table-cell office:value-type="float" office:value="20.9327981269653" calcext:value-type="float">
            <text:p>20,9327981269653</text:p>
          </table:table-cell>
          <table:table-cell/>
          <table:table-cell office:value-type="float" office:value="20.9443117461303" calcext:value-type="float">
            <text:p>20,9443117461303</text:p>
          </table:table-cell>
          <table:table-cell/>
          <table:table-cell table:formula="of:=[.D97]-[.B97]" office:value-type="float" office:value="0.0115136191650009" calcext:value-type="float">
            <text:p>0,0115136191650009</text:p>
          </table:table-cell>
        </table:table-row>
        <table:table-row table:style-name="ro1">
          <table:table-cell/>
          <table:table-cell office:value-type="float" office:value="21.0792953957375" calcext:value-type="float">
            <text:p>21,0792953957375</text:p>
          </table:table-cell>
          <table:table-cell/>
          <table:table-cell office:value-type="float" office:value="21.090907041068" calcext:value-type="float">
            <text:p>21,090907041068</text:p>
          </table:table-cell>
          <table:table-cell/>
          <table:table-cell table:formula="of:=[.D98]-[.B98]" office:value-type="float" office:value="0.0116116453305004" calcext:value-type="float">
            <text:p>0,0116116453305004</text:p>
          </table:table-cell>
        </table:table-row>
        <table:table-row table:style-name="ro1">
          <table:table-cell/>
          <table:table-cell office:value-type="float" office:value="21.2226744232978" calcext:value-type="float">
            <text:p>21,2226744232978</text:p>
          </table:table-cell>
          <table:table-cell/>
          <table:table-cell office:value-type="float" office:value="21.2343877152484" calcext:value-type="float">
            <text:p>21,2343877152484</text:p>
          </table:table-cell>
          <table:table-cell/>
          <table:table-cell table:formula="of:=[.D99]-[.B99]" office:value-type="float" office:value="0.0117132919505991" calcext:value-type="float">
            <text:p>0,0117132919505991</text:p>
          </table:table-cell>
        </table:table-row>
        <table:table-row table:style-name="ro1">
          <table:table-cell/>
          <table:table-cell office:value-type="float" office:value="21.3631210465864" calcext:value-type="float">
            <text:p>21,3631210465864</text:p>
          </table:table-cell>
          <table:table-cell/>
          <table:table-cell office:value-type="float" office:value="21.3749395914377" calcext:value-type="float">
            <text:p>21,3749395914377</text:p>
          </table:table-cell>
          <table:table-cell/>
          <table:table-cell table:formula="of:=[.D100]-[.B100]" office:value-type="float" office:value="0.0118185448512982" calcext:value-type="float">
            <text:p>0,0118185448512982</text:p>
          </table:table-cell>
        </table:table-row>
        <table:table-row table:style-name="ro1">
          <table:table-cell/>
          <table:table-cell office:value-type="float" office:value="21.5008103478154" calcext:value-type="float">
            <text:p>21,5008103478154</text:p>
          </table:table-cell>
          <table:table-cell/>
          <table:table-cell office:value-type="float" office:value="21.5127377596162" calcext:value-type="float">
            <text:p>21,5127377596162</text:p>
          </table:table-cell>
          <table:table-cell/>
          <table:table-cell table:formula="of:=[.D101]-[.B101]" office:value-type="float" office:value="0.0119274118008015" calcext:value-type="float">
            <text:p>0,0119274118008015</text:p>
          </table:table-cell>
        </table:table-row>
        <table:table-row table:style-name="ro1">
          <table:table-cell/>
          <table:table-cell office:value-type="float" office:value="21.6359080814418" calcext:value-type="float">
            <text:p>21,6359080814418</text:p>
          </table:table-cell>
          <table:table-cell/>
          <table:table-cell office:value-type="float" office:value="21.6479480052283" calcext:value-type="float">
            <text:p>21,6479480052283</text:p>
          </table:table-cell>
          <table:table-cell/>
          <table:table-cell table:formula="of:=[.D102]-[.B102]" office:value-type="float" office:value="0.0120399237864994" calcext:value-type="float">
            <text:p>0,0120399237864994</text:p>
          </table:table-cell>
        </table:table-row>
        <table:table-row table:style-name="ro1">
          <table:table-cell/>
          <table:table-cell office:value-type="float" office:value="21.7685720122264" calcext:value-type="float">
            <text:p>21,7685720122264</text:p>
          </table:table-cell>
          <table:table-cell/>
          <table:table-cell office:value-type="float" office:value="21.7807281490743" calcext:value-type="float">
            <text:p>21,7807281490743</text:p>
          </table:table-cell>
          <table:table-cell/>
          <table:table-cell table:formula="of:=[.D103]-[.B103]" office:value-type="float" office:value="0.0121561368478993" calcext:value-type="float">
            <text:p>0,0121561368478993</text:p>
          </table:table-cell>
        </table:table-row>
        <table:table-row table:style-name="ro1">
          <table:table-cell/>
          <table:table-cell office:value-type="float" office:value="21.8989531903872" calcext:value-type="float">
            <text:p>21,8989531903872</text:p>
          </table:table-cell>
          <table:table-cell/>
          <table:table-cell office:value-type="float" office:value="21.911229324955" calcext:value-type="float">
            <text:p>21,911229324955</text:p>
          </table:table-cell>
          <table:table-cell/>
          <table:table-cell table:formula="of:=[.D104]-[.B104]" office:value-type="float" office:value="0.0122761345677986" calcext:value-type="float">
            <text:p>0,0122761345677986</text:p>
          </table:table-cell>
        </table:table-row>
        <table:table-row table:style-name="ro1">
          <table:table-cell/>
          <table:table-cell office:value-type="float" office:value="22.0271971895714" calcext:value-type="float">
            <text:p>22,0271971895714</text:p>
          </table:table-cell>
          <table:table-cell/>
          <table:table-cell office:value-type="float" office:value="22.0395972209348" calcext:value-type="float">
            <text:p>22,0395972209348</text:p>
          </table:table-cell>
          <table:table-cell/>
          <table:table-cell table:formula="of:=[.D105]-[.B105]" office:value-type="float" office:value="0.0124000313634021" calcext:value-type="float">
            <text:p>0,0124000313634021</text:p>
          </table:table-cell>
        </table:table-row>
        <table:table-row table:style-name="ro1">
          <table:table-cell/>
          <table:table-cell office:value-type="float" office:value="22.1534453341649" calcext:value-type="float">
            <text:p>22,1534453341649</text:p>
          </table:table-cell>
          <table:table-cell/>
          <table:table-cell office:value-type="float" office:value="22.1659733108935" calcext:value-type="float">
            <text:p>22,1659733108935</text:p>
          </table:table-cell>
          <table:table-cell/>
          <table:table-cell table:formula="of:=[.D106]-[.B106]" office:value-type="float" office:value="0.0125279767285988" calcext:value-type="float">
            <text:p>0,0125279767285988</text:p>
          </table:table-cell>
        </table:table-row>
        <table:table-row table:style-name="ro1">
          <table:table-cell/>
          <table:table-cell office:value-type="float" office:value="22.277835944344" calcext:value-type="float">
            <text:p>22,277835944344</text:p>
          </table:table-cell>
          <table:table-cell/>
          <table:table-cell office:value-type="float" office:value="22.2904961050014" calcext:value-type="float">
            <text:p>22,2904961050014</text:p>
          </table:table-cell>
          <table:table-cell/>
          <table:table-cell table:formula="of:=[.D107]-[.B107]" office:value-type="float" office:value="0.0126601606573971" calcext:value-type="float">
            <text:p>0,0126601606573971</text:p>
          </table:table-cell>
        </table:table-row>
        <table:table-row table:style-name="ro1">
          <table:table-cell/>
          <table:table-cell office:value-type="float" office:value="22.4005056305597" calcext:value-type="float">
            <text:p>22,4005056305597</text:p>
          </table:table-cell>
          <table:table-cell/>
          <table:table-cell office:value-type="float" office:value="22.4133024511405" calcext:value-type="float">
            <text:p>22,4133024511405</text:p>
          </table:table-cell>
          <table:table-cell/>
          <table:table-cell table:formula="of:=[.D108]-[.B108]" office:value-type="float" office:value="0.0127968205807996" calcext:value-type="float">
            <text:p>0,0127968205807996</text:p>
          </table:table-cell>
        </table:table-row>
        <table:table-row table:style-name="ro1">
          <table:table-cell/>
          <table:table-cell office:value-type="float" office:value="22.5215906742198" calcext:value-type="float">
            <text:p>22,5215906742198</text:p>
          </table:table-cell>
          <table:table-cell/>
          <table:table-cell office:value-type="float" office:value="22.534528924379" calcext:value-type="float">
            <text:p>22,534528924379</text:p>
          </table:table-cell>
          <table:table-cell/>
          <table:table-cell table:formula="of:=[.D109]-[.B109]" office:value-type="float" office:value="0.0129382501591984" calcext:value-type="float">
            <text:p>0,0129382501591984</text:p>
          </table:table-cell>
        </table:table-row>
        <table:table-row table:style-name="ro1">
          <table:table-cell/>
          <table:table-cell office:value-type="float" office:value="22.6412285385077" calcext:value-type="float">
            <text:p>22,6412285385077</text:p>
          </table:table-cell>
          <table:table-cell/>
          <table:table-cell office:value-type="float" office:value="22.6543133490544" calcext:value-type="float">
            <text:p>22,6543133490544</text:p>
          </table:table-cell>
          <table:table-cell/>
          <table:table-cell table:formula="of:=[.D110]-[.B110]" office:value-type="float" office:value="0.013084810546701" calcext:value-type="float">
            <text:p>0,013084810546701</text:p>
          </table:table-cell>
        </table:table-row>
        <table:table-row table:style-name="ro1">
          <table:table-cell/>
          <table:table-cell office:value-type="float" office:value="22.7595595635776" calcext:value-type="float">
            <text:p>22,7595595635776</text:p>
          </table:table-cell>
          <table:table-cell/>
          <table:table-cell office:value-type="float" office:value="22.7727965083563" calcext:value-type="float">
            <text:p>22,7727965083563</text:p>
          </table:table-cell>
          <table:table-cell/>
          <table:table-cell table:formula="of:=[.D111]-[.B111]" office:value-type="float" office:value="0.0132369447787006" calcext:value-type="float">
            <text:p>0,0132369447787006</text:p>
          </table:table-cell>
        </table:table-row>
        <table:table-row table:style-name="ro1">
          <table:table-cell/>
          <table:table-cell office:value-type="float" office:value="22.8767289145583" calcext:value-type="float">
            <text:p>22,8767289145583</text:p>
          </table:table-cell>
          <table:table-cell/>
          <table:table-cell office:value-type="float" office:value="22.8901241108954" calcext:value-type="float">
            <text:p>22,8901241108954</text:p>
          </table:table-cell>
          <table:table-cell/>
          <table:table-cell table:formula="of:=[.D112]-[.B112]" office:value-type="float" office:value="0.0133951963371004" calcext:value-type="float">
            <text:p>0,0133951963371004</text:p>
          </table:table-cell>
        </table:table-row>
        <table:table-row table:style-name="ro1">
          <table:table-cell/>
          <table:table-cell office:value-type="float" office:value="22.9928888706938" calcext:value-type="float">
            <text:p>22,9928888706938</text:p>
          </table:table-cell>
          <table:table-cell/>
          <table:table-cell office:value-type="float" office:value="23.0064491039225" calcext:value-type="float">
            <text:p>23,0064491039225</text:p>
          </table:table-cell>
          <table:table-cell/>
          <table:table-cell table:formula="of:=[.D113]-[.B113]" office:value-type="float" office:value="0.0135602332286986" calcext:value-type="float">
            <text:p>0,0135602332286986</text:p>
          </table:table-cell>
        </table:table-row>
        <table:table-row table:style-name="ro1">
          <table:table-cell/>
          <table:table-cell office:value-type="float" office:value="23.1082015717294" calcext:value-type="float">
            <text:p>23,1082015717294</text:p>
          </table:table-cell>
          <table:table-cell/>
          <table:table-cell office:value-type="float" office:value="23.1219344512044" calcext:value-type="float">
            <text:p>23,1219344512044</text:p>
          </table:table-cell>
          <table:table-cell/>
          <table:table-cell table:formula="of:=[.D114]-[.B114]" office:value-type="float" office:value="0.0137328794750005" calcext:value-type="float">
            <text:p>0,0137328794750005</text:p>
          </table:table-cell>
        </table:table-row>
        <table:table-row table:style-name="ro1">
          <table:table-cell/>
          <table:table-cell office:value-type="float" office:value="23.2228423767479" calcext:value-type="float">
            <text:p>23,2228423767479</text:p>
          </table:table-cell>
          <table:table-cell/>
          <table:table-cell office:value-type="float" office:value="23.2367565334598" calcext:value-type="float">
            <text:p>23,2367565334598</text:p>
          </table:table-cell>
          <table:table-cell/>
          <table:table-cell table:formula="of:=[.D115]-[.B115]" office:value-type="float" office:value="0.0139141567119019" calcext:value-type="float">
            <text:p>0,0139141567119019</text:p>
          </table:table-cell>
        </table:table-row>
        <table:table-row table:style-name="ro1">
          <table:table-cell/>
          <table:table-cell office:value-type="float" office:value="23.3370040463382" calcext:value-type="float">
            <text:p>23,3370040463382</text:p>
          </table:table-cell>
          <table:table-cell/>
          <table:table-cell office:value-type="float" office:value="23.3511093860412" calcext:value-type="float">
            <text:p>23,3511093860412</text:p>
          </table:table-cell>
          <table:table-cell/>
          <table:table-cell table:formula="of:=[.D116]-[.B116]" office:value-type="float" office:value="0.0141053397029971" calcext:value-type="float">
            <text:p>0,0141053397029971</text:p>
          </table:table-cell>
        </table:table-row>
        <table:table-row table:style-name="ro1">
          <table:table-cell/>
          <table:table-cell office:value-type="float" office:value="23.4509020391675" calcext:value-type="float">
            <text:p>23,4509020391675</text:p>
          </table:table-cell>
          <table:table-cell/>
          <table:table-cell office:value-type="float" office:value="23.4652100704638" calcext:value-type="float">
            <text:p>23,4652100704638</text:p>
          </table:table-cell>
          <table:table-cell/>
          <table:table-cell table:formula="of:=[.D117]-[.B117]" office:value-type="float" office:value="0.0143080312963022" calcext:value-type="float">
            <text:p>0,0143080312963022</text:p>
          </table:table-cell>
        </table:table-row>
        <table:table-row table:style-name="ro1">
          <table:table-cell/>
          <table:table-cell office:value-type="float" office:value="23.5647813311242" calcext:value-type="float">
            <text:p>23,5647813311242</text:p>
          </table:table-cell>
          <table:table-cell/>
          <table:table-cell office:value-type="float" office:value="23.5793055961088" calcext:value-type="float">
            <text:p>23,5793055961088</text:p>
          </table:table-cell>
          <table:table-cell/>
          <table:table-cell table:formula="of:=[.D118]-[.B118]" office:value-type="float" office:value="0.0145242649846011" calcext:value-type="float">
            <text:p>0,0145242649846011</text:p>
          </table:table-cell>
        </table:table-row>
        <table:table-row table:style-name="ro1">
          <table:table-cell/>
          <table:table-cell office:value-type="float" office:value="23.678925339042" calcext:value-type="float">
            <text:p>23,678925339042</text:p>
          </table:table-cell>
          <table:table-cell/>
          <table:table-cell office:value-type="float" office:value="23.6936819862597" calcext:value-type="float">
            <text:p>23,6936819862597</text:p>
          </table:table-cell>
          <table:table-cell/>
          <table:table-cell table:formula="of:=[.D119]-[.B119]" office:value-type="float" office:value="0.0147566472177019" calcext:value-type="float">
            <text:p>0,0147566472177019</text:p>
          </table:table-cell>
        </table:table-row>
        <table:table-row table:style-name="ro1">
          <table:table-cell/>
          <table:table-cell office:value-type="float" office:value="23.7936677936427" calcext:value-type="float">
            <text:p>23,7936677936427</text:p>
          </table:table-cell>
          <table:table-cell/>
          <table:table-cell office:value-type="float" office:value="23.8086763517126" calcext:value-type="float">
            <text:p>23,8086763517126</text:p>
          </table:table-cell>
          <table:table-cell/>
          <table:table-cell table:formula="of:=[.D120]-[.B120]" office:value-type="float" office:value="0.0150085580698978" calcext:value-type="float">
            <text:p>0,0150085580698978</text:p>
          </table:table-cell>
        </table:table-row>
        <table:table-row table:style-name="ro1">
          <table:table-cell/>
          <table:table-cell office:value-type="float" office:value="23.9094088109568" calcext:value-type="float">
            <text:p>23,9094088109568</text:p>
          </table:table-cell>
          <table:table-cell/>
          <table:table-cell office:value-type="float" office:value="23.9246932501456" calcext:value-type="float">
            <text:p>23,9246932501456</text:p>
          </table:table-cell>
          <table:table-cell/>
          <table:table-cell table:formula="of:=[.D121]-[.B121]" office:value-type="float" office:value="0.0152844391888003" calcext:value-type="float">
            <text:p>0,0152844391888003</text:p>
          </table:table-cell>
        </table:table-row>
        <table:table-row table:style-name="ro1">
          <table:table-cell/>
          <table:table-cell office:value-type="float" office:value="24.0266370487654" calcext:value-type="float">
            <text:p>24,0266370487654</text:p>
          </table:table-cell>
          <table:table-cell/>
          <table:table-cell office:value-type="float" office:value="24.0422272639053" calcext:value-type="float">
            <text:p>24,0422272639053</text:p>
          </table:table-cell>
          <table:table-cell/>
          <table:table-cell table:formula="of:=[.D122]-[.B122]" office:value-type="float" office:value="0.0155902151398983" calcext:value-type="float">
            <text:p>0,0155902151398983</text:p>
          </table:table-cell>
        </table:table-row>
        <table:table-row table:style-name="ro1">
          <table:table-cell/>
          <table:table-cell office:value-type="float" office:value="24.1459608628733" calcext:value-type="float">
            <text:p>24,1459608628733</text:p>
          </table:table-cell>
          <table:table-cell/>
          <table:table-cell office:value-type="float" office:value="24.1618947864337" calcext:value-type="float">
            <text:p>24,1618947864337</text:p>
          </table:table-cell>
          <table:table-cell/>
          <table:table-cell table:formula="of:=[.D123]-[.B123]" office:value-type="float" office:value="0.0159339235604001" calcext:value-type="float">
            <text:p>0,0159339235604001</text:p>
          </table:table-cell>
        </table:table-row>
        <table:table-row table:style-name="ro1">
          <table:table-cell/>
          <table:table-cell office:value-type="float" office:value="24.2681530829692" calcext:value-type="float">
            <text:p>24,2681530829692</text:p>
          </table:table-cell>
          <table:table-cell/>
          <table:table-cell office:value-type="float" office:value="24.2844797640144" calcext:value-type="float">
            <text:p>24,2844797640144</text:p>
          </table:table-cell>
          <table:table-cell/>
          <table:table-cell table:formula="of:=[.D124]-[.B124]" office:value-type="float" office:value="0.0163266810452001" calcext:value-type="float">
            <text:p>0,0163266810452001</text:p>
          </table:table-cell>
        </table:table-row>
        <table:table-row table:style-name="ro1">
          <table:table-cell/>
          <table:table-cell office:value-type="float" office:value="24.394216942358" calcext:value-type="float">
            <text:p>24,394216942358</text:p>
          </table:table-cell>
          <table:table-cell/>
          <table:table-cell office:value-type="float" office:value="24.4110011476764" calcext:value-type="float">
            <text:p>24,4110011476764</text:p>
          </table:table-cell>
          <table:table-cell/>
          <table:table-cell table:formula="of:=[.D125]-[.B125]" office:value-type="float" office:value="0.0167842053184017" calcext:value-type="float">
            <text:p>0,0167842053184017</text:p>
          </table:table-cell>
        </table:table-row>
        <table:table-row table:style-name="ro1">
          <table:table-cell/>
          <table:table-cell office:value-type="float" office:value="24.5254858529184" calcext:value-type="float">
            <text:p>24,5254858529184</text:p>
          </table:table-cell>
          <table:table-cell/>
          <table:table-cell office:value-type="float" office:value="24.5428151442879" calcext:value-type="float">
            <text:p>24,5428151442879</text:p>
          </table:table-cell>
          <table:table-cell/>
          <table:table-cell table:formula="of:=[.D126]-[.B126]" office:value-type="float" office:value="0.0173292913694993" calcext:value-type="float">
            <text:p>0,0173292913694993</text:p>
          </table:table-cell>
        </table:table-row>
        <table:table-row table:style-name="ro1">
          <table:table-cell/>
          <table:table-cell office:value-type="float" office:value="24.6637792084964" calcext:value-type="float">
            <text:p>24,6637792084964</text:p>
          </table:table-cell>
          <table:table-cell/>
          <table:table-cell office:value-type="float" office:value="24.6817751976101" calcext:value-type="float">
            <text:p>24,6817751976101</text:p>
          </table:table-cell>
          <table:table-cell/>
          <table:table-cell table:formula="of:=[.D127]-[.B127]" office:value-type="float" office:value="0.0179959891137003" calcext:value-type="float">
            <text:p>0,0179959891137003</text:p>
          </table:table-cell>
        </table:table-row>
        <table:table-row table:style-name="ro1">
          <table:table-cell/>
          <table:table-cell office:value-type="float" office:value="24.8116546793543" calcext:value-type="float">
            <text:p>24,8116546793543</text:p>
          </table:table-cell>
          <table:table-cell/>
          <table:table-cell office:value-type="float" office:value="24.83049163699" calcext:value-type="float">
            <text:p>24,83049163699</text:p>
          </table:table-cell>
          <table:table-cell/>
          <table:table-cell table:formula="of:=[.D128]-[.B128]" office:value-type="float" office:value="0.018836957635699" calcext:value-type="float">
            <text:p>0,018836957635699</text:p>
          </table:table-cell>
        </table:table-row>
        <table:table-row table:style-name="ro1">
          <table:table-cell/>
          <table:table-cell office:value-type="float" office:value="24.9728345684191" calcext:value-type="float">
            <text:p>24,9728345684191</text:p>
          </table:table-cell>
          <table:table-cell/>
          <table:table-cell office:value-type="float" office:value="24.9927716439719" calcext:value-type="float">
            <text:p>24,9927716439719</text:p>
          </table:table-cell>
          <table:table-cell/>
          <table:table-cell table:formula="of:=[.D129]-[.B129]" office:value-type="float" office:value="0.0199370755528001" calcext:value-type="float">
            <text:p>0,0199370755528001</text:p>
          </table:table-cell>
        </table:table-row>
        <table:table-row table:style-name="ro1">
          <table:table-cell/>
          <table:table-cell office:value-type="float" office:value="25.1529639563566" calcext:value-type="float">
            <text:p>25,1529639563566</text:p>
          </table:table-cell>
          <table:table-cell/>
          <table:table-cell office:value-type="float" office:value="25.1744041379876" calcext:value-type="float">
            <text:p>25,1744041379876</text:p>
          </table:table-cell>
          <table:table-cell/>
          <table:table-cell table:formula="of:=[.D130]-[.B130]" office:value-type="float" office:value="0.0214401816310001" calcext:value-type="float">
            <text:p>0,0214401816310001</text:p>
          </table:table-cell>
        </table:table-row>
        <table:table-row table:style-name="ro1">
          <table:table-cell/>
          <table:table-cell office:value-type="float" office:value="25.3610448429418" calcext:value-type="float">
            <text:p>25,3610448429418</text:p>
          </table:table-cell>
          <table:table-cell/>
          <table:table-cell office:value-type="float" office:value="25.3846504160299" calcext:value-type="float">
            <text:p>25,3846504160299</text:p>
          </table:table-cell>
          <table:table-cell/>
          <table:table-cell table:formula="of:=[.D131]-[.B131]" office:value-type="float" office:value="0.0236055730880977" calcext:value-type="float">
            <text:p>0,0236055730880977</text:p>
          </table:table-cell>
        </table:table-row>
        <table:table-row table:style-name="ro1">
          <table:table-cell/>
          <table:table-cell office:value-type="float" office:value="25.612365249091" calcext:value-type="float">
            <text:p>25,612365249091</text:p>
          </table:table-cell>
          <table:table-cell/>
          <table:table-cell office:value-type="float" office:value="25.6393038722708" calcext:value-type="float">
            <text:p>25,6393038722708</text:p>
          </table:table-cell>
          <table:table-cell/>
          <table:table-cell table:formula="of:=[.D132]-[.B132]" office:value-type="float" office:value="0.0269386231798023" calcext:value-type="float">
            <text:p>0,0269386231798023</text:p>
          </table:table-cell>
        </table:table-row>
        <table:table-row table:style-name="ro1">
          <table:table-cell/>
          <table:table-cell office:value-type="float" office:value="25.9350931677674" calcext:value-type="float">
            <text:p>25,9350931677674</text:p>
          </table:table-cell>
          <table:table-cell/>
          <table:table-cell office:value-type="float" office:value="25.9676223099806" calcext:value-type="float">
            <text:p>25,9676223099806</text:p>
          </table:table-cell>
          <table:table-cell/>
          <table:table-cell table:formula="of:=[.D133]-[.B133]" office:value-type="float" office:value="0.0325291422132032" calcext:value-type="float">
            <text:p>0,0325291422132032</text:p>
          </table:table-cell>
        </table:table-row>
        <table:table-row table:style-name="ro1">
          <table:table-cell/>
          <table:table-cell office:value-type="float" office:value="26.3871196650595" calcext:value-type="float">
            <text:p>26,3871196650595</text:p>
          </table:table-cell>
          <table:table-cell/>
          <table:table-cell office:value-type="float" office:value="26.4301845928775" calcext:value-type="float">
            <text:p>26,4301845928775</text:p>
          </table:table-cell>
          <table:table-cell/>
          <table:table-cell table:formula="of:=[.D134]-[.B134]" office:value-type="float" office:value="0.0430649278179978" calcext:value-type="float">
            <text:p>0,0430649278179978</text:p>
          </table:table-cell>
        </table:table-row>
        <table:table-row table:style-name="ro1">
          <table:table-cell/>
          <table:table-cell office:value-type="float" office:value="27.1066959298102" calcext:value-type="float">
            <text:p>27,1066959298102</text:p>
          </table:table-cell>
          <table:table-cell/>
          <table:table-cell office:value-type="float" office:value="27.1731352898182" calcext:value-type="float">
            <text:p>27,1731352898182</text:p>
          </table:table-cell>
          <table:table-cell/>
          <table:table-cell table:formula="of:=[.D135]-[.B135]" office:value-type="float" office:value="0.0664393600080011" calcext:value-type="float">
            <text:p>0,0664393600080011</text:p>
          </table:table-cell>
        </table:table-row>
        <table:table-row table:style-name="ro1">
          <table:table-cell/>
          <table:table-cell office:value-type="float" office:value="28.4871599993818" calcext:value-type="float">
            <text:p>28,4871599993818</text:p>
          </table:table-cell>
          <table:table-cell/>
          <table:table-cell office:value-type="float" office:value="28.6148729126411" calcext:value-type="float">
            <text:p>28,6148729126411</text:p>
          </table:table-cell>
          <table:table-cell/>
          <table:table-cell table:formula="of:=[.D136]-[.B136]" office:value-type="float" office:value="0.127712913259302" calcext:value-type="float">
            <text:p>0,127712913259302</text:p>
          </table:table-cell>
        </table:table-row>
        <table:table-row table:style-name="ro1">
          <table:table-cell/>
          <table:table-cell office:value-type="float" office:value="30.1388052562376" calcext:value-type="float">
            <text:p>30,1388052562376</text:p>
          </table:table-cell>
          <table:table-cell/>
          <table:table-cell office:value-type="float" office:value="29.9065880495203" calcext:value-type="float">
            <text:p>29,9065880495203</text:p>
          </table:table-cell>
          <table:table-cell/>
          <table:table-cell table:formula="of:=[.D137]-[.B137]" office:value-type="float" office:value="-0.232217206717301" calcext:value-type="float">
            <text:p>-0,232217206717301</text:p>
          </table:table-cell>
        </table:table-row>
        <table:table-row table:style-name="ro1">
          <table:table-cell/>
          <table:table-cell office:value-type="float" office:value="18.0125168661413" calcext:value-type="float">
            <text:p>18,0125168661413</text:p>
          </table:table-cell>
          <table:table-cell/>
          <table:table-cell office:value-type="float" office:value="17.9802708407064" calcext:value-type="float">
            <text:p>17,9802708407064</text:p>
          </table:table-cell>
          <table:table-cell/>
          <table:table-cell table:formula="of:=[.D138]-[.B138]" office:value-type="float" office:value="-0.0322460254349011" calcext:value-type="float">
            <text:p>-0,0322460254349011</text:p>
          </table:table-cell>
        </table:table-row>
        <table:table-row table:style-name="ro1">
          <table:table-cell/>
          <table:table-cell office:value-type="float" office:value="20.9984980108002" calcext:value-type="float">
            <text:p>20,9984980108002</text:p>
          </table:table-cell>
          <table:table-cell/>
          <table:table-cell office:value-type="float" office:value="21.1496186088103" calcext:value-type="float">
            <text:p>21,1496186088103</text:p>
          </table:table-cell>
          <table:table-cell/>
          <table:table-cell table:formula="of:=[.D139]-[.B139]" office:value-type="float" office:value="0.151120598010099" calcext:value-type="float">
            <text:p>0,151120598010099</text:p>
          </table:table-cell>
        </table:table-row>
        <table:table-row table:style-name="ro1">
          <table:table-cell/>
          <table:table-cell office:value-type="float" office:value="22.6097893438814" calcext:value-type="float">
            <text:p>22,6097893438814</text:p>
          </table:table-cell>
          <table:table-cell/>
          <table:table-cell office:value-type="float" office:value="22.6823668977884" calcext:value-type="float">
            <text:p>22,6823668977884</text:p>
          </table:table-cell>
          <table:table-cell/>
          <table:table-cell table:formula="of:=[.D140]-[.B140]" office:value-type="float" office:value="0.0725775539069993" calcext:value-type="float">
            <text:p>0,0725775539069993</text:p>
          </table:table-cell>
        </table:table-row>
        <table:table-row table:style-name="ro1">
          <table:table-cell/>
          <table:table-cell office:value-type="float" office:value="23.3901129727293" calcext:value-type="float">
            <text:p>23,3901129727293</text:p>
          </table:table-cell>
          <table:table-cell/>
          <table:table-cell office:value-type="float" office:value="23.4366912031723" calcext:value-type="float">
            <text:p>23,4366912031723</text:p>
          </table:table-cell>
          <table:table-cell/>
          <table:table-cell table:formula="of:=[.D141]-[.B141]" office:value-type="float" office:value="0.046578230443" calcext:value-type="float">
            <text:p>0,046578230443</text:p>
          </table:table-cell>
        </table:table-row>
        <table:table-row table:style-name="ro1">
          <table:table-cell/>
          <table:table-cell office:value-type="float" office:value="23.8628252527318" calcext:value-type="float">
            <text:p>23,8628252527318</text:p>
          </table:table-cell>
          <table:table-cell/>
          <table:table-cell office:value-type="float" office:value="23.898243067697" calcext:value-type="float">
            <text:p>23,898243067697</text:p>
          </table:table-cell>
          <table:table-cell/>
          <table:table-cell table:formula="of:=[.D142]-[.B142]" office:value-type="float" office:value="0.0354178149652" calcext:value-type="float">
            <text:p>0,0354178149652</text:p>
          </table:table-cell>
        </table:table-row>
        <table:table-row table:style-name="ro1">
          <table:table-cell/>
          <table:table-cell office:value-type="float" office:value="24.19137343723" calcext:value-type="float">
            <text:p>24,19137343723</text:p>
          </table:table-cell>
          <table:table-cell/>
          <table:table-cell office:value-type="float" office:value="24.2211006758514" calcext:value-type="float">
            <text:p>24,2211006758514</text:p>
          </table:table-cell>
          <table:table-cell/>
          <table:table-cell table:formula="of:=[.D143]-[.B143]" office:value-type="float" office:value="0.0297272386214011" calcext:value-type="float">
            <text:p>0,0297272386214011</text:p>
          </table:table-cell>
        </table:table-row>
        <table:table-row table:style-name="ro1">
          <table:table-cell/>
          <table:table-cell office:value-type="float" office:value="24.4411540174346" calcext:value-type="float">
            <text:p>24,4411540174346</text:p>
          </table:table-cell>
          <table:table-cell/>
          <table:table-cell office:value-type="float" office:value="24.467642348118" calcext:value-type="float">
            <text:p>24,467642348118</text:p>
          </table:table-cell>
          <table:table-cell/>
          <table:table-cell table:formula="of:=[.D144]-[.B144]" office:value-type="float" office:value="0.0264883306834029" calcext:value-type="float">
            <text:p>0,0264883306834029</text:p>
          </table:table-cell>
        </table:table-row>
        <table:table-row table:style-name="ro1">
          <table:table-cell/>
          <table:table-cell office:value-type="float" office:value="24.6431965092232" calcext:value-type="float">
            <text:p>24,6431965092232</text:p>
          </table:table-cell>
          <table:table-cell/>
          <table:table-cell office:value-type="float" office:value="24.6677024285706" calcext:value-type="float">
            <text:p>24,6677024285706</text:p>
          </table:table-cell>
          <table:table-cell/>
          <table:table-cell table:formula="of:=[.D145]-[.B145]" office:value-type="float" office:value="0.0245059193474013" calcext:value-type="float">
            <text:p>0,0245059193474013</text:p>
          </table:table-cell>
        </table:table-row>
        <table:table-row table:style-name="ro1">
          <table:table-cell/>
          <table:table-cell office:value-type="float" office:value="24.8140672432127" calcext:value-type="float">
            <text:p>24,8140672432127</text:p>
          </table:table-cell>
          <table:table-cell/>
          <table:table-cell office:value-type="float" office:value="24.8372999276948" calcext:value-type="float">
            <text:p>24,8372999276948</text:p>
          </table:table-cell>
          <table:table-cell/>
          <table:table-cell table:formula="of:=[.D146]-[.B146]" office:value-type="float" office:value="0.0232326844820996" calcext:value-type="float">
            <text:p>0,0232326844820996</text:p>
          </table:table-cell>
        </table:table-row>
        <table:table-row table:style-name="ro1">
          <table:table-cell/>
          <table:table-cell office:value-type="float" office:value="24.9634046511586" calcext:value-type="float">
            <text:p>24,9634046511586</text:p>
          </table:table-cell>
          <table:table-cell/>
          <table:table-cell office:value-type="float" office:value="24.9857945232952" calcext:value-type="float">
            <text:p>24,9857945232952</text:p>
          </table:table-cell>
          <table:table-cell/>
          <table:table-cell table:formula="of:=[.D147]-[.B147]" office:value-type="float" office:value="0.0223898721365998" calcext:value-type="float">
            <text:p>0,0223898721365998</text:p>
          </table:table-cell>
        </table:table-row>
        <table:table-row table:style-name="ro1">
          <table:table-cell/>
          <table:table-cell office:value-type="float" office:value="25.0971954332067" calcext:value-type="float">
            <text:p>25,0971954332067</text:p>
          </table:table-cell>
          <table:table-cell/>
          <table:table-cell office:value-type="float" office:value="25.1190189851325" calcext:value-type="float">
            <text:p>25,1190189851325</text:p>
          </table:table-cell>
          <table:table-cell/>
          <table:table-cell table:formula="of:=[.D148]-[.B148]" office:value-type="float" office:value="0.0218235519257988" calcext:value-type="float">
            <text:p>0,0218235519257988</text:p>
          </table:table-cell>
        </table:table-row>
        <table:table-row table:style-name="ro1">
          <table:table-cell/>
          <table:table-cell office:value-type="float" office:value="25.2193545395349" calcext:value-type="float">
            <text:p>25,2193545395349</text:p>
          </table:table-cell>
          <table:table-cell/>
          <table:table-cell office:value-type="float" office:value="25.2407976858872" calcext:value-type="float">
            <text:p>25,2407976858872</text:p>
          </table:table-cell>
          <table:table-cell/>
          <table:table-cell table:formula="of:=[.D149]-[.B149]" office:value-type="float" office:value="0.021443146352297" calcext:value-type="float">
            <text:p>0,021443146352297</text:p>
          </table:table-cell>
        </table:table-row>
        <table:table-row table:style-name="ro1">
          <table:table-cell/>
          <table:table-cell office:value-type="float" office:value="25.3325509884709" calcext:value-type="float">
            <text:p>25,3325509884709</text:p>
          </table:table-cell>
          <table:table-cell/>
          <table:table-cell office:value-type="float" office:value="25.3537435449631" calcext:value-type="float">
            <text:p>25,3537435449631</text:p>
          </table:table-cell>
          <table:table-cell/>
          <table:table-cell table:formula="of:=[.D150]-[.B150]" office:value-type="float" office:value="0.0211925564921991" calcext:value-type="float">
            <text:p>0,0211925564921991</text:p>
          </table:table-cell>
        </table:table-row>
        <table:table-row table:style-name="ro1">
          <table:table-cell/>
          <table:table-cell office:value-type="float" office:value="25.4386681664396" calcext:value-type="float">
            <text:p>25,4386681664396</text:p>
          </table:table-cell>
          <table:table-cell/>
          <table:table-cell office:value-type="float" office:value="25.4597037092133" calcext:value-type="float">
            <text:p>25,4597037092133</text:p>
          </table:table-cell>
          <table:table-cell/>
          <table:table-cell table:formula="of:=[.D151]-[.B151]" office:value-type="float" office:value="0.0210355427736992" calcext:value-type="float">
            <text:p>0,0210355427736992</text:p>
          </table:table-cell>
        </table:table-row>
        <table:table-row table:style-name="ro1">
          <table:table-cell/>
          <table:table-cell office:value-type="float" office:value="25.5390742465048" calcext:value-type="float">
            <text:p>25,5390742465048</text:p>
          </table:table-cell>
          <table:table-cell/>
          <table:table-cell office:value-type="float" office:value="25.5600221016664" calcext:value-type="float">
            <text:p>25,5600221016664</text:p>
          </table:table-cell>
          <table:table-cell/>
          <table:table-cell table:formula="of:=[.D152]-[.B152]" office:value-type="float" office:value="0.0209478551616016" calcext:value-type="float">
            <text:p>0,0209478551616016</text:p>
          </table:table-cell>
        </table:table-row>
        <table:table-row table:style-name="ro1">
          <table:table-cell/>
          <table:table-cell office:value-type="float" office:value="25.6347881740477" calcext:value-type="float">
            <text:p>25,6347881740477</text:p>
          </table:table-cell>
          <table:table-cell/>
          <table:table-cell office:value-type="float" office:value="25.6557009486817" calcext:value-type="float">
            <text:p>25,6557009486817</text:p>
          </table:table-cell>
          <table:table-cell/>
          <table:table-cell table:formula="of:=[.D153]-[.B153]" office:value-type="float" office:value="0.0209127746340023" calcext:value-type="float">
            <text:p>0,0209127746340023</text:p>
          </table:table-cell>
        </table:table-row>
        <table:table-row table:style-name="ro1">
          <table:table-cell/>
          <table:table-cell office:value-type="float" office:value="25.7265854041595" calcext:value-type="float">
            <text:p>25,7265854041595</text:p>
          </table:table-cell>
          <table:table-cell/>
          <table:table-cell office:value-type="float" office:value="25.7475038798918" calcext:value-type="float">
            <text:p>25,7475038798918</text:p>
          </table:table-cell>
          <table:table-cell/>
          <table:table-cell table:formula="of:=[.D154]-[.B154]" office:value-type="float" office:value="0.020918475732298" calcext:value-type="float">
            <text:p>0,020918475732298</text:p>
          </table:table-cell>
        </table:table-row>
        <table:table-row table:style-name="ro1">
          <table:table-cell/>
          <table:table-cell office:value-type="float" office:value="25.8150674403211" calcext:value-type="float">
            <text:p>25,8150674403211</text:p>
          </table:table-cell>
          <table:table-cell/>
          <table:table-cell office:value-type="float" office:value="25.8360238478048" calcext:value-type="float">
            <text:p>25,8360238478048</text:p>
          </table:table-cell>
          <table:table-cell/>
          <table:table-cell table:formula="of:=[.D155]-[.B155]" office:value-type="float" office:value="0.0209564074836983" calcext:value-type="float">
            <text:p>0,0209564074836983</text:p>
          </table:table-cell>
        </table:table-row>
        <table:table-row table:style-name="ro1">
          <table:table-cell/>
          <table:table-cell office:value-type="float" office:value="25.9007088501382" calcext:value-type="float">
            <text:p>25,9007088501382</text:p>
          </table:table-cell>
          <table:table-cell/>
          <table:table-cell office:value-type="float" office:value="25.9217291171787" calcext:value-type="float">
            <text:p>25,9217291171787</text:p>
          </table:table-cell>
          <table:table-cell/>
          <table:table-cell table:formula="of:=[.D156]-[.B156]" office:value-type="float" office:value="0.0210202670404982" calcext:value-type="float">
            <text:p>0,0210202670404982</text:p>
          </table:table-cell>
        </table:table-row>
        <table:table-row table:style-name="ro1">
          <table:table-cell/>
          <table:table-cell office:value-type="float" office:value="25.9838898344575" calcext:value-type="float">
            <text:p>25,9838898344575</text:p>
          </table:table-cell>
          <table:table-cell/>
          <table:table-cell office:value-type="float" office:value="26.004995165012" calcext:value-type="float">
            <text:p>26,004995165012</text:p>
          </table:table-cell>
          <table:table-cell/>
          <table:table-cell table:formula="of:=[.D157]-[.B157]" office:value-type="float" office:value="0.0211053305545015" calcext:value-type="float">
            <text:p>0,0211053305545015</text:p>
          </table:table-cell>
        </table:table-row>
        <table:table-row table:style-name="ro1">
          <table:table-cell/>
          <table:table-cell office:value-type="float" office:value="26.0649192794513" calcext:value-type="float">
            <text:p>26,0649192794513</text:p>
          </table:table-cell>
          <table:table-cell/>
          <table:table-cell office:value-type="float" office:value="26.0861272854648" calcext:value-type="float">
            <text:p>26,0861272854648</text:p>
          </table:table-cell>
          <table:table-cell/>
          <table:table-cell table:formula="of:=[.D158]-[.B158]" office:value-type="float" office:value="0.0212080060135023" calcext:value-type="float">
            <text:p>0,0212080060135023</text:p>
          </table:table-cell>
        </table:table-row>
        <table:table-row table:style-name="ro1">
          <table:table-cell/>
          <table:table-cell office:value-type="float" office:value="26.1440513893922" calcext:value-type="float">
            <text:p>26,1440513893922</text:p>
          </table:table-cell>
          <table:table-cell/>
          <table:table-cell office:value-type="float" office:value="26.1653769171884" calcext:value-type="float">
            <text:p>26,1653769171884</text:p>
          </table:table-cell>
          <table:table-cell/>
          <table:table-cell table:formula="of:=[.D159]-[.B159]" office:value-type="float" office:value="0.0213255277962006" calcext:value-type="float">
            <text:p>0,0213255277962006</text:p>
          </table:table-cell>
        </table:table-row>
        <table:table-row table:style-name="ro1">
          <table:table-cell/>
          <table:table-cell office:value-type="float" office:value="26.221497897572" calcext:value-type="float">
            <text:p>26,221497897572</text:p>
          </table:table-cell>
          <table:table-cell/>
          <table:table-cell office:value-type="float" office:value="26.2429536414981" calcext:value-type="float">
            <text:p>26,2429536414981</text:p>
          </table:table-cell>
          <table:table-cell/>
          <table:table-cell table:formula="of:=[.D160]-[.B160]" office:value-type="float" office:value="0.0214557439261007" calcext:value-type="float">
            <text:p>0,0214557439261007</text:p>
          </table:table-cell>
        </table:table-row>
        <table:table-row table:style-name="ro1">
          <table:table-cell/>
          <table:table-cell office:value-type="float" office:value="26.2974371735303" calcext:value-type="float">
            <text:p>26,2974371735303</text:p>
          </table:table-cell>
          <table:table-cell/>
          <table:table-cell office:value-type="float" office:value="26.3190341388498" calcext:value-type="float">
            <text:p>26,3190341388498</text:p>
          </table:table-cell>
          <table:table-cell/>
          <table:table-cell table:formula="of:=[.D161]-[.B161]" office:value-type="float" office:value="0.0215969653194996" calcext:value-type="float">
            <text:p>0,0215969653194996</text:p>
          </table:table-cell>
        </table:table-row>
        <table:table-row table:style-name="ro1">
          <table:table-cell/>
          <table:table-cell office:value-type="float" office:value="26.3720211147732" calcext:value-type="float">
            <text:p>26,3720211147732</text:p>
          </table:table-cell>
          <table:table-cell/>
          <table:table-cell office:value-type="float" office:value="26.3937689720643" calcext:value-type="float">
            <text:p>26,3937689720643</text:p>
          </table:table-cell>
          <table:table-cell/>
          <table:table-cell table:formula="of:=[.D162]-[.B162]" office:value-type="float" office:value="0.0217478572910998" calcext:value-type="float">
            <text:p>0,0217478572910998</text:p>
          </table:table-cell>
        </table:table-row>
        <table:table-row table:style-name="ro1">
          <table:table-cell/>
          <table:table-cell office:value-type="float" office:value="26.44538043286" calcext:value-type="float">
            <text:p>26,44538043286</text:p>
          </table:table-cell>
          <table:table-cell/>
          <table:table-cell office:value-type="float" office:value="26.4672877932679" calcext:value-type="float">
            <text:p>26,4672877932679</text:p>
          </table:table-cell>
          <table:table-cell/>
          <table:table-cell table:formula="of:=[.D163]-[.B163]" office:value-type="float" office:value="0.0219073604079014" calcext:value-type="float">
            <text:p>0,0219073604079014</text:p>
          </table:table-cell>
        </table:table-row>
        <table:table-row table:style-name="ro1">
          <table:table-cell/>
          <table:table-cell office:value-type="float" office:value="26.5176287599376" calcext:value-type="float">
            <text:p>26,5176287599376</text:p>
          </table:table-cell>
          <table:table-cell/>
          <table:table-cell office:value-type="float" office:value="26.5397033920458" calcext:value-type="float">
            <text:p>26,5397033920458</text:p>
          </table:table-cell>
          <table:table-cell/>
          <table:table-cell table:formula="of:=[.D164]-[.B164]" office:value-type="float" office:value="0.0220746321082004" calcext:value-type="float">
            <text:p>0,0220746321082004</text:p>
          </table:table-cell>
        </table:table-row>
        <table:table-row table:style-name="ro1">
          <table:table-cell/>
          <table:table-cell office:value-type="float" office:value="26.5888658782042" calcext:value-type="float">
            <text:p>26,5888658782042</text:p>
          </table:table-cell>
          <table:table-cell/>
          <table:table-cell office:value-type="float" office:value="26.6111148813877" calcext:value-type="float">
            <text:p>26,6111148813877</text:p>
          </table:table-cell>
          <table:table-cell/>
          <table:table-cell table:formula="of:=[.D165]-[.B165]" office:value-type="float" office:value="0.0222490031835001" calcext:value-type="float">
            <text:p>0,0222490031835001</text:p>
          </table:table-cell>
        </table:table-row>
        <table:table-row table:style-name="ro1">
          <table:table-cell/>
          <table:table-cell office:value-type="float" office:value="26.6591802902572" calcext:value-type="float">
            <text:p>26,6591802902572</text:p>
          </table:table-cell>
          <table:table-cell/>
          <table:table-cell office:value-type="float" office:value="26.6816102353723" calcext:value-type="float">
            <text:p>26,6816102353723</text:p>
          </table:table-cell>
          <table:table-cell/>
          <table:table-cell table:formula="of:=[.D166]-[.B166]" office:value-type="float" office:value="0.0224299451150998" calcext:value-type="float">
            <text:p>0,0224299451150998</text:p>
          </table:table-cell>
        </table:table-row>
        <table:table-row table:style-name="ro1">
          <table:table-cell/>
          <table:table-cell office:value-type="float" office:value="26.7286512895707" calcext:value-type="float">
            <text:p>26,7286512895707</text:p>
          </table:table-cell>
          <table:table-cell/>
          <table:table-cell office:value-type="float" office:value="26.7512683350395" calcext:value-type="float">
            <text:p>26,7512683350395</text:p>
          </table:table-cell>
          <table:table-cell/>
          <table:table-cell table:formula="of:=[.D167]-[.B167]" office:value-type="float" office:value="0.0226170454688024" calcext:value-type="float">
            <text:p>0,0226170454688024</text:p>
          </table:table-cell>
        </table:table-row>
        <table:table-row table:style-name="ro1">
          <table:table-cell/>
          <table:table-cell office:value-type="float" office:value="26.7973506491244" calcext:value-type="float">
            <text:p>26,7973506491244</text:p>
          </table:table-cell>
          <table:table-cell/>
          <table:table-cell office:value-type="float" office:value="26.8201606384431" calcext:value-type="float">
            <text:p>26,8201606384431</text:p>
          </table:table-cell>
          <table:table-cell/>
          <table:table-cell table:formula="of:=[.D168]-[.B168]" office:value-type="float" office:value="0.0228099893186986" calcext:value-type="float">
            <text:p>0,0228099893186986</text:p>
          </table:table-cell>
        </table:table-row>
        <table:table-row table:style-name="ro1">
          <table:table-cell/>
          <table:table-cell office:value-type="float" office:value="26.8653440167741" calcext:value-type="float">
            <text:p>26,8653440167741</text:p>
          </table:table-cell>
          <table:table-cell/>
          <table:table-cell office:value-type="float" office:value="26.8883525620896" calcext:value-type="float">
            <text:p>26,8883525620896</text:p>
          </table:table-cell>
          <table:table-cell/>
          <table:table-cell table:formula="of:=[.D169]-[.B169]" office:value-type="float" office:value="0.023008545315502" calcext:value-type="float">
            <text:p>0,023008545315502</text:p>
          </table:table-cell>
        </table:table-row>
        <table:table-row table:style-name="ro1">
          <table:table-cell/>
          <table:table-cell office:value-type="float" office:value="26.9326920848528" calcext:value-type="float">
            <text:p>26,9326920848528</text:p>
          </table:table-cell>
          <table:table-cell/>
          <table:table-cell office:value-type="float" office:value="26.9559046402366" calcext:value-type="float">
            <text:p>26,9559046402366</text:p>
          </table:table-cell>
          <table:table-cell/>
          <table:table-cell table:formula="of:=[.D170]-[.B170]" office:value-type="float" office:value="0.0232125553838003" calcext:value-type="float">
            <text:p>0,0232125553838003</text:p>
          </table:table-cell>
        </table:table-row>
        <table:table-row table:style-name="ro1">
          <table:table-cell/>
          <table:table-cell office:value-type="float" office:value="26.9994515861716" calcext:value-type="float">
            <text:p>26,9994515861716</text:p>
          </table:table-cell>
          <table:table-cell/>
          <table:table-cell office:value-type="float" office:value="27.0228735134716" calcext:value-type="float">
            <text:p>27,0228735134716</text:p>
          </table:table-cell>
          <table:table-cell/>
          <table:table-cell table:formula="of:=[.D171]-[.B171]" office:value-type="float" office:value="0.0234219272999994" calcext:value-type="float">
            <text:p>0,0234219272999994</text:p>
          </table:table-cell>
        </table:table-row>
        <table:table-row table:style-name="ro1">
          <table:table-cell/>
          <table:table-cell office:value-type="float" office:value="27.0656761574426" calcext:value-type="float">
            <text:p>27,0656761574426</text:p>
          </table:table-cell>
          <table:table-cell/>
          <table:table-cell office:value-type="float" office:value="27.0893127871377" calcext:value-type="float">
            <text:p>27,0893127871377</text:p>
          </table:table-cell>
          <table:table-cell/>
          <table:table-cell table:formula="of:=[.D172]-[.B172]" office:value-type="float" office:value="0.0236366296951012" calcext:value-type="float">
            <text:p>0,0236366296951012</text:p>
          </table:table-cell>
        </table:table-row>
        <table:table-row table:style-name="ro1">
          <table:table-cell/>
          <table:table-cell office:value-type="float" office:value="27.1314171030838" calcext:value-type="float">
            <text:p>27,1314171030838</text:p>
          </table:table-cell>
          <table:table-cell/>
          <table:table-cell office:value-type="float" office:value="27.1552737921541" calcext:value-type="float">
            <text:p>27,1552737921541</text:p>
          </table:table-cell>
          <table:table-cell/>
          <table:table-cell table:formula="of:=[.D173]-[.B173]" office:value-type="float" office:value="0.0238566890703034" calcext:value-type="float">
            <text:p>0,0238566890703034</text:p>
          </table:table-cell>
        </table:table-row>
        <table:table-row table:style-name="ro1">
          <table:table-cell/>
          <table:table-cell office:value-type="float" office:value="27.1967240864369" calcext:value-type="float">
            <text:p>27,1967240864369</text:p>
          </table:table-cell>
          <table:table-cell/>
          <table:table-cell office:value-type="float" office:value="27.2208062750997" calcext:value-type="float">
            <text:p>27,2208062750997</text:p>
          </table:table-cell>
          <table:table-cell/>
          <table:table-cell table:formula="of:=[.D174]-[.B174]" office:value-type="float" office:value="0.0240821886627991" calcext:value-type="float">
            <text:p>0,0240821886627991</text:p>
          </table:table-cell>
        </table:table-row>
        <table:table-row table:style-name="ro1">
          <table:table-cell/>
          <table:table-cell office:value-type="float" office:value="27.2616457713956" calcext:value-type="float">
            <text:p>27,2616457713956</text:p>
          </table:table-cell>
          <table:table-cell/>
          <table:table-cell office:value-type="float" office:value="27.2859590403952" calcext:value-type="float">
            <text:p>27,2859590403952</text:p>
          </table:table-cell>
          <table:table-cell/>
          <table:table-cell table:formula="of:=[.D175]-[.B175]" office:value-type="float" office:value="0.0243132689995988" calcext:value-type="float">
            <text:p>0,0243132689995988</text:p>
          </table:table-cell>
        </table:table-row>
        <table:table-row table:style-name="ro1">
          <table:table-cell/>
          <table:table-cell office:value-type="float" office:value="27.3262304346091" calcext:value-type="float">
            <text:p>27,3262304346091</text:p>
          </table:table-cell>
          <table:table-cell/>
          <table:table-cell office:value-type="float" office:value="27.35078056474" calcext:value-type="float">
            <text:p>27,35078056474</text:p>
          </table:table-cell>
          <table:table-cell/>
          <table:table-cell table:formula="of:=[.D176]-[.B176]" office:value-type="float" office:value="0.0245501301308977" calcext:value-type="float">
            <text:p>0,0245501301308977</text:p>
          </table:table-cell>
        </table:table-row>
        <table:table-row table:style-name="ro1">
          <table:table-cell/>
          <table:table-cell office:value-type="float" office:value="27.3905265667971" calcext:value-type="float">
            <text:p>27,3905265667971</text:p>
          </table:table-cell>
          <table:table-cell/>
          <table:table-cell office:value-type="float" office:value="27.4153196024026" calcext:value-type="float">
            <text:p>27,4153196024026</text:p>
          </table:table-cell>
          <table:table-cell/>
          <table:table-cell table:formula="of:=[.D177]-[.B177]" office:value-type="float" office:value="0.0247930356055015" calcext:value-type="float">
            <text:p>0,0247930356055015</text:p>
          </table:table-cell>
        </table:table-row>
        <table:table-row table:style-name="ro1">
          <table:table-cell/>
          <table:table-cell office:value-type="float" office:value="27.4545834810646" calcext:value-type="float">
            <text:p>27,4545834810646</text:p>
          </table:table-cell>
          <table:table-cell/>
          <table:table-cell office:value-type="float" office:value="27.4796257993897" calcext:value-type="float">
            <text:p>27,4796257993897</text:p>
          </table:table-cell>
          <table:table-cell/>
          <table:table-cell table:formula="of:=[.D178]-[.B178]" office:value-type="float" office:value="0.0250423183251023" calcext:value-type="float">
            <text:p>0,0250423183251023</text:p>
          </table:table-cell>
        </table:table-row>
        <table:table-row table:style-name="ro1">
          <table:table-cell/>
          <table:table-cell office:value-type="float" office:value="27.5184519463396" calcext:value-type="float">
            <text:p>27,5184519463396</text:p>
          </table:table-cell>
          <table:table-cell/>
          <table:table-cell office:value-type="float" office:value="27.5437503348617" calcext:value-type="float">
            <text:p>27,5437503348617</text:p>
          </table:table-cell>
          <table:table-cell/>
          <table:table-cell table:formula="of:=[.D179]-[.B179]" office:value-type="float" office:value="0.0252983885220992" calcext:value-type="float">
            <text:p>0,0252983885220992</text:p>
          </table:table-cell>
        </table:table-row>
        <table:table-row table:style-name="ro1">
          <table:table-cell/>
          <table:table-cell office:value-type="float" office:value="27.5821848652683" calcext:value-type="float">
            <text:p>27,5821848652683</text:p>
          </table:table-cell>
          <table:table-cell/>
          <table:table-cell office:value-type="float" office:value="27.6077466094891" calcext:value-type="float">
            <text:p>27,6077466094891</text:p>
          </table:table-cell>
          <table:table-cell/>
          <table:table-cell table:formula="of:=[.D180]-[.B180]" office:value-type="float" office:value="0.025561744220802" calcext:value-type="float">
            <text:p>0,025561744220802</text:p>
          </table:table-cell>
        </table:table-row>
        <table:table-row table:style-name="ro1">
          <table:table-cell/>
          <table:table-cell office:value-type="float" office:value="27.6458380181182" calcext:value-type="float">
            <text:p>27,6458380181182</text:p>
          </table:table-cell>
          <table:table-cell/>
          <table:table-cell office:value-type="float" office:value="27.6716710027923" calcext:value-type="float">
            <text:p>27,6716710027923</text:p>
          </table:table-cell>
          <table:table-cell/>
          <table:table-cell table:formula="of:=[.D181]-[.B181]" office:value-type="float" office:value="0.0258329846740999" calcext:value-type="float">
            <text:p>0,0258329846740999</text:p>
          </table:table-cell>
        </table:table-row>
        <table:table-row table:style-name="ro1">
          <table:table-cell/>
          <table:table-cell office:value-type="float" office:value="27.7094708976777" calcext:value-type="float">
            <text:p>27,7094708976777</text:p>
          </table:table-cell>
          <table:table-cell/>
          <table:table-cell office:value-type="float" office:value="27.7355837251192" calcext:value-type="float">
            <text:p>27,7355837251192</text:p>
          </table:table-cell>
          <table:table-cell/>
          <table:table-cell table:formula="of:=[.D182]-[.B182]" office:value-type="float" office:value="0.0261128274414979" calcext:value-type="float">
            <text:p>0,0261128274414979</text:p>
          </table:table-cell>
        </table:table-row>
        <table:table-row table:style-name="ro1">
          <table:table-cell/>
          <table:table-cell office:value-type="float" office:value="27.7731476649985" calcext:value-type="float">
            <text:p>27,7731476649985</text:p>
          </table:table-cell>
          <table:table-cell/>
          <table:table-cell office:value-type="float" office:value="27.7995497950001" calcext:value-type="float">
            <text:p>27,7995497950001</text:p>
          </table:table-cell>
          <table:table-cell/>
          <table:table-cell table:formula="of:=[.D183]-[.B183]" office:value-type="float" office:value="0.0264021300015997" calcext:value-type="float">
            <text:p>0,0264021300015997</text:p>
          </table:table-cell>
        </table:table-row>
        <table:table-row table:style-name="ro1">
          <table:table-cell/>
          <table:table-cell office:value-type="float" office:value="27.8369382626816" calcext:value-type="float">
            <text:p>27,8369382626816</text:p>
          </table:table-cell>
          <table:table-cell/>
          <table:table-cell office:value-type="float" office:value="27.8636401798071" calcext:value-type="float">
            <text:p>27,8636401798071</text:p>
          </table:table-cell>
          <table:table-cell/>
          <table:table-cell table:formula="of:=[.D184]-[.B184]" office:value-type="float" office:value="0.0267019171255001" calcext:value-type="float">
            <text:p>0,0267019171255001</text:p>
          </table:table-cell>
        </table:table-row>
        <table:table-row table:style-name="ro1">
          <table:table-cell/>
          <table:table-cell office:value-type="float" office:value="27.9009197316195" calcext:value-type="float">
            <text:p>27,9009197316195</text:p>
          </table:table-cell>
          <table:table-cell/>
          <table:table-cell office:value-type="float" office:value="27.9279331471889" calcext:value-type="float">
            <text:p>27,9279331471889</text:p>
          </table:table-cell>
          <table:table-cell/>
          <table:table-cell table:formula="of:=[.D185]-[.B185]" office:value-type="float" office:value="0.0270134155693995" calcext:value-type="float">
            <text:p>0,0270134155693995</text:p>
          </table:table-cell>
        </table:table-row>
        <table:table-row table:style-name="ro1">
          <table:table-cell/>
          <table:table-cell office:value-type="float" office:value="27.965177789743" calcext:value-type="float">
            <text:p>27,965177789743</text:p>
          </table:table-cell>
          <table:table-cell/>
          <table:table-cell office:value-type="float" office:value="27.9925158880777" calcext:value-type="float">
            <text:p>27,9925158880777</text:p>
          </table:table-cell>
          <table:table-cell/>
          <table:table-cell table:formula="of:=[.D186]-[.B186]" office:value-type="float" office:value="0.0273380983347025" calcext:value-type="float">
            <text:p>0,0273380983347025</text:p>
          </table:table-cell>
        </table:table-row>
        <table:table-row table:style-name="ro1">
          <table:table-cell/>
          <table:table-cell office:value-type="float" office:value="28.02980874858" calcext:value-type="float">
            <text:p>28,02980874858</text:p>
          </table:table-cell>
          <table:table-cell/>
          <table:table-cell office:value-type="float" office:value="28.0574864899563" calcext:value-type="float">
            <text:p>28,0574864899563</text:p>
          </table:table-cell>
          <table:table-cell/>
          <table:table-cell table:formula="of:=[.D187]-[.B187]" office:value-type="float" office:value="0.0276777413763014" calcext:value-type="float">
            <text:p>0,0276777413763014</text:p>
          </table:table-cell>
        </table:table-row>
        <table:table-row table:style-name="ro1">
          <table:table-cell/>
          <table:table-cell office:value-type="float" office:value="28.0949218669255" calcext:value-type="float">
            <text:p>28,0949218669255</text:p>
          </table:table-cell>
          <table:table-cell/>
          <table:table-cell office:value-type="float" office:value="28.1229563638089" calcext:value-type="float">
            <text:p>28,1229563638089</text:p>
          </table:table-cell>
          <table:table-cell/>
          <table:table-cell table:formula="of:=[.D188]-[.B188]" office:value-type="float" office:value="0.0280344968834001" calcext:value-type="float">
            <text:p>0,0280344968834001</text:p>
          </table:table-cell>
        </table:table-row>
        <table:table-row table:style-name="ro1">
          <table:table-cell/>
          <table:table-cell office:value-type="float" office:value="28.1606422736602" calcext:value-type="float">
            <text:p>28,1606422736602</text:p>
          </table:table-cell>
          <table:table-cell/>
          <table:table-cell office:value-type="float" office:value="28.18905326234" calcext:value-type="float">
            <text:p>28,18905326234</text:p>
          </table:table-cell>
          <table:table-cell/>
          <table:table-cell table:formula="of:=[.D189]-[.B189]" office:value-type="float" office:value="0.0284109886797985" calcext:value-type="float">
            <text:p>0,0284109886797985</text:p>
          </table:table-cell>
        </table:table-row>
        <table:table-row table:style-name="ro1">
          <table:table-cell/>
          <table:table-cell office:value-type="float" office:value="28.2271146371163" calcext:value-type="float">
            <text:p>28,2271146371163</text:p>
          </table:table-cell>
          <table:table-cell/>
          <table:table-cell office:value-type="float" office:value="28.2559250748151" calcext:value-type="float">
            <text:p>28,2559250748151</text:p>
          </table:table-cell>
          <table:table-cell/>
          <table:table-cell table:formula="of:=[.D190]-[.B190]" office:value-type="float" office:value="0.0288104376987981" calcext:value-type="float">
            <text:p>0,0288104376987981</text:p>
          </table:table-cell>
        </table:table-row>
        <table:table-row table:style-name="ro1">
          <table:table-cell/>
          <table:table-cell office:value-type="float" office:value="28.2945078228017" calcext:value-type="float">
            <text:p>28,2945078228017</text:p>
          </table:table-cell>
          <table:table-cell/>
          <table:table-cell office:value-type="float" office:value="28.3237446514797" calcext:value-type="float">
            <text:p>28,3237446514797</text:p>
          </table:table-cell>
          <table:table-cell/>
          <table:table-cell table:formula="of:=[.D191]-[.B191]" office:value-type="float" office:value="0.0292368286779983" calcext:value-type="float">
            <text:p>0,0292368286779983</text:p>
          </table:table-cell>
        </table:table-row>
        <table:table-row table:style-name="ro1">
          <table:table-cell/>
          <table:table-cell office:value-type="float" office:value="28.3630208730524" calcext:value-type="float">
            <text:p>28,3630208730524</text:p>
          </table:table-cell>
          <table:table-cell/>
          <table:table-cell office:value-type="float" office:value="28.3927160072438" calcext:value-type="float">
            <text:p>28,3927160072438</text:p>
          </table:table-cell>
          <table:table-cell/>
          <table:table-cell table:formula="of:=[.D192]-[.B192]" office:value-type="float" office:value="0.0296951341913996" calcext:value-type="float">
            <text:p>0,0296951341913996</text:p>
          </table:table-cell>
        </table:table-row>
        <table:table-row table:style-name="ro1">
          <table:table-cell/>
          <table:table-cell office:value-type="float" office:value="28.4328907755582" calcext:value-type="float">
            <text:p>28,4328907755582</text:p>
          </table:table-cell>
          <table:table-cell/>
          <table:table-cell office:value-type="float" office:value="28.4630823951329" calcext:value-type="float">
            <text:p>28,4630823951329</text:p>
          </table:table-cell>
          <table:table-cell/>
          <table:table-cell table:formula="of:=[.D193]-[.B193]" office:value-type="float" office:value="0.0301916195747012" calcext:value-type="float">
            <text:p>0,0301916195747012</text:p>
          </table:table-cell>
        </table:table-row>
        <table:table-row table:style-name="ro1">
          <table:table-cell/>
          <table:table-cell office:value-type="float" office:value="28.5044026839481" calcext:value-type="float">
            <text:p>28,5044026839481</text:p>
          </table:table-cell>
          <table:table-cell/>
          <table:table-cell office:value-type="float" office:value="28.5351369476999" calcext:value-type="float">
            <text:p>28,5351369476999</text:p>
          </table:table-cell>
          <table:table-cell/>
          <table:table-cell table:formula="of:=[.D194]-[.B194]" office:value-type="float" office:value="0.0307342637517998" calcext:value-type="float">
            <text:p>0,0307342637517998</text:p>
          </table:table-cell>
        </table:table-row>
        <table:table-row table:style-name="ro1">
          <table:table-cell/>
          <table:table-cell office:value-type="float" office:value="28.5779035478232" calcext:value-type="float">
            <text:p>28,5779035478232</text:p>
          </table:table-cell>
          <table:table-cell/>
          <table:table-cell office:value-type="float" office:value="28.6092368966119" calcext:value-type="float">
            <text:p>28,6092368966119</text:p>
          </table:table-cell>
          <table:table-cell/>
          <table:table-cell table:formula="of:=[.D195]-[.B195]" office:value-type="float" office:value="0.0313333487886993" calcext:value-type="float">
            <text:p>0,0313333487886993</text:p>
          </table:table-cell>
        </table:table-row>
        <table:table-row table:style-name="ro1">
          <table:table-cell/>
          <table:table-cell office:value-type="float" office:value="28.6538205583229" calcext:value-type="float">
            <text:p>28,6538205583229</text:p>
          </table:table-cell>
          <table:table-cell/>
          <table:table-cell office:value-type="float" office:value="28.6858228581654" calcext:value-type="float">
            <text:p>28,6858228581654</text:p>
          </table:table-cell>
          <table:table-cell/>
          <table:table-cell table:formula="of:=[.D196]-[.B196]" office:value-type="float" office:value="0.0320022998424996" calcext:value-type="float">
            <text:p>0,0320022998424996</text:p>
          </table:table-cell>
        </table:table-row>
        <table:table-row table:style-name="ro1">
          <table:table-cell/>
          <table:table-cell office:value-type="float" office:value="28.7326865142346" calcext:value-type="float">
            <text:p>28,7326865142346</text:p>
          </table:table-cell>
          <table:table-cell/>
          <table:table-cell office:value-type="float" office:value="28.7654454181078" calcext:value-type="float">
            <text:p>28,7654454181078</text:p>
          </table:table-cell>
          <table:table-cell/>
          <table:table-cell table:formula="of:=[.D197]-[.B197]" office:value-type="float" office:value="0.0327589038731979" calcext:value-type="float">
            <text:p>0,0327589038731979</text:p>
          </table:table-cell>
        </table:table-row>
        <table:table-row table:style-name="ro1">
          <table:table-cell/>
          <table:table-cell office:value-type="float" office:value="28.8151753261399" calcext:value-type="float">
            <text:p>28,8151753261399</text:p>
          </table:table-cell>
          <table:table-cell/>
          <table:table-cell office:value-type="float" office:value="28.8488024403152" calcext:value-type="float">
            <text:p>28,8488024403152</text:p>
          </table:table-cell>
          <table:table-cell/>
          <table:table-cell table:formula="of:=[.D198]-[.B198]" office:value-type="float" office:value="0.0336271141752995" calcext:value-type="float">
            <text:p>0,0336271141752995</text:p>
          </table:table-cell>
        </table:table-row>
        <table:table-row table:style-name="ro1">
          <table:table-cell/>
          <table:table-cell office:value-type="float" office:value="28.9021526904882" calcext:value-type="float">
            <text:p>28,9021526904882</text:p>
          </table:table-cell>
          <table:table-cell/>
          <table:table-cell office:value-type="float" office:value="28.9367924735792" calcext:value-type="float">
            <text:p>28,9367924735792</text:p>
          </table:table-cell>
          <table:table-cell/>
          <table:table-cell table:formula="of:=[.D199]-[.B199]" office:value-type="float" office:value="0.0346397830909986" calcext:value-type="float">
            <text:p>0,0346397830909986</text:p>
          </table:table-cell>
        </table:table-row>
        <table:table-row table:style-name="ro1">
          <table:table-cell/>
          <table:table-cell office:value-type="float" office:value="28.9947500048013" calcext:value-type="float">
            <text:p>28,9947500048013</text:p>
          </table:table-cell>
          <table:table-cell/>
          <table:table-cell office:value-type="float" office:value="29.0305929097094" calcext:value-type="float">
            <text:p>29,0305929097094</text:p>
          </table:table-cell>
          <table:table-cell/>
          <table:table-cell table:formula="of:=[.D200]-[.B200]" office:value-type="float" office:value="0.035842904908101" calcext:value-type="float">
            <text:p>0,035842904908101</text:p>
          </table:table-cell>
        </table:table-row>
        <table:table-row table:style-name="ro1">
          <table:table-cell/>
          <table:table-cell office:value-type="float" office:value="29.0944748367863" calcext:value-type="float">
            <text:p>29,0944748367863</text:p>
          </table:table-cell>
          <table:table-cell/>
          <table:table-cell office:value-type="float" office:value="29.1317772265043" calcext:value-type="float">
            <text:p>29,1317772265043</text:p>
          </table:table-cell>
          <table:table-cell/>
          <table:table-cell table:formula="of:=[.D201]-[.B201]" office:value-type="float" office:value="0.0373023897180005" calcext:value-type="float">
            <text:p>0,0373023897180005</text:p>
          </table:table-cell>
        </table:table-row>
        <table:table-row table:style-name="ro1">
          <table:table-cell/>
          <table:table-cell office:value-type="float" office:value="29.2033805945137" calcext:value-type="float">
            <text:p>29,2033805945137</text:p>
          </table:table-cell>
          <table:table-cell/>
          <table:table-cell office:value-type="float" office:value="29.2424958132508" calcext:value-type="float">
            <text:p>29,2424958132508</text:p>
          </table:table-cell>
          <table:table-cell/>
          <table:table-cell table:formula="of:=[.D202]-[.B202]" office:value-type="float" office:value="0.039115218737102" calcext:value-type="float">
            <text:p>0,039115218737102</text:p>
          </table:table-cell>
        </table:table-row>
        <table:table-row table:style-name="ro1">
          <table:table-cell/>
          <table:table-cell office:value-type="float" office:value="29.3243352524328" calcext:value-type="float">
            <text:p>29,3243352524328</text:p>
          </table:table-cell>
          <table:table-cell/>
          <table:table-cell office:value-type="float" office:value="29.3657637121319" calcext:value-type="float">
            <text:p>29,3657637121319</text:p>
          </table:table-cell>
          <table:table-cell/>
          <table:table-cell table:formula="of:=[.D203]-[.B203]" office:value-type="float" office:value="0.0414284596991017" calcext:value-type="float">
            <text:p>0,0414284596991017</text:p>
          </table:table-cell>
        </table:table-row>
        <table:table-row table:style-name="ro1">
          <table:table-cell/>
          <table:table-cell office:value-type="float" office:value="29.4614618910753" calcext:value-type="float">
            <text:p>29,4614618910753</text:p>
          </table:table-cell>
          <table:table-cell/>
          <table:table-cell office:value-type="float" office:value="29.5059348194348" calcext:value-type="float">
            <text:p>29,5059348194348</text:p>
          </table:table-cell>
          <table:table-cell/>
          <table:table-cell table:formula="of:=[.D204]-[.B204]" office:value-type="float" office:value="0.0444729283595002" calcext:value-type="float">
            <text:p>0,0444729283595002</text:p>
          </table:table-cell>
        </table:table-row>
        <table:table-row table:style-name="ro1">
          <table:table-cell/>
          <table:table-cell office:value-type="float" office:value="29.6208890270089" calcext:value-type="float">
            <text:p>29,6208890270089</text:p>
          </table:table-cell>
          <table:table-cell/>
          <table:table-cell office:value-type="float" office:value="29.6695142262563" calcext:value-type="float">
            <text:p>29,6695142262563</text:p>
          </table:table-cell>
          <table:table-cell/>
          <table:table-cell table:formula="of:=[.D205]-[.B205]" office:value-type="float" office:value="0.0486251992474003" calcext:value-type="float">
            <text:p>0,0486251992474003</text:p>
          </table:table-cell>
        </table:table-row>
        <table:table-row table:style-name="ro1">
          <table:table-cell/>
          <table:table-cell office:value-type="float" office:value="29.8120816491192" calcext:value-type="float">
            <text:p>29,8120816491192</text:p>
          </table:table-cell>
          <table:table-cell/>
          <table:table-cell office:value-type="float" office:value="29.8666078336439" calcext:value-type="float">
            <text:p>29,8666078336439</text:p>
          </table:table-cell>
          <table:table-cell/>
          <table:table-cell table:formula="of:=[.D206]-[.B206]" office:value-type="float" office:value="0.0545261845247005" calcext:value-type="float">
            <text:p>0,0545261845247005</text:p>
          </table:table-cell>
        </table:table-row>
        <table:table-row table:style-name="ro1">
          <table:table-cell/>
          <table:table-cell office:value-type="float" office:value="30.0502935380515" calcext:value-type="float">
            <text:p>30,0502935380515</text:p>
          </table:table-cell>
          <table:table-cell/>
          <table:table-cell office:value-type="float" office:value="30.1136056707892" calcext:value-type="float">
            <text:p>30,1136056707892</text:p>
          </table:table-cell>
          <table:table-cell/>
          <table:table-cell table:formula="of:=[.D207]-[.B207]" office:value-type="float" office:value="0.0633121327377033" calcext:value-type="float">
            <text:p>0,0633121327377033</text:p>
          </table:table-cell>
        </table:table-row>
        <table:table-row table:style-name="ro1">
          <table:table-cell/>
          <table:table-cell office:value-type="float" office:value="30.3611512251279" calcext:value-type="float">
            <text:p>30,3611512251279</text:p>
          </table:table-cell>
          <table:table-cell/>
          <table:table-cell office:value-type="float" office:value="30.4381852220692" calcext:value-type="float">
            <text:p>30,4381852220692</text:p>
          </table:table-cell>
          <table:table-cell/>
          <table:table-cell table:formula="of:=[.D208]-[.B208]" office:value-type="float" office:value="0.0770339969412994" calcext:value-type="float">
            <text:p>0,0770339969412994</text:p>
          </table:table-cell>
        </table:table-row>
        <table:table-row table:style-name="ro1">
          <table:table-cell/>
          <table:table-cell office:value-type="float" office:value="30.7883156879324" calcext:value-type="float">
            <text:p>30,7883156879324</text:p>
          </table:table-cell>
          <table:table-cell/>
          <table:table-cell office:value-type="float" office:value="30.8872882833827" calcext:value-type="float">
            <text:p>30,8872882833827</text:p>
          </table:table-cell>
          <table:table-cell/>
          <table:table-cell table:formula="of:=[.D209]-[.B209]" office:value-type="float" office:value="0.0989725954502987" calcext:value-type="float">
            <text:p>0,0989725954502987</text:p>
          </table:table-cell>
        </table:table-row>
        <table:table-row table:style-name="ro1">
          <table:table-cell/>
          <table:table-cell office:value-type="float" office:value="31.3934437470675" calcext:value-type="float">
            <text:p>31,3934437470675</text:p>
          </table:table-cell>
          <table:table-cell/>
          <table:table-cell office:value-type="float" office:value="31.5214435274561" calcext:value-type="float">
            <text:p>31,5214435274561</text:p>
          </table:table-cell>
          <table:table-cell/>
          <table:table-cell table:formula="of:=[.D210]-[.B210]" office:value-type="float" office:value="0.127999780388599" calcext:value-type="float">
            <text:p>0,127999780388599</text:p>
          </table:table-cell>
        </table:table-row>
        <table:table-row table:style-name="ro1">
          <table:table-cell/>
          <table:table-cell office:value-type="float" office:value="32.0708426218507" calcext:value-type="float">
            <text:p>32,0708426218507</text:p>
          </table:table-cell>
          <table:table-cell/>
          <table:table-cell office:value-type="float" office:value="32.1405504408314" calcext:value-type="float">
            <text:p>32,1405504408314</text:p>
          </table:table-cell>
          <table:table-cell/>
          <table:table-cell table:formula="of:=[.D211]-[.B211]" office:value-type="float" office:value="0.0697078189806959" calcext:value-type="float">
            <text:p>0,0697078189806959</text:p>
          </table:table-cell>
        </table:table-row>
        <table:table-row table:style-name="ro1">
          <table:table-cell/>
          <table:table-cell office:value-type="float" office:value="30.6752467010449" calcext:value-type="float">
            <text:p>30,6752467010449</text:p>
          </table:table-cell>
          <table:table-cell/>
          <table:table-cell office:value-type="float" office:value="30.0486312729771" calcext:value-type="float">
            <text:p>30,0486312729771</text:p>
          </table:table-cell>
          <table:table-cell/>
          <table:table-cell table:formula="of:=[.D212]-[.B212]" office:value-type="float" office:value="-0.626615428067801" calcext:value-type="float">
            <text:p>-0,626615428067801</text:p>
          </table:table-cell>
        </table:table-row>
        <table:table-row table:style-name="ro1">
          <table:table-cell/>
          <table:table-cell office:value-type="float" office:value="25.8179157054102" calcext:value-type="float">
            <text:p>25,8179157054102</text:p>
          </table:table-cell>
          <table:table-cell/>
          <table:table-cell office:value-type="float" office:value="25.5286039774627" calcext:value-type="float">
            <text:p>25,5286039774627</text:p>
          </table:table-cell>
          <table:table-cell/>
          <table:table-cell table:formula="of:=[.D213]-[.B213]" office:value-type="float" office:value="-0.289311727947499" calcext:value-type="float">
            <text:p>-0,289311727947499</text:p>
          </table:table-cell>
        </table:table-row>
        <table:table-row table:style-name="ro1">
          <table:table-cell/>
          <table:table-cell office:value-type="float" office:value="25.5749086628813" calcext:value-type="float">
            <text:p>25,5749086628813</text:p>
          </table:table-cell>
          <table:table-cell/>
          <table:table-cell office:value-type="float" office:value="25.7330232435302" calcext:value-type="float">
            <text:p>25,7330232435302</text:p>
          </table:table-cell>
          <table:table-cell/>
          <table:table-cell table:formula="of:=[.D214]-[.B214]" office:value-type="float" office:value="0.158114580648903" calcext:value-type="float">
            <text:p>0,158114580648903</text:p>
          </table:table-cell>
        </table:table-row>
        <table:table-row table:style-name="ro1">
          <table:table-cell/>
          <table:table-cell office:value-type="float" office:value="26.4957282467766" calcext:value-type="float">
            <text:p>26,4957282467766</text:p>
          </table:table-cell>
          <table:table-cell/>
          <table:table-cell office:value-type="float" office:value="26.6293593548223" calcext:value-type="float">
            <text:p>26,6293593548223</text:p>
          </table:table-cell>
          <table:table-cell/>
          <table:table-cell table:formula="of:=[.D215]-[.B215]" office:value-type="float" office:value="0.133631108045698" calcext:value-type="float">
            <text:p>0,133631108045698</text:p>
          </table:table-cell>
        </table:table-row>
        <table:table-row table:style-name="ro1">
          <table:table-cell/>
          <table:table-cell office:value-type="float" office:value="27.1474248307337" calcext:value-type="float">
            <text:p>27,1474248307337</text:p>
          </table:table-cell>
          <table:table-cell/>
          <table:table-cell office:value-type="float" office:value="27.2450589940954" calcext:value-type="float">
            <text:p>27,2450589940954</text:p>
          </table:table-cell>
          <table:table-cell/>
          <table:table-cell table:formula="of:=[.D216]-[.B216]" office:value-type="float" office:value="0.0976341633617004" calcext:value-type="float">
            <text:p>0,0976341633617004</text:p>
          </table:table-cell>
        </table:table-row>
        <table:table-row table:style-name="ro1">
          <table:table-cell/>
          <table:table-cell office:value-type="float" office:value="27.5862483791775" calcext:value-type="float">
            <text:p>27,5862483791775</text:p>
          </table:table-cell>
          <table:table-cell/>
          <table:table-cell office:value-type="float" office:value="27.6625079253309" calcext:value-type="float">
            <text:p>27,6625079253309</text:p>
          </table:table-cell>
          <table:table-cell/>
          <table:table-cell table:formula="of:=[.D217]-[.B217]" office:value-type="float" office:value="0.0762595461533984" calcext:value-type="float">
            <text:p>0,0762595461533984</text:p>
          </table:table-cell>
        </table:table-row>
        <table:table-row table:style-name="ro1">
          <table:table-cell/>
          <table:table-cell office:value-type="float" office:value="27.8997734679253" calcext:value-type="float">
            <text:p>27,8997734679253</text:p>
          </table:table-cell>
          <table:table-cell/>
          <table:table-cell office:value-type="float" office:value="27.9634632259775" calcext:value-type="float">
            <text:p>27,9634632259775</text:p>
          </table:table-cell>
          <table:table-cell/>
          <table:table-cell table:formula="of:=[.D218]-[.B218]" office:value-type="float" office:value="0.0636897580521989" calcext:value-type="float">
            <text:p>0,0636897580521989</text:p>
          </table:table-cell>
        </table:table-row>
        <table:table-row table:style-name="ro1">
          <table:table-cell/>
          <table:table-cell office:value-type="float" office:value="28.137395797383" calcext:value-type="float">
            <text:p>28,137395797383</text:p>
          </table:table-cell>
          <table:table-cell/>
          <table:table-cell office:value-type="float" office:value="28.1933239977658" calcext:value-type="float">
            <text:p>28,1933239977658</text:p>
          </table:table-cell>
          <table:table-cell/>
          <table:table-cell table:formula="of:=[.D219]-[.B219]" office:value-type="float" office:value="0.0559282003827981" calcext:value-type="float">
            <text:p>0,0559282003827981</text:p>
          </table:table-cell>
        </table:table-row>
        <table:table-row table:style-name="ro1">
          <table:table-cell/>
          <table:table-cell office:value-type="float" office:value="28.3264122875003" calcext:value-type="float">
            <text:p>28,3264122875003</text:p>
          </table:table-cell>
          <table:table-cell/>
          <table:table-cell office:value-type="float" office:value="28.3773123677723" calcext:value-type="float">
            <text:p>28,3773123677723</text:p>
          </table:table-cell>
          <table:table-cell/>
          <table:table-cell table:formula="of:=[.D220]-[.B220]" office:value-type="float" office:value="0.050900080272001" calcext:value-type="float">
            <text:p>0,050900080272001</text:p>
          </table:table-cell>
        </table:table-row>
        <table:table-row table:style-name="ro1">
          <table:table-cell/>
          <table:table-cell office:value-type="float" office:value="28.4826715880204" calcext:value-type="float">
            <text:p>28,4826715880204</text:p>
          </table:table-cell>
          <table:table-cell/>
          <table:table-cell office:value-type="float" office:value="28.5301845370929" calcext:value-type="float">
            <text:p>28,5301845370929</text:p>
          </table:table-cell>
          <table:table-cell/>
          <table:table-cell table:formula="of:=[.D221]-[.B221]" office:value-type="float" office:value="0.0475129490725017" calcext:value-type="float">
            <text:p>0,0475129490725017</text:p>
          </table:table-cell>
        </table:table-row>
        <table:table-row table:style-name="ro1">
          <table:table-cell/>
          <table:table-cell office:value-type="float" office:value="28.6158844946712" calcext:value-type="float">
            <text:p>28,6158844946712</text:p>
          </table:table-cell>
          <table:table-cell/>
          <table:table-cell office:value-type="float" office:value="28.6610463427692" calcext:value-type="float">
            <text:p>28,6610463427692</text:p>
          </table:table-cell>
          <table:table-cell/>
          <table:table-cell table:formula="of:=[.D222]-[.B222]" office:value-type="float" office:value="0.0451618480980009" calcext:value-type="float">
            <text:p>0,0451618480980009</text:p>
          </table:table-cell>
        </table:table-row>
        <table:table-row table:style-name="ro1">
          <table:table-cell/>
          <table:table-cell office:value-type="float" office:value="28.7322931416994" calcext:value-type="float">
            <text:p>28,7322931416994</text:p>
          </table:table-cell>
          <table:table-cell/>
          <table:table-cell office:value-type="float" office:value="28.7757870464169" calcext:value-type="float">
            <text:p>28,7757870464169</text:p>
          </table:table-cell>
          <table:table-cell/>
          <table:table-cell table:formula="of:=[.D223]-[.B223]" office:value-type="float" office:value="0.0434939047175007" calcext:value-type="float">
            <text:p>0,0434939047175007</text:p>
          </table:table-cell>
        </table:table-row>
        <table:table-row table:style-name="ro1">
          <table:table-cell/>
          <table:table-cell office:value-type="float" office:value="28.83607777606" calcext:value-type="float">
            <text:p>28,83607777606</text:p>
          </table:table-cell>
          <table:table-cell/>
          <table:table-cell office:value-type="float" office:value="28.8783712108157" calcext:value-type="float">
            <text:p>28,8783712108157</text:p>
          </table:table-cell>
          <table:table-cell/>
          <table:table-cell table:formula="of:=[.D224]-[.B224]" office:value-type="float" office:value="0.0422934347556989" calcext:value-type="float">
            <text:p>0,0422934347556989</text:p>
          </table:table-cell>
        </table:table-row>
        <table:table-row table:style-name="ro1">
          <table:table-cell/>
          <table:table-cell office:value-type="float" office:value="28.9301369909789" calcext:value-type="float">
            <text:p>28,9301369909789</text:p>
          </table:table-cell>
          <table:table-cell/>
          <table:table-cell office:value-type="float" office:value="28.9715601217786" calcext:value-type="float">
            <text:p>28,9715601217786</text:p>
          </table:table-cell>
          <table:table-cell/>
          <table:table-cell table:formula="of:=[.D225]-[.B225]" office:value-type="float" office:value="0.0414231307997" calcext:value-type="float">
            <text:p>0,0414231307997</text:p>
          </table:table-cell>
        </table:table-row>
        <table:table-row table:style-name="ro1">
          <table:table-cell/>
          <table:table-cell office:value-type="float" office:value="29.0165412939905" calcext:value-type="float">
            <text:p>29,0165412939905</text:p>
          </table:table-cell>
          <table:table-cell/>
          <table:table-cell office:value-type="float" office:value="29.0573337453575" calcext:value-type="float">
            <text:p>29,0573337453575</text:p>
          </table:table-cell>
          <table:table-cell/>
          <table:table-cell table:formula="of:=[.D226]-[.B226]" office:value-type="float" office:value="0.0407924513670004" calcext:value-type="float">
            <text:p>0,0407924513670004</text:p>
          </table:table-cell>
        </table:table-row>
        <table:table-row table:style-name="ro1">
          <table:table-cell/>
          <table:table-cell office:value-type="float" office:value="29.0968079855626" calcext:value-type="float">
            <text:p>29,0968079855626</text:p>
          </table:table-cell>
          <table:table-cell/>
          <table:table-cell office:value-type="float" office:value="29.1371478316104" calcext:value-type="float">
            <text:p>29,1371478316104</text:p>
          </table:table-cell>
          <table:table-cell/>
          <table:table-cell table:formula="of:=[.D227]-[.B227]" office:value-type="float" office:value="0.0403398460478002" calcext:value-type="float">
            <text:p>0,0403398460478002</text:p>
          </table:table-cell>
        </table:table-row>
        <table:table-row table:style-name="ro1">
          <table:table-cell/>
          <table:table-cell office:value-type="float" office:value="29.1720739365484" calcext:value-type="float">
            <text:p>29,1720739365484</text:p>
          </table:table-cell>
          <table:table-cell/>
          <table:table-cell office:value-type="float" office:value="29.2120962851728" calcext:value-type="float">
            <text:p>29,2120962851728</text:p>
          </table:table-cell>
          <table:table-cell/>
          <table:table-cell table:formula="of:=[.D228]-[.B228]" office:value-type="float" office:value="0.0400223486244009" calcext:value-type="float">
            <text:p>0,0400223486244009</text:p>
          </table:table-cell>
        </table:table-row>
        <table:table-row table:style-name="ro1">
          <table:table-cell/>
          <table:table-cell office:value-type="float" office:value="29.2432077181278" calcext:value-type="float">
            <text:p>29,2432077181278</text:p>
          </table:table-cell>
          <table:table-cell/>
          <table:table-cell office:value-type="float" office:value="29.2830169799671" calcext:value-type="float">
            <text:p>29,2830169799671</text:p>
          </table:table-cell>
          <table:table-cell/>
          <table:table-cell table:formula="of:=[.D229]-[.B229]" office:value-type="float" office:value="0.0398092618393022" calcext:value-type="float">
            <text:p>0,0398092618393022</text:p>
          </table:table-cell>
        </table:table-row>
        <table:table-row table:style-name="ro1">
          <table:table-cell/>
          <table:table-cell office:value-type="float" office:value="29.3108844486039" calcext:value-type="float">
            <text:p>29,3108844486039</text:p>
          </table:table-cell>
          <table:table-cell/>
          <table:table-cell office:value-type="float" office:value="29.350562650057" calcext:value-type="float">
            <text:p>29,350562650057</text:p>
          </table:table-cell>
          <table:table-cell/>
          <table:table-cell table:formula="of:=[.D230]-[.B230]" office:value-type="float" office:value="0.0396782014530999" calcext:value-type="float">
            <text:p>0,0396782014530999</text:p>
          </table:table-cell>
        </table:table-row>
        <table:table-row table:style-name="ro1">
          <table:table-cell/>
          <table:table-cell office:value-type="float" office:value="29.3756370123442" calcext:value-type="float">
            <text:p>29,3756370123442</text:p>
          </table:table-cell>
          <table:table-cell/>
          <table:table-cell office:value-type="float" office:value="29.4152495597664" calcext:value-type="float">
            <text:p>29,4152495597664</text:p>
          </table:table-cell>
          <table:table-cell/>
          <table:table-cell table:formula="of:=[.D231]-[.B231]" office:value-type="float" office:value="0.0396125474222018" calcext:value-type="float">
            <text:p>0,0396125474222018</text:p>
          </table:table-cell>
        </table:table-row>
        <table:table-row table:style-name="ro1">
          <table:table-cell/>
          <table:table-cell office:value-type="float" office:value="29.4378918942077" calcext:value-type="float">
            <text:p>29,4378918942077</text:p>
          </table:table-cell>
          <table:table-cell/>
          <table:table-cell office:value-type="float" office:value="29.4774916540514" calcext:value-type="float">
            <text:p>29,4774916540514</text:p>
          </table:table-cell>
          <table:table-cell/>
          <table:table-cell table:formula="of:=[.D232]-[.B232]" office:value-type="float" office:value="0.0395997598436999" calcext:value-type="float">
            <text:p>0,0395997598436999</text:p>
          </table:table-cell>
        </table:table-row>
        <table:table-row table:style-name="ro1">
          <table:table-cell/>
          <table:table-cell office:value-type="float" office:value="29.4979947523736" calcext:value-type="float">
            <text:p>29,4979947523736</text:p>
          </table:table-cell>
          <table:table-cell/>
          <table:table-cell office:value-type="float" office:value="29.5376249933732" calcext:value-type="float">
            <text:p>29,5376249933732</text:p>
          </table:table-cell>
          <table:table-cell/>
          <table:table-cell table:formula="of:=[.D233]-[.B233]" office:value-type="float" office:value="0.0396302409995997" calcext:value-type="float">
            <text:p>0,0396302409995997</text:p>
          </table:table-cell>
        </table:table-row>
        <table:table-row table:style-name="ro1">
          <table:table-cell/>
          <table:table-cell office:value-type="float" office:value="29.5562289969189" calcext:value-type="float">
            <text:p>29,5562289969189</text:p>
          </table:table-cell>
          <table:table-cell/>
          <table:table-cell office:value-type="float" office:value="29.5959255475833" calcext:value-type="float">
            <text:p>29,5959255475833</text:p>
          </table:table-cell>
          <table:table-cell/>
          <table:table-cell table:formula="of:=[.D234]-[.B234]" office:value-type="float" office:value="0.0396965506643987" calcext:value-type="float">
            <text:p>0,0396965506643987</text:p>
          </table:table-cell>
        </table:table-row>
        <table:table-row table:style-name="ro1">
          <table:table-cell/>
          <table:table-cell office:value-type="float" office:value="29.6128295075774" calcext:value-type="float">
            <text:p>29,6128295075774</text:p>
          </table:table-cell>
          <table:table-cell/>
          <table:table-cell office:value-type="float" office:value="29.6526223627162" calcext:value-type="float">
            <text:p>29,6526223627162</text:p>
          </table:table-cell>
          <table:table-cell/>
          <table:table-cell table:formula="of:=[.D235]-[.B235]" office:value-type="float" office:value="0.0397928551388027" calcext:value-type="float">
            <text:p>0,0397928551388027</text:p>
          </table:table-cell>
        </table:table-row>
        <table:table-row table:style-name="ro1">
          <table:table-cell/>
          <table:table-cell office:value-type="float" office:value="29.6679929136496" calcext:value-type="float">
            <text:p>29,6679929136496</text:p>
          </table:table-cell>
          <table:table-cell/>
          <table:table-cell office:value-type="float" office:value="29.7079074475525" calcext:value-type="float">
            <text:p>29,7079074475525</text:p>
          </table:table-cell>
          <table:table-cell/>
          <table:table-cell table:formula="of:=[.D236]-[.B236]" office:value-type="float" office:value="0.0399145339029019" calcext:value-type="float">
            <text:p>0,0399145339029019</text:p>
          </table:table-cell>
        </table:table-row>
        <table:table-row table:style-name="ro1">
          <table:table-cell/>
          <table:table-cell office:value-type="float" office:value="29.7218854035709" calcext:value-type="float">
            <text:p>29,7218854035709</text:p>
          </table:table-cell>
          <table:table-cell/>
          <table:table-cell office:value-type="float" office:value="29.7619432981953" calcext:value-type="float">
            <text:p>29,7619432981953</text:p>
          </table:table-cell>
          <table:table-cell/>
          <table:table-cell table:formula="of:=[.D237]-[.B237]" office:value-type="float" office:value="0.0400578946243968" calcext:value-type="float">
            <text:p>0,0400578946243968</text:p>
          </table:table-cell>
        </table:table-row>
        <table:table-row table:style-name="ro1">
          <table:table-cell/>
          <table:table-cell office:value-type="float" office:value="29.7746487337436" calcext:value-type="float">
            <text:p>29,7746487337436</text:p>
          </table:table-cell>
          <table:table-cell/>
          <table:table-cell office:value-type="float" office:value="29.8148686976315" calcext:value-type="float">
            <text:p>29,8148686976315</text:p>
          </table:table-cell>
          <table:table-cell/>
          <table:table-cell table:formula="of:=[.D238]-[.B238]" office:value-type="float" office:value="0.0402199638878997" calcext:value-type="float">
            <text:p>0,0402199638878997</text:p>
          </table:table-cell>
        </table:table-row>
        <table:table-row table:style-name="ro1">
          <table:table-cell/>
          <table:table-cell office:value-type="float" office:value="29.8264049077555" calcext:value-type="float">
            <text:p>29,8264049077555</text:p>
          </table:table-cell>
          <table:table-cell/>
          <table:table-cell office:value-type="float" office:value="29.8668032393812" calcext:value-type="float">
            <text:p>29,8668032393812</text:p>
          </table:table-cell>
          <table:table-cell/>
          <table:table-cell table:formula="of:=[.D239]-[.B239]" office:value-type="float" office:value="0.0403983316256991" calcext:value-type="float">
            <text:p>0,0403983316256991</text:p>
          </table:table-cell>
        </table:table-row>
        <table:table-row table:style-name="ro1">
          <table:table-cell/>
          <table:table-cell office:value-type="float" office:value="29.8772598623424" calcext:value-type="float">
            <text:p>29,8772598623424</text:p>
          </table:table-cell>
          <table:table-cell/>
          <table:table-cell office:value-type="float" office:value="29.9178508965969" calcext:value-type="float">
            <text:p>29,9178508965969</text:p>
          </table:table-cell>
          <table:table-cell/>
          <table:table-cell table:formula="of:=[.D240]-[.B240]" office:value-type="float" office:value="0.0405910342545006" calcext:value-type="float">
            <text:p>0,0405910342545006</text:p>
          </table:table-cell>
        </table:table-row>
        <table:table-row table:style-name="ro1">
          <table:table-cell/>
          <table:table-cell office:value-type="float" office:value="29.9273064038158" calcext:value-type="float">
            <text:p>29,9273064038158</text:p>
          </table:table-cell>
          <table:table-cell/>
          <table:table-cell office:value-type="float" office:value="29.9681028699047" calcext:value-type="float">
            <text:p>29,9681028699047</text:p>
          </table:table-cell>
          <table:table-cell/>
          <table:table-cell table:formula="of:=[.D241]-[.B241]" office:value-type="float" office:value="0.0407964660889029" calcext:value-type="float">
            <text:p>0,0407964660889029</text:p>
          </table:table-cell>
        </table:table-row>
        <table:table-row table:style-name="ro1">
          <table:table-cell/>
          <table:table-cell office:value-type="float" office:value="29.976626573943" calcext:value-type="float">
            <text:p>29,976626573943</text:p>
          </table:table-cell>
          <table:table-cell/>
          <table:table-cell office:value-type="float" office:value="30.0176398855321" calcext:value-type="float">
            <text:p>30,0176398855321</text:p>
          </table:table-cell>
          <table:table-cell/>
          <table:table-cell table:formula="of:=[.D242]-[.B242]" office:value-type="float" office:value="0.0410133115890972" calcext:value-type="float">
            <text:p>0,0410133115890972</text:p>
          </table:table-cell>
        </table:table-row>
        <table:table-row table:style-name="ro1">
          <table:table-cell/>
          <table:table-cell office:value-type="float" office:value="30.0252935783743" calcext:value-type="float">
            <text:p>30,0252935783743</text:p>
          </table:table-cell>
          <table:table-cell/>
          <table:table-cell office:value-type="float" office:value="30.0665340717264" calcext:value-type="float">
            <text:p>30,0665340717264</text:p>
          </table:table-cell>
          <table:table-cell/>
          <table:table-cell table:formula="of:=[.D243]-[.B243]" office:value-type="float" office:value="0.0412404933521025" calcext:value-type="float">
            <text:p>0,0412404933521025</text:p>
          </table:table-cell>
        </table:table-row>
        <table:table-row table:style-name="ro1">
          <table:table-cell/>
          <table:table-cell office:value-type="float" office:value="30.0733733780922" calcext:value-type="float">
            <text:p>30,0733733780922</text:p>
          </table:table-cell>
          <table:table-cell/>
          <table:table-cell office:value-type="float" office:value="30.114850510071" calcext:value-type="float">
            <text:p>30,114850510071</text:p>
          </table:table-cell>
          <table:table-cell/>
          <table:table-cell table:formula="of:=[.D244]-[.B244]" office:value-type="float" office:value="0.0414771319788017" calcext:value-type="float">
            <text:p>0,0414771319788017</text:p>
          </table:table-cell>
        </table:table-row>
        <table:table-row table:style-name="ro1">
          <table:table-cell/>
          <table:table-cell office:value-type="float" office:value="30.1209260206518" calcext:value-type="float">
            <text:p>30,1209260206518</text:p>
          </table:table-cell>
          <table:table-cell/>
          <table:table-cell office:value-type="float" office:value="30.1626485357911" calcext:value-type="float">
            <text:p>30,1626485357911</text:p>
          </table:table-cell>
          <table:table-cell/>
          <table:table-cell table:formula="of:=[.D245]-[.B245]" office:value-type="float" office:value="0.0417225151392984" calcext:value-type="float">
            <text:p>0,0417225151392984</text:p>
          </table:table-cell>
        </table:table-row>
        <table:table-row table:style-name="ro1">
          <table:table-cell/>
          <table:table-cell office:value-type="float" office:value="30.1680067708791" calcext:value-type="float">
            <text:p>30,1680067708791</text:p>
          </table:table-cell>
          <table:table-cell/>
          <table:table-cell office:value-type="float" office:value="30.2099828447466" calcext:value-type="float">
            <text:p>30,2099828447466</text:p>
          </table:table-cell>
          <table:table-cell/>
          <table:table-cell table:formula="of:=[.D246]-[.B246]" office:value-type="float" office:value="0.0419760738675024" calcext:value-type="float">
            <text:p>0,0419760738675024</text:p>
          </table:table-cell>
        </table:table-row>
        <table:table-row table:style-name="ro1">
          <table:table-cell/>
          <table:table-cell office:value-type="float" office:value="30.2146670882041" calcext:value-type="float">
            <text:p>30,2146670882041</text:p>
          </table:table-cell>
          <table:table-cell/>
          <table:table-cell office:value-type="float" office:value="30.2569044528331" calcext:value-type="float">
            <text:p>30,2569044528331</text:p>
          </table:table-cell>
          <table:table-cell/>
          <table:table-cell table:formula="of:=[.D247]-[.B247]" office:value-type="float" office:value="0.0422373646290026" calcext:value-type="float">
            <text:p>0,0422373646290026</text:p>
          </table:table-cell>
        </table:table-row>
        <table:table-row table:style-name="ro1">
          <table:table-cell/>
          <table:table-cell office:value-type="float" office:value="30.2609554888303" calcext:value-type="float">
            <text:p>30,2609554888303</text:p>
          </table:table-cell>
          <table:table-cell/>
          <table:table-cell office:value-type="float" office:value="30.3034615449776" calcext:value-type="float">
            <text:p>30,3034615449776</text:p>
          </table:table-cell>
          <table:table-cell/>
          <table:table-cell table:formula="of:=[.D248]-[.B248]" office:value-type="float" office:value="0.0425060561472996" calcext:value-type="float">
            <text:p>0,0425060561472996</text:p>
          </table:table-cell>
        </table:table-row>
        <table:table-row table:style-name="ro1">
          <table:table-cell/>
          <table:table-cell office:value-type="float" office:value="30.3069183244155" calcext:value-type="float">
            <text:p>30,3069183244155</text:p>
          </table:table-cell>
          <table:table-cell/>
          <table:table-cell office:value-type="float" office:value="30.3497002446901" calcext:value-type="float">
            <text:p>30,3497002446901</text:p>
          </table:table-cell>
          <table:table-cell/>
          <table:table-cell table:formula="of:=[.D249]-[.B249]" office:value-type="float" office:value="0.0427819202746029" calcext:value-type="float">
            <text:p>0,0427819202746029</text:p>
          </table:table-cell>
        </table:table-row>
        <table:table-row table:style-name="ro1">
          <table:table-cell/>
          <table:table-cell office:value-type="float" office:value="30.3526005046489" calcext:value-type="float">
            <text:p>30,3526005046489</text:p>
          </table:table-cell>
          <table:table-cell/>
          <table:table-cell office:value-type="float" office:value="30.3956653310833" calcext:value-type="float">
            <text:p>30,3956653310833</text:p>
          </table:table-cell>
          <table:table-cell/>
          <table:table-cell table:formula="of:=[.D250]-[.B250]" office:value-type="float" office:value="0.0430648264343994" calcext:value-type="float">
            <text:p>0,0430648264343994</text:p>
          </table:table-cell>
        </table:table-row>
        <table:table-row table:style-name="ro1">
          <table:table-cell/>
          <table:table-cell office:value-type="float" office:value="30.3980461882773" calcext:value-type="float">
            <text:p>30,3980461882773</text:p>
          </table:table-cell>
          <table:table-cell/>
          <table:table-cell office:value-type="float" office:value="30.4414009276563" calcext:value-type="float">
            <text:p>30,4414009276563</text:p>
          </table:table-cell>
          <table:table-cell/>
          <table:table-cell table:formula="of:=[.D251]-[.B251]" office:value-type="float" office:value="0.0433547393790015" calcext:value-type="float">
            <text:p>0,0433547393790015</text:p>
          </table:table-cell>
        </table:table-row>
        <table:table-row table:style-name="ro1">
          <table:table-cell/>
          <table:table-cell office:value-type="float" office:value="30.443299465861" calcext:value-type="float">
            <text:p>30,443299465861</text:p>
          </table:table-cell>
          <table:table-cell/>
          <table:table-cell office:value-type="float" office:value="30.4869511860767" calcext:value-type="float">
            <text:p>30,4869511860767</text:p>
          </table:table-cell>
          <table:table-cell/>
          <table:table-cell table:formula="of:=[.D252]-[.B252]" office:value-type="float" office:value="0.0436517202156992" calcext:value-type="float">
            <text:p>0,0436517202156992</text:p>
          </table:table-cell>
        </table:table-row>
        <table:table-row table:style-name="ro1">
          <table:table-cell/>
          <table:table-cell office:value-type="float" office:value="30.488405057575" calcext:value-type="float">
            <text:p>30,488405057575</text:p>
          </table:table-cell>
          <table:table-cell/>
          <table:table-cell office:value-type="float" office:value="30.5323609884036" calcext:value-type="float">
            <text:p>30,5323609884036</text:p>
          </table:table-cell>
          <table:table-cell/>
          <table:table-cell table:formula="of:=[.D253]-[.B253]" office:value-type="float" office:value="0.0439559308285986" calcext:value-type="float">
            <text:p>0,0439559308285986</text:p>
          </table:table-cell>
        </table:table-row>
        <table:table-row table:style-name="ro1">
          <table:table-cell/>
          <table:table-cell office:value-type="float" office:value="30.533409050804" calcext:value-type="float">
            <text:p>30,533409050804</text:p>
          </table:table-cell>
          <table:table-cell/>
          <table:table-cell office:value-type="float" office:value="30.5776766928293" calcext:value-type="float">
            <text:p>30,5776766928293</text:p>
          </table:table-cell>
          <table:table-cell/>
          <table:table-cell table:formula="of:=[.D254]-[.B254]" office:value-type="float" office:value="0.0442676420253001" calcext:value-type="float">
            <text:p>0,0442676420253001</text:p>
          </table:table-cell>
        </table:table-row>
        <table:table-row table:style-name="ro1">
          <table:table-cell/>
          <table:table-cell office:value-type="float" office:value="30.5783597052508" calcext:value-type="float">
            <text:p>30,5783597052508</text:p>
          </table:table-cell>
          <table:table-cell/>
          <table:table-cell office:value-type="float" office:value="30.6229469512669" calcext:value-type="float">
            <text:p>30,6229469512669</text:p>
          </table:table-cell>
          <table:table-cell/>
          <table:table-cell table:formula="of:=[.D255]-[.B255]" office:value-type="float" office:value="0.0445872460160999" calcext:value-type="float">
            <text:p>0,0445872460160999</text:p>
          </table:table-cell>
        </table:table-row>
        <table:table-row table:style-name="ro1">
          <table:table-cell/>
          <table:table-cell office:value-type="float" office:value="30.6233083581117" calcext:value-type="float">
            <text:p>30,6233083581117</text:p>
          </table:table-cell>
          <table:table-cell/>
          <table:table-cell office:value-type="float" office:value="30.6682236322061" calcext:value-type="float">
            <text:p>30,6682236322061</text:p>
          </table:table-cell>
          <table:table-cell/>
          <table:table-cell table:formula="of:=[.D256]-[.B256]" office:value-type="float" office:value="0.0449152740944001" calcext:value-type="float">
            <text:p>0,0449152740944001</text:p>
          </table:table-cell>
        </table:table-row>
        <table:table-row table:style-name="ro1">
          <table:table-cell/>
          <table:table-cell office:value-type="float" office:value="30.6683104691037" calcext:value-type="float">
            <text:p>30,6683104691037</text:p>
          </table:table-cell>
          <table:table-cell/>
          <table:table-cell office:value-type="float" office:value="30.7135628899296" calcext:value-type="float">
            <text:p>30,7135628899296</text:p>
          </table:table-cell>
          <table:table-cell/>
          <table:table-cell table:formula="of:=[.D257]-[.B257]" office:value-type="float" office:value="0.0452524208259" calcext:value-type="float">
            <text:p>0,0452524208259</text:p>
          </table:table-cell>
        </table:table-row>
        <table:table-row table:style-name="ro1">
          <table:table-cell/>
          <table:table-cell office:value-type="float" office:value="30.713426855438" calcext:value-type="float">
            <text:p>30,713426855438</text:p>
          </table:table-cell>
          <table:table-cell/>
          <table:table-cell office:value-type="float" office:value="30.7590264320327" calcext:value-type="float">
            <text:p>30,7590264320327</text:p>
          </table:table-cell>
          <table:table-cell/>
          <table:table-cell table:formula="of:=[.D258]-[.B258]" office:value-type="float" office:value="0.0455995765947002" calcext:value-type="float">
            <text:p>0,0455995765947002</text:p>
          </table:table-cell>
        </table:table-row>
        <table:table-row table:style-name="ro1">
          <table:table-cell/>
          <table:table-cell office:value-type="float" office:value="30.7587251816088" calcext:value-type="float">
            <text:p>30,7587251816088</text:p>
          </table:table-cell>
          <table:table-cell/>
          <table:table-cell office:value-type="float" office:value="30.8046830526764" calcext:value-type="float">
            <text:p>30,8046830526764</text:p>
          </table:table-cell>
          <table:table-cell/>
          <table:table-cell table:formula="of:=[.D259]-[.B259]" office:value-type="float" office:value="0.0459578710675999" calcext:value-type="float">
            <text:p>0,0459578710675999</text:p>
          </table:table-cell>
        </table:table-row>
        <table:table-row table:style-name="ro1">
          <table:table-cell/>
          <table:table-cell office:value-type="float" office:value="30.8042817895807" calcext:value-type="float">
            <text:p>30,8042817895807</text:p>
          </table:table-cell>
          <table:table-cell/>
          <table:table-cell office:value-type="float" office:value="30.8506105208811" calcext:value-type="float">
            <text:p>30,8506105208811</text:p>
          </table:table-cell>
          <table:table-cell/>
          <table:table-cell table:formula="of:=[.D260]-[.B260]" office:value-type="float" office:value="0.0463287313004024" calcext:value-type="float">
            <text:p>0,0463287313004024</text:p>
          </table:table-cell>
        </table:table-row>
        <table:table-row table:style-name="ro1">
          <table:table-cell/>
          <table:table-cell office:value-type="float" office:value="30.8501839845762" calcext:value-type="float">
            <text:p>30,8501839845762</text:p>
          </table:table-cell>
          <table:table-cell/>
          <table:table-cell office:value-type="float" office:value="30.8968979443197" calcext:value-type="float">
            <text:p>30,8968979443197</text:p>
          </table:table-cell>
          <table:table-cell/>
          <table:table-cell table:formula="of:=[.D261]-[.B261]" office:value-type="float" office:value="0.0467139597434993" calcext:value-type="float">
            <text:p>0,0467139597434993</text:p>
          </table:table-cell>
        </table:table-row>
        <table:table-row table:style-name="ro1">
          <table:table-cell/>
          <table:table-cell office:value-type="float" office:value="30.8965329340358" calcext:value-type="float">
            <text:p>30,8965329340358</text:p>
          </table:table-cell>
          <table:table-cell/>
          <table:table-cell office:value-type="float" office:value="30.9436487737442" calcext:value-type="float">
            <text:p>30,9436487737442</text:p>
          </table:table-cell>
          <table:table-cell/>
          <table:table-cell table:formula="of:=[.D262]-[.B262]" office:value-type="float" office:value="0.0471158397084004" calcext:value-type="float">
            <text:p>0,0471158397084004</text:p>
          </table:table-cell>
        </table:table-row>
        <table:table-row table:style-name="ro1">
          <table:table-cell/>
          <table:table-cell office:value-type="float" office:value="30.9434473988108" calcext:value-type="float">
            <text:p>30,9434473988108</text:p>
          </table:table-cell>
          <table:table-cell/>
          <table:table-cell office:value-type="float" office:value="30.9909846782531" calcext:value-type="float">
            <text:p>30,9909846782531</text:p>
          </table:table-cell>
          <table:table-cell/>
          <table:table-cell table:formula="of:=[.D263]-[.B263]" office:value-type="float" office:value="0.0475372794422988" calcext:value-type="float">
            <text:p>0,0475372794422988</text:p>
          </table:table-cell>
        </table:table-row>
        <table:table-row table:style-name="ro1">
          <table:table-cell/>
          <table:table-cell office:value-type="float" office:value="30.991068606107" calcext:value-type="float">
            <text:p>30,991068606107</text:p>
          </table:table-cell>
          <table:table-cell/>
          <table:table-cell office:value-type="float" office:value="31.0390506173728" calcext:value-type="float">
            <text:p>31,0390506173728</text:p>
          </table:table-cell>
          <table:table-cell/>
          <table:table-cell table:formula="of:=[.D264]-[.B264]" office:value-type="float" office:value="0.0479820112658018" calcext:value-type="float">
            <text:p>0,0479820112658018</text:p>
          </table:table-cell>
        </table:table-row>
        <table:table-row table:style-name="ro1">
          <table:table-cell/>
          <table:table-cell office:value-type="float" office:value="31.0395667088653" calcext:value-type="float">
            <text:p>31,0395667088653</text:p>
          </table:table-cell>
          <table:table-cell/>
          <table:table-cell office:value-type="float" office:value="31.0880215795183" calcext:value-type="float">
            <text:p>31,0880215795183</text:p>
          </table:table-cell>
          <table:table-cell/>
          <table:table-cell table:formula="of:=[.D265]-[.B265]" office:value-type="float" office:value="0.0484548706529999" calcext:value-type="float">
            <text:p>0,0484548706529999</text:p>
          </table:table-cell>
        </table:table-row>
        <table:table-row table:style-name="ro1">
          <table:table-cell/>
          <table:table-cell office:value-type="float" office:value="31.0891494818683" calcext:value-type="float">
            <text:p>31,0891494818683</text:p>
          </table:table-cell>
          <table:table-cell/>
          <table:table-cell office:value-type="float" office:value="31.138111675401" calcext:value-type="float">
            <text:p>31,138111675401</text:p>
          </table:table-cell>
          <table:table-cell/>
          <table:table-cell table:formula="of:=[.D266]-[.B266]" office:value-type="float" office:value="0.0489621935326987" calcext:value-type="float">
            <text:p>0,0489621935326987</text:p>
          </table:table-cell>
        </table:table-row>
        <table:table-row table:style-name="ro1">
          <table:table-cell/>
          <table:table-cell office:value-type="float" office:value="31.1400742238158" calcext:value-type="float">
            <text:p>31,1400742238158</text:p>
          </table:table-cell>
          <table:table-cell/>
          <table:table-cell office:value-type="float" office:value="31.1895866156586" calcext:value-type="float">
            <text:p>31,1895866156586</text:p>
          </table:table-cell>
          <table:table-cell/>
          <table:table-cell table:formula="of:=[.D267]-[.B267]" office:value-type="float" office:value="0.0495123918428" calcext:value-type="float">
            <text:p>0,0495123918428</text:p>
          </table:table-cell>
        </table:table-row>
        <table:table-row table:style-name="ro1">
          <table:table-cell/>
          <table:table-cell office:value-type="float" office:value="31.1926643400213" calcext:value-type="float">
            <text:p>31,1926643400213</text:p>
          </table:table-cell>
          <table:table-cell/>
          <table:table-cell office:value-type="float" office:value="31.2427811438727" calcext:value-type="float">
            <text:p>31,2427811438727</text:p>
          </table:table-cell>
          <table:table-cell/>
          <table:table-cell table:formula="of:=[.D268]-[.B268]" office:value-type="float" office:value="0.0501168038514024" calcext:value-type="float">
            <text:p>0,0501168038514024</text:p>
          </table:table-cell>
        </table:table-row>
        <table:table-row table:style-name="ro1">
          <table:table-cell/>
          <table:table-cell office:value-type="float" office:value="31.2473329008258" calcext:value-type="float">
            <text:p>31,2473329008258</text:p>
          </table:table-cell>
          <table:table-cell/>
          <table:table-cell office:value-type="float" office:value="31.2981238788357" calcext:value-type="float">
            <text:p>31,2981238788357</text:p>
          </table:table-cell>
          <table:table-cell/>
          <table:table-cell table:formula="of:=[.D269]-[.B269]" office:value-type="float" office:value="0.0507909780098998" calcext:value-type="float">
            <text:p>0,0507909780098998</text:p>
          </table:table-cell>
        </table:table-row>
        <table:table-row table:style-name="ro1">
          <table:table-cell/>
          <table:table-cell office:value-type="float" office:value="31.3046168373072" calcext:value-type="float">
            <text:p>31,3046168373072</text:p>
          </table:table-cell>
          <table:table-cell/>
          <table:table-cell office:value-type="float" office:value="31.3561734964688" calcext:value-type="float">
            <text:p>31,3561734964688</text:p>
          </table:table-cell>
          <table:table-cell/>
          <table:table-cell table:formula="of:=[.D270]-[.B270]" office:value-type="float" office:value="0.0515566591615979" calcext:value-type="float">
            <text:p>0,0515566591615979</text:p>
          </table:table-cell>
        </table:table-row>
        <table:table-row table:style-name="ro1">
          <table:table-cell/>
          <table:table-cell office:value-type="float" office:value="31.3652277786998" calcext:value-type="float">
            <text:p>31,3652277786998</text:p>
          </table:table-cell>
          <table:table-cell/>
          <table:table-cell office:value-type="float" office:value="31.4176727244343" calcext:value-type="float">
            <text:p>31,4176727244343</text:p>
          </table:table-cell>
          <table:table-cell/>
          <table:table-cell table:formula="of:=[.D271]-[.B271]" office:value-type="float" office:value="0.0524449457345" calcext:value-type="float">
            <text:p>0,0524449457345</text:p>
          </table:table-cell>
        </table:table-row>
        <table:table-row table:style-name="ro1">
          <table:table-cell/>
          <table:table-cell office:value-type="float" office:value="31.4301296803714" calcext:value-type="float">
            <text:p>31,4301296803714</text:p>
          </table:table-cell>
          <table:table-cell/>
          <table:table-cell office:value-type="float" office:value="31.4836311430426" calcext:value-type="float">
            <text:p>31,4836311430426</text:p>
          </table:table-cell>
          <table:table-cell/>
          <table:table-cell table:formula="of:=[.D272]-[.B272]" office:value-type="float" office:value="0.0535014626711998" calcext:value-type="float">
            <text:p>0,0535014626711998</text:p>
          </table:table-cell>
        </table:table-row>
        <table:table-row table:style-name="ro1">
          <table:table-cell/>
          <table:table-cell office:value-type="float" office:value="31.5006609785321" calcext:value-type="float">
            <text:p>31,5006609785321</text:p>
          </table:table-cell>
          <table:table-cell/>
          <table:table-cell office:value-type="float" office:value="31.5554561060487" calcext:value-type="float">
            <text:p>31,5554561060487</text:p>
          </table:table-cell>
          <table:table-cell/>
          <table:table-cell table:formula="of:=[.D273]-[.B273]" office:value-type="float" office:value="0.0547951275166021" calcext:value-type="float">
            <text:p>0,0547951275166021</text:p>
          </table:table-cell>
        </table:table-row>
        <table:table-row table:style-name="ro1">
          <table:table-cell/>
          <table:table-cell office:value-type="float" office:value="31.5787334139607" calcext:value-type="float">
            <text:p>31,5787334139607</text:p>
          </table:table-cell>
          <table:table-cell/>
          <table:table-cell office:value-type="float" office:value="31.6351669813533" calcext:value-type="float">
            <text:p>31,6351669813533</text:p>
          </table:table-cell>
          <table:table-cell/>
          <table:table-cell table:formula="of:=[.D274]-[.B274]" office:value-type="float" office:value="0.0564335673926024" calcext:value-type="float">
            <text:p>0,0564335673926024</text:p>
          </table:table-cell>
        </table:table-row>
        <table:table-row table:style-name="ro1">
          <table:table-cell/>
          <table:table-cell office:value-type="float" office:value="31.6671680526023" calcext:value-type="float">
            <text:p>31,6671680526023</text:p>
          </table:table-cell>
          <table:table-cell/>
          <table:table-cell office:value-type="float" office:value="31.7257593842502" calcext:value-type="float">
            <text:p>31,7257593842502</text:p>
          </table:table-cell>
          <table:table-cell/>
          <table:table-cell table:formula="of:=[.D275]-[.B275]" office:value-type="float" office:value="0.0585913316479001" calcext:value-type="float">
            <text:p>0,0585913316479001</text:p>
          </table:table-cell>
        </table:table-row>
        <table:table-row table:style-name="ro1">
          <table:table-cell/>
          <table:table-cell office:value-type="float" office:value="31.7702867928215" calcext:value-type="float">
            <text:p>31,7702867928215</text:p>
          </table:table-cell>
          <table:table-cell/>
          <table:table-cell office:value-type="float" office:value="31.831850367323" calcext:value-type="float">
            <text:p>31,831850367323</text:p>
          </table:table-cell>
          <table:table-cell/>
          <table:table-cell table:formula="of:=[.D276]-[.B276]" office:value-type="float" office:value="0.0615635745014984" calcext:value-type="float">
            <text:p>0,0615635745014984</text:p>
          </table:table-cell>
        </table:table-row>
        <table:table-row table:style-name="ro1">
          <table:table-cell/>
          <table:table-cell office:value-type="float" office:value="31.8949964223554" calcext:value-type="float">
            <text:p>31,8949964223554</text:p>
          </table:table-cell>
          <table:table-cell/>
          <table:table-cell office:value-type="float" office:value="31.9608674033569" calcext:value-type="float">
            <text:p>31,9608674033569</text:p>
          </table:table-cell>
          <table:table-cell/>
          <table:table-cell table:formula="of:=[.D277]-[.B277]" office:value-type="float" office:value="0.065870981001499" calcext:value-type="float">
            <text:p>0,065870981001499</text:p>
          </table:table-cell>
        </table:table-row>
        <table:table-row table:style-name="ro1">
          <table:table-cell/>
          <table:table-cell office:value-type="float" office:value="32.0528277945351" calcext:value-type="float">
            <text:p>32,0528277945351</text:p>
          </table:table-cell>
          <table:table-cell/>
          <table:table-cell office:value-type="float" office:value="32.1252864286979" calcext:value-type="float">
            <text:p>32,1252864286979</text:p>
          </table:table-cell>
          <table:table-cell/>
          <table:table-cell table:formula="of:=[.D278]-[.B278]" office:value-type="float" office:value="0.0724586341627997" calcext:value-type="float">
            <text:p>0,0724586341627997</text:p>
          </table:table-cell>
        </table:table-row>
        <table:table-row table:style-name="ro1">
          <table:table-cell/>
          <table:table-cell office:value-type="float" office:value="32.2635858167161" calcext:value-type="float">
            <text:p>32,2635858167161</text:p>
          </table:table-cell>
          <table:table-cell/>
          <table:table-cell office:value-type="float" office:value="32.3465351521555" calcext:value-type="float">
            <text:p>32,3465351521555</text:p>
          </table:table-cell>
          <table:table-cell/>
          <table:table-cell table:formula="of:=[.D279]-[.B279]" office:value-type="float" office:value="0.0829493354393946" calcext:value-type="float">
            <text:p>0,0829493354393946</text:p>
          </table:table-cell>
        </table:table-row>
        <table:table-row table:style-name="ro1">
          <table:table-cell/>
          <table:table-cell office:value-type="float" office:value="32.5585890952961" calcext:value-type="float">
            <text:p>32,5585890952961</text:p>
          </table:table-cell>
          <table:table-cell/>
          <table:table-cell office:value-type="float" office:value="32.6570017189579" calcext:value-type="float">
            <text:p>32,6570017189579</text:p>
          </table:table-cell>
          <table:table-cell/>
          <table:table-cell table:formula="of:=[.D280]-[.B280]" office:value-type="float" office:value="0.098412623661801" calcext:value-type="float">
            <text:p>0,098412623661801</text:p>
          </table:table-cell>
        </table:table-row>
        <table:table-row table:style-name="ro1">
          <table:table-cell/>
          <table:table-cell office:value-type="float" office:value="32.9386767464222" calcext:value-type="float">
            <text:p>32,9386767464222</text:p>
          </table:table-cell>
          <table:table-cell/>
          <table:table-cell office:value-type="float" office:value="33.0336688909254" calcext:value-type="float">
            <text:p>33,0336688909254</text:p>
          </table:table-cell>
          <table:table-cell/>
          <table:table-cell table:formula="of:=[.D281]-[.B281]" office:value-type="float" office:value="0.0949921445031947" calcext:value-type="float">
            <text:p>0,0949921445031947</text:p>
          </table:table-cell>
        </table:table-row>
        <table:table-row table:style-name="ro1">
          <table:table-cell/>
          <table:table-cell office:value-type="float" office:value="32.750159814437" calcext:value-type="float">
            <text:p>32,750159814437</text:p>
          </table:table-cell>
          <table:table-cell/>
          <table:table-cell office:value-type="float" office:value="32.5554840957921" calcext:value-type="float">
            <text:p>32,5554840957921</text:p>
          </table:table-cell>
          <table:table-cell/>
          <table:table-cell table:formula="of:=[.D282]-[.B282]" office:value-type="float" office:value="-0.194675718644895" calcext:value-type="float">
            <text:p>-0,194675718644895</text:p>
          </table:table-cell>
        </table:table-row>
        <table:table-row table:style-name="ro1">
          <table:table-cell/>
          <table:table-cell office:value-type="float" office:value="30.2134369668807" calcext:value-type="float">
            <text:p>30,2134369668807</text:p>
          </table:table-cell>
          <table:table-cell/>
          <table:table-cell office:value-type="float" office:value="30.0014792443224" calcext:value-type="float">
            <text:p>30,0014792443224</text:p>
          </table:table-cell>
          <table:table-cell/>
          <table:table-cell table:formula="of:=[.D283]-[.B283]" office:value-type="float" office:value="-0.211957722558299" calcext:value-type="float">
            <text:p>-0,211957722558299</text:p>
          </table:table-cell>
        </table:table-row>
        <table:table-row table:style-name="ro1">
          <table:table-cell/>
          <table:table-cell office:value-type="float" office:value="29.7357217677009" calcext:value-type="float">
            <text:p>29,7357217677009</text:p>
          </table:table-cell>
          <table:table-cell/>
          <table:table-cell office:value-type="float" office:value="29.8474712877236" calcext:value-type="float">
            <text:p>29,8474712877236</text:p>
          </table:table-cell>
          <table:table-cell/>
          <table:table-cell table:formula="of:=[.D284]-[.B284]" office:value-type="float" office:value="0.111749520022702" calcext:value-type="float">
            <text:p>0,111749520022702</text:p>
          </table:table-cell>
        </table:table-row>
        <table:table-row table:style-name="ro1">
          <table:table-cell/>
          <table:table-cell office:value-type="float" office:value="30.1889653921257" calcext:value-type="float">
            <text:p>30,1889653921257</text:p>
          </table:table-cell>
          <table:table-cell/>
          <table:table-cell office:value-type="float" office:value="30.2988945628444" calcext:value-type="float">
            <text:p>30,2988945628444</text:p>
          </table:table-cell>
          <table:table-cell/>
          <table:table-cell table:formula="of:=[.D285]-[.B285]" office:value-type="float" office:value="0.109929170718701" calcext:value-type="float">
            <text:p>0,109929170718701</text:p>
          </table:table-cell>
        </table:table-row>
        <table:table-row table:style-name="ro1">
          <table:table-cell/>
          <table:table-cell office:value-type="float" office:value="30.538262577757" calcext:value-type="float">
            <text:p>30,538262577757</text:p>
          </table:table-cell>
          <table:table-cell/>
          <table:table-cell office:value-type="float" office:value="30.6289644957808" calcext:value-type="float">
            <text:p>30,6289644957808</text:p>
          </table:table-cell>
          <table:table-cell/>
          <table:table-cell table:formula="of:=[.D286]-[.B286]" office:value-type="float" office:value="0.0907019180238002" calcext:value-type="float">
            <text:p>0,0907019180238002</text:p>
          </table:table-cell>
        </table:table-row>
        <table:table-row table:style-name="ro1">
          <table:table-cell/>
          <table:table-cell office:value-type="float" office:value="30.7780619624273" calcext:value-type="float">
            <text:p>30,7780619624273</text:p>
          </table:table-cell>
          <table:table-cell/>
          <table:table-cell office:value-type="float" office:value="30.8568440119069" calcext:value-type="float">
            <text:p>30,8568440119069</text:p>
          </table:table-cell>
          <table:table-cell/>
          <table:table-cell table:formula="of:=[.D287]-[.B287]" office:value-type="float" office:value="0.0787820494795994" calcext:value-type="float">
            <text:p>0,0787820494795994</text:p>
          </table:table-cell>
        </table:table-row>
        <table:table-row table:style-name="ro1">
          <table:table-cell/>
          <table:table-cell office:value-type="float" office:value="30.9516657084927" calcext:value-type="float">
            <text:p>30,9516657084927</text:p>
          </table:table-cell>
          <table:table-cell/>
          <table:table-cell office:value-type="float" office:value="31.0234568952439" calcext:value-type="float">
            <text:p>31,0234568952439</text:p>
          </table:table-cell>
          <table:table-cell/>
          <table:table-cell table:formula="of:=[.D288]-[.B288]" office:value-type="float" office:value="0.0717911867511987" calcext:value-type="float">
            <text:p>0,0717911867511987</text:p>
          </table:table-cell>
        </table:table-row>
        <table:table-row table:style-name="ro1">
          <table:table-cell/>
          <table:table-cell office:value-type="float" office:value="31.0850962808152" calcext:value-type="float">
            <text:p>31,0850962808152</text:p>
          </table:table-cell>
          <table:table-cell/>
          <table:table-cell office:value-type="float" office:value="31.1526395975217" calcext:value-type="float">
            <text:p>31,1526395975217</text:p>
          </table:table-cell>
          <table:table-cell/>
          <table:table-cell table:formula="of:=[.D289]-[.B289]" office:value-type="float" office:value="0.067543316706498" calcext:value-type="float">
            <text:p>0,067543316706498</text:p>
          </table:table-cell>
        </table:table-row>
        <table:table-row table:style-name="ro1">
          <table:table-cell/>
          <table:table-cell office:value-type="float" office:value="31.1928794793443" calcext:value-type="float">
            <text:p>31,1928794793443</text:p>
          </table:table-cell>
          <table:table-cell/>
          <table:table-cell office:value-type="float" office:value="31.2577396340005" calcext:value-type="float">
            <text:p>31,2577396340005</text:p>
          </table:table-cell>
          <table:table-cell/>
          <table:table-cell table:formula="of:=[.D290]-[.B290]" office:value-type="float" office:value="0.064860154656202" calcext:value-type="float">
            <text:p>0,064860154656202</text:p>
          </table:table-cell>
        </table:table-row>
        <table:table-row table:style-name="ro1">
          <table:table-cell/>
          <table:table-cell office:value-type="float" office:value="31.2834428780227" calcext:value-type="float">
            <text:p>31,2834428780227</text:p>
          </table:table-cell>
          <table:table-cell/>
          <table:table-cell office:value-type="float" office:value="31.3465588996082" calcext:value-type="float">
            <text:p>31,3465588996082</text:p>
          </table:table-cell>
          <table:table-cell/>
          <table:table-cell table:formula="of:=[.D291]-[.B291]" office:value-type="float" office:value="0.0631160215855005" calcext:value-type="float">
            <text:p>0,0631160215855005</text:p>
          </table:table-cell>
        </table:table-row>
        <table:table-row table:style-name="ro1">
          <table:table-cell/>
          <table:table-cell office:value-type="float" office:value="31.3619318717806" calcext:value-type="float">
            <text:p>31,3619318717806</text:p>
          </table:table-cell>
          <table:table-cell/>
          <table:table-cell office:value-type="float" office:value="31.4238959495911" calcext:value-type="float">
            <text:p>31,4238959495911</text:p>
          </table:table-cell>
          <table:table-cell/>
          <table:table-cell table:formula="of:=[.D292]-[.B292]" office:value-type="float" office:value="0.0619640778104973" calcext:value-type="float">
            <text:p>0,0619640778104973</text:p>
          </table:table-cell>
        </table:table-row>
        <table:table-row table:style-name="ro1">
          <table:table-cell/>
          <table:table-cell office:value-type="float" office:value="31.4316400623292" calcext:value-type="float">
            <text:p>31,4316400623292</text:p>
          </table:table-cell>
          <table:table-cell/>
          <table:table-cell office:value-type="float" office:value="31.4928423125136" calcext:value-type="float">
            <text:p>31,4928423125136</text:p>
          </table:table-cell>
          <table:table-cell/>
          <table:table-cell table:formula="of:=[.D293]-[.B293]" office:value-type="float" office:value="0.0612022501843974" calcext:value-type="float">
            <text:p>0,0612022501843974</text:p>
          </table:table-cell>
        </table:table-row>
        <table:table-row table:style-name="ro1">
          <table:table-cell/>
          <table:table-cell office:value-type="float" office:value="31.4947639603925" calcext:value-type="float">
            <text:p>31,4947639603925</text:p>
          </table:table-cell>
          <table:table-cell/>
          <table:table-cell office:value-type="float" office:value="31.5554712020592" calcext:value-type="float">
            <text:p>31,5554712020592</text:p>
          </table:table-cell>
          <table:table-cell/>
          <table:table-cell table:formula="of:=[.D294]-[.B294]" office:value-type="float" office:value="0.0607072416666981" calcext:value-type="float">
            <text:p>0,0607072416666981</text:p>
          </table:table-cell>
        </table:table-row>
        <table:table-row table:style-name="ro1">
          <table:table-cell/>
          <table:table-cell office:value-type="float" office:value="31.552820688733" calcext:value-type="float">
            <text:p>31,552820688733</text:p>
          </table:table-cell>
          <table:table-cell/>
          <table:table-cell office:value-type="float" office:value="31.6132213818837" calcext:value-type="float">
            <text:p>31,6132213818837</text:p>
          </table:table-cell>
          <table:table-cell/>
          <table:table-cell table:formula="of:=[.D295]-[.B295]" office:value-type="float" office:value="0.0604006931507008" calcext:value-type="float">
            <text:p>0,0604006931507008</text:p>
          </table:table-cell>
        </table:table-row>
        <table:table-row table:style-name="ro1">
          <table:table-cell/>
          <table:table-cell office:value-type="float" office:value="31.6068900253343" calcext:value-type="float">
            <text:p>31,6068900253343</text:p>
          </table:table-cell>
          <table:table-cell/>
          <table:table-cell office:value-type="float" office:value="31.6671210335553" calcext:value-type="float">
            <text:p>31,6671210335553</text:p>
          </table:table-cell>
          <table:table-cell/>
          <table:table-cell table:formula="of:=[.D296]-[.B296]" office:value-type="float" office:value="0.0602310082209989" calcext:value-type="float">
            <text:p>0,0602310082209989</text:p>
          </table:table-cell>
        </table:table-row>
        <table:table-row table:style-name="ro1">
          <table:table-cell/>
          <table:table-cell office:value-type="float" office:value="31.6577605750512" calcext:value-type="float">
            <text:p>31,6577605750512</text:p>
          </table:table-cell>
          <table:table-cell/>
          <table:table-cell office:value-type="float" office:value="31.7179237246619" calcext:value-type="float">
            <text:p>31,7179237246619</text:p>
          </table:table-cell>
          <table:table-cell/>
          <table:table-cell table:formula="of:=[.D297]-[.B297]" office:value-type="float" office:value="0.0601631496107018" calcext:value-type="float">
            <text:p>0,0601631496107018</text:p>
          </table:table-cell>
        </table:table-row>
        <table:table-row table:style-name="ro1">
          <table:table-cell/>
          <table:table-cell office:value-type="float" office:value="31.7060213259116" calcext:value-type="float">
            <text:p>31,7060213259116</text:p>
          </table:table-cell>
          <table:table-cell/>
          <table:table-cell office:value-type="float" office:value="31.7661940023977" calcext:value-type="float">
            <text:p>31,7661940023977</text:p>
          </table:table-cell>
          <table:table-cell/>
          <table:table-cell table:formula="of:=[.D298]-[.B298]" office:value-type="float" office:value="0.0601726764861006" calcext:value-type="float">
            <text:p>0,0601726764861006</text:p>
          </table:table-cell>
        </table:table-row>
        <table:table-row table:style-name="ro1">
          <table:table-cell/>
          <table:table-cell office:value-type="float" office:value="31.752120868737" calcext:value-type="float">
            <text:p>31,752120868737</text:p>
          </table:table-cell>
          <table:table-cell/>
          <table:table-cell office:value-type="float" office:value="31.8123630015896" calcext:value-type="float">
            <text:p>31,8123630015896</text:p>
          </table:table-cell>
          <table:table-cell/>
          <table:table-cell table:formula="of:=[.D299]-[.B299]" office:value-type="float" office:value="0.0602421328526006" calcext:value-type="float">
            <text:p>0,0602421328526006</text:p>
          </table:table-cell>
        </table:table-row>
        <table:table-row table:style-name="ro1">
          <table:table-cell/>
          <table:table-cell office:value-type="float" office:value="31.7964068013019" calcext:value-type="float">
            <text:p>31,7964068013019</text:p>
          </table:table-cell>
          <table:table-cell/>
          <table:table-cell office:value-type="float" office:value="31.8567655904523" calcext:value-type="float">
            <text:p>31,8567655904523</text:p>
          </table:table-cell>
          <table:table-cell/>
          <table:table-cell table:formula="of:=[.D300]-[.B300]" office:value-type="float" office:value="0.0603587891504027" calcext:value-type="float">
            <text:p>0,0603587891504027</text:p>
          </table:table-cell>
        </table:table-row>
        <table:table-row table:style-name="ro1">
          <table:table-cell/>
          <table:table-cell office:value-type="float" office:value="31.8391526129229" calcext:value-type="float">
            <text:p>31,8391526129229</text:p>
          </table:table-cell>
          <table:table-cell/>
          <table:table-cell office:value-type="float" office:value="31.899665802277" calcext:value-type="float">
            <text:p>31,899665802277</text:p>
          </table:table-cell>
          <table:table-cell/>
          <table:table-cell table:formula="of:=[.D301]-[.B301]" office:value-type="float" office:value="0.0605131893541007" calcext:value-type="float">
            <text:p>0,0605131893541007</text:p>
          </table:table-cell>
        </table:table-row>
        <table:table-row table:style-name="ro1">
          <table:table-cell/>
          <table:table-cell office:value-type="float" office:value="31.8805764406627" calcext:value-type="float">
            <text:p>31,8805764406627</text:p>
          </table:table-cell>
          <table:table-cell/>
          <table:table-cell office:value-type="float" office:value="31.9412746329314" calcext:value-type="float">
            <text:p>31,9412746329314</text:p>
          </table:table-cell>
          <table:table-cell/>
          <table:table-cell table:formula="of:=[.D302]-[.B302]" office:value-type="float" office:value="0.0606981922686991" calcext:value-type="float">
            <text:p>0,0606981922686991</text:p>
          </table:table-cell>
        </table:table-row>
        <table:table-row table:style-name="ro1">
          <table:table-cell/>
          <table:table-cell office:value-type="float" office:value="31.9208544180302" calcext:value-type="float">
            <text:p>31,9208544180302</text:p>
          </table:table-cell>
          <table:table-cell/>
          <table:table-cell office:value-type="float" office:value="31.9817627424004" calcext:value-type="float">
            <text:p>31,9817627424004</text:p>
          </table:table-cell>
          <table:table-cell/>
          <table:table-cell table:formula="of:=[.D303]-[.B303]" office:value-type="float" office:value="0.0609083243701996" calcext:value-type="float">
            <text:p>0,0609083243701996</text:p>
          </table:table-cell>
        </table:table-row>
        <table:table-row table:style-name="ro1">
          <table:table-cell/>
          <table:table-cell office:value-type="float" office:value="31.9601303467463" calcext:value-type="float">
            <text:p>31,9601303467463</text:p>
          </table:table-cell>
          <table:table-cell/>
          <table:table-cell office:value-type="float" office:value="32.0212696806576" calcext:value-type="float">
            <text:p>32,0212696806576</text:p>
          </table:table-cell>
          <table:table-cell/>
          <table:table-cell table:formula="of:=[.D304]-[.B304]" office:value-type="float" office:value="0.0611393339113029" calcext:value-type="float">
            <text:p>0,0611393339113029</text:p>
          </table:table-cell>
        </table:table-row>
        <table:table-row table:style-name="ro1">
          <table:table-cell/>
          <table:table-cell office:value-type="float" office:value="31.9985228185108" calcext:value-type="float">
            <text:p>31,9985228185108</text:p>
          </table:table-cell>
          <table:table-cell/>
          <table:table-cell office:value-type="float" office:value="32.0599106964673" calcext:value-type="float">
            <text:p>32,0599106964673</text:p>
          </table:table-cell>
          <table:table-cell/>
          <table:table-cell table:formula="of:=[.D305]-[.B305]" office:value-type="float" office:value="0.0613878779564985" calcext:value-type="float">
            <text:p>0,0613878779564985</text:p>
          </table:table-cell>
        </table:table-row>
        <table:table-row table:style-name="ro1">
          <table:table-cell/>
          <table:table-cell office:value-type="float" office:value="32.0361305364755" calcext:value-type="float">
            <text:p>32,0361305364755</text:p>
          </table:table-cell>
          <table:table-cell/>
          <table:table-cell office:value-type="float" office:value="32.0977818354649" calcext:value-type="float">
            <text:p>32,0977818354649</text:p>
          </table:table-cell>
          <table:table-cell/>
          <table:table-cell table:formula="of:=[.D306]-[.B306]" office:value-type="float" office:value="0.0616512989894034" calcext:value-type="float">
            <text:p>0,0616512989894034</text:p>
          </table:table-cell>
        </table:table-row>
        <table:table-row table:style-name="ro1">
          <table:table-cell/>
          <table:table-cell office:value-type="float" office:value="32.0730363448817" calcext:value-type="float">
            <text:p>32,0730363448817</text:p>
          </table:table-cell>
          <table:table-cell/>
          <table:table-cell office:value-type="float" office:value="32.1349638078794" calcext:value-type="float">
            <text:p>32,1349638078794</text:p>
          </table:table-cell>
          <table:table-cell/>
          <table:table-cell table:formula="of:=[.D307]-[.B307]" office:value-type="float" office:value="0.0619274629977014" calcext:value-type="float">
            <text:p>0,0619274629977014</text:p>
          </table:table-cell>
        </table:table-row>
        <table:table-row table:style-name="ro1">
          <table:table-cell/>
          <table:table-cell office:value-type="float" office:value="32.1093103179101" calcext:value-type="float">
            <text:p>32,1093103179101</text:p>
          </table:table-cell>
          <table:table-cell/>
          <table:table-cell office:value-type="float" office:value="32.1715249583647" calcext:value-type="float">
            <text:p>32,1715249583647</text:p>
          </table:table-cell>
          <table:table-cell/>
          <table:table-cell table:formula="of:=[.D308]-[.B308]" office:value-type="float" office:value="0.0622146404545987" calcext:value-type="float">
            <text:p>0,0622146404545987</text:p>
          </table:table-cell>
        </table:table-row>
        <table:table-row table:style-name="ro1">
          <table:table-cell/>
          <table:table-cell office:value-type="float" office:value="32.1450121540051" calcext:value-type="float">
            <text:p>32,1450121540051</text:p>
          </table:table-cell>
          <table:table-cell/>
          <table:table-cell office:value-type="float" office:value="32.2075235717058" calcext:value-type="float">
            <text:p>32,2075235717058</text:p>
          </table:table-cell>
          <table:table-cell/>
          <table:table-cell table:formula="of:=[.D309]-[.B309]" office:value-type="float" office:value="0.0625114177006978" calcext:value-type="float">
            <text:p>0,0625114177006978</text:p>
          </table:table-cell>
        </table:table-row>
        <table:table-row table:style-name="ro1">
          <table:table-cell/>
          <table:table-cell office:value-type="float" office:value="32.1801930510565" calcext:value-type="float">
            <text:p>32,1801930510565</text:p>
          </table:table-cell>
          <table:table-cell/>
          <table:table-cell office:value-type="float" office:value="32.2430096812288" calcext:value-type="float">
            <text:p>32,2430096812288</text:p>
          </table:table-cell>
          <table:table-cell/>
          <table:table-cell table:formula="of:=[.D310]-[.B310]" office:value-type="float" office:value="0.0628166301722999" calcext:value-type="float">
            <text:p>0,0628166301722999</text:p>
          </table:table-cell>
        </table:table-row>
        <table:table-row table:style-name="ro1">
          <table:table-cell/>
          <table:table-cell office:value-type="float" office:value="32.2148971890263" calcext:value-type="float">
            <text:p>32,2148971890263</text:p>
          </table:table-cell>
          <table:table-cell/>
          <table:table-cell office:value-type="float" office:value="32.2780265005663" calcext:value-type="float">
            <text:p>32,2780265005663</text:p>
          </table:table-cell>
          <table:table-cell/>
          <table:table-cell table:formula="of:=[.D311]-[.B311]" office:value-type="float" office:value="0.0631293115399956" calcext:value-type="float">
            <text:p>0,0631293115399956</text:p>
          </table:table-cell>
        </table:table-row>
        <table:table-row table:style-name="ro1">
          <table:table-cell/>
          <table:table-cell office:value-type="float" office:value="32.2491629125789" calcext:value-type="float">
            <text:p>32,2491629125789</text:p>
          </table:table-cell>
          <table:table-cell/>
          <table:table-cell office:value-type="float" office:value="32.3126115671437" calcext:value-type="float">
            <text:p>32,3126115671437</text:p>
          </table:table-cell>
          <table:table-cell/>
          <table:table-cell table:formula="of:=[.D312]-[.B312]" office:value-type="float" office:value="0.0634486545647945" calcext:value-type="float">
            <text:p>0,0634486545647945</text:p>
          </table:table-cell>
        </table:table-row>
        <table:table-row table:style-name="ro1">
          <table:table-cell/>
          <table:table-cell office:value-type="float" office:value="32.2830236821661" calcext:value-type="float">
            <text:p>32,2830236821661</text:p>
          </table:table-cell>
          <table:table-cell/>
          <table:table-cell office:value-type="float" office:value="32.3467976628571" calcext:value-type="float">
            <text:p>32,3467976628571</text:p>
          </table:table-cell>
          <table:table-cell/>
          <table:table-cell table:formula="of:=[.D313]-[.B313]" office:value-type="float" office:value="0.0637739806909963" calcext:value-type="float">
            <text:p>0,0637739806909963</text:p>
          </table:table-cell>
        </table:table-row>
        <table:table-row table:style-name="ro1">
          <table:table-cell/>
          <table:table-cell office:value-type="float" office:value="32.3165088447496" calcext:value-type="float">
            <text:p>32,3165088447496</text:p>
          </table:table-cell>
          <table:table-cell/>
          <table:table-cell office:value-type="float" office:value="32.380613560968" calcext:value-type="float">
            <text:p>32,380613560968</text:p>
          </table:table-cell>
          <table:table-cell/>
          <table:table-cell table:formula="of:=[.D314]-[.B314]" office:value-type="float" office:value="0.0641047162184023" calcext:value-type="float">
            <text:p>0,0641047162184023</text:p>
          </table:table-cell>
        </table:table-row>
        <table:table-row table:style-name="ro1">
          <table:table-cell/>
          <table:table-cell office:value-type="float" office:value="32.349644262833" calcext:value-type="float">
            <text:p>32,349644262833</text:p>
          </table:table-cell>
          <table:table-cell/>
          <table:table-cell office:value-type="float" office:value="32.414084636306" calcext:value-type="float">
            <text:p>32,414084636306</text:p>
          </table:table-cell>
          <table:table-cell/>
          <table:table-cell table:formula="of:=[.D315]-[.B315]" office:value-type="float" office:value="0.0644403734729977" calcext:value-type="float">
            <text:p>0,0644403734729977</text:p>
          </table:table-cell>
        </table:table-row>
        <table:table-row table:style-name="ro1">
          <table:table-cell/>
          <table:table-cell office:value-type="float" office:value="32.3824528312812" calcext:value-type="float">
            <text:p>32,3824528312812</text:p>
          </table:table-cell>
          <table:table-cell/>
          <table:table-cell office:value-type="float" office:value="32.4472333670925" calcext:value-type="float">
            <text:p>32,4472333670925</text:p>
          </table:table-cell>
          <table:table-cell/>
          <table:table-cell table:formula="of:=[.D316]-[.B316]" office:value-type="float" office:value="0.0647805358113018" calcext:value-type="float">
            <text:p>0,0647805358113018</text:p>
          </table:table-cell>
        </table:table-row>
        <table:table-row table:style-name="ro1">
          <table:table-cell/>
          <table:table-cell office:value-type="float" office:value="32.4149549045968" calcext:value-type="float">
            <text:p>32,4149549045968</text:p>
          </table:table-cell>
          <table:table-cell/>
          <table:table-cell office:value-type="float" office:value="32.4800797502012" calcext:value-type="float">
            <text:p>32,4800797502012</text:p>
          </table:table-cell>
          <table:table-cell/>
          <table:table-cell table:formula="of:=[.D317]-[.B317]" office:value-type="float" office:value="0.0651248456044016" calcext:value-type="float">
            <text:p>0,0651248456044016</text:p>
          </table:table-cell>
        </table:table-row>
        <table:table-row table:style-name="ro1">
          <table:table-cell/>
          <table:table-cell office:value-type="float" office:value="32.4471686522664" calcext:value-type="float">
            <text:p>32,4471686522664</text:p>
          </table:table-cell>
          <table:table-cell/>
          <table:table-cell office:value-type="float" office:value="32.5126416467906" calcext:value-type="float">
            <text:p>32,5126416467906</text:p>
          </table:table-cell>
          <table:table-cell/>
          <table:table-cell table:formula="of:=[.D318]-[.B318]" office:value-type="float" office:value="0.0654729945241996" calcext:value-type="float">
            <text:p>0,0654729945241996</text:p>
          </table:table-cell>
        </table:table-row>
        <table:table-row table:style-name="ro1">
          <table:table-cell/>
          <table:table-cell office:value-type="float" office:value="32.4791103559069" calcext:value-type="float">
            <text:p>32,4791103559069</text:p>
          </table:table-cell>
          <table:table-cell/>
          <table:table-cell office:value-type="float" office:value="32.5449350715664" calcext:value-type="float">
            <text:p>32,5449350715664</text:p>
          </table:table-cell>
          <table:table-cell/>
          <table:table-cell table:formula="of:=[.D319]-[.B319]" office:value-type="float" office:value="0.0658247156595024" calcext:value-type="float">
            <text:p>0,0658247156595024</text:p>
          </table:table-cell>
        </table:table-row>
        <table:table-row table:style-name="ro1">
          <table:table-cell/>
          <table:table-cell office:value-type="float" office:value="32.5107946590548" calcext:value-type="float">
            <text:p>32,5107946590548</text:p>
          </table:table-cell>
          <table:table-cell/>
          <table:table-cell office:value-type="float" office:value="32.5769744361218" calcext:value-type="float">
            <text:p>32,5769744361218</text:p>
          </table:table-cell>
          <table:table-cell/>
          <table:table-cell table:formula="of:=[.D320]-[.B320]" office:value-type="float" office:value="0.0661797770669992" calcext:value-type="float">
            <text:p>0,0661797770669992</text:p>
          </table:table-cell>
        </table:table-row>
        <table:table-row table:style-name="ro1">
          <table:table-cell/>
          <table:table-cell office:value-type="float" office:value="32.5422347781813" calcext:value-type="float">
            <text:p>32,5422347781813</text:p>
          </table:table-cell>
          <table:table-cell/>
          <table:table-cell office:value-type="float" office:value="32.6087727546548" calcext:value-type="float">
            <text:p>32,6087727546548</text:p>
          </table:table-cell>
          <table:table-cell/>
          <table:table-cell table:formula="of:=[.D321]-[.B321]" office:value-type="float" office:value="0.0665379764734979" calcext:value-type="float">
            <text:p>0,0665379764734979</text:p>
          </table:table-cell>
        </table:table-row>
        <table:table-row table:style-name="ro1">
          <table:table-cell/>
          <table:table-cell office:value-type="float" office:value="32.5734426817907" calcext:value-type="float">
            <text:p>32,5734426817907</text:p>
          </table:table-cell>
          <table:table-cell/>
          <table:table-cell office:value-type="float" office:value="32.6403418186829" calcext:value-type="float">
            <text:p>32,6403418186829</text:p>
          </table:table-cell>
          <table:table-cell/>
          <table:table-cell table:formula="of:=[.D322]-[.B322]" office:value-type="float" office:value="0.0668991368921965" calcext:value-type="float">
            <text:p>0,0668991368921965</text:p>
          </table:table-cell>
        </table:table-row>
        <table:table-row table:style-name="ro1">
          <table:table-cell/>
          <table:table-cell office:value-type="float" office:value="32.604429243092" calcext:value-type="float">
            <text:p>32,604429243092</text:p>
          </table:table-cell>
          <table:table-cell/>
          <table:table-cell office:value-type="float" office:value="32.6716923460846" calcext:value-type="float">
            <text:p>32,6716923460846</text:p>
          </table:table-cell>
          <table:table-cell/>
          <table:table-cell table:formula="of:=[.D323]-[.B323]" office:value-type="float" office:value="0.0672631029925981" calcext:value-type="float">
            <text:p>0,0672631029925981</text:p>
          </table:table-cell>
        </table:table-row>
        <table:table-row table:style-name="ro1">
          <table:table-cell/>
          <table:table-cell office:value-type="float" office:value="32.6352043707175" calcext:value-type="float">
            <text:p>32,6352043707175</text:p>
          </table:table-cell>
          <table:table-cell/>
          <table:table-cell office:value-type="float" office:value="32.7028341087739" calcext:value-type="float">
            <text:p>32,7028341087739</text:p>
          </table:table-cell>
          <table:table-cell/>
          <table:table-cell table:formula="of:=[.D324]-[.B324]" office:value-type="float" office:value="0.0676297380563966" calcext:value-type="float">
            <text:p>0,0676297380563966</text:p>
          </table:table-cell>
        </table:table-row>
        <table:table-row table:style-name="ro1">
          <table:table-cell/>
          <table:table-cell office:value-type="float" office:value="32.6657771210648" calcext:value-type="float">
            <text:p>32,6657771210648</text:p>
          </table:table-cell>
          <table:table-cell/>
          <table:table-cell office:value-type="float" office:value="32.7337760425041" calcext:value-type="float">
            <text:p>32,7337760425041</text:p>
          </table:table-cell>
          <table:table-cell/>
          <table:table-cell table:formula="of:=[.D325]-[.B325]" office:value-type="float" office:value="0.0679989214392975" calcext:value-type="float">
            <text:p>0,0679989214392975</text:p>
          </table:table-cell>
        </table:table-row>
        <table:table-row table:style-name="ro1">
          <table:table-cell/>
          <table:table-cell office:value-type="float" office:value="32.69615579524" calcext:value-type="float">
            <text:p>32,69615579524</text:p>
          </table:table-cell>
          <table:table-cell/>
          <table:table-cell office:value-type="float" office:value="32.7645263416673" calcext:value-type="float">
            <text:p>32,7645263416673</text:p>
          </table:table-cell>
          <table:table-cell/>
          <table:table-cell table:formula="of:=[.D326]-[.B326]" office:value-type="float" office:value="0.0683705464272961" calcext:value-type="float">
            <text:p>0,0683705464272961</text:p>
          </table:table-cell>
        </table:table-row>
        <table:table-row table:style-name="ro1">
          <table:table-cell/>
          <table:table-cell office:value-type="float" office:value="32.7263480230044" calcext:value-type="float">
            <text:p>32,7263480230044</text:p>
          </table:table-cell>
          <table:table-cell/>
          <table:table-cell office:value-type="float" office:value="32.7950925414304" calcext:value-type="float">
            <text:p>32,7950925414304</text:p>
          </table:table-cell>
          <table:table-cell/>
          <table:table-cell table:formula="of:=[.D327]-[.B327]" office:value-type="float" office:value="0.0687445184260014" calcext:value-type="float">
            <text:p>0,0687445184260014</text:p>
          </table:table-cell>
        </table:table-row>
        <table:table-row table:style-name="ro1">
          <table:table-cell/>
          <table:table-cell office:value-type="float" office:value="32.7563608357309" calcext:value-type="float">
            <text:p>32,7563608357309</text:p>
          </table:table-cell>
          <table:table-cell/>
          <table:table-cell office:value-type="float" office:value="32.825481589154" calcext:value-type="float">
            <text:p>32,825481589154</text:p>
          </table:table-cell>
          <table:table-cell/>
          <table:table-cell table:formula="of:=[.D328]-[.B328]" office:value-type="float" office:value="0.0691207534230998" calcext:value-type="float">
            <text:p>0,0691207534230998</text:p>
          </table:table-cell>
        </table:table-row>
        <table:table-row table:style-name="ro1">
          <table:table-cell/>
          <table:table-cell office:value-type="float" office:value="32.7862007300083" calcext:value-type="float">
            <text:p>32,7862007300083</text:p>
          </table:table-cell>
          <table:table-cell/>
          <table:table-cell office:value-type="float" office:value="32.855699906697" calcext:value-type="float">
            <text:p>32,855699906697</text:p>
          </table:table-cell>
          <table:table-cell/>
          <table:table-cell table:formula="of:=[.D329]-[.B329]" office:value-type="float" office:value="0.0694991766887014" calcext:value-type="float">
            <text:p>0,0694991766887014</text:p>
          </table:table-cell>
        </table:table-row>
        <table:table-row table:style-name="ro1">
          <table:table-cell/>
          <table:table-cell office:value-type="float" office:value="32.8158737232926" calcext:value-type="float">
            <text:p>32,8158737232926</text:p>
          </table:table-cell>
          <table:table-cell/>
          <table:table-cell office:value-type="float" office:value="32.8857534449395" calcext:value-type="float">
            <text:p>32,8857534449395</text:p>
          </table:table-cell>
          <table:table-cell/>
          <table:table-cell table:formula="of:=[.D330]-[.B330]" office:value-type="float" office:value="0.069879721646906" calcext:value-type="float">
            <text:p>0,069879721646906</text:p>
          </table:table-cell>
        </table:table-row>
        <table:table-row table:style-name="ro1">
          <table:table-cell/>
          <table:table-cell office:value-type="float" office:value="32.8453854027235" calcext:value-type="float">
            <text:p>32,8453854027235</text:p>
          </table:table-cell>
          <table:table-cell/>
          <table:table-cell office:value-type="float" office:value="32.9156477316538" calcext:value-type="float">
            <text:p>32,9156477316538</text:p>
          </table:table-cell>
          <table:table-cell/>
          <table:table-cell table:formula="of:=[.D331]-[.B331]" office:value-type="float" office:value="0.0702623289302977" calcext:value-type="float">
            <text:p>0,0702623289302977</text:p>
          </table:table-cell>
        </table:table-row>
        <table:table-row table:style-name="ro1">
          <table:table-cell/>
          <table:table-cell office:value-type="float" office:value="32.8747409681003" calcext:value-type="float">
            <text:p>32,8747409681003</text:p>
          </table:table-cell>
          <table:table-cell/>
          <table:table-cell office:value-type="float" office:value="32.9453879136471" calcext:value-type="float">
            <text:p>32,9453879136471</text:p>
          </table:table-cell>
          <table:table-cell/>
          <table:table-cell table:formula="of:=[.D332]-[.B332]" office:value-type="float" office:value="0.0706469455468053" calcext:value-type="float">
            <text:p>0,0706469455468053</text:p>
          </table:table-cell>
        </table:table-row>
        <table:table-row table:style-name="ro1">
          <table:table-cell/>
          <table:table-cell office:value-type="float" office:value="32.9039452697977" calcext:value-type="float">
            <text:p>32,9039452697977</text:p>
          </table:table-cell>
          <table:table-cell/>
          <table:table-cell office:value-type="float" office:value="32.9749787939843" calcext:value-type="float">
            <text:p>32,9749787939843</text:p>
          </table:table-cell>
          <table:table-cell/>
          <table:table-cell table:formula="of:=[.D333]-[.B333]" office:value-type="float" office:value="0.0710335241865963" calcext:value-type="float">
            <text:p>0,0710335241865963</text:p>
          </table:table-cell>
        </table:table-row>
        <table:table-row table:style-name="ro1">
          <table:table-cell/>
          <table:table-cell office:value-type="float" office:value="32.9330028423376" calcext:value-type="float">
            <text:p>32,9330028423376</text:p>
          </table:table-cell>
          <table:table-cell/>
          <table:table-cell office:value-type="float" office:value="33.0044248649308" calcext:value-type="float">
            <text:p>33,0044248649308</text:p>
          </table:table-cell>
          <table:table-cell/>
          <table:table-cell table:formula="of:=[.D334]-[.B334]" office:value-type="float" office:value="0.0714220225931967" calcext:value-type="float">
            <text:p>0,0714220225931967</text:p>
          </table:table-cell>
        </table:table-row>
        <table:table-row table:style-name="ro1">
          <table:table-cell/>
          <table:table-cell office:value-type="float" office:value="32.9619179341753" calcext:value-type="float">
            <text:p>32,9619179341753</text:p>
          </table:table-cell>
          <table:table-cell/>
          <table:table-cell office:value-type="float" office:value="33.0337303372203" calcext:value-type="float">
            <text:p>33,0337303372203</text:p>
          </table:table-cell>
          <table:table-cell/>
          <table:table-cell table:formula="of:=[.D335]-[.B335]" office:value-type="float" office:value="0.0718124030450014" calcext:value-type="float">
            <text:p>0,0718124030450014</text:p>
          </table:table-cell>
        </table:table-row>
        <table:table-row table:style-name="ro1">
          <table:table-cell/>
          <table:table-cell office:value-type="float" office:value="32.990694534199" calcext:value-type="float">
            <text:p>32,990694534199</text:p>
          </table:table-cell>
          <table:table-cell/>
          <table:table-cell office:value-type="float" office:value="33.0628991660964" calcext:value-type="float">
            <text:p>33,0628991660964</text:p>
          </table:table-cell>
          <table:table-cell/>
          <table:table-cell table:formula="of:=[.D336]-[.B336]" office:value-type="float" office:value="0.0722046318973995" calcext:value-type="float">
            <text:p>0,0722046318973995</text:p>
          </table:table-cell>
        </table:table-row>
        <table:table-row table:style-name="ro1">
          <table:table-cell/>
          <table:table-cell office:value-type="float" office:value="33.0193363953787" calcext:value-type="float">
            <text:p>33,0193363953787</text:p>
          </table:table-cell>
          <table:table-cell/>
          <table:table-cell office:value-type="float" office:value="33.0919350745533" calcext:value-type="float">
            <text:p>33,0919350745533</text:p>
          </table:table-cell>
          <table:table-cell/>
          <table:table-cell table:formula="of:=[.D337]-[.B337]" office:value-type="float" office:value="0.0725986791745967" calcext:value-type="float">
            <text:p>0,0725986791745967</text:p>
          </table:table-cell>
        </table:table-row>
        <table:table-row table:style-name="ro1">
          <table:table-cell/>
          <table:table-cell office:value-type="float" office:value="33.0478470559019" calcext:value-type="float">
            <text:p>33,0478470559019</text:p>
          </table:table-cell>
          <table:table-cell/>
          <table:table-cell office:value-type="float" office:value="33.1208415741401" calcext:value-type="float">
            <text:p>33,1208415741401</text:p>
          </table:table-cell>
          <table:table-cell/>
          <table:table-cell table:formula="of:=[.D338]-[.B338]" office:value-type="float" office:value="0.0729945182382039" calcext:value-type="float">
            <text:p>0,0729945182382039</text:p>
          </table:table-cell>
        </table:table-row>
        <table:table-row table:style-name="ro1">
          <table:table-cell/>
          <table:table-cell office:value-type="float" office:value="33.0762298581344" calcext:value-type="float">
            <text:p>33,0762298581344</text:p>
          </table:table-cell>
          <table:table-cell/>
          <table:table-cell office:value-type="float" office:value="33.1496219836035" calcext:value-type="float">
            <text:p>33,1496219836035</text:p>
          </table:table-cell>
          <table:table-cell/>
          <table:table-cell table:formula="of:=[.D339]-[.B339]" office:value-type="float" office:value="0.0733921254691055" calcext:value-type="float">
            <text:p>0,0733921254691055</text:p>
          </table:table-cell>
        </table:table-row>
        <table:table-row table:style-name="ro1">
          <table:table-cell/>
          <table:table-cell office:value-type="float" office:value="33.1044879656394" calcext:value-type="float">
            <text:p>33,1044879656394</text:p>
          </table:table-cell>
          <table:table-cell/>
          <table:table-cell office:value-type="float" office:value="33.1782794456637" calcext:value-type="float">
            <text:p>33,1782794456637</text:p>
          </table:table-cell>
          <table:table-cell/>
          <table:table-cell table:formula="of:=[.D340]-[.B340]" office:value-type="float" office:value="0.0737914800242976" calcext:value-type="float">
            <text:p>0,0737914800242976</text:p>
          </table:table-cell>
        </table:table-row>
        <table:table-row table:style-name="ro1">
          <table:table-cell/>
          <table:table-cell office:value-type="float" office:value="33.1326243785281" calcext:value-type="float">
            <text:p>33,1326243785281</text:p>
          </table:table-cell>
          <table:table-cell/>
          <table:table-cell office:value-type="float" office:value="33.2068169421204" calcext:value-type="float">
            <text:p>33,2068169421204</text:p>
          </table:table-cell>
          <table:table-cell/>
          <table:table-cell table:formula="of:=[.D341]-[.B341]" office:value-type="float" office:value="0.0741925635922982" calcext:value-type="float">
            <text:p>0,0741925635922982</text:p>
          </table:table-cell>
        </table:table-row>
        <table:table-row table:style-name="ro1">
          <table:table-cell/>
          <table:table-cell office:value-type="float" office:value="33.1606419472935" calcext:value-type="float">
            <text:p>33,1606419472935</text:p>
          </table:table-cell>
          <table:table-cell/>
          <table:table-cell office:value-type="float" office:value="33.2352373074965" calcext:value-type="float">
            <text:p>33,2352373074965</text:p>
          </table:table-cell>
          <table:table-cell/>
          <table:table-cell table:formula="of:=[.D342]-[.B342]" office:value-type="float" office:value="0.0745953602029985" calcext:value-type="float">
            <text:p>0,0745953602029985</text:p>
          </table:table-cell>
        </table:table-row>
        <table:table-row table:style-name="ro1">
          <table:table-cell/>
          <table:table-cell office:value-type="float" office:value="33.1885433853447" calcext:value-type="float">
            <text:p>33,1885433853447</text:p>
          </table:table-cell>
          <table:table-cell/>
          <table:table-cell office:value-type="float" office:value="33.2635432414104" calcext:value-type="float">
            <text:p>33,2635432414104</text:p>
          </table:table-cell>
          <table:table-cell/>
          <table:table-cell table:formula="of:=[.D343]-[.B343]" office:value-type="float" office:value="0.0749998560657019" calcext:value-type="float">
            <text:p>0,0749998560657019</text:p>
          </table:table-cell>
        </table:table-row>
        <table:table-row table:style-name="ro1">
          <table:table-cell/>
          <table:table-cell office:value-type="float" office:value="33.216331280355" calcext:value-type="float">
            <text:p>33,216331280355</text:p>
          </table:table-cell>
          <table:table-cell/>
          <table:table-cell office:value-type="float" office:value="33.2917373197663" calcext:value-type="float">
            <text:p>33,2917373197663</text:p>
          </table:table-cell>
          <table:table-cell/>
          <table:table-cell table:formula="of:=[.D344]-[.B344]" office:value-type="float" office:value="0.0754060394112983" calcext:value-type="float">
            <text:p>0,0754060394112983</text:p>
          </table:table-cell>
        </table:table-row>
        <table:table-row table:style-name="ro1">
          <table:table-cell/>
          <table:table-cell office:value-type="float" office:value="33.2440081045838" calcext:value-type="float">
            <text:p>33,2440081045838</text:p>
          </table:table-cell>
          <table:table-cell/>
          <table:table-cell office:value-type="float" office:value="33.3198220049492" calcext:value-type="float">
            <text:p>33,3198220049492</text:p>
          </table:table-cell>
          <table:table-cell/>
          <table:table-cell table:formula="of:=[.D345]-[.B345]" office:value-type="float" office:value="0.0758139003654037" calcext:value-type="float">
            <text:p>0,0758139003654037</text:p>
          </table:table-cell>
        </table:table-row>
        <table:table-row table:style-name="ro1">
          <table:table-cell/>
          <table:table-cell office:value-type="float" office:value="33.2715762242771" calcext:value-type="float">
            <text:p>33,2715762242771</text:p>
          </table:table-cell>
          <table:table-cell/>
          <table:table-cell office:value-type="float" office:value="33.3477996551262" calcext:value-type="float">
            <text:p>33,3477996551262</text:p>
          </table:table-cell>
          <table:table-cell/>
          <table:table-cell table:formula="of:=[.D346]-[.B346]" office:value-type="float" office:value="0.0762234308491045" calcext:value-type="float">
            <text:p>0,0762234308491045</text:p>
          </table:table-cell>
        </table:table-row>
        <table:table-row table:style-name="ro1">
          <table:table-cell/>
          <table:table-cell office:value-type="float" office:value="33.2990379082223" calcext:value-type="float">
            <text:p>33,2990379082223</text:p>
          </table:table-cell>
          <table:table-cell/>
          <table:table-cell office:value-type="float" office:value="33.3756725326988" calcext:value-type="float">
            <text:p>33,3756725326988</text:p>
          </table:table-cell>
          <table:table-cell/>
          <table:table-cell table:formula="of:=[.D347]-[.B347]" office:value-type="float" office:value="0.0766346244764975" calcext:value-type="float">
            <text:p>0,0766346244764975</text:p>
          </table:table-cell>
        </table:table-row>
        <table:table-row table:style-name="ro1">
          <table:table-cell/>
          <table:table-cell office:value-type="float" office:value="33.3263953355724" calcext:value-type="float">
            <text:p>33,3263953355724</text:p>
          </table:table-cell>
          <table:table-cell/>
          <table:table-cell office:value-type="float" office:value="33.4034428120578" calcext:value-type="float">
            <text:p>33,4034428120578</text:p>
          </table:table-cell>
          <table:table-cell/>
          <table:table-cell table:formula="of:=[.D348]-[.B348]" office:value-type="float" office:value="0.0770474764853972" calcext:value-type="float">
            <text:p>0,0770474764853972</text:p>
          </table:table-cell>
        </table:table-row>
        <table:table-row table:style-name="ro1">
          <table:table-cell/>
          <table:table-cell office:value-type="float" office:value="33.3536506030218" calcext:value-type="float">
            <text:p>33,3536506030218</text:p>
          </table:table-cell>
          <table:table-cell/>
          <table:table-cell office:value-type="float" office:value="33.4311125867501" calcext:value-type="float">
            <text:p>33,4311125867501</text:p>
          </table:table-cell>
          <table:table-cell/>
          <table:table-cell table:formula="of:=[.D349]-[.B349]" office:value-type="float" office:value="0.0774619837283055" calcext:value-type="float">
            <text:p>0,0774619837283055</text:p>
          </table:table-cell>
        </table:table-row>
        <table:table-row table:style-name="ro1">
          <table:table-cell/>
          <table:table-cell office:value-type="float" office:value="33.380805731335" calcext:value-type="float">
            <text:p>33,380805731335</text:p>
          </table:table-cell>
          <table:table-cell/>
          <table:table-cell office:value-type="float" office:value="33.458683875866" calcext:value-type="float">
            <text:p>33,458683875866</text:p>
          </table:table-cell>
          <table:table-cell/>
          <table:table-cell table:formula="of:=[.D350]-[.B350]" office:value-type="float" office:value="0.0778781445309988" calcext:value-type="float">
            <text:p>0,0778781445309988</text:p>
          </table:table-cell>
        </table:table-row>
        <table:table-row table:style-name="ro1">
          <table:table-cell/>
          <table:table-cell office:value-type="float" office:value="33.4078626714035" calcext:value-type="float">
            <text:p>33,4078626714035</text:p>
          </table:table-cell>
          <table:table-cell/>
          <table:table-cell office:value-type="float" office:value="33.4861586301002" calcext:value-type="float">
            <text:p>33,4861586301002</text:p>
          </table:table-cell>
          <table:table-cell/>
          <table:table-cell table:formula="of:=[.D351]-[.B351]" office:value-type="float" office:value="0.0782959586966996" calcext:value-type="float">
            <text:p>0,0782959586966996</text:p>
          </table:table-cell>
        </table:table-row>
        <table:table-row table:style-name="ro1">
          <table:table-cell/>
          <table:table-cell office:value-type="float" office:value="33.4348233096706" calcext:value-type="float">
            <text:p>33,4348233096706</text:p>
          </table:table-cell>
          <table:table-cell/>
          <table:table-cell office:value-type="float" office:value="33.5135387372415" calcext:value-type="float">
            <text:p>33,5135387372415</text:p>
          </table:table-cell>
          <table:table-cell/>
          <table:table-cell table:formula="of:=[.D352]-[.B352]" office:value-type="float" office:value="0.0787154275708986" calcext:value-type="float">
            <text:p>0,0787154275708986</text:p>
          </table:table-cell>
        </table:table-row>
        <table:table-row table:style-name="ro1">
          <table:table-cell/>
          <table:table-cell office:value-type="float" office:value="33.4616894732267" calcext:value-type="float">
            <text:p>33,4616894732267</text:p>
          </table:table-cell>
          <table:table-cell/>
          <table:table-cell office:value-type="float" office:value="33.5408260271271" calcext:value-type="float">
            <text:p>33,5408260271271</text:p>
          </table:table-cell>
          <table:table-cell/>
          <table:table-cell table:formula="of:=[.D353]-[.B353]" office:value-type="float" office:value="0.0791365539004048" calcext:value-type="float">
            <text:p>0,0791365539004048</text:p>
          </table:table-cell>
        </table:table-row>
        <table:table-row table:style-name="ro1">
          <table:table-cell/>
          <table:table-cell office:value-type="float" office:value="33.4884629343332" calcext:value-type="float">
            <text:p>33,4884629343332</text:p>
          </table:table-cell>
          <table:table-cell/>
          <table:table-cell office:value-type="float" office:value="33.5680222762888" calcext:value-type="float">
            <text:p>33,5680222762888</text:p>
          </table:table-cell>
          <table:table-cell/>
          <table:table-cell table:formula="of:=[.D354]-[.B354]" office:value-type="float" office:value="0.0795593419556013" calcext:value-type="float">
            <text:p>0,0795593419556013</text:p>
          </table:table-cell>
        </table:table-row>
        <table:table-row table:style-name="ro1">
          <table:table-cell/>
          <table:table-cell office:value-type="float" office:value="33.5151454145909" calcext:value-type="float">
            <text:p>33,5151454145909</text:p>
          </table:table-cell>
          <table:table-cell/>
          <table:table-cell office:value-type="float" office:value="33.5951292120587" calcext:value-type="float">
            <text:p>33,5951292120587</text:p>
          </table:table-cell>
          <table:table-cell/>
          <table:table-cell table:formula="of:=[.D355]-[.B355]" office:value-type="float" office:value="0.0799837974678042" calcext:value-type="float">
            <text:p>0,0799837974678042</text:p>
          </table:table-cell>
        </table:table-row>
        <table:table-row table:style-name="ro1">
          <table:table-cell/>
          <table:table-cell office:value-type="float" office:value="33.5417385886003" calcext:value-type="float">
            <text:p>33,5417385886003</text:p>
          </table:table-cell>
          <table:table-cell/>
          <table:table-cell office:value-type="float" office:value="33.6221485163273" calcext:value-type="float">
            <text:p>33,6221485163273</text:p>
          </table:table-cell>
          <table:table-cell/>
          <table:table-cell table:formula="of:=[.D356]-[.B356]" office:value-type="float" office:value="0.080409927726997" calcext:value-type="float">
            <text:p>0,080409927726997</text:p>
          </table:table-cell>
        </table:table-row>
        <table:table-row table:style-name="ro1">
          <table:table-cell/>
          <table:table-cell office:value-type="float" office:value="33.5682440871835" calcext:value-type="float">
            <text:p>33,5682440871835</text:p>
          </table:table-cell>
          <table:table-cell/>
          <table:table-cell office:value-type="float" office:value="33.6490818287933" calcext:value-type="float">
            <text:p>33,6490818287933</text:p>
          </table:table-cell>
          <table:table-cell/>
          <table:table-cell table:formula="of:=[.D357]-[.B357]" office:value-type="float" office:value="0.0808377416097983" calcext:value-type="float">
            <text:p>0,0808377416097983</text:p>
          </table:table-cell>
        </table:table-row>
        <table:table-row table:style-name="ro1">
          <table:table-cell/>
          <table:table-cell office:value-type="float" office:value="33.5946635000769" calcext:value-type="float">
            <text:p>33,5946635000769</text:p>
          </table:table-cell>
          <table:table-cell/>
          <table:table-cell office:value-type="float" office:value="33.6759307497287" calcext:value-type="float">
            <text:p>33,6759307497287</text:p>
          </table:table-cell>
          <table:table-cell/>
          <table:table-cell table:formula="of:=[.D358]-[.B358]" office:value-type="float" office:value="0.0812672496518019" calcext:value-type="float">
            <text:p>0,0812672496518019</text:p>
          </table:table-cell>
        </table:table-row>
        <table:table-row table:style-name="ro1">
          <table:table-cell/>
          <table:table-cell office:value-type="float" office:value="33.620998378001" calcext:value-type="float">
            <text:p>33,620998378001</text:p>
          </table:table-cell>
          <table:table-cell/>
          <table:table-cell office:value-type="float" office:value="33.7026968421587" calcext:value-type="float">
            <text:p>33,7026968421587</text:p>
          </table:table-cell>
          <table:table-cell/>
          <table:table-cell table:formula="of:=[.D359]-[.B359]" office:value-type="float" office:value="0.0816984641577037" calcext:value-type="float">
            <text:p>0,0816984641577037</text:p>
          </table:table-cell>
        </table:table-row>
        <table:table-row table:style-name="ro1">
          <table:table-cell/>
          <table:table-cell office:value-type="float" office:value="33.6472502339766" calcext:value-type="float">
            <text:p>33,6472502339766</text:p>
          </table:table-cell>
          <table:table-cell/>
          <table:table-cell office:value-type="float" office:value="33.7293816333064" calcext:value-type="float">
            <text:p>33,7293816333064</text:p>
          </table:table-cell>
          <table:table-cell/>
          <table:table-cell table:formula="of:=[.D360]-[.B360]" office:value-type="float" office:value="0.0821313993298034" calcext:value-type="float">
            <text:p>0,0821313993298034</text:p>
          </table:table-cell>
        </table:table-row>
        <table:table-row table:style-name="ro1">
          <table:table-cell/>
          <table:table-cell office:value-type="float" office:value="33.6734205436599" calcext:value-type="float">
            <text:p>33,6734205436599</text:p>
          </table:table-cell>
          <table:table-cell/>
          <table:table-cell office:value-type="float" office:value="33.7559866150942" calcext:value-type="float">
            <text:p>33,7559866150942</text:p>
          </table:table-cell>
          <table:table-cell/>
          <table:table-cell table:formula="of:=[.D361]-[.B361]" office:value-type="float" office:value="0.0825660714343002" calcext:value-type="float">
            <text:p>0,0825660714343002</text:p>
          </table:table-cell>
        </table:table-row>
        <table:table-row table:style-name="ro1">
          <table:table-cell/>
          <table:table-cell office:value-type="float" office:value="33.6995107443307" calcext:value-type="float">
            <text:p>33,6995107443307</text:p>
          </table:table-cell>
          <table:table-cell/>
          <table:table-cell office:value-type="float" office:value="33.782513243346" calcext:value-type="float">
            <text:p>33,782513243346</text:p>
          </table:table-cell>
          <table:table-cell/>
          <table:table-cell table:formula="of:=[.D362]-[.B362]" office:value-type="float" office:value="0.0830024990153007" calcext:value-type="float">
            <text:p>0,0830024990153007</text:p>
          </table:table-cell>
        </table:table-row>
        <table:table-row table:style-name="ro1">
          <table:table-cell/>
          <table:table-cell office:value-type="float" office:value="33.7255222319534" calcext:value-type="float">
            <text:p>33,7255222319534</text:p>
          </table:table-cell>
          <table:table-cell/>
          <table:table-cell office:value-type="float" office:value="33.8089629351601" calcext:value-type="float">
            <text:p>33,8089629351601</text:p>
          </table:table-cell>
          <table:table-cell/>
          <table:table-cell table:formula="of:=[.D363]-[.B363]" office:value-type="float" office:value="0.0834407032067048" calcext:value-type="float">
            <text:p>0,0834407032067048</text:p>
          </table:table-cell>
        </table:table-row>
        <table:table-row table:style-name="ro1">
          <table:table-cell/>
          <table:table-cell office:value-type="float" office:value="33.7514563554323" calcext:value-type="float">
            <text:p>33,7514563554323</text:p>
          </table:table-cell>
          <table:table-cell/>
          <table:table-cell office:value-type="float" office:value="33.8353370635387" calcext:value-type="float">
            <text:p>33,8353370635387</text:p>
          </table:table-cell>
          <table:table-cell/>
          <table:table-cell table:formula="of:=[.D364]-[.B364]" office:value-type="float" office:value="0.083880708106399" calcext:value-type="float">
            <text:p>0,083880708106399</text:p>
          </table:table-cell>
        </table:table-row>
        <table:table-row table:style-name="ro1">
          <table:table-cell/>
          <table:table-cell office:value-type="float" office:value="33.7773144065077" calcext:value-type="float">
            <text:p>33,7773144065077</text:p>
          </table:table-cell>
          <table:table-cell/>
          <table:table-cell office:value-type="float" office:value="33.8616369478633" calcext:value-type="float">
            <text:p>33,8616369478633</text:p>
          </table:table-cell>
          <table:table-cell/>
          <table:table-cell table:formula="of:=[.D365]-[.B365]" office:value-type="float" office:value="0.0843225413556041" calcext:value-type="float">
            <text:p>0,0843225413556041</text:p>
          </table:table-cell>
        </table:table-row>
        <table:table-row table:style-name="ro1">
          <table:table-cell/>
          <table:table-cell office:value-type="float" office:value="33.8030976027629" calcext:value-type="float">
            <text:p>33,8030976027629</text:p>
          </table:table-cell>
          <table:table-cell/>
          <table:table-cell office:value-type="float" office:value="33.8878638376855" calcext:value-type="float">
            <text:p>33,8878638376855</text:p>
          </table:table-cell>
          <table:table-cell/>
          <table:table-cell table:formula="of:=[.D366]-[.B366]" office:value-type="float" office:value="0.0847662349226042" calcext:value-type="float">
            <text:p>0,0847662349226042</text:p>
          </table:table-cell>
        </table:table-row>
        <table:table-row table:style-name="ro1">
          <table:table-cell/>
          <table:table-cell office:value-type="float" office:value="33.8288070591852" calcext:value-type="float">
            <text:p>33,8288070591852</text:p>
          </table:table-cell>
          <table:table-cell/>
          <table:table-cell office:value-type="float" office:value="33.9140188855003" calcext:value-type="float">
            <text:p>33,9140188855003</text:p>
          </table:table-cell>
          <table:table-cell/>
          <table:table-cell table:formula="of:=[.D367]-[.B367]" office:value-type="float" office:value="0.0852118263150956" calcext:value-type="float">
            <text:p>0,0852118263150956</text:p>
          </table:table-cell>
        </table:table-row>
        <table:table-row table:style-name="ro1">
          <table:table-cell/>
          <table:table-cell office:value-type="float" office:value="33.8544437399153" calcext:value-type="float">
            <text:p>33,8544437399153</text:p>
          </table:table-cell>
          <table:table-cell/>
          <table:table-cell office:value-type="float" office:value="33.9401031003952" calcext:value-type="float">
            <text:p>33,9401031003952</text:p>
          </table:table-cell>
          <table:table-cell/>
          <table:table-cell table:formula="of:=[.D368]-[.B368]" office:value-type="float" office:value="0.0856593604799016" calcext:value-type="float">
            <text:p>0,0856593604799016</text:p>
          </table:table-cell>
        </table:table-row>
        <table:table-row table:style-name="ro1">
          <table:table-cell/>
          <table:table-cell office:value-type="float" office:value="33.8800083738878" calcext:value-type="float">
            <text:p>33,8800083738878</text:p>
          </table:table-cell>
          <table:table-cell/>
          <table:table-cell office:value-type="float" office:value="33.9661172668237" calcext:value-type="float">
            <text:p>33,9661172668237</text:p>
          </table:table-cell>
          <table:table-cell/>
          <table:table-cell table:formula="of:=[.D369]-[.B369]" office:value-type="float" office:value="0.0861088929359042" calcext:value-type="float">
            <text:p>0,0861088929359042</text:p>
          </table:table-cell>
        </table:table-row>
        <table:table-row table:style-name="ro1">
          <table:table-cell/>
          <table:table-cell office:value-type="float" office:value="33.9055013002919" calcext:value-type="float">
            <text:p>33,9055013002919</text:p>
          </table:table-cell>
          <table:table-cell/>
          <table:table-cell office:value-type="float" office:value="33.9920617957033" calcext:value-type="float">
            <text:p>33,9920617957033</text:p>
          </table:table-cell>
          <table:table-cell/>
          <table:table-cell table:formula="of:=[.D370]-[.B370]" office:value-type="float" office:value="0.0865604954113977" calcext:value-type="float">
            <text:p>0,0865604954113977</text:p>
          </table:table-cell>
        </table:table-row>
        <table:table-row table:style-name="ro1">
          <table:table-cell/>
          <table:table-cell office:value-type="float" office:value="33.9309221669916" calcext:value-type="float">
            <text:p>33,9309221669916</text:p>
          </table:table-cell>
          <table:table-cell/>
          <table:table-cell office:value-type="float" office:value="34.0179364336071" calcext:value-type="float">
            <text:p>34,0179364336071</text:p>
          </table:table-cell>
          <table:table-cell/>
          <table:table-cell table:formula="of:=[.D371]-[.B371]" office:value-type="float" office:value="0.0870142666154976" calcext:value-type="float">
            <text:p>0,0870142666154976</text:p>
          </table:table-cell>
        </table:table-row>
        <table:table-row table:style-name="ro1">
          <table:table-cell/>
          <table:table-cell office:value-type="float" office:value="33.9562692885472" calcext:value-type="float">
            <text:p>33,9562692885472</text:p>
          </table:table-cell>
          <table:table-cell/>
          <table:table-cell office:value-type="float" office:value="34.0437396437569" calcext:value-type="float">
            <text:p>34,0437396437569</text:p>
          </table:table-cell>
          <table:table-cell/>
          <table:table-cell table:formula="of:=[.D372]-[.B372]" office:value-type="float" office:value="0.0874703552097031" calcext:value-type="float">
            <text:p>0,0874703552097031</text:p>
          </table:table-cell>
        </table:table-row>
        <table:table-row table:style-name="ro1">
          <table:table-cell/>
          <table:table-cell office:value-type="float" office:value="33.9815381058009" calcext:value-type="float">
            <text:p>33,9815381058009</text:p>
          </table:table-cell>
          <table:table-cell/>
          <table:table-cell office:value-type="float" office:value="34.0694671212926" calcext:value-type="float">
            <text:p>34,0694671212926</text:p>
          </table:table-cell>
          <table:table-cell/>
          <table:table-cell table:formula="of:=[.D373]-[.B373]" office:value-type="float" office:value="0.0879290154916959" calcext:value-type="float">
            <text:p>0,0879290154916959</text:p>
          </table:table-cell>
        </table:table-row>
        <table:table-row table:style-name="ro1">
          <table:table-cell/>
          <table:table-cell office:value-type="float" office:value="34.0067167877822" calcext:value-type="float">
            <text:p>34,0067167877822</text:p>
          </table:table-cell>
          <table:table-cell/>
          <table:table-cell office:value-type="float" office:value="34.0951075578378" calcext:value-type="float">
            <text:p>34,0951075578378</text:p>
          </table:table-cell>
          <table:table-cell/>
          <table:table-cell table:formula="of:=[.D374]-[.B374]" office:value-type="float" office:value="0.0883907700555966" calcext:value-type="float">
            <text:p>0,0883907700555966</text:p>
          </table:table-cell>
        </table:table-row>
        <table:table-row table:style-name="ro1">
          <table:table-cell/>
          <table:table-cell office:value-type="float" office:value="34.0317696632486" calcext:value-type="float">
            <text:p>34,0317696632486</text:p>
          </table:table-cell>
          <table:table-cell/>
          <table:table-cell office:value-type="float" office:value="34.1206267105991" calcext:value-type="float">
            <text:p>34,1206267105991</text:p>
          </table:table-cell>
          <table:table-cell/>
          <table:table-cell table:formula="of:=[.D375]-[.B375]" office:value-type="float" office:value="0.0888570473504942" calcext:value-type="float">
            <text:p>0,0888570473504942</text:p>
          </table:table-cell>
        </table:table-row>
        <table:table-row table:style-name="ro1">
          <table:table-cell/>
          <table:table-cell office:value-type="float" office:value="34.0565296028094" calcext:value-type="float">
            <text:p>34,0565296028094</text:p>
          </table:table-cell>
          <table:table-cell/>
          <table:table-cell office:value-type="float" office:value="34.1458642683139" calcext:value-type="float">
            <text:p>34,1458642683139</text:p>
          </table:table-cell>
          <table:table-cell/>
          <table:table-cell table:formula="of:=[.D376]-[.B376]" office:value-type="float" office:value="0.0893346655045022" calcext:value-type="float">
            <text:p>0,0893346655045022</text:p>
          </table:table-cell>
        </table:table-row>
        <table:table-row table:style-name="ro1">
          <table:table-cell/>
          <table:table-cell office:value-type="float" office:value="34.0959991605844" calcext:value-type="float">
            <text:p>34,0959991605844</text:p>
          </table:table-cell>
          <table:table-cell/>
          <table:table-cell office:value-type="float" office:value="34.186414963379" calcext:value-type="float">
            <text:p>34,186414963379</text:p>
          </table:table-cell>
          <table:table-cell/>
          <table:table-cell table:formula="of:=[.D377]-[.B377]" office:value-type="float" office:value="0.0904158027946025" calcext:value-type="float">
            <text:p>0,0904158027946025</text:p>
          </table:table-cell>
        </table:table-row>
        <table:table-row table:style-name="ro1">
          <table:table-cell/>
          <table:table-cell office:value-type="float" office:value="34.0407034750985" calcext:value-type="float">
            <text:p>34,0407034750985</text:p>
          </table:table-cell>
          <table:table-cell/>
          <table:table-cell office:value-type="float" office:value="34.131910065544" calcext:value-type="float">
            <text:p>34,131910065544</text:p>
          </table:table-cell>
          <table:table-cell/>
          <table:table-cell table:formula="of:=[.D378]-[.B378]" office:value-type="float" office:value="0.0912065904454948" calcext:value-type="float">
            <text:p>0,0912065904454948</text:p>
          </table:table-cell>
        </table:table-row>
        <table:table-row table:style-name="ro1">
          <table:table-cell/>
          <table:table-cell office:value-type="float" office:value="34.0993060141289" calcext:value-type="float">
            <text:p>34,0993060141289</text:p>
          </table:table-cell>
          <table:table-cell/>
          <table:table-cell office:value-type="float" office:value="34.1905418982998" calcext:value-type="float">
            <text:p>34,1905418982998</text:p>
          </table:table-cell>
          <table:table-cell/>
          <table:table-cell table:formula="of:=[.D379]-[.B379]" office:value-type="float" office:value="0.0912358841708993" calcext:value-type="float">
            <text:p>0,0912358841708993</text:p>
          </table:table-cell>
        </table:table-row>
        <table:table-row table:style-name="ro1">
          <table:table-cell/>
          <table:table-cell office:value-type="float" office:value="34.1357196601592" calcext:value-type="float">
            <text:p>34,1357196601592</text:p>
          </table:table-cell>
          <table:table-cell/>
          <table:table-cell office:value-type="float" office:value="34.2272595307115" calcext:value-type="float">
            <text:p>34,2272595307115</text:p>
          </table:table-cell>
          <table:table-cell/>
          <table:table-cell table:formula="of:=[.D380]-[.B380]" office:value-type="float" office:value="0.0915398705523032" calcext:value-type="float">
            <text:p>0,0915398705523032</text:p>
          </table:table-cell>
        </table:table-row>
        <table:table-row table:style-name="ro1">
          <table:table-cell/>
          <table:table-cell office:value-type="float" office:value="34.1663948161587" calcext:value-type="float">
            <text:p>34,1663948161587</text:p>
          </table:table-cell>
          <table:table-cell/>
          <table:table-cell office:value-type="float" office:value="34.2583215376205" calcext:value-type="float">
            <text:p>34,2583215376205</text:p>
          </table:table-cell>
          <table:table-cell/>
          <table:table-cell table:formula="of:=[.D381]-[.B381]" office:value-type="float" office:value="0.0919267214618031" calcext:value-type="float">
            <text:p>0,0919267214618031</text:p>
          </table:table-cell>
        </table:table-row>
        <table:table-row table:style-name="ro1">
          <table:table-cell/>
          <table:table-cell office:value-type="float" office:value="34.1947218769886" calcext:value-type="float">
            <text:p>34,1947218769886</text:p>
          </table:table-cell>
          <table:table-cell/>
          <table:table-cell office:value-type="float" office:value="34.2870722867454" calcext:value-type="float">
            <text:p>34,2870722867454</text:p>
          </table:table-cell>
          <table:table-cell/>
          <table:table-cell table:formula="of:=[.D382]-[.B382]" office:value-type="float" office:value="0.0923504097567971" calcext:value-type="float">
            <text:p>0,0923504097567971</text:p>
          </table:table-cell>
        </table:table-row>
        <table:table-row table:style-name="ro1">
          <table:table-cell/>
          <table:table-cell office:value-type="float" office:value="34.2218465318242" calcext:value-type="float">
            <text:p>34,2218465318242</text:p>
          </table:table-cell>
          <table:table-cell/>
          <table:table-cell office:value-type="float" office:value="34.3146410617829" calcext:value-type="float">
            <text:p>34,3146410617829</text:p>
          </table:table-cell>
          <table:table-cell/>
          <table:table-cell table:formula="of:=[.D383]-[.B383]" office:value-type="float" office:value="0.0927945299587023" calcext:value-type="float">
            <text:p>0,0927945299587023</text:p>
          </table:table-cell>
        </table:table-row>
        <table:table-row table:style-name="ro1">
          <table:table-cell/>
          <table:table-cell office:value-type="float" office:value="34.2482645866579" calcext:value-type="float">
            <text:p>34,2482645866579</text:p>
          </table:table-cell>
          <table:table-cell/>
          <table:table-cell office:value-type="float" office:value="34.3415164218426" calcext:value-type="float">
            <text:p>34,3415164218426</text:p>
          </table:table-cell>
          <table:table-cell/>
          <table:table-cell table:formula="of:=[.D384]-[.B384]" office:value-type="float" office:value="0.0932518351846952" calcext:value-type="float">
            <text:p>0,0932518351846952</text:p>
          </table:table-cell>
        </table:table-row>
        <table:table-row table:style-name="ro1">
          <table:table-cell/>
          <table:table-cell office:value-type="float" office:value="34.2742263004635" calcext:value-type="float">
            <text:p>34,2742263004635</text:p>
          </table:table-cell>
          <table:table-cell/>
          <table:table-cell office:value-type="float" office:value="34.3679449748589" calcext:value-type="float">
            <text:p>34,3679449748589</text:p>
          </table:table-cell>
          <table:table-cell/>
          <table:table-cell table:formula="of:=[.D385]-[.B385]" office:value-type="float" office:value="0.0937186743953973" calcext:value-type="float">
            <text:p>0,0937186743953973</text:p>
          </table:table-cell>
        </table:table-row>
        <table:table-row table:style-name="ro1">
          <table:table-cell/>
          <table:table-cell office:value-type="float" office:value="34.2998722987301" calcext:value-type="float">
            <text:p>34,2998722987301</text:p>
          </table:table-cell>
          <table:table-cell/>
          <table:table-cell office:value-type="float" office:value="34.3940653469927" calcext:value-type="float">
            <text:p>34,3940653469927</text:p>
          </table:table-cell>
          <table:table-cell/>
          <table:table-cell table:formula="of:=[.D386]-[.B386]" office:value-type="float" office:value="0.0941930482625963" calcext:value-type="float">
            <text:p>0,0941930482625963</text:p>
          </table:table-cell>
        </table:table-row>
        <table:table-row table:style-name="ro1">
          <table:table-cell/>
          <table:table-cell office:value-type="float" office:value="34.3252882537873" calcext:value-type="float">
            <text:p>34,3252882537873</text:p>
          </table:table-cell>
          <table:table-cell/>
          <table:table-cell office:value-type="float" office:value="34.4199620613381" calcext:value-type="float">
            <text:p>34,4199620613381</text:p>
          </table:table-cell>
          <table:table-cell/>
          <table:table-cell table:formula="of:=[.D387]-[.B387]" office:value-type="float" office:value="0.094673807550798" calcext:value-type="float">
            <text:p>0,094673807550798</text:p>
          </table:table-cell>
        </table:table-row>
        <table:table-row table:style-name="ro1">
          <table:table-cell/>
          <table:table-cell office:value-type="float" office:value="34.3505298497222" calcext:value-type="float">
            <text:p>34,3505298497222</text:p>
          </table:table-cell>
          <table:table-cell/>
          <table:table-cell office:value-type="float" office:value="34.4456901310554" calcext:value-type="float">
            <text:p>34,4456901310554</text:p>
          </table:table-cell>
          <table:table-cell/>
          <table:table-cell table:formula="of:=[.D388]-[.B388]" office:value-type="float" office:value="0.0951602813332002" calcext:value-type="float">
            <text:p>0,0951602813332002</text:p>
          </table:table-cell>
        </table:table-row>
        <table:table-row table:style-name="ro1">
          <table:table-cell/>
          <table:table-cell office:value-type="float" office:value="34.375635312348" calcext:value-type="float">
            <text:p>34,375635312348</text:p>
          </table:table-cell>
          <table:table-cell/>
          <table:table-cell office:value-type="float" office:value="34.471287401219" calcext:value-type="float">
            <text:p>34,471287401219</text:p>
          </table:table-cell>
          <table:table-cell/>
          <table:table-cell table:formula="of:=[.D389]-[.B389]" office:value-type="float" office:value="0.0956520888709989" calcext:value-type="float">
            <text:p>0,0956520888709989</text:p>
          </table:table-cell>
        </table:table-row>
        <table:table-row table:style-name="ro1">
          <table:table-cell/>
          <table:table-cell office:value-type="float" office:value="34.4006321815083" calcext:value-type="float">
            <text:p>34,4006321815083</text:p>
          </table:table-cell>
          <table:table-cell/>
          <table:table-cell office:value-type="float" office:value="34.4967812194661" calcext:value-type="float">
            <text:p>34,4967812194661</text:p>
          </table:table-cell>
          <table:table-cell/>
          <table:table-cell table:formula="of:=[.D390]-[.B390]" office:value-type="float" office:value="0.0961490379578009" calcext:value-type="float">
            <text:p>0,0961490379578009</text:p>
          </table:table-cell>
        </table:table-row>
        <table:table-row table:style-name="ro1">
          <table:table-cell/>
          <table:table-cell office:value-type="float" office:value="34.4255411977768" calcext:value-type="float">
            <text:p>34,4255411977768</text:p>
          </table:table-cell>
          <table:table-cell/>
          <table:table-cell office:value-type="float" office:value="34.5221922650112" calcext:value-type="float">
            <text:p>34,5221922650112</text:p>
          </table:table-cell>
          <table:table-cell/>
          <table:table-cell table:formula="of:=[.D391]-[.B391]" office:value-type="float" office:value="0.0966510672343972" calcext:value-type="float">
            <text:p>0,0966510672343972</text:p>
          </table:table-cell>
        </table:table-row>
        <table:table-row table:style-name="ro1">
          <table:table-cell/>
          <table:table-cell office:value-type="float" office:value="34.4503786478108" calcext:value-type="float">
            <text:p>34,4503786478108</text:p>
          </table:table-cell>
          <table:table-cell/>
          <table:table-cell office:value-type="float" office:value="34.5475368602157" calcext:value-type="float">
            <text:p>34,5475368602157</text:p>
          </table:table-cell>
          <table:table-cell/>
          <table:table-cell table:formula="of:=[.D392]-[.B392]" office:value-type="float" office:value="0.0971582124048993" calcext:value-type="float">
            <text:p>0,0971582124048993</text:p>
          </table:table-cell>
        </table:table-row>
        <table:table-row table:style-name="ro1">
          <table:table-cell/>
          <table:table-cell office:value-type="float" office:value="34.4751578421751" calcext:value-type="float">
            <text:p>34,4751578421751</text:p>
          </table:table-cell>
          <table:table-cell/>
          <table:table-cell office:value-type="float" office:value="34.5728284282883" calcext:value-type="float">
            <text:p>34,5728284282883</text:p>
          </table:table-cell>
          <table:table-cell/>
          <table:table-cell table:formula="of:=[.D393]-[.B393]" office:value-type="float" office:value="0.0976705861131961" calcext:value-type="float">
            <text:p>0,0976705861131961</text:p>
          </table:table-cell>
        </table:table-row>
        <table:table-row table:style-name="ro1">
          <table:table-cell/>
          <table:table-cell office:value-type="float" office:value="34.4998900831759" calcext:value-type="float">
            <text:p>34,4998900831759</text:p>
          </table:table-cell>
          <table:table-cell/>
          <table:table-cell office:value-type="float" office:value="34.5980784492588" calcext:value-type="float">
            <text:p>34,5980784492588</text:p>
          </table:table-cell>
          <table:table-cell/>
          <table:table-cell table:formula="of:=[.D394]-[.B394]" office:value-type="float" office:value="0.0981883660829013" calcext:value-type="float">
            <text:p>0,0981883660829013</text:p>
          </table:table-cell>
        </table:table-row>
        <table:table-row table:style-name="ro1">
          <table:table-cell/>
          <table:table-cell office:value-type="float" office:value="34.5245853217326" calcext:value-type="float">
            <text:p>34,5245853217326</text:p>
          </table:table-cell>
          <table:table-cell/>
          <table:table-cell office:value-type="float" office:value="34.623297110185" calcext:value-type="float">
            <text:p>34,623297110185</text:p>
          </table:table-cell>
          <table:table-cell/>
          <table:table-cell table:formula="of:=[.D395]-[.B395]" office:value-type="float" office:value="0.0987117884523983" calcext:value-type="float">
            <text:p>0,0987117884523983</text:p>
          </table:table-cell>
        </table:table-row>
        <table:table-row table:style-name="ro1">
          <table:table-cell/>
          <table:table-cell office:value-type="float" office:value="34.5492526187807" calcext:value-type="float">
            <text:p>34,5492526187807</text:p>
          </table:table-cell>
          <table:table-cell/>
          <table:table-cell office:value-type="float" office:value="34.6484937632794" calcext:value-type="float">
            <text:p>34,6484937632794</text:p>
          </table:table-cell>
          <table:table-cell/>
          <table:table-cell table:formula="of:=[.D396]-[.B396]" office:value-type="float" office:value="0.0992411444986985" calcext:value-type="float">
            <text:p>0,0992411444986985</text:p>
          </table:table-cell>
        </table:table-row>
        <table:table-row table:style-name="ro1">
          <table:table-cell/>
          <table:table-cell office:value-type="float" office:value="34.5739004805613" calcext:value-type="float">
            <text:p>34,5739004805613</text:p>
          </table:table-cell>
          <table:table-cell/>
          <table:table-cell office:value-type="float" office:value="34.6736772602147" calcext:value-type="float">
            <text:p>34,6736772602147</text:p>
          </table:table-cell>
          <table:table-cell/>
          <table:table-cell table:formula="of:=[.D397]-[.B397]" office:value-type="float" office:value="0.0997767796534035" calcext:value-type="float">
            <text:p>0,0997767796534035</text:p>
          </table:table-cell>
        </table:table-row>
        <table:table-row table:style-name="ro1">
          <table:table-cell/>
          <table:table-cell office:value-type="float" office:value="34.5985371107816" calcext:value-type="float">
            <text:p>34,5985371107816</text:p>
          </table:table-cell>
          <table:table-cell/>
          <table:table-cell office:value-type="float" office:value="34.6988562048334" calcext:value-type="float">
            <text:p>34,6988562048334</text:p>
          </table:table-cell>
          <table:table-cell/>
          <table:table-cell table:formula="of:=[.D398]-[.B398]" office:value-type="float" office:value="0.100319094051798" calcext:value-type="float">
            <text:p>0,100319094051798</text:p>
          </table:table-cell>
        </table:table-row>
        <table:table-row table:style-name="ro1">
          <table:table-cell/>
          <table:table-cell office:value-type="float" office:value="34.6231706068436" calcext:value-type="float">
            <text:p>34,6231706068436</text:p>
          </table:table-cell>
          <table:table-cell/>
          <table:table-cell office:value-type="float" office:value="34.7240391508767" calcext:value-type="float">
            <text:p>34,7240391508767</text:p>
          </table:table-cell>
          <table:table-cell/>
          <table:table-cell table:formula="of:=[.D399]-[.B399]" office:value-type="float" office:value="0.100868544033098" calcext:value-type="float">
            <text:p>0,100868544033098</text:p>
          </table:table-cell>
        </table:table-row>
        <table:table-row table:style-name="ro1">
          <table:table-cell/>
          <table:table-cell office:value-type="float" office:value="34.6478091176245" calcext:value-type="float">
            <text:p>34,6478091176245</text:p>
          </table:table-cell>
          <table:table-cell/>
          <table:table-cell office:value-type="float" office:value="34.7492347616589" calcext:value-type="float">
            <text:p>34,7492347616589</text:p>
          </table:table-cell>
          <table:table-cell/>
          <table:table-cell table:formula="of:=[.D400]-[.B400]" office:value-type="float" office:value="0.1014256440344" calcext:value-type="float">
            <text:p>0,1014256440344</text:p>
          </table:table-cell>
        </table:table-row>
        <table:table-row table:style-name="ro1">
          <table:table-cell/>
          <table:table-cell office:value-type="float" office:value="34.6724609739052" calcext:value-type="float">
            <text:p>34,6724609739052</text:p>
          </table:table-cell>
          <table:table-cell/>
          <table:table-cell office:value-type="float" office:value="34.7744519421801" calcext:value-type="float">
            <text:p>34,7744519421801</text:p>
          </table:table-cell>
          <table:table-cell/>
          <table:table-cell table:formula="of:=[.D401]-[.B401]" office:value-type="float" office:value="0.101990968274897" calcext:value-type="float">
            <text:p>0,101990968274897</text:p>
          </table:table-cell>
        </table:table-row>
        <table:table-row table:style-name="ro1">
          <table:table-cell/>
          <table:table-cell office:value-type="float" office:value="34.6971347981102" calcext:value-type="float">
            <text:p>34,6971347981102</text:p>
          </table:table-cell>
          <table:table-cell/>
          <table:table-cell office:value-type="float" office:value="34.7996999494798" calcext:value-type="float">
            <text:p>34,7996999494798</text:p>
          </table:table-cell>
          <table:table-cell/>
          <table:table-cell table:formula="of:=[.D402]-[.B402]" office:value-type="float" office:value="0.102565151369603" calcext:value-type="float">
            <text:p>0,102565151369603</text:p>
          </table:table-cell>
        </table:table-row>
        <table:table-row table:style-name="ro1">
          <table:table-cell/>
          <table:table-cell office:value-type="float" office:value="34.7218395965177" calcext:value-type="float">
            <text:p>34,7218395965177</text:p>
          </table:table-cell>
          <table:table-cell/>
          <table:table-cell office:value-type="float" office:value="34.8249884831427" calcext:value-type="float">
            <text:p>34,8249884831427</text:p>
          </table:table-cell>
          <table:table-cell/>
          <table:table-cell table:formula="of:=[.D403]-[.B403]" office:value-type="float" office:value="0.103148886625" calcext:value-type="float">
            <text:p>0,103148886625</text:p>
          </table:table-cell>
        </table:table-row>
        <table:table-row table:style-name="ro1">
          <table:table-cell/>
          <table:table-cell office:value-type="float" office:value="34.7465848338202" calcext:value-type="float">
            <text:p>34,7465848338202</text:p>
          </table:table-cell>
          <table:table-cell/>
          <table:table-cell office:value-type="float" office:value="34.8503277539685" calcext:value-type="float">
            <text:p>34,8503277539685</text:p>
          </table:table-cell>
          <table:table-cell/>
          <table:table-cell table:formula="of:=[.D404]-[.B404]" office:value-type="float" office:value="0.103742920148299" calcext:value-type="float">
            <text:p>0,103742920148299</text:p>
          </table:table-cell>
        </table:table-row>
        <table:table-row table:style-name="ro1">
          <table:table-cell/>
          <table:table-cell office:value-type="float" office:value="34.7713804863694" calcext:value-type="float">
            <text:p>34,7713804863694</text:p>
          </table:table-cell>
          <table:table-cell/>
          <table:table-cell office:value-type="float" office:value="34.8757285241651" calcext:value-type="float">
            <text:p>34,8757285241651</text:p>
          </table:table-cell>
          <table:table-cell/>
          <table:table-cell table:formula="of:=[.D405]-[.B405]" office:value-type="float" office:value="0.104348037795695" calcext:value-type="float">
            <text:p>0,104348037795695</text:p>
          </table:table-cell>
        </table:table-row>
        <table:table-row table:style-name="ro1">
          <table:table-cell/>
          <table:table-cell office:value-type="float" office:value="34.7962370657559" calcext:value-type="float">
            <text:p>34,7962370657559</text:p>
          </table:table-cell>
          <table:table-cell/>
          <table:table-cell office:value-type="float" office:value="34.9012021060877" calcext:value-type="float">
            <text:p>34,9012021060877</text:p>
          </table:table-cell>
          <table:table-cell/>
          <table:table-cell table:formula="of:=[.D406]-[.B406]" office:value-type="float" office:value="0.104965040331798" calcext:value-type="float">
            <text:p>0,104965040331798</text:p>
          </table:table-cell>
        </table:table-row>
        <table:table-row table:style-name="ro1">
          <table:table-cell/>
          <table:table-cell office:value-type="float" office:value="34.8211655978318" calcext:value-type="float">
            <text:p>34,8211655978318</text:p>
          </table:table-cell>
          <table:table-cell/>
          <table:table-cell office:value-type="float" office:value="34.9267602972513" calcext:value-type="float">
            <text:p>34,9267602972513</text:p>
          </table:table-cell>
          <table:table-cell/>
          <table:table-cell table:formula="of:=[.D407]-[.B407]" office:value-type="float" office:value="0.105594699419498" calcext:value-type="float">
            <text:p>0,105594699419498</text:p>
          </table:table-cell>
        </table:table-row>
        <table:table-row table:style-name="ro1">
          <table:table-cell/>
          <table:table-cell office:value-type="float" office:value="34.8461775323669" calcext:value-type="float">
            <text:p>34,8461775323669</text:p>
          </table:table-cell>
          <table:table-cell/>
          <table:table-cell office:value-type="float" office:value="34.9524152150404" calcext:value-type="float">
            <text:p>34,9524152150404</text:p>
          </table:table-cell>
          <table:table-cell/>
          <table:table-cell table:formula="of:=[.D408]-[.B408]" office:value-type="float" office:value="0.106237682673502" calcext:value-type="float">
            <text:p>0,106237682673502</text:p>
          </table:table-cell>
        </table:table-row>
        <table:table-row table:style-name="ro1">
          <table:table-cell/>
          <table:table-cell office:value-type="float" office:value="34.8712845431423" calcext:value-type="float">
            <text:p>34,8712845431423</text:p>
          </table:table-cell>
          <table:table-cell/>
          <table:table-cell office:value-type="float" office:value="34.9781789720201" calcext:value-type="float">
            <text:p>34,9781789720201</text:p>
          </table:table-cell>
          <table:table-cell/>
          <table:table-cell table:formula="of:=[.D409]-[.B409]" office:value-type="float" office:value="0.106894428877801" calcext:value-type="float">
            <text:p>0,106894428877801</text:p>
          </table:table-cell>
        </table:table-row>
        <table:table-row table:style-name="ro1">
          <table:table-cell/>
          <table:table-cell office:value-type="float" office:value="34.8964981539315" calcext:value-type="float">
            <text:p>34,8964981539315</text:p>
          </table:table-cell>
          <table:table-cell/>
          <table:table-cell office:value-type="float" office:value="35.0040630966186" calcext:value-type="float">
            <text:p>35,0040630966186</text:p>
          </table:table-cell>
          <table:table-cell/>
          <table:table-cell table:formula="of:=[.D410]-[.B410]" office:value-type="float" office:value="0.107564942687098" calcext:value-type="float">
            <text:p>0,107564942687098</text:p>
          </table:table-cell>
        </table:table-row>
        <table:table-row table:style-name="ro1">
          <table:table-cell/>
          <table:table-cell office:value-type="float" office:value="34.9218290866272" calcext:value-type="float">
            <text:p>34,9218290866272</text:p>
          </table:table-cell>
          <table:table-cell/>
          <table:table-cell office:value-type="float" office:value="35.0300775453848" calcext:value-type="float">
            <text:p>35,0300775453848</text:p>
          </table:table-cell>
          <table:table-cell/>
          <table:table-cell table:formula="of:=[.D411]-[.B411]" office:value-type="float" office:value="0.1082484587576" calcext:value-type="float">
            <text:p>0,1082484587576</text:p>
          </table:table-cell>
        </table:table-row>
        <table:table-row table:style-name="ro1">
          <table:table-cell/>
          <table:table-cell office:value-type="float" office:value="34.9472861640324" calcext:value-type="float">
            <text:p>34,9472861640324</text:p>
          </table:table-cell>
          <table:table-cell/>
          <table:table-cell office:value-type="float" office:value="35.056229056904" calcext:value-type="float">
            <text:p>35,056229056904</text:p>
          </table:table-cell>
          <table:table-cell/>
          <table:table-cell table:formula="of:=[.D412]-[.B412]" office:value-type="float" office:value="0.108942892871603" calcext:value-type="float">
            <text:p>0,108942892871603</text:p>
          </table:table-cell>
        </table:table-row>
        <table:table-row table:style-name="ro1">
          <table:table-cell/>
          <table:table-cell office:value-type="float" office:value="34.9728744950914" calcext:value-type="float">
            <text:p>34,9728744950914</text:p>
          </table:table-cell>
          <table:table-cell/>
          <table:table-cell office:value-type="float" office:value="35.082518438398" calcext:value-type="float">
            <text:p>35,082518438398</text:p>
          </table:table-cell>
          <table:table-cell/>
          <table:table-cell table:formula="of:=[.D413]-[.B413]" office:value-type="float" office:value="0.109643943306594" calcext:value-type="float">
            <text:p>0,109643943306594</text:p>
          </table:table-cell>
        </table:table-row>
        <table:table-row table:style-name="ro1">
          <table:table-cell/>
          <table:table-cell office:value-type="float" office:value="34.9985924966143" calcext:value-type="float">
            <text:p>34,9985924966143</text:p>
          </table:table-cell>
          <table:table-cell/>
          <table:table-cell office:value-type="float" office:value="35.1089361112003" calcext:value-type="float">
            <text:p>35,1089361112003</text:p>
          </table:table-cell>
          <table:table-cell/>
          <table:table-cell table:formula="of:=[.D414]-[.B414]" office:value-type="float" office:value="0.110343614586" calcext:value-type="float">
            <text:p>0,110343614586</text:p>
          </table:table-cell>
        </table:table-row>
        <table:table-row table:style-name="ro1">
          <table:table-cell/>
          <table:table-cell office:value-type="float" office:value="35.0244270158932" calcext:value-type="float">
            <text:p>35,0244270158932</text:p>
          </table:table-cell>
          <table:table-cell/>
          <table:table-cell office:value-type="float" office:value="35.1354547994478" calcext:value-type="float">
            <text:p>35,1354547994478</text:p>
          </table:table-cell>
          <table:table-cell/>
          <table:table-cell table:formula="of:=[.D415]-[.B415]" office:value-type="float" office:value="0.111027783554597" calcext:value-type="float">
            <text:p>0,111027783554597</text:p>
          </table:table-cell>
        </table:table-row>
        <table:table-row table:style-name="ro1">
          <table:table-cell/>
          <table:table-cell office:value-type="float" office:value="35.0503453351661" calcext:value-type="float">
            <text:p>35,0503453351661</text:p>
          </table:table-cell>
          <table:table-cell/>
          <table:table-cell office:value-type="float" office:value="35.162017514376" calcext:value-type="float">
            <text:p>35,162017514376</text:p>
          </table:table-cell>
          <table:table-cell/>
          <table:table-cell table:formula="of:=[.D416]-[.B416]" office:value-type="float" office:value="0.111672179209897" calcext:value-type="float">
            <text:p>0,111672179209897</text:p>
          </table:table-cell>
        </table:table-row>
        <table:table-row table:style-name="ro1">
          <table:table-cell/>
          <table:table-cell office:value-type="float" office:value="35.0762820397618" calcext:value-type="float">
            <text:p>35,0762820397618</text:p>
          </table:table-cell>
          <table:table-cell/>
          <table:table-cell office:value-type="float" office:value="35.1885178029275" calcext:value-type="float">
            <text:p>35,1885178029275</text:p>
          </table:table-cell>
          <table:table-cell/>
          <table:table-cell table:formula="of:=[.D417]-[.B417]" office:value-type="float" office:value="0.1122357631657" calcext:value-type="float">
            <text:p>0,1122357631657</text:p>
          </table:table-cell>
        </table:table-row>
        <table:table-row table:style-name="ro1">
          <table:table-cell/>
          <table:table-cell office:value-type="float" office:value="35.1021174497319" calcext:value-type="float">
            <text:p>35,1021174497319</text:p>
          </table:table-cell>
          <table:table-cell/>
          <table:table-cell office:value-type="float" office:value="35.2147674298304" calcext:value-type="float">
            <text:p>35,2147674298304</text:p>
          </table:table-cell>
          <table:table-cell/>
          <table:table-cell table:formula="of:=[.D418]-[.B418]" office:value-type="float" office:value="0.112649980098503" calcext:value-type="float">
            <text:p>0,112649980098503</text:p>
          </table:table-cell>
        </table:table-row>
        <table:table-row table:style-name="ro1">
          <table:table-cell/>
          <table:table-cell office:value-type="float" office:value="35.1276424102807" calcext:value-type="float">
            <text:p>35,1276424102807</text:p>
          </table:table-cell>
          <table:table-cell/>
          <table:table-cell office:value-type="float" office:value="35.2404443410423" calcext:value-type="float">
            <text:p>35,2404443410423</text:p>
          </table:table-cell>
          <table:table-cell/>
          <table:table-cell table:formula="of:=[.D419]-[.B419]" office:value-type="float" office:value="0.112801930761599" calcext:value-type="float">
            <text:p>0,112801930761599</text:p>
          </table:table-cell>
        </table:table-row>
        <table:table-row table:style-name="ro1">
          <table:table-cell/>
          <table:table-cell office:value-type="float" office:value="35.152501961264" calcext:value-type="float">
            <text:p>35,152501961264</text:p>
          </table:table-cell>
          <table:table-cell/>
          <table:table-cell office:value-type="float" office:value="35.2650122614005" calcext:value-type="float">
            <text:p>35,2650122614005</text:p>
          </table:table-cell>
          <table:table-cell/>
          <table:table-cell table:formula="of:=[.D420]-[.B420]" office:value-type="float" office:value="0.112510300136499" calcext:value-type="float">
            <text:p>0,112510300136499</text:p>
          </table:table-cell>
        </table:table-row>
        <table:table-row table:style-name="ro1">
          <table:table-cell/>
          <table:table-cell office:value-type="float" office:value="35.1761097458303" calcext:value-type="float">
            <text:p>35,1761097458303</text:p>
          </table:table-cell>
          <table:table-cell/>
          <table:table-cell office:value-type="float" office:value="35.2876083847429" calcext:value-type="float">
            <text:p>35,2876083847429</text:p>
          </table:table-cell>
          <table:table-cell/>
          <table:table-cell table:formula="of:=[.D421]-[.B421]" office:value-type="float" office:value="0.1114986389126" calcext:value-type="float">
            <text:p>0,1114986389126</text:p>
          </table:table-cell>
        </table:table-row>
        <table:table-row table:style-name="ro1">
          <table:table-cell/>
          <table:table-cell office:value-type="float" office:value="35.1975338726039" calcext:value-type="float">
            <text:p>35,1975338726039</text:p>
          </table:table-cell>
          <table:table-cell/>
          <table:table-cell office:value-type="float" office:value="35.306925817339" calcext:value-type="float">
            <text:p>35,306925817339</text:p>
          </table:table-cell>
          <table:table-cell/>
          <table:table-cell table:formula="of:=[.D422]-[.B422]" office:value-type="float" office:value="0.109391944735101" calcext:value-type="float">
            <text:p>0,109391944735101</text:p>
          </table:table-cell>
        </table:table-row>
        <table:table-row table:style-name="ro1">
          <table:table-cell/>
          <table:table-cell office:value-type="float" office:value="35.2153975668574" calcext:value-type="float">
            <text:p>35,2153975668574</text:p>
          </table:table-cell>
          <table:table-cell/>
          <table:table-cell office:value-type="float" office:value="35.3212176026321" calcext:value-type="float">
            <text:p>35,3212176026321</text:p>
          </table:table-cell>
          <table:table-cell/>
          <table:table-cell table:formula="of:=[.D423]-[.B423]" office:value-type="float" office:value="0.105820035774705" calcext:value-type="float">
            <text:p>0,105820035774705</text:p>
          </table:table-cell>
        </table:table-row>
        <table:table-row table:style-name="ro1">
          <table:table-cell/>
          <table:table-cell office:value-type="float" office:value="35.227968753956" calcext:value-type="float">
            <text:p>35,227968753956</text:p>
          </table:table-cell>
          <table:table-cell/>
          <table:table-cell office:value-type="float" office:value="35.3287738001884" calcext:value-type="float">
            <text:p>35,3287738001884</text:p>
          </table:table-cell>
          <table:table-cell/>
          <table:table-cell table:formula="of:=[.D424]-[.B424]" office:value-type="float" office:value="0.100805046232402" calcext:value-type="float">
            <text:p>0,100805046232402</text:p>
          </table:table-cell>
        </table:table-row>
        <table:table-row table:style-name="ro1">
          <table:table-cell/>
          <table:table-cell office:value-type="float" office:value="35.2338730401942" calcext:value-type="float">
            <text:p>35,2338730401942</text:p>
          </table:table-cell>
          <table:table-cell/>
          <table:table-cell office:value-type="float" office:value="35.3294202653696" calcext:value-type="float">
            <text:p>35,3294202653696</text:p>
          </table:table-cell>
          <table:table-cell/>
          <table:table-cell table:formula="of:=[.D425]-[.B425]" office:value-type="float" office:value="0.0955472251754017" calcext:value-type="float">
            <text:p>0,0955472251754017</text:p>
          </table:table-cell>
        </table:table-row>
        <table:table-row table:style-name="ro1">
          <table:table-cell/>
          <table:table-cell office:value-type="float" office:value="35.2339518915108" calcext:value-type="float">
            <text:p>35,2339518915108</text:p>
          </table:table-cell>
          <table:table-cell/>
          <table:table-cell office:value-type="float" office:value="35.3268534265185" calcext:value-type="float">
            <text:p>35,3268534265185</text:p>
          </table:table-cell>
          <table:table-cell/>
          <table:table-cell table:formula="of:=[.D426]-[.B426]" office:value-type="float" office:value="0.092901535007698" calcext:value-type="float">
            <text:p>0,092901535007698</text:p>
          </table:table-cell>
        </table:table-row>
        <table:table-row table:style-name="ro1">
          <table:table-cell/>
          <table:table-cell office:value-type="float" office:value="35.2335013915001" calcext:value-type="float">
            <text:p>35,2335013915001</text:p>
          </table:table-cell>
          <table:table-cell/>
          <table:table-cell office:value-type="float" office:value="35.3291166834502" calcext:value-type="float">
            <text:p>35,3291166834502</text:p>
          </table:table-cell>
          <table:table-cell/>
          <table:table-cell table:formula="of:=[.D427]-[.B427]" office:value-type="float" office:value="0.0956152919501037" calcext:value-type="float">
            <text:p>0,0956152919501037</text:p>
          </table:table-cell>
        </table:table-row>
        <table:table-row table:style-name="ro1">
          <table:table-cell/>
          <table:table-cell office:value-type="float" office:value="35.2413542540804" calcext:value-type="float">
            <text:p>35,2413542540804</text:p>
          </table:table-cell>
          <table:table-cell/>
          <table:table-cell office:value-type="float" office:value="35.3442397969811" calcext:value-type="float">
            <text:p>35,3442397969811</text:p>
          </table:table-cell>
          <table:table-cell/>
          <table:table-cell table:formula="of:=[.D428]-[.B428]" office:value-type="float" office:value="0.102885542900701" calcext:value-type="float">
            <text:p>0,102885542900701</text:p>
          </table:table-cell>
        </table:table-row>
        <table:table-row table:style-name="ro1">
          <table:table-cell/>
          <table:table-cell office:value-type="float" office:value="35.2641582253132" calcext:value-type="float">
            <text:p>35,2641582253132</text:p>
          </table:table-cell>
          <table:table-cell/>
          <table:table-cell office:value-type="float" office:value="35.3749278695688" calcext:value-type="float">
            <text:p>35,3749278695688</text:p>
          </table:table-cell>
          <table:table-cell/>
          <table:table-cell table:formula="of:=[.D429]-[.B429]" office:value-type="float" office:value="0.110769644255598" calcext:value-type="float">
            <text:p>0,110769644255598</text:p>
          </table:table-cell>
        </table:table-row>
        <table:table-row table:style-name="ro1">
          <table:table-cell/>
          <table:table-cell office:value-type="float" office:value="35.302300420791" calcext:value-type="float">
            <text:p>35,302300420791</text:p>
          </table:table-cell>
          <table:table-cell/>
          <table:table-cell office:value-type="float" office:value="35.4187927949061" calcext:value-type="float">
            <text:p>35,4187927949061</text:p>
          </table:table-cell>
          <table:table-cell/>
          <table:table-cell table:formula="of:=[.D430]-[.B430]" office:value-type="float" office:value="0.116492374115104" calcext:value-type="float">
            <text:p>0,116492374115104</text:p>
          </table:table-cell>
        </table:table-row>
        <table:table-row table:style-name="ro1">
          <table:table-cell/>
          <table:table-cell office:value-type="float" office:value="35.3521920554397" calcext:value-type="float">
            <text:p>35,3521920554397</text:p>
          </table:table-cell>
          <table:table-cell/>
          <table:table-cell office:value-type="float" office:value="35.4722064588988" calcext:value-type="float">
            <text:p>35,4722064588988</text:p>
          </table:table-cell>
          <table:table-cell/>
          <table:table-cell table:formula="of:=[.D431]-[.B431]" office:value-type="float" office:value="0.120014403459102" calcext:value-type="float">
            <text:p>0,120014403459102</text:p>
          </table:table-cell>
        </table:table-row>
        <table:table-row table:style-name="ro1">
          <table:table-cell/>
          <table:table-cell office:value-type="float" office:value="35.4101964004855" calcext:value-type="float">
            <text:p>35,4101964004855</text:p>
          </table:table-cell>
          <table:table-cell/>
          <table:table-cell office:value-type="float" office:value="35.532668793916" calcext:value-type="float">
            <text:p>35,532668793916</text:p>
          </table:table-cell>
          <table:table-cell/>
          <table:table-cell table:formula="of:=[.D432]-[.B432]" office:value-type="float" office:value="0.122472393430499" calcext:value-type="float">
            <text:p>0,122472393430499</text:p>
          </table:table-cell>
        </table:table-row>
        <table:table-row table:style-name="ro1">
          <table:table-cell/>
          <table:table-cell office:value-type="float" office:value="35.4738223348922" calcext:value-type="float">
            <text:p>35,4738223348922</text:p>
          </table:table-cell>
          <table:table-cell/>
          <table:table-cell office:value-type="float" office:value="35.5985372937421" calcext:value-type="float">
            <text:p>35,5985372937421</text:p>
          </table:table-cell>
          <table:table-cell/>
          <table:table-cell table:formula="of:=[.D433]-[.B433]" office:value-type="float" office:value="0.1247149588499" calcext:value-type="float">
            <text:p>0,1247149588499</text:p>
          </table:table-cell>
        </table:table-row>
        <table:table-row table:style-name="ro1">
          <table:table-cell/>
          <table:table-cell office:value-type="float" office:value="35.5399500030869" calcext:value-type="float">
            <text:p>35,5399500030869</text:p>
          </table:table-cell>
          <table:table-cell/>
          <table:table-cell office:value-type="float" office:value="35.6662440796675" calcext:value-type="float">
            <text:p>35,6662440796675</text:p>
          </table:table-cell>
          <table:table-cell/>
          <table:table-cell table:formula="of:=[.D434]-[.B434]" office:value-type="float" office:value="0.126294076580599" calcext:value-type="float">
            <text:p>0,126294076580599</text:p>
          </table:table-cell>
        </table:table-row>
        <table:table-row table:style-name="ro1">
          <table:table-cell/>
          <table:table-cell office:value-type="float" office:value="35.5993537175062" calcext:value-type="float">
            <text:p>35,5993537175062</text:p>
          </table:table-cell>
          <table:table-cell/>
          <table:table-cell office:value-type="float" office:value="35.7225277306657" calcext:value-type="float">
            <text:p>35,7225277306657</text:p>
          </table:table-cell>
          <table:table-cell/>
          <table:table-cell table:formula="of:=[.D435]-[.B435]" office:value-type="float" office:value="0.123174013159506" calcext:value-type="float">
            <text:p>0,123174013159506</text:p>
          </table:table-cell>
        </table:table-row>
        <table:table-row table:style-name="ro1">
          <table:table-cell/>
          <table:table-cell office:value-type="float" office:value="35.6246858125228" calcext:value-type="float">
            <text:p>35,6246858125228</text:p>
          </table:table-cell>
          <table:table-cell/>
          <table:table-cell office:value-type="float" office:value="35.7281398299768" calcext:value-type="float">
            <text:p>35,7281398299768</text:p>
          </table:table-cell>
          <table:table-cell/>
          <table:table-cell table:formula="of:=[.D436]-[.B436]" office:value-type="float" office:value="0.103454017453998" calcext:value-type="float">
            <text:p>0,103454017453998</text:p>
          </table:table-cell>
        </table:table-row>
        <table:table-row table:style-name="ro1">
          <table:table-cell/>
          <table:table-cell office:value-type="float" office:value="35.5632900717042" calcext:value-type="float">
            <text:p>35,5632900717042</text:p>
          </table:table-cell>
          <table:table-cell/>
          <table:table-cell office:value-type="float" office:value="35.6224972866181" calcext:value-type="float">
            <text:p>35,6224972866181</text:p>
          </table:table-cell>
          <table:table-cell/>
          <table:table-cell table:formula="of:=[.D437]-[.B437]" office:value-type="float" office:value="0.0592072149138971" calcext:value-type="float">
            <text:p>0,0592072149138971</text:p>
          </table:table-cell>
        </table:table-row>
        <table:table-row table:style-name="ro1">
          <table:table-cell/>
          <table:table-cell office:value-type="float" office:value="35.4019073694433" calcext:value-type="float">
            <text:p>35,4019073694433</text:p>
          </table:table-cell>
          <table:table-cell/>
          <table:table-cell office:value-type="float" office:value="35.4380733999517" calcext:value-type="float">
            <text:p>35,4380733999517</text:p>
          </table:table-cell>
          <table:table-cell/>
          <table:table-cell table:formula="of:=[.D438]-[.B438]" office:value-type="float" office:value="0.0361660305083973" calcext:value-type="float">
            <text:p>0,0361660305083973</text:p>
          </table:table-cell>
        </table:table-row>
        <table:table-row table:style-name="ro1">
          <table:table-cell/>
          <table:table-cell office:value-type="float" office:value="35.2504763658579" calcext:value-type="float">
            <text:p>35,2504763658579</text:p>
          </table:table-cell>
          <table:table-cell/>
          <table:table-cell office:value-type="float" office:value="35.3170200091078" calcext:value-type="float">
            <text:p>35,3170200091078</text:p>
          </table:table-cell>
          <table:table-cell/>
          <table:table-cell table:formula="of:=[.D439]-[.B439]" office:value-type="float" office:value="0.0665436432499007" calcext:value-type="float">
            <text:p>0,0665436432499007</text:p>
          </table:table-cell>
        </table:table-row>
        <table:table-row table:style-name="ro1">
          <table:table-cell/>
          <table:table-cell office:value-type="float" office:value="35.1902686395974" calcext:value-type="float">
            <text:p>35,1902686395974</text:p>
          </table:table-cell>
          <table:table-cell/>
          <table:table-cell office:value-type="float" office:value="35.2922457286355" calcext:value-type="float">
            <text:p>35,2922457286355</text:p>
          </table:table-cell>
          <table:table-cell/>
          <table:table-cell table:formula="of:=[.D440]-[.B440]" office:value-type="float" office:value="0.101977089038101" calcext:value-type="float">
            <text:p>0,101977089038101</text:p>
          </table:table-cell>
        </table:table-row>
        <table:table-row table:style-name="ro1">
          <table:table-cell/>
          <table:table-cell office:value-type="float" office:value="35.1960156203346" calcext:value-type="float">
            <text:p>35,1960156203346</text:p>
          </table:table-cell>
          <table:table-cell/>
          <table:table-cell office:value-type="float" office:value="35.3166939603619" calcext:value-type="float">
            <text:p>35,3166939603619</text:p>
          </table:table-cell>
          <table:table-cell/>
          <table:table-cell table:formula="of:=[.D441]-[.B441]" office:value-type="float" office:value="0.120678340027304" calcext:value-type="float">
            <text:p>0,120678340027304</text:p>
          </table:table-cell>
        </table:table-row>
        <table:table-row table:style-name="ro1">
          <table:table-cell/>
          <table:table-cell office:value-type="float" office:value="35.2291073675928" calcext:value-type="float">
            <text:p>35,2291073675928</text:p>
          </table:table-cell>
          <table:table-cell/>
          <table:table-cell office:value-type="float" office:value="35.3573418025962" calcext:value-type="float">
            <text:p>35,3573418025962</text:p>
          </table:table-cell>
          <table:table-cell/>
          <table:table-cell table:formula="of:=[.D442]-[.B442]" office:value-type="float" office:value="0.128234435003399" calcext:value-type="float">
            <text:p>0,128234435003399</text:p>
          </table:table-cell>
        </table:table-row>
        <table:table-row table:style-name="ro1">
          <table:table-cell/>
          <table:table-cell office:value-type="float" office:value="35.2701528062382" calcext:value-type="float">
            <text:p>35,2701528062382</text:p>
          </table:table-cell>
          <table:table-cell/>
          <table:table-cell office:value-type="float" office:value="35.4009754010379" calcext:value-type="float">
            <text:p>35,4009754010379</text:p>
          </table:table-cell>
          <table:table-cell/>
          <table:table-cell table:formula="of:=[.D443]-[.B443]" office:value-type="float" office:value="0.130822594799696" calcext:value-type="float">
            <text:p>0,130822594799696</text:p>
          </table:table-cell>
        </table:table-row>
        <table:table-row table:style-name="ro1">
          <table:table-cell/>
          <table:table-cell office:value-type="float" office:value="35.3118211083033" calcext:value-type="float">
            <text:p>35,3118211083033</text:p>
          </table:table-cell>
          <table:table-cell/>
          <table:table-cell office:value-type="float" office:value="35.4432722737787" calcext:value-type="float">
            <text:p>35,4432722737787</text:p>
          </table:table-cell>
          <table:table-cell/>
          <table:table-cell table:formula="of:=[.D444]-[.B444]" office:value-type="float" office:value="0.131451165475404" calcext:value-type="float">
            <text:p>0,131451165475404</text:p>
          </table:table-cell>
        </table:table-row>
        <table:table-row table:style-name="ro1">
          <table:table-cell/>
          <table:table-cell office:value-type="float" office:value="35.3517440380899" calcext:value-type="float">
            <text:p>35,3517440380899</text:p>
          </table:table-cell>
          <table:table-cell/>
          <table:table-cell office:value-type="float" office:value="35.4831166771802" calcext:value-type="float">
            <text:p>35,4831166771802</text:p>
          </table:table-cell>
          <table:table-cell/>
          <table:table-cell table:formula="of:=[.D445]-[.B445]" office:value-type="float" office:value="0.131372639090301" calcext:value-type="float">
            <text:p>0,131372639090301</text:p>
          </table:table-cell>
        </table:table-row>
        <table:table-row table:style-name="ro1">
          <table:table-cell/>
          <table:table-cell office:value-type="float" office:value="35.3893699298042" calcext:value-type="float">
            <text:p>35,3893699298042</text:p>
          </table:table-cell>
          <table:table-cell/>
          <table:table-cell office:value-type="float" office:value="35.5204590186327" calcext:value-type="float">
            <text:p>35,5204590186327</text:p>
          </table:table-cell>
          <table:table-cell/>
          <table:table-cell table:formula="of:=[.D446]-[.B446]" office:value-type="float" office:value="0.131089088828503" calcext:value-type="float">
            <text:p>0,131089088828503</text:p>
          </table:table-cell>
        </table:table-row>
        <table:table-row table:style-name="ro1">
          <table:table-cell/>
          <table:table-cell office:value-type="float" office:value="35.4247680730899" calcext:value-type="float">
            <text:p>35,4247680730899</text:p>
          </table:table-cell>
          <table:table-cell/>
          <table:table-cell office:value-type="float" office:value="35.5555650548546" calcext:value-type="float">
            <text:p>35,5555650548546</text:p>
          </table:table-cell>
          <table:table-cell/>
          <table:table-cell table:formula="of:=[.D447]-[.B447]" office:value-type="float" office:value="0.130796981764696" calcext:value-type="float">
            <text:p>0,130796981764696</text:p>
          </table:table-cell>
        </table:table-row>
        <table:table-row table:style-name="ro1">
          <table:table-cell/>
          <table:table-cell office:value-type="float" office:value="35.4581913423785" calcext:value-type="float">
            <text:p>35,4581913423785</text:p>
          </table:table-cell>
          <table:table-cell/>
          <table:table-cell office:value-type="float" office:value="35.5887595924948" calcext:value-type="float">
            <text:p>35,5887595924948</text:p>
          </table:table-cell>
          <table:table-cell/>
          <table:table-cell table:formula="of:=[.D448]-[.B448]" office:value-type="float" office:value="0.130568250116305" calcext:value-type="float">
            <text:p>0,130568250116305</text:p>
          </table:table-cell>
        </table:table-row>
        <table:table-row table:style-name="ro1">
          <table:table-cell/>
          <table:table-cell office:value-type="float" office:value="35.4899203037027" calcext:value-type="float">
            <text:p>35,4899203037027</text:p>
          </table:table-cell>
          <table:table-cell/>
          <table:table-cell office:value-type="float" office:value="35.6203442077359" calcext:value-type="float">
            <text:p>35,6203442077359</text:p>
          </table:table-cell>
          <table:table-cell/>
          <table:table-cell table:formula="of:=[.D449]-[.B449]" office:value-type="float" office:value="0.130423904033201" calcext:value-type="float">
            <text:p>0,130423904033201</text:p>
          </table:table-cell>
        </table:table-row>
        <table:table-row table:style-name="ro1">
          <table:table-cell/>
          <table:table-cell office:value-type="float" office:value="35.5202115548779" calcext:value-type="float">
            <text:p>35,5202115548779</text:p>
          </table:table-cell>
          <table:table-cell/>
          <table:table-cell office:value-type="float" office:value="35.6505760653654" calcext:value-type="float">
            <text:p>35,6505760653654</text:p>
          </table:table-cell>
          <table:table-cell/>
          <table:table-cell table:formula="of:=[.D450]-[.B450]" office:value-type="float" office:value="0.130364510487496" calcext:value-type="float">
            <text:p>0,130364510487496</text:p>
          </table:table-cell>
        </table:table-row>
        <table:table-row table:style-name="ro1">
          <table:table-cell/>
          <table:table-cell office:value-type="float" office:value="35.5492844879839" calcext:value-type="float">
            <text:p>35,5492844879839</text:p>
          </table:table-cell>
          <table:table-cell/>
          <table:table-cell office:value-type="float" office:value="35.679667508306" calcext:value-type="float">
            <text:p>35,679667508306</text:p>
          </table:table-cell>
          <table:table-cell/>
          <table:table-cell table:formula="of:=[.D451]-[.B451]" office:value-type="float" office:value="0.1303830203221" calcext:value-type="float">
            <text:p>0,1303830203221</text:p>
          </table:table-cell>
        </table:table-row>
        <table:table-row table:style-name="ro1">
          <table:table-cell/>
          <table:table-cell office:value-type="float" office:value="35.5773216974626" calcext:value-type="float">
            <text:p>35,5773216974626</text:p>
          </table:table-cell>
          <table:table-cell/>
          <table:table-cell office:value-type="float" office:value="35.7077918764686" calcext:value-type="float">
            <text:p>35,7077918764686</text:p>
          </table:table-cell>
          <table:table-cell/>
          <table:table-cell table:formula="of:=[.D452]-[.B452]" office:value-type="float" office:value="0.130470179005997" calcext:value-type="float">
            <text:p>0,130470179005997</text:p>
          </table:table-cell>
        </table:table-row>
        <table:table-row table:style-name="ro1">
          <table:table-cell/>
          <table:table-cell office:value-type="float" office:value="35.6044736432182" calcext:value-type="float">
            <text:p>35,6044736432182</text:p>
          </table:table-cell>
          <table:table-cell/>
          <table:table-cell office:value-type="float" office:value="35.7350903938281" calcext:value-type="float">
            <text:p>35,7350903938281</text:p>
          </table:table-cell>
          <table:table-cell/>
          <table:table-cell table:formula="of:=[.D453]-[.B453]" office:value-type="float" office:value="0.130616750609903" calcext:value-type="float">
            <text:p>0,130616750609903</text:p>
          </table:table-cell>
        </table:table-row>
        <table:table-row table:style-name="ro1">
          <table:table-cell/>
          <table:table-cell office:value-type="float" office:value="35.6308640714317" calcext:value-type="float">
            <text:p>35,6308640714317</text:p>
          </table:table-cell>
          <table:table-cell/>
          <table:table-cell office:value-type="float" office:value="35.7616784269007" calcext:value-type="float">
            <text:p>35,7616784269007</text:p>
          </table:table-cell>
          <table:table-cell/>
          <table:table-cell table:formula="of:=[.D454]-[.B454]" office:value-type="float" office:value="0.130814355468999" calcext:value-type="float">
            <text:p>0,130814355468999</text:p>
          </table:table-cell>
        </table:table-row>
        <table:table-row table:style-name="ro1">
          <table:table-cell/>
          <table:table-cell office:value-type="float" office:value="35.6565949823427" calcext:value-type="float">
            <text:p>35,6565949823427</text:p>
          </table:table-cell>
          <table:table-cell/>
          <table:table-cell office:value-type="float" office:value="35.7876506899017" calcext:value-type="float">
            <text:p>35,7876506899017</text:p>
          </table:table-cell>
          <table:table-cell/>
          <table:table-cell table:formula="of:=[.D455]-[.B455]" office:value-type="float" office:value="0.131055707559" calcext:value-type="float">
            <text:p>0,131055707559</text:p>
          </table:table-cell>
        </table:table-row>
        <table:table-row table:style-name="ro1">
          <table:table-cell/>
          <table:table-cell office:value-type="float" office:value="35.6817508160935" calcext:value-type="float">
            <text:p>35,6817508160935</text:p>
          </table:table-cell>
          <table:table-cell/>
          <table:table-cell office:value-type="float" office:value="35.8130854169454" calcext:value-type="float">
            <text:p>35,8130854169454</text:p>
          </table:table-cell>
          <table:table-cell/>
          <table:table-cell table:formula="of:=[.D456]-[.B456]" office:value-type="float" office:value="0.131334600851901" calcext:value-type="float">
            <text:p>0,131334600851901</text:p>
          </table:table-cell>
        </table:table-row>
        <table:table-row table:style-name="ro1">
          <table:table-cell/>
          <table:table-cell office:value-type="float" office:value="35.7064018537332" calcext:value-type="float">
            <text:p>35,7064018537332</text:p>
          </table:table-cell>
          <table:table-cell/>
          <table:table-cell office:value-type="float" office:value="35.8380476544544" calcext:value-type="float">
            <text:p>35,8380476544544</text:p>
          </table:table-cell>
          <table:table-cell/>
          <table:table-cell table:formula="of:=[.D457]-[.B457]" office:value-type="float" office:value="0.131645800721202" calcext:value-type="float">
            <text:p>0,131645800721202</text:p>
          </table:table-cell>
        </table:table-row>
        <table:table-row table:style-name="ro1">
          <table:table-cell/>
          <table:table-cell office:value-type="float" office:value="35.7306069361218" calcext:value-type="float">
            <text:p>35,7306069361218</text:p>
          </table:table-cell>
          <table:table-cell/>
          <table:table-cell office:value-type="float" office:value="35.8625918454886" calcext:value-type="float">
            <text:p>35,8625918454886</text:p>
          </table:table-cell>
          <table:table-cell/>
          <table:table-cell table:formula="of:=[.D458]-[.B458]" office:value-type="float" office:value="0.1319849093668" calcext:value-type="float">
            <text:p>0,1319849093668</text:p>
          </table:table-cell>
        </table:table-row>
        <table:table-row table:style-name="ro1">
          <table:table-cell/>
          <table:table-cell office:value-type="float" office:value="35.7544156240202" calcext:value-type="float">
            <text:p>35,7544156240202</text:p>
          </table:table-cell>
          <table:table-cell/>
          <table:table-cell office:value-type="float" office:value="35.8867638584156" calcext:value-type="float">
            <text:p>35,8867638584156</text:p>
          </table:table-cell>
          <table:table-cell/>
          <table:table-cell table:formula="of:=[.D459]-[.B459]" office:value-type="float" office:value="0.132348234395401" calcext:value-type="float">
            <text:p>0,132348234395401</text:p>
          </table:table-cell>
        </table:table-row>
        <table:table-row table:style-name="ro1">
          <table:table-cell/>
          <table:table-cell office:value-type="float" office:value="35.7778699126425" calcext:value-type="float">
            <text:p>35,7778699126425</text:p>
          </table:table-cell>
          <table:table-cell/>
          <table:table-cell office:value-type="float" office:value="35.9106025842327" calcext:value-type="float">
            <text:p>35,9106025842327</text:p>
          </table:table-cell>
          <table:table-cell/>
          <table:table-cell table:formula="of:=[.D460]-[.B460]" office:value-type="float" office:value="0.132732671590198" calcext:value-type="float">
            <text:p>0,132732671590198</text:p>
          </table:table-cell>
        </table:table-row>
        <table:table-row table:style-name="ro1">
          <table:table-cell/>
          <table:table-cell office:value-type="float" office:value="35.8010055954112" calcext:value-type="float">
            <text:p>35,8010055954112</text:p>
          </table:table-cell>
          <table:table-cell/>
          <table:table-cell office:value-type="float" office:value="35.9341412001556" calcext:value-type="float">
            <text:p>35,9341412001556</text:p>
          </table:table-cell>
          <table:table-cell/>
          <table:table-cell table:formula="of:=[.D461]-[.B461]" office:value-type="float" office:value="0.133135604744403" calcext:value-type="float">
            <text:p>0,133135604744403</text:p>
          </table:table-cell>
        </table:table-row>
        <table:table-row table:style-name="ro1">
          <table:table-cell/>
          <table:table-cell office:value-type="float" office:value="35.8238533528039" calcext:value-type="float">
            <text:p>35,8238533528039</text:p>
          </table:table-cell>
          <table:table-cell/>
          <table:table-cell office:value-type="float" office:value="35.9574081747575" calcext:value-type="float">
            <text:p>35,9574081747575</text:p>
          </table:table-cell>
          <table:table-cell/>
          <table:table-cell table:formula="of:=[.D462]-[.B462]" office:value-type="float" office:value="0.133554821953595" calcext:value-type="float">
            <text:p>0,133554821953595</text:p>
          </table:table-cell>
        </table:table-row>
        <table:table-row table:style-name="ro1">
          <table:table-cell/>
          <table:table-cell office:value-type="float" office:value="35.8464396258541" calcext:value-type="float">
            <text:p>35,8464396258541</text:p>
          </table:table-cell>
          <table:table-cell/>
          <table:table-cell office:value-type="float" office:value="35.9804280723498" calcext:value-type="float">
            <text:p>35,9804280723498</text:p>
          </table:table-cell>
          <table:table-cell/>
          <table:table-cell table:formula="of:=[.D463]-[.B463]" office:value-type="float" office:value="0.1339884464957" calcext:value-type="float">
            <text:p>0,1339884464957</text:p>
          </table:table-cell>
        </table:table-row>
        <table:table-row table:style-name="ro1">
          <table:table-cell/>
          <table:table-cell office:value-type="float" office:value="35.8687873206119" calcext:value-type="float">
            <text:p>35,8687873206119</text:p>
          </table:table-cell>
          <table:table-cell/>
          <table:table-cell office:value-type="float" office:value="36.0032222006741" calcext:value-type="float">
            <text:p>36,0032222006741</text:p>
          </table:table-cell>
          <table:table-cell/>
          <table:table-cell table:formula="of:=[.D464]-[.B464]" office:value-type="float" office:value="0.134434880062202" calcext:value-type="float">
            <text:p>0,134434880062202</text:p>
          </table:table-cell>
        </table:table-row>
        <table:table-row table:style-name="ro1">
          <table:table-cell/>
          <table:table-cell office:value-type="float" office:value="35.8909163794063" calcext:value-type="float">
            <text:p>35,8909163794063</text:p>
          </table:table-cell>
          <table:table-cell/>
          <table:table-cell office:value-type="float" office:value="36.025809135664" calcext:value-type="float">
            <text:p>36,025809135664</text:p>
          </table:table-cell>
          <table:table-cell/>
          <table:table-cell table:formula="of:=[.D465]-[.B465]" office:value-type="float" office:value="0.134892756257699" calcext:value-type="float">
            <text:p>0,134892756257699</text:p>
          </table:table-cell>
        </table:table-row>
        <table:table-row table:style-name="ro1">
          <table:table-cell/>
          <table:table-cell office:value-type="float" office:value="35.9128442467107" calcext:value-type="float">
            <text:p>35,9128442467107</text:p>
          </table:table-cell>
          <table:table-cell/>
          <table:table-cell office:value-type="float" office:value="36.0482051492012" calcext:value-type="float">
            <text:p>36,0482051492012</text:p>
          </table:table-cell>
          <table:table-cell/>
          <table:table-cell table:formula="of:=[.D466]-[.B466]" office:value-type="float" office:value="0.135360902490504" calcext:value-type="float">
            <text:p>0,135360902490504</text:p>
          </table:table-cell>
        </table:table-row>
        <table:table-row table:style-name="ro1">
          <table:table-cell/>
          <table:table-cell office:value-type="float" office:value="35.9345862511621" calcext:value-type="float">
            <text:p>35,9345862511621</text:p>
          </table:table-cell>
          <table:table-cell/>
          <table:table-cell office:value-type="float" office:value="36.0704245598702" calcext:value-type="float">
            <text:p>36,0704245598702</text:p>
          </table:table-cell>
          <table:table-cell/>
          <table:table-cell table:formula="of:=[.D467]-[.B467]" office:value-type="float" office:value="0.135838308708095" calcext:value-type="float">
            <text:p>0,135838308708095</text:p>
          </table:table-cell>
        </table:table-row>
        <table:table-row table:style-name="ro1">
          <table:table-cell/>
          <table:table-cell office:value-type="float" office:value="35.9561559205516" calcext:value-type="float">
            <text:p>35,9561559205516</text:p>
          </table:table-cell>
          <table:table-cell/>
          <table:table-cell office:value-type="float" office:value="36.0924800222299" calcext:value-type="float">
            <text:p>36,0924800222299</text:p>
          </table:table-cell>
          <table:table-cell/>
          <table:table-cell table:formula="of:=[.D468]-[.B468]" office:value-type="float" office:value="0.136324101678298" calcext:value-type="float">
            <text:p>0,136324101678298</text:p>
          </table:table-cell>
        </table:table-row>
        <table:table-row table:style-name="ro1">
          <table:table-cell/>
          <table:table-cell office:value-type="float" office:value="35.9775652429207" calcext:value-type="float">
            <text:p>35,9775652429207</text:p>
          </table:table-cell>
          <table:table-cell/>
          <table:table-cell office:value-type="float" office:value="36.1143827667034" calcext:value-type="float">
            <text:p>36,1143827667034</text:p>
          </table:table-cell>
          <table:table-cell/>
          <table:table-cell table:formula="of:=[.D469]-[.B469]" office:value-type="float" office:value="0.136817523782703" calcext:value-type="float">
            <text:p>0,136817523782703</text:p>
          </table:table-cell>
        </table:table-row>
        <table:table-row table:style-name="ro1">
          <table:table-cell/>
          <table:table-cell office:value-type="float" office:value="35.9988248841223" calcext:value-type="float">
            <text:p>35,9988248841223</text:p>
          </table:table-cell>
          <table:table-cell/>
          <table:table-cell office:value-type="float" office:value="36.1361427995801" calcext:value-type="float">
            <text:p>36,1361427995801</text:p>
          </table:table-cell>
          <table:table-cell/>
          <table:table-cell table:formula="of:=[.D470]-[.B470]" office:value-type="float" office:value="0.1373179154578" calcext:value-type="float">
            <text:p>0,1373179154578</text:p>
          </table:table-cell>
        </table:table-row>
        <table:table-row table:style-name="ro1">
          <table:table-cell/>
          <table:table-cell office:value-type="float" office:value="36.0199443699955" calcext:value-type="float">
            <text:p>36,0199443699955</text:p>
          </table:table-cell>
          <table:table-cell/>
          <table:table-cell office:value-type="float" office:value="36.15776907062" calcext:value-type="float">
            <text:p>36,15776907062</text:p>
          </table:table-cell>
          <table:table-cell/>
          <table:table-cell table:formula="of:=[.D471]-[.B471]" office:value-type="float" office:value="0.137824700624499" calcext:value-type="float">
            <text:p>0,137824700624499</text:p>
          </table:table-cell>
        </table:table-row>
        <table:table-row table:style-name="ro1">
          <table:table-cell/>
          <table:table-cell office:value-type="float" office:value="36.0409322396647" calcext:value-type="float">
            <text:p>36,0409322396647</text:p>
          </table:table-cell>
          <table:table-cell/>
          <table:table-cell office:value-type="float" office:value="36.1792696142037" calcext:value-type="float">
            <text:p>36,1792696142037</text:p>
          </table:table-cell>
          <table:table-cell/>
          <table:table-cell table:formula="of:=[.D472]-[.B472]" office:value-type="float" office:value="0.138337374538999" calcext:value-type="float">
            <text:p>0,138337374538999</text:p>
          </table:table-cell>
        </table:table-row>
        <table:table-row table:style-name="ro1">
          <table:table-cell/>
          <table:table-cell office:value-type="float" office:value="36.0617961751325" calcext:value-type="float">
            <text:p>36,0617961751325</text:p>
          </table:table-cell>
          <table:table-cell/>
          <table:table-cell office:value-type="float" office:value="36.2006516687692" calcext:value-type="float">
            <text:p>36,2006516687692</text:p>
          </table:table-cell>
          <table:table-cell/>
          <table:table-cell table:formula="of:=[.D473]-[.B473]" office:value-type="float" office:value="0.138855493636697" calcext:value-type="float">
            <text:p>0,138855493636697</text:p>
          </table:table-cell>
        </table:table-row>
        <table:table-row table:style-name="ro1">
          <table:table-cell/>
          <table:table-cell office:value-type="float" office:value="36.0825431113377" calcext:value-type="float">
            <text:p>36,0825431113377</text:p>
          </table:table-cell>
          <table:table-cell/>
          <table:table-cell office:value-type="float" office:value="36.2219217783394" calcext:value-type="float">
            <text:p>36,2219217783394</text:p>
          </table:table-cell>
          <table:table-cell/>
          <table:table-cell table:formula="of:=[.D474]-[.B474]" office:value-type="float" office:value="0.139378667001701" calcext:value-type="float">
            <text:p>0,139378667001701</text:p>
          </table:table-cell>
        </table:table-row>
        <table:table-row table:style-name="ro1">
          <table:table-cell/>
          <table:table-cell office:value-type="float" office:value="36.1031793300255" calcext:value-type="float">
            <text:p>36,1031793300255</text:p>
          </table:table-cell>
          <table:table-cell/>
          <table:table-cell office:value-type="float" office:value="36.2430858792157" calcext:value-type="float">
            <text:p>36,2430858792157</text:p>
          </table:table-cell>
          <table:table-cell/>
          <table:table-cell table:formula="of:=[.D475]-[.B475]" office:value-type="float" office:value="0.139906549190201" calcext:value-type="float">
            <text:p>0,139906549190201</text:p>
          </table:table-cell>
        </table:table-row>
        <table:table-row table:style-name="ro1">
          <table:table-cell/>
          <table:table-cell office:value-type="float" office:value="36.123710540163" calcext:value-type="float">
            <text:p>36,123710540163</text:p>
          </table:table-cell>
          <table:table-cell/>
          <table:table-cell office:value-type="float" office:value="36.2641493743203" calcext:value-type="float">
            <text:p>36,2641493743203</text:p>
          </table:table-cell>
          <table:table-cell/>
          <table:table-cell table:formula="of:=[.D476]-[.B476]" office:value-type="float" office:value="0.140438834157294" calcext:value-type="float">
            <text:p>0,140438834157294</text:p>
          </table:table-cell>
        </table:table-row>
        <table:table-row table:style-name="ro1">
          <table:table-cell/>
          <table:table-cell office:value-type="float" office:value="36.1441419471042" calcext:value-type="float">
            <text:p>36,1441419471042</text:p>
          </table:table-cell>
          <table:table-cell/>
          <table:table-cell office:value-type="float" office:value="36.2851171972183" calcext:value-type="float">
            <text:p>36,2851171972183</text:p>
          </table:table-cell>
          <table:table-cell/>
          <table:table-cell table:formula="of:=[.D477]-[.B477]" office:value-type="float" office:value="0.140975250114096" calcext:value-type="float">
            <text:p>0,140975250114096</text:p>
          </table:table-cell>
        </table:table-row>
        <table:table-row table:style-name="ro1">
          <table:table-cell/>
          <table:table-cell office:value-type="float" office:value="36.1644783123389" calcext:value-type="float">
            <text:p>36,1644783123389</text:p>
          </table:table-cell>
          <table:table-cell/>
          <table:table-cell office:value-type="float" office:value="36.3059938674838" calcext:value-type="float">
            <text:p>36,3059938674838</text:p>
          </table:table-cell>
          <table:table-cell/>
          <table:table-cell table:formula="of:=[.D478]-[.B478]" office:value-type="float" office:value="0.141515555144899" calcext:value-type="float">
            <text:p>0,141515555144899</text:p>
          </table:table-cell>
        </table:table-row>
        <table:table-row table:style-name="ro1">
          <table:table-cell/>
          <table:table-cell office:value-type="float" office:value="36.1847240053014" calcext:value-type="float">
            <text:p>36,1847240053014</text:p>
          </table:table-cell>
          <table:table-cell/>
          <table:table-cell office:value-type="float" office:value="36.3267835387792" calcext:value-type="float">
            <text:p>36,3267835387792</text:p>
          </table:table-cell>
          <table:table-cell/>
          <table:table-cell table:formula="of:=[.D479]-[.B479]" office:value-type="float" office:value="0.142059533477806" calcext:value-type="float">
            <text:p>0,142059533477806</text:p>
          </table:table-cell>
        </table:table-row>
        <table:table-row table:style-name="ro1">
          <table:table-cell/>
          <table:table-cell office:value-type="float" office:value="36.2048830484922" calcext:value-type="float">
            <text:p>36,2048830484922</text:p>
          </table:table-cell>
          <table:table-cell/>
          <table:table-cell office:value-type="float" office:value="36.3474900407738" calcext:value-type="float">
            <text:p>36,3474900407738</text:p>
          </table:table-cell>
          <table:table-cell/>
          <table:table-cell table:formula="of:=[.D480]-[.B480]" office:value-type="float" office:value="0.1426069922816" calcext:value-type="float">
            <text:p>0,1426069922816</text:p>
          </table:table-cell>
        </table:table-row>
        <table:table-row table:style-name="ro1">
          <table:table-cell/>
          <table:table-cell office:value-type="float" office:value="36.2249591569222" calcext:value-type="float">
            <text:p>36,2249591569222</text:p>
          </table:table-cell>
          <table:table-cell/>
          <table:table-cell office:value-type="float" office:value="36.3681169158507" calcext:value-type="float">
            <text:p>36,3681169158507</text:p>
          </table:table-cell>
          <table:table-cell/>
          <table:table-cell table:formula="of:=[.D481]-[.B481]" office:value-type="float" office:value="0.143157758928496" calcext:value-type="float">
            <text:p>0,143157758928496</text:p>
          </table:table-cell>
        </table:table-row>
        <table:table-row table:style-name="ro1">
          <table:table-cell/>
          <table:table-cell office:value-type="float" office:value="36.244955772751" calcext:value-type="float">
            <text:p>36,244955772751</text:p>
          </table:table-cell>
          <table:table-cell/>
          <table:table-cell office:value-type="float" office:value="36.3886674513817" calcext:value-type="float">
            <text:p>36,3886674513817</text:p>
          </table:table-cell>
          <table:table-cell/>
          <table:table-cell table:formula="of:=[.D482]-[.B482]" office:value-type="float" office:value="0.143711678630702" calcext:value-type="float">
            <text:p>0,143711678630702</text:p>
          </table:table-cell>
        </table:table-row>
        <table:table-row table:style-name="ro1">
          <table:table-cell/>
          <table:table-cell office:value-type="float" office:value="36.2648760958257" calcext:value-type="float">
            <text:p>36,2648760958257</text:p>
          </table:table-cell>
          <table:table-cell/>
          <table:table-cell office:value-type="float" office:value="36.4091447082358" calcext:value-type="float">
            <text:p>36,4091447082358</text:p>
          </table:table-cell>
          <table:table-cell/>
          <table:table-cell table:formula="of:=[.D483]-[.B483]" office:value-type="float" office:value="0.144268612410102" calcext:value-type="float">
            <text:p>0,144268612410102</text:p>
          </table:table-cell>
        </table:table-row>
        <table:table-row table:style-name="ro1">
          <table:table-cell/>
          <table:table-cell office:value-type="float" office:value="36.2847231107343" calcext:value-type="float">
            <text:p>36,2847231107343</text:p>
          </table:table-cell>
          <table:table-cell/>
          <table:table-cell office:value-type="float" office:value="36.4295515460714" calcext:value-type="float">
            <text:p>36,4295515460714</text:p>
          </table:table-cell>
          <table:table-cell/>
          <table:table-cell table:formula="of:=[.D484]-[.B484]" office:value-type="float" office:value="0.144828435337104" calcext:value-type="float">
            <text:p>0,144828435337104</text:p>
          </table:table-cell>
        </table:table-row>
        <table:table-row table:style-name="ro1">
          <table:table-cell/>
          <table:table-cell office:value-type="float" office:value="36.3044996108807" calcext:value-type="float">
            <text:p>36,3044996108807</text:p>
          </table:table-cell>
          <table:table-cell/>
          <table:table-cell office:value-type="float" office:value="36.449890645894" calcext:value-type="float">
            <text:p>36,449890645894</text:p>
          </table:table-cell>
          <table:table-cell/>
          <table:table-cell table:formula="of:=[.D485]-[.B485]" office:value-type="float" office:value="0.145391035013304" calcext:value-type="float">
            <text:p>0,145391035013304</text:p>
          </table:table-cell>
        </table:table-row>
        <table:table-row table:style-name="ro1">
          <table:table-cell/>
          <table:table-cell office:value-type="float" office:value="36.3242082200183" calcext:value-type="float">
            <text:p>36,3242082200183</text:p>
          </table:table-cell>
          <table:table-cell/>
          <table:table-cell office:value-type="float" office:value="36.4701645302736" calcext:value-type="float">
            <text:p>36,4701645302736</text:p>
          </table:table-cell>
          <table:table-cell/>
          <table:table-cell table:formula="of:=[.D486]-[.B486]" office:value-type="float" office:value="0.145956310255301" calcext:value-type="float">
            <text:p>0,145956310255301</text:p>
          </table:table-cell>
        </table:table-row>
        <table:table-row table:style-name="ro1">
          <table:table-cell/>
          <table:table-cell office:value-type="float" office:value="36.3438514116264" calcext:value-type="float">
            <text:p>36,3438514116264</text:p>
          </table:table-cell>
          <table:table-cell/>
          <table:table-cell office:value-type="float" office:value="36.490375581576" calcext:value-type="float">
            <text:p>36,490375581576</text:p>
          </table:table-cell>
          <table:table-cell/>
          <table:table-cell table:formula="of:=[.D487]-[.B487]" office:value-type="float" office:value="0.146524169949593" calcext:value-type="float">
            <text:p>0,146524169949593</text:p>
          </table:table-cell>
        </table:table-row>
        <table:table-row table:style-name="ro1">
          <table:table-cell/>
          <table:table-cell office:value-type="float" office:value="36.3634315264355" calcext:value-type="float">
            <text:p>36,3634315264355</text:p>
          </table:table-cell>
          <table:table-cell/>
          <table:table-cell office:value-type="float" office:value="36.5105260584986" calcext:value-type="float">
            <text:p>36,5105260584986</text:p>
          </table:table-cell>
          <table:table-cell/>
          <table:table-cell table:formula="of:=[.D488]-[.B488]" office:value-type="float" office:value="0.1470945320631" calcext:value-type="float">
            <text:p>0,1470945320631</text:p>
          </table:table-cell>
        </table:table-row>
        <table:table-row table:style-name="ro1">
          <table:table-cell/>
          <table:table-cell office:value-type="float" office:value="36.3829507884013" calcext:value-type="float">
            <text:p>36,3829507884013</text:p>
          </table:table-cell>
          <table:table-cell/>
          <table:table-cell office:value-type="float" office:value="36.5306181111912" calcext:value-type="float">
            <text:p>36,5306181111912</text:p>
          </table:table-cell>
          <table:table-cell/>
          <table:table-cell table:formula="of:=[.D489]-[.B489]" office:value-type="float" office:value="0.1476673227899" calcext:value-type="float">
            <text:p>0,1476673227899</text:p>
          </table:table-cell>
        </table:table-row>
        <table:table-row table:style-name="ro1">
          <table:table-cell/>
          <table:table-cell office:value-type="float" office:value="36.4024113193633" calcext:value-type="float">
            <text:p>36,4024113193633</text:p>
          </table:table-cell>
          <table:table-cell/>
          <table:table-cell office:value-type="float" office:value="36.5506537951673" calcext:value-type="float">
            <text:p>36,5506537951673</text:p>
          </table:table-cell>
          <table:table-cell/>
          <table:table-cell table:formula="of:=[.D490]-[.B490]" office:value-type="float" office:value="0.148242475803997" calcext:value-type="float">
            <text:p>0,148242475803997</text:p>
          </table:table-cell>
        </table:table-row>
        <table:table-row table:style-name="ro1">
          <table:table-cell/>
          <table:table-cell office:value-type="float" office:value="36.4218151526115" calcext:value-type="float">
            <text:p>36,4218151526115</text:p>
          </table:table-cell>
          <table:table-cell/>
          <table:table-cell office:value-type="float" office:value="36.5706350842333" calcext:value-type="float">
            <text:p>36,5706350842333</text:p>
          </table:table-cell>
          <table:table-cell/>
          <table:table-cell table:formula="of:=[.D491]-[.B491]" office:value-type="float" office:value="0.148819931621802" calcext:value-type="float">
            <text:p>0,148819931621802</text:p>
          </table:table-cell>
        </table:table-row>
        <table:table-row table:style-name="ro1">
          <table:table-cell/>
          <table:table-cell office:value-type="float" office:value="36.4411642455607" calcext:value-type="float">
            <text:p>36,4411642455607</text:p>
          </table:table-cell>
          <table:table-cell/>
          <table:table-cell office:value-type="float" office:value="36.590563882616" calcext:value-type="float">
            <text:p>36,590563882616</text:p>
          </table:table-cell>
          <table:table-cell/>
          <table:table-cell table:formula="of:=[.D492]-[.B492]" office:value-type="float" office:value="0.149399637055303" calcext:value-type="float">
            <text:p>0,149399637055303</text:p>
          </table:table-cell>
        </table:table-row>
        <table:table-row table:style-name="ro1">
          <table:table-cell/>
          <table:table-cell office:value-type="float" office:value="36.4604604917108" calcext:value-type="float">
            <text:p>36,4604604917108</text:p>
          </table:table-cell>
          <table:table-cell/>
          <table:table-cell office:value-type="float" office:value="36.6104420364547" calcext:value-type="float">
            <text:p>36,6104420364547</text:p>
          </table:table-cell>
          <table:table-cell/>
          <table:table-cell table:formula="of:=[.D493]-[.B493]" office:value-type="float" office:value="0.149981544743902" calcext:value-type="float">
            <text:p>0,149981544743902</text:p>
          </table:table-cell>
        </table:table-row>
        <table:table-row table:style-name="ro1">
          <table:table-cell/>
          <table:table-cell office:value-type="float" office:value="36.479705732062" calcext:value-type="float">
            <text:p>36,479705732062</text:p>
          </table:table-cell>
          <table:table-cell/>
          <table:table-cell office:value-type="float" office:value="36.630271344827" calcext:value-type="float">
            <text:p>36,630271344827</text:p>
          </table:table-cell>
          <table:table-cell/>
          <table:table-cell table:formula="of:=[.D494]-[.B494]" office:value-type="float" office:value="0.150565612765" calcext:value-type="float">
            <text:p>0,150565612765</text:p>
          </table:table-cell>
        </table:table-row>
        <table:table-row table:style-name="ro1">
          <table:table-cell/>
          <table:table-cell office:value-type="float" office:value="36.4989017661473" calcext:value-type="float">
            <text:p>36,4989017661473</text:p>
          </table:table-cell>
          <table:table-cell/>
          <table:table-cell office:value-type="float" office:value="36.6500535704573" calcext:value-type="float">
            <text:p>36,6500535704573</text:p>
          </table:table-cell>
          <table:table-cell/>
          <table:table-cell table:formula="of:=[.D495]-[.B495]" office:value-type="float" office:value="0.151151804310004" calcext:value-type="float">
            <text:p>0,151151804310004</text:p>
          </table:table-cell>
        </table:table-row>
        <table:table-row table:style-name="ro1">
          <table:table-cell/>
          <table:table-cell office:value-type="float" office:value="36.518050362834" calcext:value-type="float">
            <text:p>36,518050362834</text:p>
          </table:table-cell>
          <table:table-cell/>
          <table:table-cell office:value-type="float" office:value="36.6697904502611" calcext:value-type="float">
            <text:p>36,6697904502611</text:p>
          </table:table-cell>
          <table:table-cell/>
          <table:table-cell table:formula="of:=[.D496]-[.B496]" office:value-type="float" office:value="0.151740087427093" calcext:value-type="float">
            <text:p>0,151740087427093</text:p>
          </table:table-cell>
        </table:table-row>
        <table:table-row table:style-name="ro1">
          <table:table-cell/>
          <table:table-cell office:value-type="float" office:value="36.537153271049" calcext:value-type="float">
            <text:p>36,537153271049</text:p>
          </table:table-cell>
          <table:table-cell/>
          <table:table-cell office:value-type="float" office:value="36.6894837058738" calcext:value-type="float">
            <text:p>36,6894837058738</text:p>
          </table:table-cell>
          <table:table-cell/>
          <table:table-cell table:formula="of:=[.D497]-[.B497]" office:value-type="float" office:value="0.152330434824798" calcext:value-type="float">
            <text:p>0,152330434824798</text:p>
          </table:table-cell>
        </table:table-row>
        <table:table-row table:style-name="ro1">
          <table:table-cell/>
          <table:table-cell office:value-type="float" office:value="36.5562122305874" calcext:value-type="float">
            <text:p>36,5562122305874</text:p>
          </table:table-cell>
          <table:table-cell/>
          <table:table-cell office:value-type="float" office:value="36.7091350543305" calcext:value-type="float">
            <text:p>36,7091350543305</text:p>
          </table:table-cell>
          <table:table-cell/>
          <table:table-cell table:formula="of:=[.D498]-[.B498]" office:value-type="float" office:value="0.152922823743104" calcext:value-type="float">
            <text:p>0,152922823743104</text:p>
          </table:table-cell>
        </table:table-row>
        <table:table-row table:style-name="ro1">
          <table:table-cell/>
          <table:table-cell office:value-type="float" office:value="36.5752289831696" calcext:value-type="float">
            <text:p>36,5752289831696</text:p>
          </table:table-cell>
          <table:table-cell/>
          <table:table-cell office:value-type="float" office:value="36.7287462190408" calcext:value-type="float">
            <text:p>36,7287462190408</text:p>
          </table:table-cell>
          <table:table-cell/>
          <table:table-cell table:formula="of:=[.D499]-[.B499]" office:value-type="float" office:value="0.153517235871199" calcext:value-type="float">
            <text:p>0,153517235871199</text:p>
          </table:table-cell>
        </table:table-row>
        <table:table-row table:style-name="ro1">
          <table:table-cell/>
          <table:table-cell office:value-type="float" office:value="36.5942052839135" calcext:value-type="float">
            <text:p>36,5942052839135</text:p>
          </table:table-cell>
          <table:table-cell/>
          <table:table-cell office:value-type="float" office:value="36.748318941255" calcext:value-type="float">
            <text:p>36,748318941255</text:p>
          </table:table-cell>
          <table:table-cell/>
          <table:table-cell table:formula="of:=[.D500]-[.B500]" office:value-type="float" office:value="0.154113657341497" calcext:value-type="float">
            <text:p>0,154113657341497</text:p>
          </table:table-cell>
        </table:table-row>
        <table:table-row table:style-name="ro1">
          <table:table-cell/>
          <table:table-cell office:value-type="float" office:value="36.6131429134321" calcext:value-type="float">
            <text:p>36,6131429134321</text:p>
          </table:table-cell>
          <table:table-cell/>
          <table:table-cell office:value-type="float" office:value="36.7678549922173" calcext:value-type="float">
            <text:p>36,7678549922173</text:p>
          </table:table-cell>
          <table:table-cell/>
          <table:table-cell table:formula="of:=[.D501]-[.B501]" office:value-type="float" office:value="0.154712078785202" calcext:value-type="float">
            <text:p>0,154712078785202</text:p>
          </table:table-cell>
        </table:table-row>
        <table:table-row table:style-name="ro1">
          <table:table-cell/>
          <table:table-cell office:value-type="float" office:value="36.6320436907552" calcext:value-type="float">
            <text:p>36,6320436907552</text:p>
          </table:table-cell>
          <table:table-cell/>
          <table:table-cell office:value-type="float" office:value="36.7873561862117" calcext:value-type="float">
            <text:p>36,7873561862117</text:p>
          </table:table-cell>
          <table:table-cell/>
          <table:table-cell table:formula="of:=[.D502]-[.B502]" office:value-type="float" office:value="0.155312495456506" calcext:value-type="float">
            <text:p>0,155312495456506</text:p>
          </table:table-cell>
        </table:table-row>
        <table:table-row table:style-name="ro1">
          <table:table-cell/>
          <table:table-cell office:value-type="float" office:value="36.6509094873264" calcext:value-type="float">
            <text:p>36,6509094873264</text:p>
          </table:table-cell>
          <table:table-cell/>
          <table:table-cell office:value-type="float" office:value="36.8068243947671" calcext:value-type="float">
            <text:p>36,8068243947671</text:p>
          </table:table-cell>
          <table:table-cell/>
          <table:table-cell table:formula="of:=[.D503]-[.B503]" office:value-type="float" office:value="0.155914907440696" calcext:value-type="float">
            <text:p>0,155914907440696</text:p>
          </table:table-cell>
        </table:table-row>
        <table:table-row table:style-name="ro1">
          <table:table-cell/>
          <table:table-cell office:value-type="float" office:value="36.669742242372" calcext:value-type="float">
            <text:p>36,669742242372</text:p>
          </table:table-cell>
          <table:table-cell/>
          <table:table-cell office:value-type="float" office:value="36.8262615623135" calcext:value-type="float">
            <text:p>36,8262615623135</text:p>
          </table:table-cell>
          <table:table-cell/>
          <table:table-cell table:formula="of:=[.D504]-[.B504]" office:value-type="float" office:value="0.156519319941495" calcext:value-type="float">
            <text:p>0,156519319941495</text:p>
          </table:table-cell>
        </table:table-row>
        <table:table-row table:style-name="ro1">
          <table:table-cell/>
          <table:table-cell office:value-type="float" office:value="36.6885439799482" calcext:value-type="float">
            <text:p>36,6885439799482</text:p>
          </table:table-cell>
          <table:table-cell/>
          <table:table-cell office:value-type="float" office:value="36.8456697236337" calcext:value-type="float">
            <text:p>36,8456697236337</text:p>
          </table:table-cell>
          <table:table-cell/>
          <table:table-cell table:formula="of:=[.D505]-[.B505]" office:value-type="float" office:value="0.157125743685498" calcext:value-type="float">
            <text:p>0,157125743685498</text:p>
          </table:table-cell>
        </table:table-row>
        <table:table-row table:style-name="ro1">
          <table:table-cell/>
          <table:table-cell office:value-type="float" office:value="36.7073168280967" calcext:value-type="float">
            <text:p>36,7073168280967</text:p>
          </table:table-cell>
          <table:table-cell/>
          <table:table-cell office:value-type="float" office:value="36.8650510235303" calcext:value-type="float">
            <text:p>36,8650510235303</text:p>
          </table:table-cell>
          <table:table-cell/>
          <table:table-cell table:formula="of:=[.D506]-[.B506]" office:value-type="float" office:value="0.157734195433598" calcext:value-type="float">
            <text:p>0,157734195433598</text:p>
          </table:table-cell>
        </table:table-row>
        <table:table-row table:style-name="ro1">
          <table:table-cell/>
          <table:table-cell office:value-type="float" office:value="36.7260630405518" calcext:value-type="float">
            <text:p>36,7260630405518</text:p>
          </table:table-cell>
          <table:table-cell/>
          <table:table-cell office:value-type="float" office:value="36.8844077391937" calcext:value-type="float">
            <text:p>36,8844077391937</text:p>
          </table:table-cell>
          <table:table-cell/>
          <table:table-cell table:formula="of:=[.D507]-[.B507]" office:value-type="float" office:value="0.158344698641898" calcext:value-type="float">
            <text:p>0,158344698641898</text:p>
          </table:table-cell>
        </table:table-row>
        <table:table-row table:style-name="ro1">
          <table:table-cell/>
          <table:table-cell office:value-type="float" office:value="36.7447850216002" calcext:value-type="float">
            <text:p>36,7447850216002</text:p>
          </table:table-cell>
          <table:table-cell/>
          <table:table-cell office:value-type="float" office:value="36.9037423058899" calcext:value-type="float">
            <text:p>36,9037423058899</text:p>
          </table:table-cell>
          <table:table-cell/>
          <table:table-cell table:formula="of:=[.D508]-[.B508]" office:value-type="float" office:value="0.158957284289698" calcext:value-type="float">
            <text:p>0,158957284289698</text:p>
          </table:table-cell>
        </table:table-row>
        <table:table-row table:style-name="ro1">
          <table:table-cell/>
          <table:table-cell office:value-type="float" office:value="36.763485354788" calcext:value-type="float">
            <text:p>36,763485354788</text:p>
          </table:table-cell>
          <table:table-cell/>
          <table:table-cell office:value-type="float" office:value="36.9230573467127" calcext:value-type="float">
            <text:p>36,9230573467127</text:p>
          </table:table-cell>
          <table:table-cell/>
          <table:table-cell table:formula="of:=[.D509]-[.B509]" office:value-type="float" office:value="0.1595719919247" calcext:value-type="float">
            <text:p>0,1595719919247</text:p>
          </table:table-cell>
        </table:table-row>
        <table:table-row table:style-name="ro1">
          <table:table-cell/>
          <table:table-cell office:value-type="float" office:value="36.7821668363434" calcext:value-type="float">
            <text:p>36,7821668363434</text:p>
          </table:table-cell>
          <table:table-cell/>
          <table:table-cell office:value-type="float" office:value="36.9423557072951" calcext:value-type="float">
            <text:p>36,9423557072951</text:p>
          </table:table-cell>
          <table:table-cell/>
          <table:table-cell table:formula="of:=[.D510]-[.B510]" office:value-type="float" office:value="0.1601888709517" calcext:value-type="float">
            <text:p>0,1601888709517</text:p>
          </table:table-cell>
        </table:table-row>
        <table:table-row table:style-name="ro1">
          <table:table-cell/>
          <table:table-cell office:value-type="float" office:value="36.8008325144016" calcext:value-type="float">
            <text:p>36,8008325144016</text:p>
          </table:table-cell>
          <table:table-cell/>
          <table:table-cell office:value-type="float" office:value="36.9616404966571" calcext:value-type="float">
            <text:p>36,9616404966571</text:p>
          </table:table-cell>
          <table:table-cell/>
          <table:table-cell table:formula="of:=[.D511]-[.B511]" office:value-type="float" office:value="0.160807982255498" calcext:value-type="float">
            <text:p>0,160807982255498</text:p>
          </table:table-cell>
        </table:table-row>
        <table:table-row table:style-name="ro1">
          <table:table-cell/>
          <table:table-cell office:value-type="float" office:value="36.8194857353774" calcext:value-type="float">
            <text:p>36,8194857353774</text:p>
          </table:table-cell>
          <table:table-cell/>
          <table:table-cell office:value-type="float" office:value="36.9809151355927" calcext:value-type="float">
            <text:p>36,9809151355927</text:p>
          </table:table-cell>
          <table:table-cell/>
          <table:table-cell table:formula="of:=[.D512]-[.B512]" office:value-type="float" office:value="0.161429400215305" calcext:value-type="float">
            <text:p>0,161429400215305</text:p>
          </table:table-cell>
        </table:table-row>
        <table:table-row table:style-name="ro1">
          <table:table-cell/>
          <table:table-cell office:value-type="float" office:value="36.838130199198" calcext:value-type="float">
            <text:p>36,838130199198</text:p>
          </table:table-cell>
          <table:table-cell/>
          <table:table-cell office:value-type="float" office:value="37.000183414433" calcext:value-type="float">
            <text:p>37,000183414433</text:p>
          </table:table-cell>
          <table:table-cell/>
          <table:table-cell table:formula="of:=[.D513]-[.B513]" office:value-type="float" office:value="0.162053215235005" calcext:value-type="float">
            <text:p>0,162053215235005</text:p>
          </table:table-cell>
        </table:table-row>
        <table:table-row table:style-name="ro1">
          <table:table-cell/>
          <table:table-cell office:value-type="float" office:value="36.8567700255677" calcext:value-type="float">
            <text:p>36,8567700255677</text:p>
          </table:table-cell>
          <table:table-cell/>
          <table:table-cell office:value-type="float" office:value="37.0194495624764" calcext:value-type="float">
            <text:p>37,0194495624764</text:p>
          </table:table-cell>
          <table:table-cell/>
          <table:table-cell table:formula="of:=[.D514]-[.B514]" office:value-type="float" office:value="0.162679536908705" calcext:value-type="float">
            <text:p>0,162679536908705</text:p>
          </table:table-cell>
        </table:table-row>
        <table:table-row table:style-name="ro1">
          <table:table-cell/>
          <table:table-cell office:value-type="float" office:value="36.8754098340315" calcext:value-type="float">
            <text:p>36,8754098340315</text:p>
          </table:table-cell>
          <table:table-cell/>
          <table:table-cell office:value-type="float" office:value="37.038718332067" calcext:value-type="float">
            <text:p>37,038718332067</text:p>
          </table:table-cell>
          <table:table-cell/>
          <table:table-cell table:formula="of:=[.D515]-[.B515]" office:value-type="float" office:value="0.163308498035498" calcext:value-type="float">
            <text:p>0,163308498035498</text:p>
          </table:table-cell>
        </table:table-row>
        <table:table-row table:style-name="ro1">
          <table:table-cell/>
          <table:table-cell office:value-type="float" office:value="36.894054841449" calcext:value-type="float">
            <text:p>36,894054841449</text:p>
          </table:table-cell>
          <table:table-cell/>
          <table:table-cell office:value-type="float" office:value="37.0579951011555" calcext:value-type="float">
            <text:p>37,0579951011555</text:p>
          </table:table-cell>
          <table:table-cell/>
          <table:table-cell table:formula="of:=[.D516]-[.B516]" office:value-type="float" office:value="0.1639402597065" calcext:value-type="float">
            <text:p>0,1639402597065</text:p>
          </table:table-cell>
        </table:table-row>
        <table:table-row table:style-name="ro1">
          <table:table-cell/>
          <table:table-cell office:value-type="float" office:value="36.9127109815392" calcext:value-type="float">
            <text:p>36,9127109815392</text:p>
          </table:table-cell>
          <table:table-cell/>
          <table:table-cell office:value-type="float" office:value="37.0772859993552" calcext:value-type="float">
            <text:p>37,0772859993552</text:p>
          </table:table-cell>
          <table:table-cell/>
          <table:table-cell table:formula="of:=[.D517]-[.B517]" office:value-type="float" office:value="0.164575017815999" calcext:value-type="float">
            <text:p>0,164575017815999</text:p>
          </table:table-cell>
        </table:table-row>
        <table:table-row table:style-name="ro1">
          <table:table-cell/>
          <table:table-cell office:value-type="float" office:value="36.931385052666" calcext:value-type="float">
            <text:p>36,931385052666</text:p>
          </table:table-cell>
          <table:table-cell/>
          <table:table-cell office:value-type="float" office:value="37.0965980641154" calcext:value-type="float">
            <text:p>37,0965980641154</text:p>
          </table:table-cell>
          <table:table-cell/>
          <table:table-cell table:formula="of:=[.D518]-[.B518]" office:value-type="float" office:value="0.165213011449396" calcext:value-type="float">
            <text:p>0,165213011449396</text:p>
          </table:table-cell>
        </table:table-row>
        <table:table-row table:style-name="ro1">
          <table:table-cell/>
          <table:table-cell office:value-type="float" office:value="36.950084902012" calcext:value-type="float">
            <text:p>36,950084902012</text:p>
          </table:table-cell>
          <table:table-cell/>
          <table:table-cell office:value-type="float" office:value="37.1159394357936" calcext:value-type="float">
            <text:p>37,1159394357936</text:p>
          </table:table-cell>
          <table:table-cell/>
          <table:table-cell table:formula="of:=[.D519]-[.B519]" office:value-type="float" office:value="0.165854533781598" calcext:value-type="float">
            <text:p>0,165854533781598</text:p>
          </table:table-cell>
        </table:table-row>
        <table:table-row table:style-name="ro1">
          <table:table-cell/>
          <table:table-cell office:value-type="float" office:value="36.968819657091" calcext:value-type="float">
            <text:p>36,968819657091</text:p>
          </table:table-cell>
          <table:table-cell/>
          <table:table-cell office:value-type="float" office:value="37.135319603456" calcext:value-type="float">
            <text:p>37,135319603456</text:p>
          </table:table-cell>
          <table:table-cell/>
          <table:table-cell table:formula="of:=[.D520]-[.B520]" office:value-type="float" office:value="0.166499946365001" calcext:value-type="float">
            <text:p>0,166499946365001</text:p>
          </table:table-cell>
        </table:table-row>
        <table:table-row table:style-name="ro1">
          <table:table-cell/>
          <table:table-cell office:value-type="float" office:value="36.9876000194143" calcext:value-type="float">
            <text:p>36,9876000194143</text:p>
          </table:table-cell>
          <table:table-cell/>
          <table:table-cell office:value-type="float" office:value="37.1547497174511" calcext:value-type="float">
            <text:p>37,1547497174511</text:p>
          </table:table-cell>
          <table:table-cell/>
          <table:table-cell table:formula="of:=[.D521]-[.B521]" office:value-type="float" office:value="0.167149698036795" calcext:value-type="float">
            <text:p>0,167149698036795</text:p>
          </table:table-cell>
        </table:table-row>
        <table:table-row table:style-name="ro1">
          <table:table-cell/>
          <table:table-cell office:value-type="float" office:value="37.0064386406071" calcext:value-type="float">
            <text:p>37,0064386406071</text:p>
          </table:table-cell>
          <table:table-cell/>
          <table:table-cell office:value-type="float" office:value="37.1742429908285" calcext:value-type="float">
            <text:p>37,1742429908285</text:p>
          </table:table-cell>
          <table:table-cell/>
          <table:table-cell table:formula="of:=[.D522]-[.B522]" office:value-type="float" office:value="0.167804350221402" calcext:value-type="float">
            <text:p>0,167804350221402</text:p>
          </table:table-cell>
        </table:table-row>
        <table:table-row table:style-name="ro1">
          <table:table-cell/>
          <table:table-cell office:value-type="float" office:value="37.0253506090992" calcext:value-type="float">
            <text:p>37,0253506090992</text:p>
          </table:table-cell>
          <table:table-cell/>
          <table:table-cell office:value-type="float" office:value="37.1938152202563" calcext:value-type="float">
            <text:p>37,1938152202563</text:p>
          </table:table-cell>
          <table:table-cell/>
          <table:table-cell table:formula="of:=[.D523]-[.B523]" office:value-type="float" office:value="0.168464611157098" calcext:value-type="float">
            <text:p>0,168464611157098</text:p>
          </table:table-cell>
        </table:table-row>
        <table:table-row table:style-name="ro1">
          <table:table-cell/>
          <table:table-cell office:value-type="float" office:value="37.0443540868765" calcext:value-type="float">
            <text:p>37,0443540868765</text:p>
          </table:table-cell>
          <table:table-cell/>
          <table:table-cell office:value-type="float" office:value="37.2134854696575" calcext:value-type="float">
            <text:p>37,2134854696575</text:p>
          </table:table-cell>
          <table:table-cell/>
          <table:table-cell table:formula="of:=[.D524]-[.B524]" office:value-type="float" office:value="0.169131382780996" calcext:value-type="float">
            <text:p>0,169131382780996</text:p>
          </table:table-cell>
        </table:table-row>
        <table:table-row table:style-name="ro1">
          <table:table-cell/>
          <table:table-cell office:value-type="float" office:value="37.0634711524504" calcext:value-type="float">
            <text:p>37,0634711524504</text:p>
          </table:table-cell>
          <table:table-cell/>
          <table:table-cell office:value-type="float" office:value="37.2332769782338" calcext:value-type="float">
            <text:p>37,2332769782338</text:p>
          </table:table-cell>
          <table:table-cell/>
          <table:table-cell table:formula="of:=[.D525]-[.B525]" office:value-type="float" office:value="0.169805825783406" calcext:value-type="float">
            <text:p>0,169805825783406</text:p>
          </table:table-cell>
        </table:table-row>
        <table:table-row table:style-name="ro1">
          <table:table-cell/>
          <table:table-cell office:value-type="float" office:value="37.0827289310555" calcext:value-type="float">
            <text:p>37,0827289310555</text:p>
          </table:table-cell>
          <table:table-cell/>
          <table:table-cell office:value-type="float" office:value="37.2532183822064" calcext:value-type="float">
            <text:p>37,2532183822064</text:p>
          </table:table-cell>
          <table:table-cell/>
          <table:table-cell table:formula="of:=[.D526]-[.B526]" office:value-type="float" office:value="0.1704894511509" calcext:value-type="float">
            <text:p>0,1704894511509</text:p>
          </table:table-cell>
        </table:table-row>
        <table:table-row table:style-name="ro1">
          <table:table-cell/>
          <table:table-cell office:value-type="float" office:value="37.1021611306916" calcext:value-type="float">
            <text:p>37,1021611306916</text:p>
          </table:table-cell>
          <table:table-cell/>
          <table:table-cell office:value-type="float" office:value="37.2733453815988" calcext:value-type="float">
            <text:p>37,2733453815988</text:p>
          </table:table-cell>
          <table:table-cell/>
          <table:table-cell table:formula="of:=[.D527]-[.B527]" office:value-type="float" office:value="0.171184250907203" calcext:value-type="float">
            <text:p>0,171184250907203</text:p>
          </table:table-cell>
        </table:table-row>
        <table:table-row table:style-name="ro1">
          <table:table-cell/>
          <table:table-cell office:value-type="float" office:value="37.1218101603167" calcext:value-type="float">
            <text:p>37,1218101603167</text:p>
          </table:table-cell>
          <table:table-cell/>
          <table:table-cell office:value-type="float" office:value="37.2937030480461" calcext:value-type="float">
            <text:p>37,2937030480461</text:p>
          </table:table-cell>
          <table:table-cell/>
          <table:table-cell table:formula="of:=[.D528]-[.B528]" office:value-type="float" office:value="0.171892887729399" calcext:value-type="float">
            <text:p>0,171892887729399</text:p>
          </table:table-cell>
        </table:table-row>
        <table:table-row table:style-name="ro1">
          <table:table-cell/>
          <table:table-cell office:value-type="float" office:value="37.141730096284" calcext:value-type="float">
            <text:p>37,141730096284</text:p>
          </table:table-cell>
          <table:table-cell/>
          <table:table-cell office:value-type="float" office:value="37.3143490706839" calcext:value-type="float">
            <text:p>37,3143490706839</text:p>
          </table:table-cell>
          <table:table-cell/>
          <table:table-cell table:formula="of:=[.D529]-[.B529]" office:value-type="float" office:value="0.172618974399903" calcext:value-type="float">
            <text:p>0,172618974399903</text:p>
          </table:table-cell>
        </table:table-row>
        <table:table-row table:style-name="ro1">
          <table:table-cell/>
          <table:table-cell office:value-type="float" office:value="37.1619909045001" calcext:value-type="float">
            <text:p>37,1619909045001</text:p>
          </table:table-cell>
          <table:table-cell/>
          <table:table-cell office:value-type="float" office:value="37.3353583966017" calcext:value-type="float">
            <text:p>37,3353583966017</text:p>
          </table:table-cell>
          <table:table-cell/>
          <table:table-cell table:formula="of:=[.D530]-[.B530]" office:value-type="float" office:value="0.173367492101598" calcext:value-type="float">
            <text:p>0,173367492101598</text:p>
          </table:table-cell>
        </table:table-row>
        <table:table-row table:style-name="ro1">
          <table:table-cell/>
          <table:table-cell office:value-type="float" office:value="37.1826845497132" calcext:value-type="float">
            <text:p>37,1826845497132</text:p>
          </table:table-cell>
          <table:table-cell/>
          <table:table-cell office:value-type="float" office:value="37.3568299751555" calcext:value-type="float">
            <text:p>37,3568299751555</text:p>
          </table:table-cell>
          <table:table-cell/>
          <table:table-cell table:formula="of:=[.D531]-[.B531]" office:value-type="float" office:value="0.174145425442298" calcext:value-type="float">
            <text:p>0,174145425442298</text:p>
          </table:table-cell>
        </table:table-row>
        <table:table-row table:style-name="ro1">
          <table:table-cell/>
          <table:table-cell office:value-type="float" office:value="37.2039339762533" calcext:value-type="float">
            <text:p>37,2039339762533</text:p>
          </table:table-cell>
          <table:table-cell/>
          <table:table-cell office:value-type="float" office:value="37.3788967118448" calcext:value-type="float">
            <text:p>37,3788967118448</text:p>
          </table:table-cell>
          <table:table-cell/>
          <table:table-cell table:formula="of:=[.D532]-[.B532]" office:value-type="float" office:value="0.1749627355915" calcext:value-type="float">
            <text:p>0,1749627355915</text:p>
          </table:table-cell>
        </table:table-row>
        <table:table-row table:style-name="ro1">
          <table:table-cell/>
          <table:table-cell office:value-type="float" office:value="37.2259064815892" calcext:value-type="float">
            <text:p>37,2259064815892</text:p>
          </table:table-cell>
          <table:table-cell/>
          <table:table-cell office:value-type="float" office:value="37.4017403301766" calcext:value-type="float">
            <text:p>37,4017403301766</text:p>
          </table:table-cell>
          <table:table-cell/>
          <table:table-cell table:formula="of:=[.D533]-[.B533]" office:value-type="float" office:value="0.175833848587402" calcext:value-type="float">
            <text:p>0,175833848587402</text:p>
          </table:table-cell>
        </table:table-row>
        <table:table-row table:style-name="ro1">
          <table:table-cell/>
          <table:table-cell office:value-type="float" office:value="37.2488337296402" calcext:value-type="float">
            <text:p>37,2488337296402</text:p>
          </table:table-cell>
          <table:table-cell/>
          <table:table-cell office:value-type="float" office:value="37.4256135902499" calcext:value-type="float">
            <text:p>37,4256135902499</text:p>
          </table:table-cell>
          <table:table-cell/>
          <table:table-cell table:formula="of:=[.D534]-[.B534]" office:value-type="float" office:value="0.176779860609706" calcext:value-type="float">
            <text:p>0,176779860609706</text:p>
          </table:table-cell>
        </table:table-row>
        <table:table-row table:style-name="ro1">
          <table:table-cell/>
          <table:table-cell office:value-type="float" office:value="37.2730412130635" calcext:value-type="float">
            <text:p>37,2730412130635</text:p>
          </table:table-cell>
          <table:table-cell/>
          <table:table-cell office:value-type="float" office:value="37.4508726359594" calcext:value-type="float">
            <text:p>37,4508726359594</text:p>
          </table:table-cell>
          <table:table-cell/>
          <table:table-cell table:formula="of:=[.D535]-[.B535]" office:value-type="float" office:value="0.177831422895899" calcext:value-type="float">
            <text:p>0,177831422895899</text:p>
          </table:table-cell>
        </table:table-row>
        <table:table-row table:style-name="ro1">
          <table:table-cell/>
          <table:table-cell office:value-type="float" office:value="37.2989882714476" calcext:value-type="float">
            <text:p>37,2989882714476</text:p>
          </table:table-cell>
          <table:table-cell/>
          <table:table-cell office:value-type="float" office:value="37.4780189385473" calcext:value-type="float">
            <text:p>37,4780189385473</text:p>
          </table:table-cell>
          <table:table-cell/>
          <table:table-cell table:formula="of:=[.D536]-[.B536]" office:value-type="float" office:value="0.179030667099703" calcext:value-type="float">
            <text:p>0,179030667099703</text:p>
          </table:table-cell>
        </table:table-row>
        <table:table-row table:style-name="ro1">
          <table:table-cell/>
          <table:table-cell office:value-type="float" office:value="37.3273055410755" calcext:value-type="float">
            <text:p>37,3273055410755</text:p>
          </table:table-cell>
          <table:table-cell/>
          <table:table-cell office:value-type="float" office:value="37.5077279184931" calcext:value-type="float">
            <text:p>37,5077279184931</text:p>
          </table:table-cell>
          <table:table-cell/>
          <table:table-cell table:formula="of:=[.D537]-[.B537]" office:value-type="float" office:value="0.180422377417599" calcext:value-type="float">
            <text:p>0,180422377417599</text:p>
          </table:table-cell>
        </table:table-row>
        <table:table-row table:style-name="ro1">
          <table:table-cell/>
          <table:table-cell office:value-type="float" office:value="37.3587404070892" calcext:value-type="float">
            <text:p>37,3587404070892</text:p>
          </table:table-cell>
          <table:table-cell/>
          <table:table-cell office:value-type="float" office:value="37.5407245342924" calcext:value-type="float">
            <text:p>37,5407245342924</text:p>
          </table:table-cell>
          <table:table-cell/>
          <table:table-cell table:formula="of:=[.D538]-[.B538]" office:value-type="float" office:value="0.181984127203201" calcext:value-type="float">
            <text:p>0,181984127203201</text:p>
          </table:table-cell>
        </table:table-row>
        <table:table-row table:style-name="ro1">
          <table:table-cell/>
          <table:table-cell office:value-type="float" office:value="37.3935331430411" calcext:value-type="float">
            <text:p>37,3935331430411</text:p>
          </table:table-cell>
          <table:table-cell/>
          <table:table-cell office:value-type="float" office:value="37.5767710711179" calcext:value-type="float">
            <text:p>37,5767710711179</text:p>
          </table:table-cell>
          <table:table-cell/>
          <table:table-cell table:formula="of:=[.D539]-[.B539]" office:value-type="float" office:value="0.183237928076807" calcext:value-type="float">
            <text:p>0,183237928076807</text:p>
          </table:table-cell>
        </table:table-row>
        <table:table-row table:style-name="ro1">
          <table:table-cell/>
          <table:table-cell office:value-type="float" office:value="37.4277824450614" calcext:value-type="float">
            <text:p>37,4277824450614</text:p>
          </table:table-cell>
          <table:table-cell/>
          <table:table-cell office:value-type="float" office:value="37.6090724163083" calcext:value-type="float">
            <text:p>37,6090724163083</text:p>
          </table:table-cell>
          <table:table-cell/>
          <table:table-cell table:formula="of:=[.D540]-[.B540]" office:value-type="float" office:value="0.181289971246898" calcext:value-type="float">
            <text:p>0,181289971246898</text:p>
          </table:table-cell>
        </table:table-row>
        <table:table-row table:style-name="ro1">
          <table:table-cell/>
          <table:table-cell office:value-type="float" office:value="37.4366415909405" calcext:value-type="float">
            <text:p>37,4366415909405</text:p>
          </table:table-cell>
          <table:table-cell/>
          <table:table-cell office:value-type="float" office:value="37.601395015724" calcext:value-type="float">
            <text:p>37,601395015724</text:p>
          </table:table-cell>
          <table:table-cell/>
          <table:table-cell table:formula="of:=[.D541]-[.B541]" office:value-type="float" office:value="0.164753424783498" calcext:value-type="float">
            <text:p>0,164753424783498</text:p>
          </table:table-cell>
        </table:table-row>
        <table:table-row table:style-name="ro1">
          <table:table-cell/>
          <table:table-cell office:value-type="float" office:value="37.3519507961601" calcext:value-type="float">
            <text:p>37,3519507961601</text:p>
          </table:table-cell>
          <table:table-cell/>
          <table:table-cell office:value-type="float" office:value="37.4904509653083" calcext:value-type="float">
            <text:p>37,4904509653083</text:p>
          </table:table-cell>
          <table:table-cell/>
          <table:table-cell table:formula="of:=[.D542]-[.B542]" office:value-type="float" office:value="0.138500169148202" calcext:value-type="float">
            <text:p>0,138500169148202</text:p>
          </table:table-cell>
        </table:table-row>
        <table:table-row table:style-name="ro1">
          <table:table-cell/>
          <table:table-cell office:value-type="float" office:value="37.2326943653216" calcext:value-type="float">
            <text:p>37,2326943653216</text:p>
          </table:table-cell>
          <table:table-cell/>
          <table:table-cell office:value-type="float" office:value="37.3965680690329" calcext:value-type="float">
            <text:p>37,3965680690329</text:p>
          </table:table-cell>
          <table:table-cell/>
          <table:table-cell table:formula="of:=[.D543]-[.B543]" office:value-type="float" office:value="0.163873703711303" calcext:value-type="float">
            <text:p>0,163873703711303</text:p>
          </table:table-cell>
        </table:table-row>
        <table:table-row table:style-name="ro1">
          <table:table-cell/>
          <table:table-cell office:value-type="float" office:value="37.2190848251018" calcext:value-type="float">
            <text:p>37,2190848251018</text:p>
          </table:table-cell>
          <table:table-cell/>
          <table:table-cell office:value-type="float" office:value="37.4036566637747" calcext:value-type="float">
            <text:p>37,4036566637747</text:p>
          </table:table-cell>
          <table:table-cell/>
          <table:table-cell table:formula="of:=[.D544]-[.B544]" office:value-type="float" office:value="0.184571838672895" calcext:value-type="float">
            <text:p>0,184571838672895</text:p>
          </table:table-cell>
        </table:table-row>
        <table:table-row table:style-name="ro1">
          <table:table-cell/>
          <table:table-cell office:value-type="float" office:value="37.2522336949701" calcext:value-type="float">
            <text:p>37,2522336949701</text:p>
          </table:table-cell>
          <table:table-cell/>
          <table:table-cell office:value-type="float" office:value="37.4405099983139" calcext:value-type="float">
            <text:p>37,4405099983139</text:p>
          </table:table-cell>
          <table:table-cell/>
          <table:table-cell table:formula="of:=[.D545]-[.B545]" office:value-type="float" office:value="0.188276303343798" calcext:value-type="float">
            <text:p>0,188276303343798</text:p>
          </table:table-cell>
        </table:table-row>
        <table:table-row table:style-name="ro1">
          <table:table-cell/>
          <table:table-cell office:value-type="float" office:value="37.2896136221477" calcext:value-type="float">
            <text:p>37,2896136221477</text:p>
          </table:table-cell>
          <table:table-cell/>
          <table:table-cell office:value-type="float" office:value="37.4777575944618" calcext:value-type="float">
            <text:p>37,4777575944618</text:p>
          </table:table-cell>
          <table:table-cell/>
          <table:table-cell table:formula="of:=[.D546]-[.B546]" office:value-type="float" office:value="0.188143972314101" calcext:value-type="float">
            <text:p>0,188143972314101</text:p>
          </table:table-cell>
        </table:table-row>
        <table:table-row table:style-name="ro1">
          <table:table-cell/>
          <table:table-cell office:value-type="float" office:value="37.3232674289497" calcext:value-type="float">
            <text:p>37,3232674289497</text:p>
          </table:table-cell>
          <table:table-cell/>
          <table:table-cell office:value-type="float" office:value="37.5109576655027" calcext:value-type="float">
            <text:p>37,5109576655027</text:p>
          </table:table-cell>
          <table:table-cell/>
          <table:table-cell table:formula="of:=[.D547]-[.B547]" office:value-type="float" office:value="0.187690236553003" calcext:value-type="float">
            <text:p>0,187690236553003</text:p>
          </table:table-cell>
        </table:table-row>
        <table:table-row table:style-name="ro1">
          <table:table-cell/>
          <table:table-cell office:value-type="float" office:value="37.3530436172729" calcext:value-type="float">
            <text:p>37,3530436172729</text:p>
          </table:table-cell>
          <table:table-cell/>
          <table:table-cell office:value-type="float" office:value="37.540508540931" calcext:value-type="float">
            <text:p>37,540508540931</text:p>
          </table:table-cell>
          <table:table-cell/>
          <table:table-cell table:formula="of:=[.D548]-[.B548]" office:value-type="float" office:value="0.187464923658098" calcext:value-type="float">
            <text:p>0,187464923658098</text:p>
          </table:table-cell>
        </table:table-row>
        <table:table-row table:style-name="ro1">
          <table:table-cell/>
          <table:table-cell office:value-type="float" office:value="37.3798458447086" calcext:value-type="float">
            <text:p>37,3798458447086</text:p>
          </table:table-cell>
          <table:table-cell/>
          <table:table-cell office:value-type="float" office:value="37.5673244869541" calcext:value-type="float">
            <text:p>37,5673244869541</text:p>
          </table:table-cell>
          <table:table-cell/>
          <table:table-cell table:formula="of:=[.D549]-[.B549]" office:value-type="float" office:value="0.187478642245502" calcext:value-type="float">
            <text:p>0,187478642245502</text:p>
          </table:table-cell>
        </table:table-row>
        <table:table-row table:style-name="ro1">
          <table:table-cell/>
          <table:table-cell office:value-type="float" office:value="37.4044743317837" calcext:value-type="float">
            <text:p>37,4044743317837</text:p>
          </table:table-cell>
          <table:table-cell/>
          <table:table-cell office:value-type="float" office:value="37.5921451662178" calcext:value-type="float">
            <text:p>37,5921451662178</text:p>
          </table:table-cell>
          <table:table-cell/>
          <table:table-cell table:formula="of:=[.D550]-[.B550]" office:value-type="float" office:value="0.187670834434094" calcext:value-type="float">
            <text:p>0,187670834434094</text:p>
          </table:table-cell>
        </table:table-row>
        <table:table-row table:style-name="ro1">
          <table:table-cell/>
          <table:table-cell office:value-type="float" office:value="37.4275079465501" calcext:value-type="float">
            <text:p>37,4275079465501</text:p>
          </table:table-cell>
          <table:table-cell/>
          <table:table-cell office:value-type="float" office:value="37.6154965187737" calcext:value-type="float">
            <text:p>37,6154965187737</text:p>
          </table:table-cell>
          <table:table-cell/>
          <table:table-cell table:formula="of:=[.D551]-[.B551]" office:value-type="float" office:value="0.187988572223603" calcext:value-type="float">
            <text:p>0,187988572223603</text:p>
          </table:table-cell>
        </table:table-row>
        <table:table-row table:style-name="ro1">
          <table:table-cell/>
          <table:table-cell office:value-type="float" office:value="37.4493504615855" calcext:value-type="float">
            <text:p>37,4493504615855</text:p>
          </table:table-cell>
          <table:table-cell/>
          <table:table-cell office:value-type="float" office:value="37.6377449166843" calcext:value-type="float">
            <text:p>37,6377449166843</text:p>
          </table:table-cell>
          <table:table-cell/>
          <table:table-cell table:formula="of:=[.D552]-[.B552]" office:value-type="float" office:value="0.188394455098795" calcext:value-type="float">
            <text:p>0,188394455098795</text:p>
          </table:table-cell>
        </table:table-row>
        <table:table-row table:style-name="ro1">
          <table:table-cell/>
          <table:table-cell office:value-type="float" office:value="37.4702845343836" calcext:value-type="float">
            <text:p>37,4702845343836</text:p>
          </table:table-cell>
          <table:table-cell/>
          <table:table-cell office:value-type="float" office:value="37.6591477107731" calcext:value-type="float">
            <text:p>37,6591477107731</text:p>
          </table:table-cell>
          <table:table-cell/>
          <table:table-cell table:formula="of:=[.D553]-[.B553]" office:value-type="float" office:value="0.188863176389496" calcext:value-type="float">
            <text:p>0,188863176389496</text:p>
          </table:table-cell>
        </table:table-row>
        <table:table-row table:style-name="ro1">
          <table:table-cell/>
          <table:table-cell office:value-type="float" office:value="37.4905111632301" calcext:value-type="float">
            <text:p>37,4905111632301</text:p>
          </table:table-cell>
          <table:table-cell/>
          <table:table-cell office:value-type="float" office:value="37.6798887883933" calcext:value-type="float">
            <text:p>37,6798887883933</text:p>
          </table:table-cell>
          <table:table-cell/>
          <table:table-cell table:formula="of:=[.D554]-[.B554]" office:value-type="float" office:value="0.189377625163196" calcext:value-type="float">
            <text:p>0,189377625163196</text:p>
          </table:table-cell>
        </table:table-row>
        <table:table-row table:style-name="ro1">
          <table:table-cell/>
          <table:table-cell office:value-type="float" office:value="37.5101760188831" calcext:value-type="float">
            <text:p>37,5101760188831</text:p>
          </table:table-cell>
          <table:table-cell/>
          <table:table-cell office:value-type="float" office:value="37.7001020975164" calcext:value-type="float">
            <text:p>37,7001020975164</text:p>
          </table:table-cell>
          <table:table-cell/>
          <table:table-cell table:formula="of:=[.D555]-[.B555]" office:value-type="float" office:value="0.189926078633299" calcext:value-type="float">
            <text:p>0,189926078633299</text:p>
          </table:table-cell>
        </table:table-row>
        <table:table-row table:style-name="ro1">
          <table:table-cell/>
          <table:table-cell office:value-type="float" office:value="37.5293867170171" calcext:value-type="float">
            <text:p>37,5293867170171</text:p>
          </table:table-cell>
          <table:table-cell/>
          <table:table-cell office:value-type="float" office:value="37.7198870790119" calcext:value-type="float">
            <text:p>37,7198870790119</text:p>
          </table:table-cell>
          <table:table-cell/>
          <table:table-cell table:formula="of:=[.D556]-[.B556]" office:value-type="float" office:value="0.1905003619948" calcext:value-type="float">
            <text:p>0,1905003619948</text:p>
          </table:table-cell>
        </table:table-row>
        <table:table-row table:style-name="ro1">
          <table:table-cell/>
          <table:table-cell office:value-type="float" office:value="37.5482242181094" calcext:value-type="float">
            <text:p>37,5482242181094</text:p>
          </table:table-cell>
          <table:table-cell/>
          <table:table-cell office:value-type="float" office:value="37.7393188852353" calcext:value-type="float">
            <text:p>37,7393188852353</text:p>
          </table:table-cell>
          <table:table-cell/>
          <table:table-cell table:formula="of:=[.D557]-[.B557]" office:value-type="float" office:value="0.191094667125903" calcext:value-type="float">
            <text:p>0,191094667125903</text:p>
          </table:table-cell>
        </table:table-row>
        <table:table-row table:style-name="ro1">
          <table:table-cell/>
          <table:table-cell office:value-type="float" office:value="37.5667504619749" calcext:value-type="float">
            <text:p>37,5667504619749</text:p>
          </table:table-cell>
          <table:table-cell/>
          <table:table-cell office:value-type="float" office:value="37.7584552535616" calcext:value-type="float">
            <text:p>37,7584552535616</text:p>
          </table:table-cell>
          <table:table-cell/>
          <table:table-cell table:formula="of:=[.D558]-[.B558]" office:value-type="float" office:value="0.191704791586702" calcext:value-type="float">
            <text:p>0,191704791586702</text:p>
          </table:table-cell>
        </table:table-row>
        <table:table-row table:style-name="ro1">
          <table:table-cell/>
          <table:table-cell office:value-type="float" office:value="37.5850135705736" calcext:value-type="float">
            <text:p>37,5850135705736</text:p>
          </table:table-cell>
          <table:table-cell/>
          <table:table-cell office:value-type="float" office:value="37.7773412126493" calcext:value-type="float">
            <text:p>37,7773412126493</text:p>
          </table:table-cell>
          <table:table-cell/>
          <table:table-cell table:formula="of:=[.D559]-[.B559]" office:value-type="float" office:value="0.192327642075696" calcext:value-type="float">
            <text:p>0,192327642075696</text:p>
          </table:table-cell>
        </table:table-row>
        <table:table-row table:style-name="ro1">
          <table:table-cell/>
          <table:table-cell office:value-type="float" office:value="37.6030514578851" calcext:value-type="float">
            <text:p>37,6030514578851</text:p>
          </table:table-cell>
          <table:table-cell/>
          <table:table-cell office:value-type="float" office:value="37.7960123630131" calcext:value-type="float">
            <text:p>37,7960123630131</text:p>
          </table:table-cell>
          <table:table-cell/>
          <table:table-cell table:formula="of:=[.D560]-[.B560]" office:value-type="float" office:value="0.192960905127997" calcext:value-type="float">
            <text:p>0,192960905127997</text:p>
          </table:table-cell>
        </table:table-row>
        <table:table-row table:style-name="ro1">
          <table:table-cell/>
          <table:table-cell office:value-type="float" office:value="37.6208943787043" calcext:value-type="float">
            <text:p>37,6208943787043</text:p>
          </table:table-cell>
          <table:table-cell/>
          <table:table-cell office:value-type="float" office:value="37.8144972036219" calcext:value-type="float">
            <text:p>37,8144972036219</text:p>
          </table:table-cell>
          <table:table-cell/>
          <table:table-cell table:formula="of:=[.D561]-[.B561]" office:value-type="float" office:value="0.193602824917598" calcext:value-type="float">
            <text:p>0,193602824917598</text:p>
          </table:table-cell>
        </table:table-row>
        <table:table-row table:style-name="ro1">
          <table:table-cell/>
          <table:table-cell office:value-type="float" office:value="37.6385667582862" calcext:value-type="float">
            <text:p>37,6385667582862</text:p>
          </table:table-cell>
          <table:table-cell/>
          <table:table-cell office:value-type="float" office:value="37.8328188090315" calcext:value-type="float">
            <text:p>37,8328188090315</text:p>
          </table:table-cell>
          <table:table-cell/>
          <table:table-cell table:formula="of:=[.D562]-[.B562]" office:value-type="float" office:value="0.194252050745298" calcext:value-type="float">
            <text:p>0,194252050745298</text:p>
          </table:table-cell>
        </table:table-row>
        <table:table-row table:style-name="ro1">
          <table:table-cell/>
          <table:table-cell office:value-type="float" office:value="37.6560885262569" calcext:value-type="float">
            <text:p>37,6560885262569</text:p>
          </table:table-cell>
          <table:table-cell/>
          <table:table-cell office:value-type="float" office:value="37.8509960568627" calcext:value-type="float">
            <text:p>37,8509960568627</text:p>
          </table:table-cell>
          <table:table-cell/>
          <table:table-cell table:formula="of:=[.D563]-[.B563]" office:value-type="float" office:value="0.194907530605796" calcext:value-type="float">
            <text:p>0,194907530605796</text:p>
          </table:table-cell>
        </table:table-row>
        <table:table-row table:style-name="ro1">
          <table:table-cell/>
          <table:table-cell office:value-type="float" office:value="37.673476103202" calcext:value-type="float">
            <text:p>37,673476103202</text:p>
          </table:table-cell>
          <table:table-cell/>
          <table:table-cell office:value-type="float" office:value="37.8690445389589" calcext:value-type="float">
            <text:p>37,8690445389589</text:p>
          </table:table-cell>
          <table:table-cell/>
          <table:table-cell table:formula="of:=[.D564]-[.B564]" office:value-type="float" office:value="0.195568435756904" calcext:value-type="float">
            <text:p>0,195568435756904</text:p>
          </table:table-cell>
        </table:table-row>
        <table:table-row table:style-name="ro1">
          <table:table-cell/>
          <table:table-cell office:value-type="float" office:value="37.6907431401748" calcext:value-type="float">
            <text:p>37,6907431401748</text:p>
          </table:table-cell>
          <table:table-cell/>
          <table:table-cell office:value-type="float" office:value="37.8869772466385" calcext:value-type="float">
            <text:p>37,8869772466385</text:p>
          </table:table-cell>
          <table:table-cell/>
          <table:table-cell table:formula="of:=[.D565]-[.B565]" office:value-type="float" office:value="0.196234106463699" calcext:value-type="float">
            <text:p>0,196234106463699</text:p>
          </table:table-cell>
        </table:table-row>
        <table:table-row table:style-name="ro1">
          <table:table-cell/>
          <table:table-cell office:value-type="float" office:value="37.7079010798911" calcext:value-type="float">
            <text:p>37,7079010798911</text:p>
          </table:table-cell>
          <table:table-cell/>
          <table:table-cell office:value-type="float" office:value="37.9048050923297" calcext:value-type="float">
            <text:p>37,9048050923297</text:p>
          </table:table-cell>
          <table:table-cell/>
          <table:table-cell table:formula="of:=[.D566]-[.B566]" office:value-type="float" office:value="0.196904012438601" calcext:value-type="float">
            <text:p>0,196904012438601</text:p>
          </table:table-cell>
        </table:table-row>
        <table:table-row table:style-name="ro1">
          <table:table-cell/>
          <table:table-cell office:value-type="float" office:value="37.72495958751" calcext:value-type="float">
            <text:p>37,72495958751</text:p>
          </table:table-cell>
          <table:table-cell/>
          <table:table-cell office:value-type="float" office:value="37.9225373111375" calcext:value-type="float">
            <text:p>37,9225373111375</text:p>
          </table:table-cell>
          <table:table-cell/>
          <table:table-cell table:formula="of:=[.D567]-[.B567]" office:value-type="float" office:value="0.197577723627504" calcext:value-type="float">
            <text:p>0,197577723627504</text:p>
          </table:table-cell>
        </table:table-row>
        <table:table-row table:style-name="ro1">
          <table:table-cell/>
          <table:table-cell office:value-type="float" office:value="37.7419268848347" calcext:value-type="float">
            <text:p>37,7419268848347</text:p>
          </table:table-cell>
          <table:table-cell/>
          <table:table-cell office:value-type="float" office:value="37.9401817732114" calcext:value-type="float">
            <text:p>37,9401817732114</text:p>
          </table:table-cell>
          <table:table-cell/>
          <table:table-cell table:formula="of:=[.D568]-[.B568]" office:value-type="float" office:value="0.198254888376702" calcext:value-type="float">
            <text:p>0,198254888376702</text:p>
          </table:table-cell>
        </table:table-row>
        <table:table-row table:style-name="ro1">
          <table:table-cell/>
          <table:table-cell office:value-type="float" office:value="37.7588100121531" calcext:value-type="float">
            <text:p>37,7588100121531</text:p>
          </table:table-cell>
          <table:table-cell/>
          <table:table-cell office:value-type="float" office:value="37.957745229087" calcext:value-type="float">
            <text:p>37,957745229087</text:p>
          </table:table-cell>
          <table:table-cell/>
          <table:table-cell table:formula="of:=[.D569]-[.B569]" office:value-type="float" office:value="0.198935216933904" calcext:value-type="float">
            <text:p>0,198935216933904</text:p>
          </table:table-cell>
        </table:table-row>
        <table:table-row table:style-name="ro1">
          <table:table-cell/>
          <table:table-cell office:value-type="float" office:value="37.7756150352747" calcext:value-type="float">
            <text:p>37,7756150352747</text:p>
          </table:table-cell>
          <table:table-cell/>
          <table:table-cell office:value-type="float" office:value="37.975233504127" calcext:value-type="float">
            <text:p>37,975233504127</text:p>
          </table:table-cell>
          <table:table-cell/>
          <table:table-cell table:formula="of:=[.D570]-[.B570]" office:value-type="float" office:value="0.1996184688523" calcext:value-type="float">
            <text:p>0,1996184688523</text:p>
          </table:table-cell>
        </table:table-row>
        <table:table-row table:style-name="ro1">
          <table:table-cell/>
          <table:table-cell office:value-type="float" office:value="37.7923472106401" calcext:value-type="float">
            <text:p>37,7923472106401</text:p>
          </table:table-cell>
          <table:table-cell/>
          <table:table-cell office:value-type="float" office:value="37.992651653916" calcext:value-type="float">
            <text:p>37,992651653916</text:p>
          </table:table-cell>
          <table:table-cell/>
          <table:table-cell table:formula="of:=[.D571]-[.B571]" office:value-type="float" office:value="0.200304443275897" calcext:value-type="float">
            <text:p>0,200304443275897</text:p>
          </table:table-cell>
        </table:table-row>
        <table:table-row table:style-name="ro1">
          <table:table-cell/>
          <table:table-cell office:value-type="float" office:value="37.8090111180414" calcext:value-type="float">
            <text:p>37,8090111180414</text:p>
          </table:table-cell>
          <table:table-cell/>
          <table:table-cell office:value-type="float" office:value="38.0100040894289" calcext:value-type="float">
            <text:p>38,0100040894289</text:p>
          </table:table-cell>
          <table:table-cell/>
          <table:table-cell table:formula="of:=[.D572]-[.B572]" office:value-type="float" office:value="0.2009929713875" calcext:value-type="float">
            <text:p>0,2009929713875</text:p>
          </table:table-cell>
        </table:table-row>
        <table:table-row table:style-name="ro1">
          <table:table-cell/>
          <table:table-cell office:value-type="float" office:value="37.825610768113" calcext:value-type="float">
            <text:p>37,825610768113</text:p>
          </table:table-cell>
          <table:table-cell/>
          <table:table-cell office:value-type="float" office:value="38.0272946785921" calcext:value-type="float">
            <text:p>38,0272946785921</text:p>
          </table:table-cell>
          <table:table-cell/>
          <table:table-cell table:formula="of:=[.D573]-[.B573]" office:value-type="float" office:value="0.201683910479097" calcext:value-type="float">
            <text:p>0,201683910479097</text:p>
          </table:table-cell>
        </table:table-row>
        <table:table-row table:style-name="ro1">
          <table:table-cell/>
          <table:table-cell office:value-type="float" office:value="37.8421496899907" calcext:value-type="float">
            <text:p>37,8421496899907</text:p>
          </table:table-cell>
          <table:table-cell/>
          <table:table-cell office:value-type="float" office:value="38.0445268292556" calcext:value-type="float">
            <text:p>38,0445268292556</text:p>
          </table:table-cell>
          <table:table-cell/>
          <table:table-cell table:formula="of:=[.D574]-[.B574]" office:value-type="float" office:value="0.202377139264904" calcext:value-type="float">
            <text:p>0,202377139264904</text:p>
          </table:table-cell>
        </table:table-row>
        <table:table-row table:style-name="ro1">
          <table:table-cell/>
          <table:table-cell office:value-type="float" office:value="37.8586310032751" calcext:value-type="float">
            <text:p>37,8586310032751</text:p>
          </table:table-cell>
          <table:table-cell/>
          <table:table-cell office:value-type="float" office:value="38.0617035574198" calcext:value-type="float">
            <text:p>38,0617035574198</text:p>
          </table:table-cell>
          <table:table-cell/>
          <table:table-cell table:formula="of:=[.D575]-[.B575]" office:value-type="float" office:value="0.203072554144697" calcext:value-type="float">
            <text:p>0,203072554144697</text:p>
          </table:table-cell>
        </table:table-row>
        <table:table-row table:style-name="ro1">
          <table:table-cell/>
          <table:table-cell office:value-type="float" office:value="37.8750574774684" calcext:value-type="float">
            <text:p>37,8750574774684</text:p>
          </table:table-cell>
          <table:table-cell/>
          <table:table-cell office:value-type="float" office:value="38.0788275436768" calcext:value-type="float">
            <text:p>38,0788275436768</text:p>
          </table:table-cell>
          <table:table-cell/>
          <table:table-cell table:formula="of:=[.D576]-[.B576]" office:value-type="float" office:value="0.203770066208399" calcext:value-type="float">
            <text:p>0,203770066208399</text:p>
          </table:table-cell>
        </table:table-row>
        <table:table-row table:style-name="ro1">
          <table:table-cell/>
          <table:table-cell office:value-type="float" office:value="37.8914315813531" calcext:value-type="float">
            <text:p>37,8914315813531</text:p>
          </table:table-cell>
          <table:table-cell/>
          <table:table-cell office:value-type="float" office:value="38.0959011801675" calcext:value-type="float">
            <text:p>38,0959011801675</text:p>
          </table:table-cell>
          <table:table-cell/>
          <table:table-cell table:formula="of:=[.D577]-[.B577]" office:value-type="float" office:value="0.204469598814399" calcext:value-type="float">
            <text:p>0,204469598814399</text:p>
          </table:table-cell>
        </table:table-row>
        <table:table-row table:style-name="ro1">
          <table:table-cell/>
          <table:table-cell office:value-type="float" office:value="37.9077555242414" calcext:value-type="float">
            <text:p>37,9077555242414</text:p>
          </table:table-cell>
          <table:table-cell/>
          <table:table-cell office:value-type="float" office:value="38.1129266098631" calcext:value-type="float">
            <text:p>38,1129266098631</text:p>
          </table:table-cell>
          <table:table-cell/>
          <table:table-cell table:formula="of:=[.D578]-[.B578]" office:value-type="float" office:value="0.2051710856217" calcext:value-type="float">
            <text:p>0,2051710856217</text:p>
          </table:table-cell>
        </table:table-row>
        <table:table-row table:style-name="ro1">
          <table:table-cell/>
          <table:table-cell office:value-type="float" office:value="37.9240312906068" calcext:value-type="float">
            <text:p>37,9240312906068</text:p>
          </table:table-cell>
          <table:table-cell/>
          <table:table-cell office:value-type="float" office:value="38.1299057595896" calcext:value-type="float">
            <text:p>38,1299057595896</text:p>
          </table:table-cell>
          <table:table-cell/>
          <table:table-cell table:formula="of:=[.D579]-[.B579]" office:value-type="float" office:value="0.205874468982799" calcext:value-type="float">
            <text:p>0,205874468982799</text:p>
          </table:table-cell>
        </table:table-row>
        <table:table-row table:style-name="ro1">
          <table:table-cell/>
          <table:table-cell office:value-type="float" office:value="37.940260669309" calcext:value-type="float">
            <text:p>37,940260669309</text:p>
          </table:table-cell>
          <table:table-cell/>
          <table:table-cell office:value-type="float" office:value="38.1468403679269" calcext:value-type="float">
            <text:p>38,1468403679269</text:p>
          </table:table-cell>
          <table:table-cell/>
          <table:table-cell table:formula="of:=[.D580]-[.B580]" office:value-type="float" office:value="0.206579698617901" calcext:value-type="float">
            <text:p>0,206579698617901</text:p>
          </table:table-cell>
        </table:table-row>
        <table:table-row table:style-name="ro1">
          <table:table-cell/>
          <table:table-cell office:value-type="float" office:value="37.9564452783623" calcext:value-type="float">
            <text:p>37,9564452783623</text:p>
          </table:table-cell>
          <table:table-cell/>
          <table:table-cell office:value-type="float" office:value="38.1637320088869" calcext:value-type="float">
            <text:p>38,1637320088869</text:p>
          </table:table-cell>
          <table:table-cell/>
          <table:table-cell table:formula="of:=[.D581]-[.B581]" office:value-type="float" office:value="0.207286730524601" calcext:value-type="float">
            <text:p>0,207286730524601</text:p>
          </table:table-cell>
        </table:table-row>
        <table:table-row table:style-name="ro1">
          <table:table-cell/>
          <table:table-cell office:value-type="float" office:value="37.9725865860284" calcext:value-type="float">
            <text:p>37,9725865860284</text:p>
          </table:table-cell>
          <table:table-cell/>
          <table:table-cell office:value-type="float" office:value="38.180582112095" calcext:value-type="float">
            <text:p>38,180582112095</text:p>
          </table:table-cell>
          <table:table-cell/>
          <table:table-cell table:formula="of:=[.D582]-[.B582]" office:value-type="float" office:value="0.207995526066604" calcext:value-type="float">
            <text:p>0,207995526066604</text:p>
          </table:table-cell>
        </table:table-row>
        <table:table-row table:style-name="ro1">
          <table:table-cell/>
          <table:table-cell office:value-type="float" office:value="37.9886859288454" calcext:value-type="float">
            <text:p>37,9886859288454</text:p>
          </table:table-cell>
          <table:table-cell/>
          <table:table-cell office:value-type="float" office:value="38.1973919800643" calcext:value-type="float">
            <text:p>38,1973919800643</text:p>
          </table:table-cell>
          <table:table-cell/>
          <table:table-cell table:formula="of:=[.D583]-[.B583]" office:value-type="float" office:value="0.208706051218904" calcext:value-type="float">
            <text:p>0,208706051218904</text:p>
          </table:table-cell>
        </table:table-row>
        <table:table-row table:style-name="ro1">
          <table:table-cell/>
          <table:table-cell office:value-type="float" office:value="38.0047445271064" calcext:value-type="float">
            <text:p>38,0047445271064</text:p>
          </table:table-cell>
          <table:table-cell/>
          <table:table-cell office:value-type="float" office:value="38.2141628030348" calcext:value-type="float">
            <text:p>38,2141628030348</text:p>
          </table:table-cell>
          <table:table-cell/>
          <table:table-cell table:formula="of:=[.D584]-[.B584]" office:value-type="float" office:value="0.2094182759284" calcext:value-type="float">
            <text:p>0,2094182759284</text:p>
          </table:table-cell>
        </table:table-row>
        <table:table-row table:style-name="ro1">
          <table:table-cell/>
          <table:table-cell office:value-type="float" office:value="38.0207634981926" calcext:value-type="float">
            <text:p>38,0207634981926</text:p>
          </table:table-cell>
          <table:table-cell/>
          <table:table-cell office:value-type="float" office:value="38.230895671774" calcext:value-type="float">
            <text:p>38,230895671774</text:p>
          </table:table-cell>
          <table:table-cell/>
          <table:table-cell table:formula="of:=[.D585]-[.B585]" office:value-type="float" office:value="0.2101321735814" calcext:value-type="float">
            <text:p>0,2101321735814</text:p>
          </table:table-cell>
        </table:table-row>
        <table:table-row table:style-name="ro1">
          <table:table-cell/>
          <table:table-cell office:value-type="float" office:value="38.036743868106" calcext:value-type="float">
            <text:p>38,036743868106</text:p>
          </table:table-cell>
          <table:table-cell/>
          <table:table-cell office:value-type="float" office:value="38.2475915886547" calcext:value-type="float">
            <text:p>38,2475915886547</text:p>
          </table:table-cell>
          <table:table-cell/>
          <table:table-cell table:formula="of:=[.D586]-[.B586]" office:value-type="float" office:value="0.210847720548699" calcext:value-type="float">
            <text:p>0,210847720548699</text:p>
          </table:table-cell>
        </table:table-row>
        <table:table-row table:style-name="ro1">
          <table:table-cell/>
          <table:table-cell office:value-type="float" office:value="38.0526865814736" calcext:value-type="float">
            <text:p>38,0526865814736</text:p>
          </table:table-cell>
          <table:table-cell/>
          <table:table-cell office:value-type="float" office:value="38.2642514772756" calcext:value-type="float">
            <text:p>38,2642514772756</text:p>
          </table:table-cell>
          <table:table-cell/>
          <table:table-cell table:formula="of:=[.D587]-[.B587]" office:value-type="float" office:value="0.211564895801999" calcext:value-type="float">
            <text:p>0,211564895801999</text:p>
          </table:table-cell>
        </table:table-row>
        <table:table-row table:style-name="ro1">
          <table:table-cell/>
          <table:table-cell office:value-type="float" office:value="38.0685925102568" calcext:value-type="float">
            <text:p>38,0685925102568</text:p>
          </table:table-cell>
          <table:table-cell/>
          <table:table-cell office:value-type="float" office:value="38.2808761908426" calcext:value-type="float">
            <text:p>38,2808761908426</text:p>
          </table:table-cell>
          <table:table-cell/>
          <table:table-cell table:formula="of:=[.D588]-[.B588]" office:value-type="float" office:value="0.212283680585799" calcext:value-type="float">
            <text:p>0,212283680585799</text:p>
          </table:table-cell>
        </table:table-row>
        <table:table-row table:style-name="ro1">
          <table:table-cell/>
          <table:table-cell office:value-type="float" office:value="38.0844624613576" calcext:value-type="float">
            <text:p>38,0844624613576</text:p>
          </table:table-cell>
          <table:table-cell/>
          <table:table-cell office:value-type="float" office:value="38.2974665194964" calcext:value-type="float">
            <text:p>38,2974665194964</text:p>
          </table:table-cell>
          <table:table-cell/>
          <table:table-cell table:formula="of:=[.D589]-[.B589]" office:value-type="float" office:value="0.2130040581388" calcext:value-type="float">
            <text:p>0,2130040581388</text:p>
          </table:table-cell>
        </table:table-row>
        <table:table-row table:style-name="ro1">
          <table:table-cell/>
          <table:table-cell office:value-type="float" office:value="38.1002971832805" calcext:value-type="float">
            <text:p>38,1002971832805</text:p>
          </table:table-cell>
          <table:table-cell/>
          <table:table-cell office:value-type="float" office:value="38.3140231967299" calcext:value-type="float">
            <text:p>38,3140231967299</text:p>
          </table:table-cell>
          <table:table-cell/>
          <table:table-cell table:formula="of:=[.D590]-[.B590]" office:value-type="float" office:value="0.213726013449396" calcext:value-type="float">
            <text:p>0,213726013449396</text:p>
          </table:table-cell>
        </table:table-row>
        <table:table-row table:style-name="ro1">
          <table:table-cell/>
          <table:table-cell office:value-type="float" office:value="38.1160973719839" calcext:value-type="float">
            <text:p>38,1160973719839</text:p>
          </table:table-cell>
          <table:table-cell/>
          <table:table-cell office:value-type="float" office:value="38.3305469050374" calcext:value-type="float">
            <text:p>38,3305469050374</text:p>
          </table:table-cell>
          <table:table-cell/>
          <table:table-cell table:formula="of:=[.D591]-[.B591]" office:value-type="float" office:value="0.214449533053504" calcext:value-type="float">
            <text:p>0,214449533053504</text:p>
          </table:table-cell>
        </table:table-row>
        <table:table-row table:style-name="ro1">
          <table:table-cell/>
          <table:table-cell office:value-type="float" office:value="38.1318636760358" calcext:value-type="float">
            <text:p>38,1318636760358</text:p>
          </table:table-cell>
          <table:table-cell/>
          <table:table-cell office:value-type="float" office:value="38.3470382808874" calcext:value-type="float">
            <text:p>38,3470382808874</text:p>
          </table:table-cell>
          <table:table-cell/>
          <table:table-cell table:formula="of:=[.D592]-[.B592]" office:value-type="float" office:value="0.215174604851605" calcext:value-type="float">
            <text:p>0,215174604851605</text:p>
          </table:table-cell>
        </table:table-row>
        <table:table-row table:style-name="ro1">
          <table:table-cell/>
          <table:table-cell office:value-type="float" office:value="38.1475967011648" calcext:value-type="float">
            <text:p>38,1475967011648</text:p>
          </table:table-cell>
          <table:table-cell/>
          <table:table-cell office:value-type="float" office:value="38.363497919122" calcext:value-type="float">
            <text:p>38,363497919122</text:p>
          </table:table-cell>
          <table:table-cell/>
          <table:table-cell table:formula="of:=[.D593]-[.B593]" office:value-type="float" office:value="0.215901217957196" calcext:value-type="float">
            <text:p>0,215901217957196</text:p>
          </table:table-cell>
        </table:table-row>
        <table:table-row table:style-name="ro1">
          <table:table-cell/>
          <table:table-cell office:value-type="float" office:value="38.163297014293" calcext:value-type="float">
            <text:p>38,163297014293</text:p>
          </table:table-cell>
          <table:table-cell/>
          <table:table-cell office:value-type="float" office:value="38.3799263768501" calcext:value-type="float">
            <text:p>38,3799263768501</text:p>
          </table:table-cell>
          <table:table-cell/>
          <table:table-cell table:formula="of:=[.D594]-[.B594]" office:value-type="float" office:value="0.2166293625571" calcext:value-type="float">
            <text:p>0,2166293625571</text:p>
          </table:table-cell>
        </table:table-row>
        <table:table-row table:style-name="ro1">
          <table:table-cell/>
          <table:table-cell office:value-type="float" office:value="38.1789651471116" calcext:value-type="float">
            <text:p>38,1789651471116</text:p>
          </table:table-cell>
          <table:table-cell/>
          <table:table-cell office:value-type="float" office:value="38.3963241769125" calcext:value-type="float">
            <text:p>38,3963241769125</text:p>
          </table:table-cell>
          <table:table-cell/>
          <table:table-cell table:formula="of:=[.D595]-[.B595]" office:value-type="float" office:value="0.217359029800903" calcext:value-type="float">
            <text:p>0,217359029800903</text:p>
          </table:table-cell>
        </table:table-row>
        <table:table-row table:style-name="ro1">
          <table:table-cell/>
          <table:table-cell office:value-type="float" office:value="38.1946015992667" calcext:value-type="float">
            <text:p>38,1946015992667</text:p>
          </table:table-cell>
          <table:table-cell/>
          <table:table-cell office:value-type="float" office:value="38.4126918109582" calcext:value-type="float">
            <text:p>38,4126918109582</text:p>
          </table:table-cell>
          <table:table-cell/>
          <table:table-cell table:formula="of:=[.D596]-[.B596]" office:value-type="float" office:value="0.218090211691504" calcext:value-type="float">
            <text:p>0,218090211691504</text:p>
          </table:table-cell>
        </table:table-row>
        <table:table-row table:style-name="ro1">
          <table:table-cell/>
          <table:table-cell office:value-type="float" office:value="38.2102068411968" calcext:value-type="float">
            <text:p>38,2102068411968</text:p>
          </table:table-cell>
          <table:table-cell/>
          <table:table-cell office:value-type="float" office:value="38.4290297421955" calcext:value-type="float">
            <text:p>38,4290297421955</text:p>
          </table:table-cell>
          <table:table-cell/>
          <table:table-cell table:formula="of:=[.D597]-[.B597]" office:value-type="float" office:value="0.218822900998703" calcext:value-type="float">
            <text:p>0,218822900998703</text:p>
          </table:table-cell>
        </table:table-row>
        <table:table-row table:style-name="ro1">
          <table:table-cell/>
          <table:table-cell office:value-type="float" office:value="38.2257813166684" calcext:value-type="float">
            <text:p>38,2257813166684</text:p>
          </table:table-cell>
          <table:table-cell/>
          <table:table-cell office:value-type="float" office:value="38.4453384078497" calcext:value-type="float">
            <text:p>38,4453384078497</text:p>
          </table:table-cell>
          <table:table-cell/>
          <table:table-cell table:formula="of:=[.D598]-[.B598]" office:value-type="float" office:value="0.219557091181294" calcext:value-type="float">
            <text:p>0,219557091181294</text:p>
          </table:table-cell>
        </table:table-row>
        <table:table-row table:style-name="ro1">
          <table:table-cell/>
          <table:table-cell office:value-type="float" office:value="38.2413254450505" calcext:value-type="float">
            <text:p>38,2413254450505</text:p>
          </table:table-cell>
          <table:table-cell/>
          <table:table-cell office:value-type="float" office:value="38.4616182213649" calcext:value-type="float">
            <text:p>38,4616182213649</text:p>
          </table:table-cell>
          <table:table-cell/>
          <table:table-cell table:formula="of:=[.D599]-[.B599]" office:value-type="float" office:value="0.220292776314402" calcext:value-type="float">
            <text:p>0,220292776314402</text:p>
          </table:table-cell>
        </table:table-row>
        <table:table-row table:style-name="ro1">
          <table:table-cell/>
          <table:table-cell office:value-type="float" office:value="38.2568396233517" calcext:value-type="float">
            <text:p>38,2568396233517</text:p>
          </table:table-cell>
          <table:table-cell/>
          <table:table-cell office:value-type="float" office:value="38.4778695743824" calcext:value-type="float">
            <text:p>38,4778695743824</text:p>
          </table:table-cell>
          <table:table-cell/>
          <table:table-cell table:formula="of:=[.D600]-[.B600]" office:value-type="float" office:value="0.221029951030701" calcext:value-type="float">
            <text:p>0,221029951030701</text:p>
          </table:table-cell>
        </table:table-row>
        <table:table-row table:style-name="ro1">
          <table:table-cell/>
          <table:table-cell office:value-type="float" office:value="38.2723242280542" calcext:value-type="float">
            <text:p>38,2723242280542</text:p>
          </table:table-cell>
          <table:table-cell/>
          <table:table-cell office:value-type="float" office:value="38.4940928385195" calcext:value-type="float">
            <text:p>38,4940928385195</text:p>
          </table:table-cell>
          <table:table-cell/>
          <table:table-cell table:formula="of:=[.D601]-[.B601]" office:value-type="float" office:value="0.221768610465297" calcext:value-type="float">
            <text:p>0,221768610465297</text:p>
          </table:table-cell>
        </table:table-row>
        <table:table-row table:style-name="ro1">
          <table:table-cell/>
          <table:table-cell office:value-type="float" office:value="38.2877796167653" calcext:value-type="float">
            <text:p>38,2877796167653</text:p>
          </table:table-cell>
          <table:table-cell/>
          <table:table-cell office:value-type="float" office:value="38.5102883669713" calcext:value-type="float">
            <text:p>38,5102883669713</text:p>
          </table:table-cell>
          <table:table-cell/>
          <table:table-cell table:formula="of:=[.D602]-[.B602]" office:value-type="float" office:value="0.222508750206003" calcext:value-type="float">
            <text:p>0,222508750206003</text:p>
          </table:table-cell>
        </table:table-row>
        <table:table-row table:style-name="ro1">
          <table:table-cell/>
          <table:table-cell office:value-type="float" office:value="38.3032061297087" calcext:value-type="float">
            <text:p>38,3032061297087</text:p>
          </table:table-cell>
          <table:table-cell/>
          <table:table-cell office:value-type="float" office:value="38.5264564959623" calcext:value-type="float">
            <text:p>38,5264564959623</text:p>
          </table:table-cell>
          <table:table-cell/>
          <table:table-cell table:formula="of:=[.D603]-[.B603]" office:value-type="float" office:value="0.223250366253602" calcext:value-type="float">
            <text:p>0,223250366253602</text:p>
          </table:table-cell>
        </table:table-row>
        <table:table-row table:style-name="ro1">
          <table:table-cell/>
          <table:table-cell office:value-type="float" office:value="38.3186040910711" calcext:value-type="float">
            <text:p>38,3186040910711</text:p>
          </table:table-cell>
          <table:table-cell/>
          <table:table-cell office:value-type="float" office:value="38.5425975460539" calcext:value-type="float">
            <text:p>38,5425975460539</text:p>
          </table:table-cell>
          <table:table-cell/>
          <table:table-cell table:formula="of:=[.D604]-[.B604]" office:value-type="float" office:value="0.223993454982796" calcext:value-type="float">
            <text:p>0,223993454982796</text:p>
          </table:table-cell>
        </table:table-row>
        <table:table-row table:style-name="ro1">
          <table:table-cell/>
          <table:table-cell office:value-type="float" office:value="38.3339738102239" calcext:value-type="float">
            <text:p>38,3339738102239</text:p>
          </table:table-cell>
          <table:table-cell/>
          <table:table-cell office:value-type="float" office:value="38.5587118233301" calcext:value-type="float">
            <text:p>38,5587118233301</text:p>
          </table:table-cell>
          <table:table-cell/>
          <table:table-cell table:formula="of:=[.D605]-[.B605]" office:value-type="float" office:value="0.224738013106197" calcext:value-type="float">
            <text:p>0,224738013106197</text:p>
          </table:table-cell>
        </table:table-row>
        <table:table-row table:style-name="ro1">
          <table:table-cell/>
          <table:table-cell office:value-type="float" office:value="38.3493155828311" calcext:value-type="float">
            <text:p>38,3493155828311</text:p>
          </table:table-cell>
          <table:table-cell/>
          <table:table-cell office:value-type="float" office:value="38.5747996204779" calcext:value-type="float">
            <text:p>38,5747996204779</text:p>
          </table:table-cell>
          <table:table-cell/>
          <table:table-cell table:formula="of:=[.D606]-[.B606]" office:value-type="float" office:value="0.225484037646794" calcext:value-type="float">
            <text:p>0,225484037646794</text:p>
          </table:table-cell>
        </table:table-row>
        <table:table-row table:style-name="ro1">
          <table:table-cell/>
          <table:table-cell office:value-type="float" office:value="38.364629691855" calcext:value-type="float">
            <text:p>38,364629691855</text:p>
          </table:table-cell>
          <table:table-cell/>
          <table:table-cell office:value-type="float" office:value="38.5908612177649" calcext:value-type="float">
            <text:p>38,5908612177649</text:p>
          </table:table-cell>
          <table:table-cell/>
          <table:table-cell table:formula="of:=[.D607]-[.B607]" office:value-type="float" office:value="0.226231525909903" calcext:value-type="float">
            <text:p>0,226231525909903</text:p>
          </table:table-cell>
        </table:table-row>
        <table:table-row table:style-name="ro1">
          <table:table-cell/>
          <table:table-cell office:value-type="float" office:value="38.3799164084738" calcext:value-type="float">
            <text:p>38,3799164084738</text:p>
          </table:table-cell>
          <table:table-cell/>
          <table:table-cell office:value-type="float" office:value="38.6068968839301" calcext:value-type="float">
            <text:p>38,6068968839301</text:p>
          </table:table-cell>
          <table:table-cell/>
          <table:table-cell table:formula="of:=[.D608]-[.B608]" office:value-type="float" office:value="0.226980475456301" calcext:value-type="float">
            <text:p>0,226980475456301</text:p>
          </table:table-cell>
        </table:table-row>
        <table:table-row table:style-name="ro1">
          <table:table-cell/>
          <table:table-cell office:value-type="float" office:value="38.395175992914" calcext:value-type="float">
            <text:p>38,395175992914</text:p>
          </table:table-cell>
          <table:table-cell/>
          <table:table-cell office:value-type="float" office:value="38.622906877001" calcext:value-type="float">
            <text:p>38,622906877001</text:p>
          </table:table-cell>
          <table:table-cell/>
          <table:table-cell table:formula="of:=[.D609]-[.B609]" office:value-type="float" office:value="0.227730884087002" calcext:value-type="float">
            <text:p>0,227730884087002</text:p>
          </table:table-cell>
        </table:table-row>
        <table:table-row table:style-name="ro1">
          <table:table-cell/>
          <table:table-cell office:value-type="float" office:value="38.4104086952162" calcext:value-type="float">
            <text:p>38,4104086952162</text:p>
          </table:table-cell>
          <table:table-cell/>
          <table:table-cell office:value-type="float" office:value="38.6388914450316" calcext:value-type="float">
            <text:p>38,6388914450316</text:p>
          </table:table-cell>
          <table:table-cell/>
          <table:table-cell table:formula="of:=[.D610]-[.B610]" office:value-type="float" office:value="0.228482749815399" calcext:value-type="float">
            <text:p>0,228482749815399</text:p>
          </table:table-cell>
        </table:table-row>
        <table:table-row table:style-name="ro1">
          <table:table-cell/>
          <table:table-cell office:value-type="float" office:value="38.4256147559301" calcext:value-type="float">
            <text:p>38,4256147559301</text:p>
          </table:table-cell>
          <table:table-cell/>
          <table:table-cell office:value-type="float" office:value="38.6548508267848" calcext:value-type="float">
            <text:p>38,6548508267848</text:p>
          </table:table-cell>
          <table:table-cell/>
          <table:table-cell table:formula="of:=[.D611]-[.B611]" office:value-type="float" office:value="0.229236070854704" calcext:value-type="float">
            <text:p>0,229236070854704</text:p>
          </table:table-cell>
        </table:table-row>
        <table:table-row table:style-name="ro1">
          <table:table-cell/>
          <table:table-cell office:value-type="float" office:value="38.4407944067516" calcext:value-type="float">
            <text:p>38,4407944067516</text:p>
          </table:table-cell>
          <table:table-cell/>
          <table:table-cell office:value-type="float" office:value="38.6707852523536" calcext:value-type="float">
            <text:p>38,6707852523536</text:p>
          </table:table-cell>
          <table:table-cell/>
          <table:table-cell table:formula="of:=[.D612]-[.B612]" office:value-type="float" office:value="0.229990845602003" calcext:value-type="float">
            <text:p>0,229990845602003</text:p>
          </table:table-cell>
        </table:table-row>
        <table:table-row table:style-name="ro1">
          <table:table-cell/>
          <table:table-cell office:value-type="float" office:value="38.4559478711125" calcext:value-type="float">
            <text:p>38,4559478711125</text:p>
          </table:table-cell>
          <table:table-cell/>
          <table:table-cell office:value-type="float" office:value="38.6866949437324" calcext:value-type="float">
            <text:p>38,6866949437324</text:p>
          </table:table-cell>
          <table:table-cell/>
          <table:table-cell table:formula="of:=[.D613]-[.B613]" office:value-type="float" office:value="0.230747072619899" calcext:value-type="float">
            <text:p>0,230747072619899</text:p>
          </table:table-cell>
        </table:table-row>
        <table:table-row table:style-name="ro1">
          <table:table-cell/>
          <table:table-cell office:value-type="float" office:value="38.4710753647119" calcext:value-type="float">
            <text:p>38,4710753647119</text:p>
          </table:table-cell>
          <table:table-cell/>
          <table:table-cell office:value-type="float" office:value="38.7025801153413" calcext:value-type="float">
            <text:p>38,7025801153413</text:p>
          </table:table-cell>
          <table:table-cell/>
          <table:table-cell table:formula="of:=[.D614]-[.B614]" office:value-type="float" office:value="0.231504750629398" calcext:value-type="float">
            <text:p>0,231504750629398</text:p>
          </table:table-cell>
        </table:table-row>
        <table:table-row table:style-name="ro1">
          <table:table-cell/>
          <table:table-cell office:value-type="float" office:value="38.486177096014" calcext:value-type="float">
            <text:p>38,486177096014</text:p>
          </table:table-cell>
          <table:table-cell/>
          <table:table-cell office:value-type="float" office:value="38.7184409745048" calcext:value-type="float">
            <text:p>38,7184409745048</text:p>
          </table:table-cell>
          <table:table-cell/>
          <table:table-cell table:formula="of:=[.D615]-[.B615]" office:value-type="float" office:value="0.232263878490798" calcext:value-type="float">
            <text:p>0,232263878490798</text:p>
          </table:table-cell>
        </table:table-row>
        <table:table-row table:style-name="ro1">
          <table:table-cell/>
          <table:table-cell office:value-type="float" office:value="38.5012532667016" calcext:value-type="float">
            <text:p>38,5012532667016</text:p>
          </table:table-cell>
          <table:table-cell/>
          <table:table-cell office:value-type="float" office:value="38.7342777219022" calcext:value-type="float">
            <text:p>38,7342777219022</text:p>
          </table:table-cell>
          <table:table-cell/>
          <table:table-cell table:formula="of:=[.D616]-[.B616]" office:value-type="float" office:value="0.233024455200599" calcext:value-type="float">
            <text:p>0,233024455200599</text:p>
          </table:table-cell>
        </table:table-row>
        <table:table-row table:style-name="ro1">
          <table:table-cell/>
          <table:table-cell office:value-type="float" office:value="38.5163040720947" calcext:value-type="float">
            <text:p>38,5163040720947</text:p>
          </table:table-cell>
          <table:table-cell/>
          <table:table-cell office:value-type="float" office:value="38.7500905519685" calcext:value-type="float">
            <text:p>38,7500905519685</text:p>
          </table:table-cell>
          <table:table-cell/>
          <table:table-cell table:formula="of:=[.D617]-[.B617]" office:value-type="float" office:value="0.2337864798738" calcext:value-type="float">
            <text:p>0,2337864798738</text:p>
          </table:table-cell>
        </table:table-row>
        <table:table-row table:style-name="ro1">
          <table:table-cell/>
          <table:table-cell office:value-type="float" office:value="38.531329701535" calcext:value-type="float">
            <text:p>38,531329701535</text:p>
          </table:table-cell>
          <table:table-cell/>
          <table:table-cell office:value-type="float" office:value="38.7658796532797" calcext:value-type="float">
            <text:p>38,7658796532797</text:p>
          </table:table-cell>
          <table:table-cell/>
          <table:table-cell table:formula="of:=[.D618]-[.B618]" office:value-type="float" office:value="0.234549951744697" calcext:value-type="float">
            <text:p>0,234549951744697</text:p>
          </table:table-cell>
        </table:table-row>
        <table:table-row table:style-name="ro1">
          <table:table-cell/>
          <table:table-cell office:value-type="float" office:value="38.5463303387489" calcext:value-type="float">
            <text:p>38,5463303387489</text:p>
          </table:table-cell>
          <table:table-cell/>
          <table:table-cell office:value-type="float" office:value="38.7816452088952" calcext:value-type="float">
            <text:p>38,7816452088952</text:p>
          </table:table-cell>
          <table:table-cell/>
          <table:table-cell table:formula="of:=[.D619]-[.B619]" office:value-type="float" office:value="0.235314870146297" calcext:value-type="float">
            <text:p>0,235314870146297</text:p>
          </table:table-cell>
        </table:table-row>
        <table:table-row table:style-name="ro1">
          <table:table-cell/>
          <table:table-cell office:value-type="float" office:value="38.5613061621703" calcext:value-type="float">
            <text:p>38,5613061621703</text:p>
          </table:table-cell>
          <table:table-cell/>
          <table:table-cell office:value-type="float" office:value="38.7973873966862" calcext:value-type="float">
            <text:p>38,7973873966862</text:p>
          </table:table-cell>
          <table:table-cell/>
          <table:table-cell table:formula="of:=[.D620]-[.B620]" office:value-type="float" office:value="0.2360812345159" calcext:value-type="float">
            <text:p>0,2360812345159</text:p>
          </table:table-cell>
        </table:table-row>
        <table:table-row table:style-name="ro1">
          <table:table-cell/>
          <table:table-cell office:value-type="float" office:value="38.5762573452519" calcext:value-type="float">
            <text:p>38,5762573452519</text:p>
          </table:table-cell>
          <table:table-cell/>
          <table:table-cell office:value-type="float" office:value="38.813106389631" calcext:value-type="float">
            <text:p>38,813106389631</text:p>
          </table:table-cell>
          <table:table-cell/>
          <table:table-cell table:formula="of:=[.D621]-[.B621]" office:value-type="float" office:value="0.236849044379099" calcext:value-type="float">
            <text:p>0,236849044379099</text:p>
          </table:table-cell>
        </table:table-row>
        <table:table-row table:style-name="ro1">
          <table:table-cell/>
          <table:table-cell office:value-type="float" office:value="38.5911840567441" calcext:value-type="float">
            <text:p>38,5911840567441</text:p>
          </table:table-cell>
          <table:table-cell/>
          <table:table-cell office:value-type="float" office:value="38.8288023560923" calcext:value-type="float">
            <text:p>38,8288023560923</text:p>
          </table:table-cell>
          <table:table-cell/>
          <table:table-cell table:formula="of:=[.D622]-[.B622]" office:value-type="float" office:value="0.237618299348199" calcext:value-type="float">
            <text:p>0,237618299348199</text:p>
          </table:table-cell>
        </table:table-row>
        <table:table-row table:style-name="ro1">
          <table:table-cell/>
          <table:table-cell office:value-type="float" office:value="38.6060864609624" calcext:value-type="float">
            <text:p>38,6060864609624</text:p>
          </table:table-cell>
          <table:table-cell/>
          <table:table-cell office:value-type="float" office:value="38.8444754600738" calcext:value-type="float">
            <text:p>38,8444754600738</text:p>
          </table:table-cell>
          <table:table-cell/>
          <table:table-cell table:formula="of:=[.D623]-[.B623]" office:value-type="float" office:value="0.2383889991114" calcext:value-type="float">
            <text:p>0,2383889991114</text:p>
          </table:table-cell>
        </table:table-row>
        <table:table-row table:style-name="ro1">
          <table:table-cell/>
          <table:table-cell office:value-type="float" office:value="38.6209647180304" calcext:value-type="float">
            <text:p>38,6209647180304</text:p>
          </table:table-cell>
          <table:table-cell/>
          <table:table-cell office:value-type="float" office:value="38.8601258614686" calcext:value-type="float">
            <text:p>38,8601258614686</text:p>
          </table:table-cell>
          <table:table-cell/>
          <table:table-cell table:formula="of:=[.D624]-[.B624]" office:value-type="float" office:value="0.239161143438203" calcext:value-type="float">
            <text:p>0,239161143438203</text:p>
          </table:table-cell>
        </table:table-row>
        <table:table-row table:style-name="ro1">
          <table:table-cell/>
          <table:table-cell office:value-type="float" office:value="38.635818984104" calcext:value-type="float">
            <text:p>38,635818984104</text:p>
          </table:table-cell>
          <table:table-cell/>
          <table:table-cell office:value-type="float" office:value="38.8757537162662" calcext:value-type="float">
            <text:p>38,8757537162662</text:p>
          </table:table-cell>
          <table:table-cell/>
          <table:table-cell table:formula="of:=[.D625]-[.B625]" office:value-type="float" office:value="0.239934732162204" calcext:value-type="float">
            <text:p>0,239934732162204</text:p>
          </table:table-cell>
        </table:table-row>
        <table:table-row table:style-name="ro1">
          <table:table-cell/>
          <table:table-cell office:value-type="float" office:value="38.6506494115847" calcext:value-type="float">
            <text:p>38,6506494115847</text:p>
          </table:table-cell>
          <table:table-cell/>
          <table:table-cell office:value-type="float" office:value="38.8913591767667" calcext:value-type="float">
            <text:p>38,8913591767667</text:p>
          </table:table-cell>
          <table:table-cell/>
          <table:table-cell table:formula="of:=[.D626]-[.B626]" office:value-type="float" office:value="0.240709765181997" calcext:value-type="float">
            <text:p>0,240709765181997</text:p>
          </table:table-cell>
        </table:table-row>
        <table:table-row table:style-name="ro1">
          <table:table-cell/>
          <table:table-cell office:value-type="float" office:value="38.6654561493174" calcext:value-type="float">
            <text:p>38,6654561493174</text:p>
          </table:table-cell>
          <table:table-cell/>
          <table:table-cell office:value-type="float" office:value="38.9069423917814" calcext:value-type="float">
            <text:p>38,9069423917814</text:p>
          </table:table-cell>
          <table:table-cell/>
          <table:table-cell table:formula="of:=[.D627]-[.B627]" office:value-type="float" office:value="0.241486242463999" calcext:value-type="float">
            <text:p>0,241486242463999</text:p>
          </table:table-cell>
        </table:table-row>
        <table:table-row table:style-name="ro1">
          <table:table-cell/>
          <table:table-cell office:value-type="float" office:value="38.6802393427774" calcext:value-type="float">
            <text:p>38,6802393427774</text:p>
          </table:table-cell>
          <table:table-cell/>
          <table:table-cell office:value-type="float" office:value="38.9225035068043" calcext:value-type="float">
            <text:p>38,9225035068043</text:p>
          </table:table-cell>
          <table:table-cell/>
          <table:table-cell table:formula="of:=[.D628]-[.B628]" office:value-type="float" office:value="0.242264164026899" calcext:value-type="float">
            <text:p>0,242264164026899</text:p>
          </table:table-cell>
        </table:table-row>
        <table:table-row table:style-name="ro1">
          <table:table-cell/>
          <table:table-cell office:value-type="float" office:value="38.694999134234" calcext:value-type="float">
            <text:p>38,694999134234</text:p>
          </table:table-cell>
          <table:table-cell/>
          <table:table-cell office:value-type="float" office:value="38.9380426641682" calcext:value-type="float">
            <text:p>38,9380426641682</text:p>
          </table:table-cell>
          <table:table-cell/>
          <table:table-cell table:formula="of:=[.D629]-[.B629]" office:value-type="float" office:value="0.243043529934198" calcext:value-type="float">
            <text:p>0,243043529934198</text:p>
          </table:table-cell>
        </table:table-row>
        <table:table-row table:style-name="ro1">
          <table:table-cell/>
          <table:table-cell office:value-type="float" office:value="38.7097356629089" calcext:value-type="float">
            <text:p>38,7097356629089</text:p>
          </table:table-cell>
          <table:table-cell/>
          <table:table-cell office:value-type="float" office:value="38.9535600032351" calcext:value-type="float">
            <text:p>38,9535600032351</text:p>
          </table:table-cell>
          <table:table-cell/>
          <table:table-cell table:formula="of:=[.D630]-[.B630]" office:value-type="float" office:value="0.243824340326199" calcext:value-type="float">
            <text:p>0,243824340326199</text:p>
          </table:table-cell>
        </table:table-row>
        <table:table-row table:style-name="ro1">
          <table:table-cell/>
          <table:table-cell office:value-type="float" office:value="38.7244490651376" calcext:value-type="float">
            <text:p>38,7244490651376</text:p>
          </table:table-cell>
          <table:table-cell/>
          <table:table-cell office:value-type="float" office:value="38.9690556605138" calcext:value-type="float">
            <text:p>38,9690556605138</text:p>
          </table:table-cell>
          <table:table-cell/>
          <table:table-cell table:formula="of:=[.D631]-[.B631]" office:value-type="float" office:value="0.244606595376204" calcext:value-type="float">
            <text:p>0,244606595376204</text:p>
          </table:table-cell>
        </table:table-row>
        <table:table-row table:style-name="ro1">
          <table:table-cell/>
          <table:table-cell office:value-type="float" office:value="38.7391394745117" calcext:value-type="float">
            <text:p>38,7391394745117</text:p>
          </table:table-cell>
          <table:table-cell/>
          <table:table-cell office:value-type="float" office:value="38.9845297698007" calcext:value-type="float">
            <text:p>38,9845297698007</text:p>
          </table:table-cell>
          <table:table-cell/>
          <table:table-cell table:formula="of:=[.D632]-[.B632]" office:value-type="float" office:value="0.245390295288999" calcext:value-type="float">
            <text:p>0,245390295288999</text:p>
          </table:table-cell>
        </table:table-row>
        <table:table-row table:style-name="ro1">
          <table:table-cell/>
          <table:table-cell office:value-type="float" office:value="38.7538070219877" calcext:value-type="float">
            <text:p>38,7538070219877</text:p>
          </table:table-cell>
          <table:table-cell/>
          <table:table-cell office:value-type="float" office:value="38.9999824623312" calcext:value-type="float">
            <text:p>38,9999824623312</text:p>
          </table:table-cell>
          <table:table-cell/>
          <table:table-cell table:formula="of:=[.D633]-[.B633]" office:value-type="float" office:value="0.246175440343499" calcext:value-type="float">
            <text:p>0,246175440343499</text:p>
          </table:table-cell>
        </table:table-row>
        <table:table-row table:style-name="ro1">
          <table:table-cell/>
          <table:table-cell office:value-type="float" office:value="38.7684518360311" calcext:value-type="float">
            <text:p>38,7684518360311</text:p>
          </table:table-cell>
          <table:table-cell/>
          <table:table-cell office:value-type="float" office:value="39.0154138668669" calcext:value-type="float">
            <text:p>39,0154138668669</text:p>
          </table:table-cell>
          <table:table-cell/>
          <table:table-cell table:formula="of:=[.D634]-[.B634]" office:value-type="float" office:value="0.246962030835803" calcext:value-type="float">
            <text:p>0,246962030835803</text:p>
          </table:table-cell>
        </table:table-row>
        <table:table-row table:style-name="ro1">
          <table:table-cell/>
          <table:table-cell office:value-type="float" office:value="38.7830740427245" calcext:value-type="float">
            <text:p>38,7830740427245</text:p>
          </table:table-cell>
          <table:table-cell/>
          <table:table-cell office:value-type="float" office:value="39.0308241098359" calcext:value-type="float">
            <text:p>39,0308241098359</text:p>
          </table:table-cell>
          <table:table-cell/>
          <table:table-cell table:formula="of:=[.D635]-[.B635]" office:value-type="float" office:value="0.247750067111397" calcext:value-type="float">
            <text:p>0,247750067111397</text:p>
          </table:table-cell>
        </table:table-row>
        <table:table-row table:style-name="ro1">
          <table:table-cell/>
          <table:table-cell office:value-type="float" office:value="38.7976737658743" calcext:value-type="float">
            <text:p>38,7976737658743</text:p>
          </table:table-cell>
          <table:table-cell/>
          <table:table-cell office:value-type="float" office:value="39.0462133154288" calcext:value-type="float">
            <text:p>39,0462133154288</text:p>
          </table:table-cell>
          <table:table-cell/>
          <table:table-cell table:formula="of:=[.D636]-[.B636]" office:value-type="float" office:value="0.248539549554501" calcext:value-type="float">
            <text:p>0,248539549554501</text:p>
          </table:table-cell>
        </table:table-row>
        <table:table-row table:style-name="ro1">
          <table:table-cell/>
          <table:table-cell office:value-type="float" office:value="38.8122511271194" calcext:value-type="float">
            <text:p>38,8122511271194</text:p>
          </table:table-cell>
          <table:table-cell/>
          <table:table-cell office:value-type="float" office:value="39.061581605697" calcext:value-type="float">
            <text:p>39,061581605697</text:p>
          </table:table-cell>
          <table:table-cell/>
          <table:table-cell table:formula="of:=[.D637]-[.B637]" office:value-type="float" office:value="0.249330478577598" calcext:value-type="float">
            <text:p>0,249330478577598</text:p>
          </table:table-cell>
        </table:table-row>
        <table:table-row table:style-name="ro1">
          <table:table-cell/>
          <table:table-cell office:value-type="float" office:value="38.8268062460149" calcext:value-type="float">
            <text:p>38,8268062460149</text:p>
          </table:table-cell>
          <table:table-cell/>
          <table:table-cell office:value-type="float" office:value="39.0769291006492" calcext:value-type="float">
            <text:p>39,0769291006492</text:p>
          </table:table-cell>
          <table:table-cell/>
          <table:table-cell table:formula="of:=[.D638]-[.B638]" office:value-type="float" office:value="0.250122854634306" calcext:value-type="float">
            <text:p>0,250122854634306</text:p>
          </table:table-cell>
        </table:table-row>
        <table:table-row table:style-name="ro1">
          <table:table-cell/>
          <table:table-cell office:value-type="float" office:value="38.8413392401338" calcext:value-type="float">
            <text:p>38,8413392401338</text:p>
          </table:table-cell>
          <table:table-cell/>
          <table:table-cell office:value-type="float" office:value="39.0922559183421" calcext:value-type="float">
            <text:p>39,0922559183421</text:p>
          </table:table-cell>
          <table:table-cell/>
          <table:table-cell table:formula="of:=[.D639]-[.B639]" office:value-type="float" office:value="0.250916678208299" calcext:value-type="float">
            <text:p>0,250916678208299</text:p>
          </table:table-cell>
        </table:table-row>
        <table:table-row table:style-name="ro1">
          <table:table-cell/>
          <table:table-cell office:value-type="float" office:value="38.8558502251425" calcext:value-type="float">
            <text:p>38,8558502251425</text:p>
          </table:table-cell>
          <table:table-cell/>
          <table:table-cell office:value-type="float" office:value="39.1075621749585" calcext:value-type="float">
            <text:p>39,1075621749585</text:p>
          </table:table-cell>
          <table:table-cell/>
          <table:table-cell table:formula="of:=[.D640]-[.B640]" office:value-type="float" office:value="0.251711949816006" calcext:value-type="float">
            <text:p>0,251711949816006</text:p>
          </table:table-cell>
        </table:table-row>
        <table:table-row table:style-name="ro1">
          <table:table-cell/>
          <table:table-cell office:value-type="float" office:value="38.8703393148849" calcext:value-type="float">
            <text:p>38,8703393148849</text:p>
          </table:table-cell>
          <table:table-cell/>
          <table:table-cell office:value-type="float" office:value="39.1228479848874" calcext:value-type="float">
            <text:p>39,1228479848874</text:p>
          </table:table-cell>
          <table:table-cell/>
          <table:table-cell table:formula="of:=[.D641]-[.B641]" office:value-type="float" office:value="0.252508670002499" calcext:value-type="float">
            <text:p>0,252508670002499</text:p>
          </table:table-cell>
        </table:table-row>
        <table:table-row table:style-name="ro1">
          <table:table-cell/>
          <table:table-cell office:value-type="float" office:value="38.884806621456" calcext:value-type="float">
            <text:p>38,884806621456</text:p>
          </table:table-cell>
          <table:table-cell/>
          <table:table-cell office:value-type="float" office:value="39.1381134608009" calcext:value-type="float">
            <text:p>39,1381134608009</text:p>
          </table:table-cell>
          <table:table-cell/>
          <table:table-cell table:formula="of:=[.D642]-[.B642]" office:value-type="float" office:value="0.253306839344901" calcext:value-type="float">
            <text:p>0,253306839344901</text:p>
          </table:table-cell>
        </table:table-row>
        <table:table-row table:style-name="ro1">
          <table:table-cell/>
          <table:table-cell office:value-type="float" office:value="38.899252255269" calcext:value-type="float">
            <text:p>38,899252255269</text:p>
          </table:table-cell>
          <table:table-cell/>
          <table:table-cell office:value-type="float" office:value="39.1533587137171" calcext:value-type="float">
            <text:p>39,1533587137171</text:p>
          </table:table-cell>
          <table:table-cell/>
          <table:table-cell table:formula="of:=[.D643]-[.B643]" office:value-type="float" office:value="0.254106458448099" calcext:value-type="float">
            <text:p>0,254106458448099</text:p>
          </table:table-cell>
        </table:table-row>
        <table:table-row table:style-name="ro1">
          <table:table-cell/>
          <table:table-cell office:value-type="float" office:value="38.9136763251243" calcext:value-type="float">
            <text:p>38,9136763251243</text:p>
          </table:table-cell>
          <table:table-cell/>
          <table:table-cell office:value-type="float" office:value="39.1685838530696" calcext:value-type="float">
            <text:p>39,1685838530696</text:p>
          </table:table-cell>
          <table:table-cell/>
          <table:table-cell table:formula="of:=[.D644]-[.B644]" office:value-type="float" office:value="0.254907527945299" calcext:value-type="float">
            <text:p>0,254907527945299</text:p>
          </table:table-cell>
        </table:table-row>
        <table:table-row table:style-name="ro1">
          <table:table-cell/>
          <table:table-cell office:value-type="float" office:value="38.9280789382702" calcext:value-type="float">
            <text:p>38,9280789382702</text:p>
          </table:table-cell>
          <table:table-cell/>
          <table:table-cell office:value-type="float" office:value="39.1837889867653" calcext:value-type="float">
            <text:p>39,1837889867653</text:p>
          </table:table-cell>
          <table:table-cell/>
          <table:table-cell table:formula="of:=[.D645]-[.B645]" office:value-type="float" office:value="0.255710048495104" calcext:value-type="float">
            <text:p>0,255710048495104</text:p>
          </table:table-cell>
        </table:table-row>
        <table:table-row table:style-name="ro1">
          <table:table-cell/>
          <table:table-cell office:value-type="float" office:value="38.9424602004568" calcext:value-type="float">
            <text:p>38,9424602004568</text:p>
          </table:table-cell>
          <table:table-cell/>
          <table:table-cell office:value-type="float" office:value="39.198974221244" calcext:value-type="float">
            <text:p>39,198974221244</text:p>
          </table:table-cell>
          <table:table-cell/>
          <table:table-cell table:formula="of:=[.D646]-[.B646]" office:value-type="float" office:value="0.256514020787201" calcext:value-type="float">
            <text:p>0,256514020787201</text:p>
          </table:table-cell>
        </table:table-row>
        <table:table-row table:style-name="ro1">
          <table:table-cell/>
          <table:table-cell office:value-type="float" office:value="38.9568202159954" calcext:value-type="float">
            <text:p>38,9568202159954</text:p>
          </table:table-cell>
          <table:table-cell/>
          <table:table-cell office:value-type="float" office:value="39.2141396615293" calcext:value-type="float">
            <text:p>39,2141396615293</text:p>
          </table:table-cell>
          <table:table-cell/>
          <table:table-cell table:formula="of:=[.D647]-[.B647]" office:value-type="float" office:value="0.257319445533902" calcext:value-type="float">
            <text:p>0,257319445533902</text:p>
          </table:table-cell>
        </table:table-row>
        <table:table-row table:style-name="ro1">
          <table:table-cell/>
          <table:table-cell office:value-type="float" office:value="38.9711590878033" calcext:value-type="float">
            <text:p>38,9711590878033</text:p>
          </table:table-cell>
          <table:table-cell/>
          <table:table-cell office:value-type="float" office:value="39.2292854112796" calcext:value-type="float">
            <text:p>39,2292854112796</text:p>
          </table:table-cell>
          <table:table-cell/>
          <table:table-cell table:formula="of:=[.D648]-[.B648]" office:value-type="float" office:value="0.258126323476297" calcext:value-type="float">
            <text:p>0,258126323476297</text:p>
          </table:table-cell>
        </table:table-row>
        <table:table-row table:style-name="ro1">
          <table:table-cell/>
          <table:table-cell office:value-type="float" office:value="38.9854769174515" calcext:value-type="float">
            <text:p>38,9854769174515</text:p>
          </table:table-cell>
          <table:table-cell/>
          <table:table-cell office:value-type="float" office:value="39.2444115728328" calcext:value-type="float">
            <text:p>39,2444115728328</text:p>
          </table:table-cell>
          <table:table-cell/>
          <table:table-cell table:formula="of:=[.D649]-[.B649]" office:value-type="float" office:value="0.258934655381303" calcext:value-type="float">
            <text:p>0,258934655381303</text:p>
          </table:table-cell>
        </table:table-row>
        <table:table-row table:style-name="ro1">
          <table:table-cell/>
          <table:table-cell office:value-type="float" office:value="38.9997738052082" calcext:value-type="float">
            <text:p>38,9997738052082</text:p>
          </table:table-cell>
          <table:table-cell/>
          <table:table-cell office:value-type="float" office:value="39.2595182472498" calcext:value-type="float">
            <text:p>39,2595182472498</text:p>
          </table:table-cell>
          <table:table-cell/>
          <table:table-cell table:formula="of:=[.D650]-[.B650]" office:value-type="float" office:value="0.259744442041601" calcext:value-type="float">
            <text:p>0,259744442041601</text:p>
          </table:table-cell>
        </table:table-row>
        <table:table-row table:style-name="ro1">
          <table:table-cell/>
          <table:table-cell office:value-type="float" office:value="39.0140498500746" calcext:value-type="float">
            <text:p>39,0140498500746</text:p>
          </table:table-cell>
          <table:table-cell/>
          <table:table-cell office:value-type="float" office:value="39.2746055343513" calcext:value-type="float">
            <text:p>39,2746055343513</text:p>
          </table:table-cell>
          <table:table-cell/>
          <table:table-cell table:formula="of:=[.D651]-[.B651]" office:value-type="float" office:value="0.260555684276703" calcext:value-type="float">
            <text:p>0,260555684276703</text:p>
          </table:table-cell>
        </table:table-row>
        <table:table-row table:style-name="ro1">
          <table:table-cell/>
          <table:table-cell office:value-type="float" office:value="39.0283051498212" calcext:value-type="float">
            <text:p>39,0283051498212</text:p>
          </table:table-cell>
          <table:table-cell/>
          <table:table-cell office:value-type="float" office:value="39.2896735327553" calcext:value-type="float">
            <text:p>39,2896735327553</text:p>
          </table:table-cell>
          <table:table-cell/>
          <table:table-cell table:formula="of:=[.D652]-[.B652]" office:value-type="float" office:value="0.261368382934101" calcext:value-type="float">
            <text:p>0,261368382934101</text:p>
          </table:table-cell>
        </table:table-row>
        <table:table-row table:style-name="ro1">
          <table:table-cell/>
          <table:table-cell office:value-type="float" office:value="39.0425398010153" calcext:value-type="float">
            <text:p>39,0425398010153</text:p>
          </table:table-cell>
          <table:table-cell/>
          <table:table-cell office:value-type="float" office:value="39.3047223399056" calcext:value-type="float">
            <text:p>39,3047223399056</text:p>
          </table:table-cell>
          <table:table-cell/>
          <table:table-cell table:formula="of:=[.D653]-[.B653]" office:value-type="float" office:value="0.262182538890301" calcext:value-type="float">
            <text:p>0,262182538890301</text:p>
          </table:table-cell>
        </table:table-row>
        <table:table-row table:style-name="ro1">
          <table:table-cell/>
          <table:table-cell office:value-type="float" office:value="39.0567538990508" calcext:value-type="float">
            <text:p>39,0567538990508</text:p>
          </table:table-cell>
          <table:table-cell/>
          <table:table-cell office:value-type="float" office:value="39.3197520520986" calcext:value-type="float">
            <text:p>39,3197520520986</text:p>
          </table:table-cell>
          <table:table-cell/>
          <table:table-cell table:formula="of:=[.D654]-[.B654]" office:value-type="float" office:value="0.262998153047803" calcext:value-type="float">
            <text:p>0,262998153047803</text:p>
          </table:table-cell>
        </table:table-row>
        <table:table-row table:style-name="ro1">
          <table:table-cell/>
          <table:table-cell office:value-type="float" office:value="39.0709475381668" calcext:value-type="float">
            <text:p>39,0709475381668</text:p>
          </table:table-cell>
          <table:table-cell/>
          <table:table-cell office:value-type="float" office:value="39.3347627645063" calcext:value-type="float">
            <text:p>39,3347627645063</text:p>
          </table:table-cell>
          <table:table-cell/>
          <table:table-cell table:formula="of:=[.D655]-[.B655]" office:value-type="float" office:value="0.263815226339503" calcext:value-type="float">
            <text:p>0,263815226339503</text:p>
          </table:table-cell>
        </table:table-row>
        <table:table-row table:style-name="ro1">
          <table:table-cell/>
          <table:table-cell office:value-type="float" office:value="39.0851208114615" calcext:value-type="float">
            <text:p>39,0851208114615</text:p>
          </table:table-cell>
          <table:table-cell/>
          <table:table-cell office:value-type="float" office:value="39.3497545711916" calcext:value-type="float">
            <text:p>39,3497545711916</text:p>
          </table:table-cell>
          <table:table-cell/>
          <table:table-cell table:formula="of:=[.D656]-[.B656]" office:value-type="float" office:value="0.264633759730103" calcext:value-type="float">
            <text:p>0,264633759730103</text:p>
          </table:table-cell>
        </table:table-row>
        <table:table-row table:style-name="ro1">
          <table:table-cell/>
          <table:table-cell office:value-type="float" office:value="39.0992738109006" calcext:value-type="float">
            <text:p>39,0992738109006</text:p>
          </table:table-cell>
          <table:table-cell/>
          <table:table-cell office:value-type="float" office:value="39.3647275651202" calcext:value-type="float">
            <text:p>39,3647275651202</text:p>
          </table:table-cell>
          <table:table-cell/>
          <table:table-cell table:formula="of:=[.D657]-[.B657]" office:value-type="float" office:value="0.2654537542196" calcext:value-type="float">
            <text:p>0,2654537542196</text:p>
          </table:table-cell>
        </table:table-row>
        <table:table-row table:style-name="ro1">
          <table:table-cell/>
          <table:table-cell office:value-type="float" office:value="39.1134066273246" calcext:value-type="float">
            <text:p>39,1134066273246</text:p>
          </table:table-cell>
          <table:table-cell/>
          <table:table-cell office:value-type="float" office:value="39.3796818381665" calcext:value-type="float">
            <text:p>39,3796818381665</text:p>
          </table:table-cell>
          <table:table-cell/>
          <table:table-cell table:formula="of:=[.D658]-[.B658]" office:value-type="float" office:value="0.266275210841897" calcext:value-type="float">
            <text:p>0,266275210841897</text:p>
          </table:table-cell>
        </table:table-row>
        <table:table-row table:style-name="ro1">
          <table:table-cell/>
          <table:table-cell office:value-type="float" office:value="39.1275193504379" calcext:value-type="float">
            <text:p>39,1275193504379</text:p>
          </table:table-cell>
          <table:table-cell/>
          <table:table-cell office:value-type="float" office:value="39.3946174811051" calcext:value-type="float">
            <text:p>39,3946174811051</text:p>
          </table:table-cell>
          <table:table-cell/>
          <table:table-cell table:formula="of:=[.D659]-[.B659]" office:value-type="float" office:value="0.2670981306672" calcext:value-type="float">
            <text:p>0,2670981306672</text:p>
          </table:table-cell>
        </table:table-row>
        <table:table-row table:style-name="ro1">
          <table:table-cell/>
          <table:table-cell office:value-type="float" office:value="39.1416120687922" calcext:value-type="float">
            <text:p>39,1416120687922</text:p>
          </table:table-cell>
          <table:table-cell/>
          <table:table-cell office:value-type="float" office:value="39.4095345836021" calcext:value-type="float">
            <text:p>39,4095345836021</text:p>
          </table:table-cell>
          <table:table-cell/>
          <table:table-cell table:formula="of:=[.D660]-[.B660]" office:value-type="float" office:value="0.267922514809904" calcext:value-type="float">
            <text:p>0,267922514809904</text:p>
          </table:table-cell>
        </table:table-row>
        <table:table-row table:style-name="ro1">
          <table:table-cell/>
          <table:table-cell office:value-type="float" office:value="39.1556848697583" calcext:value-type="float">
            <text:p>39,1556848697583</text:p>
          </table:table-cell>
          <table:table-cell/>
          <table:table-cell office:value-type="float" office:value="39.4244332341923" calcext:value-type="float">
            <text:p>39,4244332341923</text:p>
          </table:table-cell>
          <table:table-cell/>
          <table:table-cell table:formula="of:=[.D661]-[.B661]" office:value-type="float" office:value="0.268748364433996" calcext:value-type="float">
            <text:p>0,268748364433996</text:p>
          </table:table-cell>
        </table:table-row>
        <table:table-row table:style-name="ro1">
          <table:table-cell/>
          <table:table-cell office:value-type="float" office:value="39.1697378394874" calcext:value-type="float">
            <text:p>39,1697378394874</text:p>
          </table:table-cell>
          <table:table-cell/>
          <table:table-cell office:value-type="float" office:value="39.4393135202348" calcext:value-type="float">
            <text:p>39,4393135202348</text:p>
          </table:table-cell>
          <table:table-cell/>
          <table:table-cell table:formula="of:=[.D662]-[.B662]" office:value-type="float" office:value="0.269575680747401" calcext:value-type="float">
            <text:p>0,269575680747401</text:p>
          </table:table-cell>
        </table:table-row>
        <table:table-row table:style-name="ro1">
          <table:table-cell/>
          <table:table-cell office:value-type="float" office:value="39.1837710628408" calcext:value-type="float">
            <text:p>39,1837710628408</text:p>
          </table:table-cell>
          <table:table-cell/>
          <table:table-cell office:value-type="float" office:value="39.4541755278657" calcext:value-type="float">
            <text:p>39,4541755278657</text:p>
          </table:table-cell>
          <table:table-cell/>
          <table:table-cell table:formula="of:=[.D663]-[.B663]" office:value-type="float" office:value="0.270404465024903" calcext:value-type="float">
            <text:p>0,270404465024903</text:p>
          </table:table-cell>
        </table:table-row>
        <table:table-row table:style-name="ro1">
          <table:table-cell/>
          <table:table-cell office:value-type="float" office:value="39.1977846233129" calcext:value-type="float">
            <text:p>39,1977846233129</text:p>
          </table:table-cell>
          <table:table-cell/>
          <table:table-cell office:value-type="float" office:value="39.4690193419161" calcext:value-type="float">
            <text:p>39,4690193419161</text:p>
          </table:table-cell>
          <table:table-cell/>
          <table:table-cell table:formula="of:=[.D664]-[.B664]" office:value-type="float" office:value="0.271234718603203" calcext:value-type="float">
            <text:p>0,271234718603203</text:p>
          </table:table-cell>
        </table:table-row>
        <table:table-row table:style-name="ro1">
          <table:table-cell/>
          <table:table-cell office:value-type="float" office:value="39.2117786029111" calcext:value-type="float">
            <text:p>39,2117786029111</text:p>
          </table:table-cell>
          <table:table-cell/>
          <table:table-cell office:value-type="float" office:value="39.483845045809" calcext:value-type="float">
            <text:p>39,483845045809</text:p>
          </table:table-cell>
          <table:table-cell/>
          <table:table-cell table:formula="of:=[.D665]-[.B665]" office:value-type="float" office:value="0.272066442897895" calcext:value-type="float">
            <text:p>0,272066442897895</text:p>
          </table:table-cell>
        </table:table-row>
        <table:table-row table:style-name="ro1">
          <table:table-cell/>
          <table:table-cell office:value-type="float" office:value="39.2257530820066" calcext:value-type="float">
            <text:p>39,2257530820066</text:p>
          </table:table-cell>
          <table:table-cell/>
          <table:table-cell office:value-type="float" office:value="39.4986527214207" calcext:value-type="float">
            <text:p>39,4986527214207</text:p>
          </table:table-cell>
          <table:table-cell/>
          <table:table-cell table:formula="of:=[.D666]-[.B666]" office:value-type="float" office:value="0.272899639414099" calcext:value-type="float">
            <text:p>0,272899639414099</text:p>
          </table:table-cell>
        </table:table-row>
        <table:table-row table:style-name="ro1">
          <table:table-cell/>
          <table:table-cell office:value-type="float" office:value="39.239708139125" calcext:value-type="float">
            <text:p>39,239708139125</text:p>
          </table:table-cell>
          <table:table-cell/>
          <table:table-cell office:value-type="float" office:value="39.5134424488931" calcext:value-type="float">
            <text:p>39,5134424488931</text:p>
          </table:table-cell>
          <table:table-cell/>
          <table:table-cell table:formula="of:=[.D667]-[.B667]" office:value-type="float" office:value="0.273734309768102" calcext:value-type="float">
            <text:p>0,273734309768102</text:p>
          </table:table-cell>
        </table:table-row>
        <table:table-row table:style-name="ro1">
          <table:table-cell/>
          <table:table-cell office:value-type="float" office:value="39.2536438506814" calcext:value-type="float">
            <text:p>39,2536438506814</text:p>
          </table:table-cell>
          <table:table-cell/>
          <table:table-cell office:value-type="float" office:value="39.5282143063833" calcext:value-type="float">
            <text:p>39,5282143063833</text:p>
          </table:table-cell>
          <table:table-cell/>
          <table:table-cell table:formula="of:=[.D668]-[.B668]" office:value-type="float" office:value="0.274570455701898" calcext:value-type="float">
            <text:p>0,274570455701898</text:p>
          </table:table-cell>
        </table:table-row>
        <table:table-row table:style-name="ro1">
          <table:table-cell/>
          <table:table-cell office:value-type="float" office:value="39.2675602906152" calcext:value-type="float">
            <text:p>39,2675602906152</text:p>
          </table:table-cell>
          <table:table-cell/>
          <table:table-cell office:value-type="float" office:value="39.5429683697324" calcext:value-type="float">
            <text:p>39,5429683697324</text:p>
          </table:table-cell>
          <table:table-cell/>
          <table:table-cell table:formula="of:=[.D669]-[.B669]" office:value-type="float" office:value="0.275408079117199" calcext:value-type="float">
            <text:p>0,275408079117199</text:p>
          </table:table-cell>
        </table:table-row>
        <table:table-row table:style-name="ro1">
          <table:table-cell/>
          <table:table-cell office:value-type="float" office:value="39.2814575299056" calcext:value-type="float">
            <text:p>39,2814575299056</text:p>
          </table:table-cell>
          <table:table-cell/>
          <table:table-cell office:value-type="float" office:value="39.5577047120176" calcext:value-type="float">
            <text:p>39,5577047120176</text:p>
          </table:table-cell>
          <table:table-cell/>
          <table:table-cell table:formula="of:=[.D670]-[.B670]" office:value-type="float" office:value="0.276247182112002" calcext:value-type="float">
            <text:p>0,276247182112002</text:p>
          </table:table-cell>
        </table:table-row>
        <table:table-row table:style-name="ro1">
          <table:table-cell/>
          <table:table-cell office:value-type="float" office:value="39.2953356359132" calcext:value-type="float">
            <text:p>39,2953356359132</text:p>
          </table:table-cell>
          <table:table-cell/>
          <table:table-cell office:value-type="float" office:value="39.5724234029434" calcext:value-type="float">
            <text:p>39,5724234029434</text:p>
          </table:table-cell>
          <table:table-cell/>
          <table:table-cell table:formula="of:=[.D671]-[.B671]" office:value-type="float" office:value="0.277087767030203" calcext:value-type="float">
            <text:p>0,277087767030203</text:p>
          </table:table-cell>
        </table:table-row>
        <table:table-row table:style-name="ro1">
          <table:table-cell/>
          <table:table-cell office:value-type="float" office:value="39.3091946714788" calcext:value-type="float">
            <text:p>39,3091946714788</text:p>
          </table:table-cell>
          <table:table-cell/>
          <table:table-cell office:value-type="float" office:value="39.5871245080085" calcext:value-type="float">
            <text:p>39,5871245080085</text:p>
          </table:table-cell>
          <table:table-cell/>
          <table:table-cell table:formula="of:=[.D672]-[.B672]" office:value-type="float" office:value="0.277929836529701" calcext:value-type="float">
            <text:p>0,277929836529701</text:p>
          </table:table-cell>
        </table:table-row>
        <table:table-row table:style-name="ro1">
          <table:table-cell/>
          <table:table-cell office:value-type="float" office:value="39.3230346936647" calcext:value-type="float">
            <text:p>39,3230346936647</text:p>
          </table:table-cell>
          <table:table-cell/>
          <table:table-cell office:value-type="float" office:value="39.6018080873425" calcext:value-type="float">
            <text:p>39,6018080873425</text:p>
          </table:table-cell>
          <table:table-cell/>
          <table:table-cell table:formula="of:=[.D673]-[.B673]" office:value-type="float" office:value="0.278773393677795" calcext:value-type="float">
            <text:p>0,278773393677795</text:p>
          </table:table-cell>
        </table:table-row>
        <table:table-row table:style-name="ro1">
          <table:table-cell/>
          <table:table-cell office:value-type="float" office:value="39.3368557519742" calcext:value-type="float">
            <text:p>39,3368557519742</text:p>
          </table:table-cell>
          <table:table-cell/>
          <table:table-cell office:value-type="float" office:value="39.6164741940619" calcext:value-type="float">
            <text:p>39,6164741940619</text:p>
          </table:table-cell>
          <table:table-cell/>
          <table:table-cell table:formula="of:=[.D674]-[.B674]" office:value-type="float" office:value="0.279618442087703" calcext:value-type="float">
            <text:p>0,279618442087703</text:p>
          </table:table-cell>
        </table:table-row>
        <table:table-row table:style-name="ro1">
          <table:table-cell/>
          <table:table-cell office:value-type="float" office:value="39.3506578857777" calcext:value-type="float">
            <text:p>39,3506578857777</text:p>
          </table:table-cell>
          <table:table-cell/>
          <table:table-cell office:value-type="float" office:value="39.6311228718879" calcext:value-type="float">
            <text:p>39,6311228718879</text:p>
          </table:table-cell>
          <table:table-cell/>
          <table:table-cell table:formula="of:=[.D675]-[.B675]" office:value-type="float" office:value="0.280464986110196" calcext:value-type="float">
            <text:p>0,280464986110196</text:p>
          </table:table-cell>
        </table:table-row>
        <table:table-row table:style-name="ro1">
          <table:table-cell/>
          <table:table-cell office:value-type="float" office:value="39.3644411204975" calcext:value-type="float">
            <text:p>39,3644411204975</text:p>
          </table:table-cell>
          <table:table-cell/>
          <table:table-cell office:value-type="float" office:value="39.6457541516203" calcext:value-type="float">
            <text:p>39,6457541516203</text:p>
          </table:table-cell>
          <table:table-cell/>
          <table:table-cell table:formula="of:=[.D676]-[.B676]" office:value-type="float" office:value="0.281313031122799" calcext:value-type="float">
            <text:p>0,281313031122799</text:p>
          </table:table-cell>
        </table:table-row>
        <table:table-row table:style-name="ro1">
          <table:table-cell/>
          <table:table-cell office:value-type="float" office:value="39.378205461789" calcext:value-type="float">
            <text:p>39,378205461789</text:p>
          </table:table-cell>
          <table:table-cell/>
          <table:table-cell office:value-type="float" office:value="39.6603680457646" calcext:value-type="float">
            <text:p>39,6603680457646</text:p>
          </table:table-cell>
          <table:table-cell/>
          <table:table-cell table:formula="of:=[.D677]-[.B677]" office:value-type="float" office:value="0.282162583975598" calcext:value-type="float">
            <text:p>0,282162583975598</text:p>
          </table:table-cell>
        </table:table-row>
        <table:table-row table:style-name="ro1">
          <table:table-cell/>
          <table:table-cell office:value-type="float" office:value="39.3919508863702" calcext:value-type="float">
            <text:p>39,3919508863702</text:p>
          </table:table-cell>
          <table:table-cell/>
          <table:table-cell office:value-type="float" office:value="39.6749645400601" calcext:value-type="float">
            <text:p>39,6749645400601</text:p>
          </table:table-cell>
          <table:table-cell/>
          <table:table-cell table:formula="of:=[.D678]-[.B678]" office:value-type="float" office:value="0.283013653689899" calcext:value-type="float">
            <text:p>0,283013653689899</text:p>
          </table:table-cell>
        </table:table-row>
        <table:table-row table:style-name="ro1">
          <table:table-cell/>
          <table:table-cell office:value-type="float" office:value="39.4056773269656" calcext:value-type="float">
            <text:p>39,4056773269656</text:p>
          </table:table-cell>
          <table:table-cell/>
          <table:table-cell office:value-type="float" office:value="39.6895435795904" calcext:value-type="float">
            <text:p>39,6895435795904</text:p>
          </table:table-cell>
          <table:table-cell/>
          <table:table-cell table:formula="of:=[.D679]-[.B679]" office:value-type="float" office:value="0.283866252624797" calcext:value-type="float">
            <text:p>0,283866252624797</text:p>
          </table:table-cell>
        </table:table-row>
        <table:table-row table:style-name="ro1">
          <table:table-cell/>
          <table:table-cell office:value-type="float" office:value="39.4193846463501" calcext:value-type="float">
            <text:p>39,4193846463501</text:p>
          </table:table-cell>
          <table:table-cell/>
          <table:table-cell office:value-type="float" office:value="39.7041050448568" calcext:value-type="float">
            <text:p>39,7041050448568</text:p>
          </table:table-cell>
          <table:table-cell/>
          <table:table-cell table:formula="of:=[.D680]-[.B680]" office:value-type="float" office:value="0.2847203985067" calcext:value-type="float">
            <text:p>0,2847203985067</text:p>
          </table:table-cell>
        </table:table-row>
        <table:table-row table:style-name="ro1">
          <table:table-cell/>
          <table:table-cell office:value-type="float" office:value="39.433072589848" calcext:value-type="float">
            <text:p>39,433072589848</text:p>
          </table:table-cell>
          <table:table-cell/>
          <table:table-cell office:value-type="float" office:value="39.7186487080379" calcext:value-type="float">
            <text:p>39,7186487080379</text:p>
          </table:table-cell>
          <table:table-cell/>
          <table:table-cell table:formula="of:=[.D681]-[.B681]" office:value-type="float" office:value="0.285576118189894" calcext:value-type="float">
            <text:p>0,285576118189894</text:p>
          </table:table-cell>
        </table:table-row>
        <table:table-row table:style-name="ro1">
          <table:table-cell/>
          <table:table-cell office:value-type="float" office:value="39.4467406915232" calcext:value-type="float">
            <text:p>39,4467406915232</text:p>
          </table:table-cell>
          <table:table-cell/>
          <table:table-cell office:value-type="float" office:value="39.7331741467378" calcext:value-type="float">
            <text:p>39,7331741467378</text:p>
          </table:table-cell>
          <table:table-cell/>
          <table:table-cell table:formula="of:=[.D682]-[.B682]" office:value-type="float" office:value="0.286433455214599" calcext:value-type="float">
            <text:p>0,286433455214599</text:p>
          </table:table-cell>
        </table:table-row>
        <table:table-row table:style-name="ro1">
          <table:table-cell/>
          <table:table-cell office:value-type="float" office:value="39.4603880696367" calcext:value-type="float">
            <text:p>39,4603880696367</text:p>
          </table:table-cell>
          <table:table-cell/>
          <table:table-cell office:value-type="float" office:value="39.7476805562655" calcext:value-type="float">
            <text:p>39,7476805562655</text:p>
          </table:table-cell>
          <table:table-cell/>
          <table:table-cell table:formula="of:=[.D683]-[.B683]" office:value-type="float" office:value="0.2872924866288" calcext:value-type="float">
            <text:p>0,2872924866288</text:p>
          </table:table-cell>
        </table:table-row>
        <table:table-row table:style-name="ro1">
          <table:table-cell/>
          <table:table-cell office:value-type="float" office:value="39.4740129159497" calcext:value-type="float">
            <text:p>39,4740129159497</text:p>
          </table:table-cell>
          <table:table-cell/>
          <table:table-cell office:value-type="float" office:value="39.7621662820713" calcext:value-type="float">
            <text:p>39,7621662820713</text:p>
          </table:table-cell>
          <table:table-cell/>
          <table:table-cell table:formula="of:=[.D684]-[.B684]" office:value-type="float" office:value="0.288153366121598" calcext:value-type="float">
            <text:p>0,288153366121598</text:p>
          </table:table-cell>
        </table:table-row>
        <table:table-row table:style-name="ro1">
          <table:table-cell/>
          <table:table-cell office:value-type="float" office:value="39.4876109400984" calcext:value-type="float">
            <text:p>39,4876109400984</text:p>
          </table:table-cell>
          <table:table-cell/>
          <table:table-cell office:value-type="float" office:value="39.7766274004241" calcext:value-type="float">
            <text:p>39,7766274004241</text:p>
          </table:table-cell>
          <table:table-cell/>
          <table:table-cell table:formula="of:=[.D685]-[.B685]" office:value-type="float" office:value="0.289016460325698" calcext:value-type="float">
            <text:p>0,289016460325698</text:p>
          </table:table-cell>
        </table:table-row>
        <table:table-row table:style-name="ro1">
          <table:table-cell/>
          <table:table-cell office:value-type="float" office:value="39.501168777676" calcext:value-type="float">
            <text:p>39,501168777676</text:p>
          </table:table-cell>
          <table:table-cell/>
          <table:table-cell office:value-type="float" office:value="39.7910517379804" calcext:value-type="float">
            <text:p>39,7910517379804</text:p>
          </table:table-cell>
          <table:table-cell/>
          <table:table-cell table:formula="of:=[.D686]-[.B686]" office:value-type="float" office:value="0.289882960304404" calcext:value-type="float">
            <text:p>0,289882960304404</text:p>
          </table:table-cell>
        </table:table-row>
        <table:table-row table:style-name="ro1">
          <table:table-cell/>
          <table:table-cell office:value-type="float" office:value="39.5146056739296" calcext:value-type="float">
            <text:p>39,5146056739296</text:p>
          </table:table-cell>
          <table:table-cell/>
          <table:table-cell office:value-type="float" office:value="39.805366681217" calcext:value-type="float">
            <text:p>39,805366681217</text:p>
          </table:table-cell>
          <table:table-cell/>
          <table:table-cell table:formula="of:=[.D687]-[.B687]" office:value-type="float" office:value="0.290761007287401" calcext:value-type="float">
            <text:p>0,290761007287401</text:p>
          </table:table-cell>
        </table:table-row>
        <table:table-row table:style-name="ro1">
          <table:table-cell/>
          <table:table-cell office:value-type="float" office:value="39.3684054324834" calcext:value-type="float">
            <text:p>39,3684054324834</text:p>
          </table:table-cell>
          <table:table-cell/>
          <table:table-cell office:value-type="float" office:value="39.6614293174912" calcext:value-type="float">
            <text:p>39,6614293174912</text:p>
          </table:table-cell>
          <table:table-cell/>
          <table:table-cell table:formula="of:=[.D688]-[.B688]" office:value-type="float" office:value="0.293023885007798" calcext:value-type="float">
            <text:p>0,293023885007798</text:p>
          </table:table-cell>
        </table:table-row>
        <table:table-row table:style-name="ro1">
          <table:table-cell/>
          <table:table-cell office:value-type="float" office:value="39.501182101927" calcext:value-type="float">
            <text:p>39,501182101927</text:p>
          </table:table-cell>
          <table:table-cell/>
          <table:table-cell office:value-type="float" office:value="39.7945791442248" calcext:value-type="float">
            <text:p>39,7945791442248</text:p>
          </table:table-cell>
          <table:table-cell/>
          <table:table-cell table:formula="of:=[.D689]-[.B689]" office:value-type="float" office:value="0.293397042297798" calcext:value-type="float">
            <text:p>0,293397042297798</text:p>
          </table:table-cell>
        </table:table-row>
        <table:table-row table:style-name="ro1">
          <table:table-cell/>
          <table:table-cell office:value-type="float" office:value="39.532299936809" calcext:value-type="float">
            <text:p>39,532299936809</text:p>
          </table:table-cell>
          <table:table-cell/>
          <table:table-cell office:value-type="float" office:value="39.8262100044014" calcext:value-type="float">
            <text:p>39,8262100044014</text:p>
          </table:table-cell>
          <table:table-cell/>
          <table:table-cell table:formula="of:=[.D690]-[.B690]" office:value-type="float" office:value="0.293910067592407" calcext:value-type="float">
            <text:p>0,293910067592407</text:p>
          </table:table-cell>
        </table:table-row>
        <table:table-row table:style-name="ro1">
          <table:table-cell/>
          <table:table-cell office:value-type="float" office:value="39.5528896595798" calcext:value-type="float">
            <text:p>39,5528896595798</text:p>
          </table:table-cell>
          <table:table-cell/>
          <table:table-cell office:value-type="float" office:value="39.847506758748" calcext:value-type="float">
            <text:p>39,847506758748</text:p>
          </table:table-cell>
          <table:table-cell/>
          <table:table-cell table:formula="of:=[.D691]-[.B691]" office:value-type="float" office:value="0.2946170991682" calcext:value-type="float">
            <text:p>0,2946170991682</text:p>
          </table:table-cell>
        </table:table-row>
        <table:table-row table:style-name="ro1">
          <table:table-cell/>
          <table:table-cell office:value-type="float" office:value="39.5702069526586" calcext:value-type="float">
            <text:p>39,5702069526586</text:p>
          </table:table-cell>
          <table:table-cell/>
          <table:table-cell office:value-type="float" office:value="39.865602926294" calcext:value-type="float">
            <text:p>39,865602926294</text:p>
          </table:table-cell>
          <table:table-cell/>
          <table:table-cell table:formula="of:=[.D692]-[.B692]" office:value-type="float" office:value="0.295395973635401" calcext:value-type="float">
            <text:p>0,295395973635401</text:p>
          </table:table-cell>
        </table:table-row>
        <table:table-row table:style-name="ro1">
          <table:table-cell/>
          <table:table-cell office:value-type="float" office:value="39.5860786581551" calcext:value-type="float">
            <text:p>39,5860786581551</text:p>
          </table:table-cell>
          <table:table-cell/>
          <table:table-cell office:value-type="float" office:value="39.8822880610962" calcext:value-type="float">
            <text:p>39,8822880610962</text:p>
          </table:table-cell>
          <table:table-cell/>
          <table:table-cell table:formula="of:=[.D693]-[.B693]" office:value-type="float" office:value="0.296209402941095" calcext:value-type="float">
            <text:p>0,296209402941095</text:p>
          </table:table-cell>
        </table:table-row>
        <table:table-row table:style-name="ro1">
          <table:table-cell/>
          <table:table-cell office:value-type="float" office:value="39.6011801663992" calcext:value-type="float">
            <text:p>39,6011801663992</text:p>
          </table:table-cell>
          <table:table-cell/>
          <table:table-cell office:value-type="float" office:value="39.8982226080719" calcext:value-type="float">
            <text:p>39,8982226080719</text:p>
          </table:table-cell>
          <table:table-cell/>
          <table:table-cell table:formula="of:=[.D694]-[.B694]" office:value-type="float" office:value="0.297042441672694" calcext:value-type="float">
            <text:p>0,297042441672694</text:p>
          </table:table-cell>
        </table:table-row>
        <table:table-row table:style-name="ro1">
          <table:table-cell/>
          <table:table-cell office:value-type="float" office:value="39.6158191500354" calcext:value-type="float">
            <text:p>39,6158191500354</text:p>
          </table:table-cell>
          <table:table-cell/>
          <table:table-cell office:value-type="float" office:value="39.9137071136801" calcext:value-type="float">
            <text:p>39,9137071136801</text:p>
          </table:table-cell>
          <table:table-cell/>
          <table:table-cell table:formula="of:=[.D695]-[.B695]" office:value-type="float" office:value="0.297887963644698" calcext:value-type="float">
            <text:p>0,297887963644698</text:p>
          </table:table-cell>
        </table:table-row>
        <table:table-row table:style-name="ro1">
          <table:table-cell/>
          <table:table-cell office:value-type="float" office:value="39.630155862715" calcext:value-type="float">
            <text:p>39,630155862715</text:p>
          </table:table-cell>
          <table:table-cell/>
          <table:table-cell office:value-type="float" office:value="39.9288980090121" calcext:value-type="float">
            <text:p>39,9288980090121</text:p>
          </table:table-cell>
          <table:table-cell/>
          <table:table-cell table:formula="of:=[.D696]-[.B696]" office:value-type="float" office:value="0.298742146297101" calcext:value-type="float">
            <text:p>0,298742146297101</text:p>
          </table:table-cell>
        </table:table-row>
        <table:table-row table:style-name="ro1">
          <table:table-cell/>
          <table:table-cell office:value-type="float" office:value="39.6442820080126" calcext:value-type="float">
            <text:p>39,6442820080126</text:p>
          </table:table-cell>
          <table:table-cell/>
          <table:table-cell office:value-type="float" office:value="39.9438847652071" calcext:value-type="float">
            <text:p>39,9438847652071</text:p>
          </table:table-cell>
          <table:table-cell/>
          <table:table-cell table:formula="of:=[.D697]-[.B697]" office:value-type="float" office:value="0.299602757194499" calcext:value-type="float">
            <text:p>0,299602757194499</text:p>
          </table:table-cell>
        </table:table-row>
        <table:table-row table:style-name="ro1">
          <table:table-cell/>
          <table:table-cell office:value-type="float" office:value="39.6582538691453" calcext:value-type="float">
            <text:p>39,6582538691453</text:p>
          </table:table-cell>
          <table:table-cell/>
          <table:table-cell office:value-type="float" office:value="39.9587222751408" calcext:value-type="float">
            <text:p>39,9587222751408</text:p>
          </table:table-cell>
          <table:table-cell/>
          <table:table-cell table:formula="of:=[.D698]-[.B698]" office:value-type="float" office:value="0.300468405995502" calcext:value-type="float">
            <text:p>0,300468405995502</text:p>
          </table:table-cell>
        </table:table-row>
        <table:table-row table:style-name="ro1">
          <table:table-cell/>
          <table:table-cell office:value-type="float" office:value="39.6721079188633" calcext:value-type="float">
            <text:p>39,6721079188633</text:p>
          </table:table-cell>
          <table:table-cell/>
          <table:table-cell office:value-type="float" office:value="39.97344610101" calcext:value-type="float">
            <text:p>39,97344610101</text:p>
          </table:table-cell>
          <table:table-cell/>
          <table:table-cell table:formula="of:=[.D699]-[.B699]" office:value-type="float" office:value="0.301338182146701" calcext:value-type="float">
            <text:p>0,301338182146701</text:p>
          </table:table-cell>
        </table:table-row>
        <table:table-row table:style-name="ro1">
          <table:table-cell/>
          <table:table-cell office:value-type="float" office:value="39.6858688430858" calcext:value-type="float">
            <text:p>39,6858688430858</text:p>
          </table:table-cell>
          <table:table-cell/>
          <table:table-cell office:value-type="float" office:value="39.9880803078235" calcext:value-type="float">
            <text:p>39,9880803078235</text:p>
          </table:table-cell>
          <table:table-cell/>
          <table:table-cell table:formula="of:=[.D700]-[.B700]" office:value-type="float" office:value="0.302211464737702" calcext:value-type="float">
            <text:p>0,302211464737702</text:p>
          </table:table-cell>
        </table:table-row>
        <table:table-row table:style-name="ro1">
          <table:table-cell/>
          <table:table-cell office:value-type="float" office:value="39.6995539573302" calcext:value-type="float">
            <text:p>39,6995539573302</text:p>
          </table:table-cell>
          <table:table-cell/>
          <table:table-cell office:value-type="float" office:value="40.0026417734494" calcext:value-type="float">
            <text:p>40,0026417734494</text:p>
          </table:table-cell>
          <table:table-cell/>
          <table:table-cell table:formula="of:=[.D701]-[.B701]" office:value-type="float" office:value="0.303087816119195" calcext:value-type="float">
            <text:p>0,303087816119195</text:p>
          </table:table-cell>
        </table:table-row>
        <table:table-row table:style-name="ro1">
          <table:table-cell/>
          <table:table-cell office:value-type="float" office:value="39.7131757760589" calcext:value-type="float">
            <text:p>39,7131757760589</text:p>
          </table:table-cell>
          <table:table-cell/>
          <table:table-cell office:value-type="float" office:value="40.0171426952591" calcext:value-type="float">
            <text:p>40,0171426952591</text:p>
          </table:table-cell>
          <table:table-cell/>
          <table:table-cell table:formula="of:=[.D702]-[.B702]" office:value-type="float" office:value="0.303966919200207" calcext:value-type="float">
            <text:p>0,303966919200207</text:p>
          </table:table-cell>
        </table:table-row>
        <table:table-row table:style-name="ro1">
          <table:table-cell/>
          <table:table-cell office:value-type="float" office:value="39.7267435774968" calcext:value-type="float">
            <text:p>39,7267435774968</text:p>
          </table:table-cell>
          <table:table-cell/>
          <table:table-cell office:value-type="float" office:value="40.0315921163393" calcext:value-type="float">
            <text:p>40,0315921163393</text:p>
          </table:table-cell>
          <table:table-cell/>
          <table:table-cell table:formula="of:=[.D703]-[.B703]" office:value-type="float" office:value="0.304848538842499" calcext:value-type="float">
            <text:p>0,304848538842499</text:p>
          </table:table-cell>
        </table:table-row>
        <table:table-row table:style-name="ro1">
          <table:table-cell/>
          <table:table-cell office:value-type="float" office:value="39.7402643941022" calcext:value-type="float">
            <text:p>39,7402643941022</text:p>
          </table:table-cell>
          <table:table-cell/>
          <table:table-cell office:value-type="float" office:value="40.0459968913115" calcext:value-type="float">
            <text:p>40,0459968913115</text:p>
          </table:table-cell>
          <table:table-cell/>
          <table:table-cell table:formula="of:=[.D704]-[.B704]" office:value-type="float" office:value="0.305732497209306" calcext:value-type="float">
            <text:p>0,305732497209306</text:p>
          </table:table-cell>
        </table:table-row>
        <table:table-row table:style-name="ro1">
          <table:table-cell/>
          <table:table-cell office:value-type="float" office:value="39.7537436604851" calcext:value-type="float">
            <text:p>39,7537436604851</text:p>
          </table:table-cell>
          <table:table-cell/>
          <table:table-cell office:value-type="float" office:value="40.0603623179993" calcext:value-type="float">
            <text:p>40,0603623179993</text:p>
          </table:table-cell>
          <table:table-cell/>
          <table:table-cell table:formula="of:=[.D705]-[.B705]" office:value-type="float" office:value="0.3066186575142" calcext:value-type="float">
            <text:p>0,3066186575142</text:p>
          </table:table-cell>
        </table:table-row>
        <table:table-row table:style-name="ro1">
          <table:table-cell/>
          <table:table-cell office:value-type="float" office:value="39.7671856494683" calcext:value-type="float">
            <text:p>39,7671856494683</text:p>
          </table:table-cell>
          <table:table-cell/>
          <table:table-cell office:value-type="float" office:value="40.0746925624876" calcext:value-type="float">
            <text:p>40,0746925624876</text:p>
          </table:table-cell>
          <table:table-cell/>
          <table:table-cell table:formula="of:=[.D706]-[.B706]" office:value-type="float" office:value="0.307506913019296" calcext:value-type="float">
            <text:p>0,307506913019296</text:p>
          </table:table-cell>
        </table:table-row>
        <table:table-row table:style-name="ro1">
          <table:table-cell/>
          <table:table-cell office:value-type="float" office:value="39.7805937729684" calcext:value-type="float">
            <text:p>39,7805937729684</text:p>
          </table:table-cell>
          <table:table-cell/>
          <table:table-cell office:value-type="float" office:value="40.0889909523669" calcext:value-type="float">
            <text:p>40,0889909523669</text:p>
          </table:table-cell>
          <table:table-cell/>
          <table:table-cell table:formula="of:=[.D707]-[.B707]" office:value-type="float" office:value="0.308397179398497" calcext:value-type="float">
            <text:p>0,308397179398497</text:p>
          </table:table-cell>
        </table:table-row>
        <table:table-row table:style-name="ro1">
          <table:table-cell/>
          <table:table-cell office:value-type="float" office:value="39.7939707941998" calcext:value-type="float">
            <text:p>39,7939707941998</text:p>
          </table:table-cell>
          <table:table-cell/>
          <table:table-cell office:value-type="float" office:value="40.1032601835326" calcext:value-type="float">
            <text:p>40,1032601835326</text:p>
          </table:table-cell>
          <table:table-cell/>
          <table:table-cell table:formula="of:=[.D708]-[.B708]" office:value-type="float" office:value="0.309289389332797" calcext:value-type="float">
            <text:p>0,309289389332797</text:p>
          </table:table-cell>
        </table:table-row>
        <table:table-row table:style-name="ro1">
          <table:table-cell/>
          <table:table-cell office:value-type="float" office:value="39.8073189802915" calcext:value-type="float">
            <text:p>39,8073189802915</text:p>
          </table:table-cell>
          <table:table-cell/>
          <table:table-cell office:value-type="float" office:value="40.1175024688998" calcext:value-type="float">
            <text:p>40,1175024688998</text:p>
          </table:table-cell>
          <table:table-cell/>
          <table:table-cell table:formula="of:=[.D709]-[.B709]" office:value-type="float" office:value="0.310183488608303" calcext:value-type="float">
            <text:p>0,310183488608303</text:p>
          </table:table-cell>
        </table:table-row>
        <table:table-row table:style-name="ro1">
          <table:table-cell/>
          <table:table-cell office:value-type="float" office:value="39.820640213989" calcext:value-type="float">
            <text:p>39,820640213989</text:p>
          </table:table-cell>
          <table:table-cell/>
          <table:table-cell office:value-type="float" office:value="40.1317196472445" calcext:value-type="float">
            <text:p>40,1317196472445</text:p>
          </table:table-cell>
          <table:table-cell/>
          <table:table-cell table:formula="of:=[.D710]-[.B710]" office:value-type="float" office:value="0.3110794332555" calcext:value-type="float">
            <text:p>0,3110794332555</text:p>
          </table:table-cell>
        </table:table-row>
        <table:table-row table:style-name="ro1">
          <table:table-cell/>
          <table:table-cell office:value-type="float" office:value="39.8339360767144" calcext:value-type="float">
            <text:p>39,8339360767144</text:p>
          </table:table-cell>
          <table:table-cell/>
          <table:table-cell office:value-type="float" office:value="40.1459132641318" calcext:value-type="float">
            <text:p>40,1459132641318</text:p>
          </table:table-cell>
          <table:table-cell/>
          <table:table-cell table:formula="of:=[.D711]-[.B711]" office:value-type="float" office:value="0.311977187417398" calcext:value-type="float">
            <text:p>0,311977187417398</text:p>
          </table:table-cell>
        </table:table-row>
        <table:table-row table:style-name="ro1">
          <table:table-cell/>
          <table:table-cell office:value-type="float" office:value="39.8472079112253" calcext:value-type="float">
            <text:p>39,8472079112253</text:p>
          </table:table-cell>
          <table:table-cell/>
          <table:table-cell office:value-type="float" office:value="40.1600846329703" calcext:value-type="float">
            <text:p>40,1600846329703</text:p>
          </table:table-cell>
          <table:table-cell/>
          <table:table-cell table:formula="of:=[.D712]-[.B712]" office:value-type="float" office:value="0.312876721745006" calcext:value-type="float">
            <text:p>0,312876721745006</text:p>
          </table:table-cell>
        </table:table-row>
        <table:table-row table:style-name="ro1">
          <table:table-cell/>
          <table:table-cell office:value-type="float" office:value="39.8604568695164" calcext:value-type="float">
            <text:p>39,8604568695164</text:p>
          </table:table-cell>
          <table:table-cell/>
          <table:table-cell office:value-type="float" office:value="40.1742348816892" calcext:value-type="float">
            <text:p>40,1742348816892</text:p>
          </table:table-cell>
          <table:table-cell/>
          <table:table-cell table:formula="of:=[.D713]-[.B713]" office:value-type="float" office:value="0.313778012172804" calcext:value-type="float">
            <text:p>0,313778012172804</text:p>
          </table:table-cell>
        </table:table-row>
        <table:table-row table:style-name="ro1">
          <table:table-cell/>
          <table:table-cell office:value-type="float" office:value="39.8736839498921" calcext:value-type="float">
            <text:p>39,8736839498921</text:p>
          </table:table-cell>
          <table:table-cell/>
          <table:table-cell office:value-type="float" office:value="40.1883649888636" calcext:value-type="float">
            <text:p>40,1883649888636</text:p>
          </table:table-cell>
          <table:table-cell/>
          <table:table-cell table:formula="of:=[.D714]-[.B714]" office:value-type="float" office:value="0.3146810389715" calcext:value-type="float">
            <text:p>0,3146810389715</text:p>
          </table:table-cell>
        </table:table-row>
        <table:table-row table:style-name="ro1">
          <table:table-cell/>
          <table:table-cell office:value-type="float" office:value="39.8868900259858" calcext:value-type="float">
            <text:p>39,8868900259858</text:p>
          </table:table-cell>
          <table:table-cell/>
          <table:table-cell office:value-type="float" office:value="40.2024758120064" calcext:value-type="float">
            <text:p>40,2024758120064</text:p>
          </table:table-cell>
          <table:table-cell/>
          <table:table-cell table:formula="of:=[.D715]-[.B715]" office:value-type="float" office:value="0.315585786020598" calcext:value-type="float">
            <text:p>0,315585786020598</text:p>
          </table:table-cell>
        </table:table-row>
        <table:table-row table:style-name="ro1">
          <table:table-cell/>
          <table:table-cell office:value-type="float" office:value="39.9000758697323" calcext:value-type="float">
            <text:p>39,9000758697323</text:p>
          </table:table-cell>
          <table:table-cell/>
          <table:table-cell office:value-type="float" office:value="40.2165681099622" calcext:value-type="float">
            <text:p>40,2165681099622</text:p>
          </table:table-cell>
          <table:table-cell/>
          <table:table-cell table:formula="of:=[.D716]-[.B716]" office:value-type="float" office:value="0.316492240229906" calcext:value-type="float">
            <text:p>0,316492240229906</text:p>
          </table:table-cell>
        </table:table-row>
        <table:table-row table:style-name="ro1">
          <table:table-cell/>
          <table:table-cell office:value-type="float" office:value="39.9132421697369" calcext:value-type="float">
            <text:p>39,9132421697369</text:p>
          </table:table-cell>
          <table:table-cell/>
          <table:table-cell office:value-type="float" office:value="40.2306425608285" calcext:value-type="float">
            <text:p>40,2306425608285</text:p>
          </table:table-cell>
          <table:table-cell/>
          <table:table-cell table:formula="of:=[.D717]-[.B717]" office:value-type="float" office:value="0.317400391091603" calcext:value-type="float">
            <text:p>0,317400391091603</text:p>
          </table:table-cell>
        </table:table-row>
        <table:table-row table:style-name="ro1">
          <table:table-cell/>
          <table:table-cell office:value-type="float" office:value="39.9263895461194" calcext:value-type="float">
            <text:p>39,9263895461194</text:p>
          </table:table-cell>
          <table:table-cell/>
          <table:table-cell office:value-type="float" office:value="40.2446997764438" calcext:value-type="float">
            <text:p>40,2446997764438</text:p>
          </table:table-cell>
          <table:table-cell/>
          <table:table-cell table:formula="of:=[.D718]-[.B718]" office:value-type="float" office:value="0.3183102303244" calcext:value-type="float">
            <text:p>0,3183102303244</text:p>
          </table:table-cell>
        </table:table-row>
        <table:table-row table:style-name="ro1">
          <table:table-cell/>
          <table:table-cell office:value-type="float" office:value="39.9395185626278" calcext:value-type="float">
            <text:p>39,9395185626278</text:p>
          </table:table-cell>
          <table:table-cell/>
          <table:table-cell office:value-type="float" office:value="40.2587403142215" calcext:value-type="float">
            <text:p>40,2587403142215</text:p>
          </table:table-cell>
          <table:table-cell/>
          <table:table-cell table:formula="of:=[.D719]-[.B719]" office:value-type="float" office:value="0.319221751593695" calcext:value-type="float">
            <text:p>0,319221751593695</text:p>
          </table:table-cell>
        </table:table-row>
        <table:table-row table:style-name="ro1">
          <table:table-cell/>
          <table:table-cell office:value-type="float" office:value="39.95262973663" calcext:value-type="float">
            <text:p>39,95262973663</text:p>
          </table:table-cell>
          <table:table-cell/>
          <table:table-cell office:value-type="float" office:value="40.2727646869229" calcext:value-type="float">
            <text:p>40,2727646869229</text:p>
          </table:table-cell>
          <table:table-cell/>
          <table:table-cell table:formula="of:=[.D720]-[.B720]" office:value-type="float" office:value="0.320134950292896" calcext:value-type="float">
            <text:p>0,320134950292896</text:p>
          </table:table-cell>
        </table:table-row>
        <table:table-row table:style-name="ro1">
          <table:table-cell/>
          <table:table-cell office:value-type="float" office:value="39.9657235474399" calcext:value-type="float">
            <text:p>39,9657235474399</text:p>
          </table:table-cell>
          <table:table-cell/>
          <table:table-cell office:value-type="float" office:value="40.2867733708092" calcext:value-type="float">
            <text:p>40,2867733708092</text:p>
          </table:table-cell>
          <table:table-cell/>
          <table:table-cell table:formula="of:=[.D721]-[.B721]" office:value-type="float" office:value="0.3210498233693" calcext:value-type="float">
            <text:p>0,3210498233693</text:p>
          </table:table-cell>
        </table:table-row>
        <table:table-row table:style-name="ro1">
          <table:table-cell/>
          <table:table-cell office:value-type="float" office:value="39.9788004433334" calcext:value-type="float">
            <text:p>39,9788004433334</text:p>
          </table:table-cell>
          <table:table-cell/>
          <table:table-cell office:value-type="float" office:value="40.3007668125311" calcext:value-type="float">
            <text:p>40,3007668125311</text:p>
          </table:table-cell>
          <table:table-cell/>
          <table:table-cell table:formula="of:=[.D722]-[.B722]" office:value-type="float" office:value="0.321966369197703" calcext:value-type="float">
            <text:p>0,321966369197703</text:p>
          </table:table-cell>
        </table:table-row>
        <table:table-row table:style-name="ro1">
          <table:table-cell/>
          <table:table-cell office:value-type="float" office:value="39.9918608475327" calcext:value-type="float">
            <text:p>39,9918608475327</text:p>
          </table:table-cell>
          <table:table-cell/>
          <table:table-cell office:value-type="float" office:value="40.3147454350133" calcext:value-type="float">
            <text:p>40,3147454350133</text:p>
          </table:table-cell>
          <table:table-cell/>
          <table:table-cell table:formula="of:=[.D723]-[.B723]" office:value-type="float" office:value="0.322884587480601" calcext:value-type="float">
            <text:p>0,322884587480601</text:p>
          </table:table-cell>
        </table:table-row>
        <table:table-row table:style-name="ro1">
          <table:table-cell/>
          <table:table-cell office:value-type="float" office:value="40.0049051633762" calcext:value-type="float">
            <text:p>40,0049051633762</text:p>
          </table:table-cell>
          <table:table-cell/>
          <table:table-cell office:value-type="float" office:value="40.3287096425571" calcext:value-type="float">
            <text:p>40,3287096425571</text:p>
          </table:table-cell>
          <table:table-cell/>
          <table:table-cell table:formula="of:=[.D724]-[.B724]" office:value-type="float" office:value="0.3238044791809" calcext:value-type="float">
            <text:p>0,3238044791809</text:p>
          </table:table-cell>
        </table:table-row>
        <table:table-row table:style-name="ro1">
          <table:table-cell/>
          <table:table-cell office:value-type="float" office:value="40.0179337788486" calcext:value-type="float">
            <text:p>40,0179337788486</text:p>
          </table:table-cell>
          <table:table-cell/>
          <table:table-cell office:value-type="float" office:value="40.3426598253302" calcext:value-type="float">
            <text:p>40,3426598253302</text:p>
          </table:table-cell>
          <table:table-cell/>
          <table:table-cell table:formula="of:=[.D725]-[.B725]" office:value-type="float" office:value="0.324726046481601" calcext:value-type="float">
            <text:p>0,324726046481601</text:p>
          </table:table-cell>
        </table:table-row>
        <table:table-row table:style-name="ro1">
          <table:table-cell/>
          <table:table-cell office:value-type="float" office:value="40.0309470706112" calcext:value-type="float">
            <text:p>40,0309470706112</text:p>
          </table:table-cell>
          <table:table-cell/>
          <table:table-cell office:value-type="float" office:value="40.3565963633752" calcext:value-type="float">
            <text:p>40,3565963633752</text:p>
          </table:table-cell>
          <table:table-cell/>
          <table:table-cell table:formula="of:=[.D726]-[.B726]" office:value-type="float" office:value="0.325649292764005" calcext:value-type="float">
            <text:p>0,325649292764005</text:p>
          </table:table-cell>
        </table:table-row>
        <table:table-row table:style-name="ro1">
          <table:table-cell/>
          <table:table-cell office:value-type="float" office:value="40.0439454076521" calcext:value-type="float">
            <text:p>40,0439454076521</text:p>
          </table:table-cell>
          <table:table-cell/>
          <table:table-cell office:value-type="float" office:value="40.3705196302655" calcext:value-type="float">
            <text:p>40,3705196302655</text:p>
          </table:table-cell>
          <table:table-cell/>
          <table:table-cell table:formula="of:=[.D727]-[.B727]" office:value-type="float" office:value="0.326574222613395" calcext:value-type="float">
            <text:p>0,326574222613395</text:p>
          </table:table-cell>
        </table:table-row>
        <table:table-row table:style-name="ro1">
          <table:table-cell/>
          <table:table-cell office:value-type="float" office:value="40.0569291546474" calcext:value-type="float">
            <text:p>40,0569291546474</text:p>
          </table:table-cell>
          <table:table-cell/>
          <table:table-cell office:value-type="float" office:value="40.3844299964876" calcext:value-type="float">
            <text:p>40,3844299964876</text:p>
          </table:table-cell>
          <table:table-cell/>
          <table:table-cell table:formula="of:=[.D728]-[.B728]" office:value-type="float" office:value="0.327500841840198" calcext:value-type="float">
            <text:p>0,327500841840198</text:p>
          </table:table-cell>
        </table:table-row>
        <table:table-row table:style-name="ro1">
          <table:table-cell/>
          <table:table-cell office:value-type="float" office:value="40.0698986751223" calcext:value-type="float">
            <text:p>40,0698986751223</text:p>
          </table:table-cell>
          <table:table-cell/>
          <table:table-cell office:value-type="float" office:value="40.3983278326489" calcext:value-type="float">
            <text:p>40,3983278326489</text:p>
          </table:table-cell>
          <table:table-cell/>
          <table:table-cell table:formula="of:=[.D729]-[.B729]" office:value-type="float" office:value="0.3284291575266" calcext:value-type="float">
            <text:p>0,3284291575266</text:p>
          </table:table-cell>
        </table:table-row>
        <table:table-row table:style-name="ro1">
          <table:table-cell/>
          <table:table-cell office:value-type="float" office:value="40.0828543344823" calcext:value-type="float">
            <text:p>40,0828543344823</text:p>
          </table:table-cell>
          <table:table-cell/>
          <table:table-cell office:value-type="float" office:value="40.4122135125733" calcext:value-type="float">
            <text:p>40,4122135125733</text:p>
          </table:table-cell>
          <table:table-cell/>
          <table:table-cell table:formula="of:=[.D730]-[.B730]" office:value-type="float" office:value="0.329359178091003" calcext:value-type="float">
            <text:p>0,329359178091003</text:p>
          </table:table-cell>
        </table:table-row>
        <table:table-row table:style-name="ro1">
          <table:table-cell/>
          <table:table-cell office:value-type="float" office:value="40.0957965029808" calcext:value-type="float">
            <text:p>40,0957965029808</text:p>
          </table:table-cell>
          <table:table-cell/>
          <table:table-cell office:value-type="float" office:value="40.4260874163553" calcext:value-type="float">
            <text:p>40,4260874163553</text:p>
          </table:table-cell>
          <table:table-cell/>
          <table:table-cell table:formula="of:=[.D731]-[.B731]" office:value-type="float" office:value="0.330290913374505" calcext:value-type="float">
            <text:p>0,330290913374505</text:p>
          </table:table-cell>
        </table:table-row>
        <table:table-row table:style-name="ro1">
          <table:table-cell/>
          <table:table-cell office:value-type="float" office:value="40.1087255586835" calcext:value-type="float">
            <text:p>40,1087255586835</text:p>
          </table:table-cell>
          <table:table-cell/>
          <table:table-cell office:value-type="float" office:value="40.4399499334389" calcext:value-type="float">
            <text:p>40,4399499334389</text:p>
          </table:table-cell>
          <table:table-cell/>
          <table:table-cell table:formula="of:=[.D732]-[.B732]" office:value-type="float" office:value="0.331224374755401" calcext:value-type="float">
            <text:p>0,331224374755401</text:p>
          </table:table-cell>
        </table:table-row>
        <table:table-row table:style-name="ro1">
          <table:table-cell/>
          <table:table-cell office:value-type="float" office:value="40.1216418904871" calcext:value-type="float">
            <text:p>40,1216418904871</text:p>
          </table:table-cell>
          <table:table-cell/>
          <table:table-cell office:value-type="float" office:value="40.4538014657749" calcext:value-type="float">
            <text:p>40,4538014657749</text:p>
          </table:table-cell>
          <table:table-cell/>
          <table:table-cell table:formula="of:=[.D733]-[.B733]" office:value-type="float" office:value="0.332159575287804" calcext:value-type="float">
            <text:p>0,332159575287804</text:p>
          </table:table-cell>
        </table:table-row>
        <table:table-row table:style-name="ro1">
          <table:table-cell/>
          <table:table-cell office:value-type="float" office:value="40.1345459012566" calcext:value-type="float">
            <text:p>40,1345459012566</text:p>
          </table:table-cell>
          <table:table-cell/>
          <table:table-cell office:value-type="float" office:value="40.4676424311252" calcext:value-type="float">
            <text:p>40,4676424311252</text:p>
          </table:table-cell>
          <table:table-cell/>
          <table:table-cell table:formula="of:=[.D734]-[.B734]" office:value-type="float" office:value="0.333096529868598" calcext:value-type="float">
            <text:p>0,333096529868598</text:p>
          </table:table-cell>
        </table:table-row>
        <table:table-row table:style-name="ro1">
          <table:table-cell/>
          <table:table-cell office:value-type="float" office:value="40.1474380111361" calcext:value-type="float">
            <text:p>40,1474380111361</text:p>
          </table:table-cell>
          <table:table-cell/>
          <table:table-cell office:value-type="float" office:value="40.4814732665771" calcext:value-type="float">
            <text:p>40,4814732665771</text:p>
          </table:table-cell>
          <table:table-cell/>
          <table:table-cell table:formula="of:=[.D735]-[.B735]" office:value-type="float" office:value="0.334035255440995" calcext:value-type="float">
            <text:p>0,334035255440995</text:p>
          </table:table-cell>
        </table:table-row>
        <table:table-row table:style-name="ro1">
          <table:table-cell/>
          <table:table-cell office:value-type="float" office:value="40.1603186610955" calcext:value-type="float">
            <text:p>40,1603186610955</text:p>
          </table:table-cell>
          <table:table-cell/>
          <table:table-cell office:value-type="float" office:value="40.4952944323326" calcext:value-type="float">
            <text:p>40,4952944323326</text:p>
          </table:table-cell>
          <table:table-cell/>
          <table:table-cell table:formula="of:=[.D736]-[.B736]" office:value-type="float" office:value="0.334975771237097" calcext:value-type="float">
            <text:p>0,334975771237097</text:p>
          </table:table-cell>
        </table:table-row>
        <table:table-row table:style-name="ro1">
          <table:table-cell/>
          <table:table-cell office:value-type="float" office:value="40.173188316791" calcext:value-type="float">
            <text:p>40,173188316791</text:p>
          </table:table-cell>
          <table:table-cell/>
          <table:table-cell office:value-type="float" office:value="40.5091064158543" calcext:value-type="float">
            <text:p>40,5091064158543</text:p>
          </table:table-cell>
          <table:table-cell/>
          <table:table-cell table:formula="of:=[.D737]-[.B737]" office:value-type="float" office:value="0.335918099063299" calcext:value-type="float">
            <text:p>0,335918099063299</text:p>
          </table:table-cell>
        </table:table-row>
        <table:table-row table:style-name="ro1">
          <table:table-cell/>
          <table:table-cell office:value-type="float" office:value="40.1860474728075" calcext:value-type="float">
            <text:p>40,1860474728075</text:p>
          </table:table-cell>
          <table:table-cell/>
          <table:table-cell office:value-type="float" office:value="40.5229097364516" calcext:value-type="float">
            <text:p>40,5229097364516</text:p>
          </table:table-cell>
          <table:table-cell/>
          <table:table-cell table:formula="of:=[.D738]-[.B738]" office:value-type="float" office:value="0.3368622636441" calcext:value-type="float">
            <text:p>0,3368622636441</text:p>
          </table:table-cell>
        </table:table-row>
        <table:table-row table:style-name="ro1">
          <table:table-cell/>
          <table:table-cell office:value-type="float" office:value="40.1988966573763" calcext:value-type="float">
            <text:p>40,1988966573763</text:p>
          </table:table-cell>
          <table:table-cell/>
          <table:table-cell office:value-type="float" office:value="40.5367049504017" calcext:value-type="float">
            <text:p>40,5367049504017</text:p>
          </table:table-cell>
          <table:table-cell/>
          <table:table-cell table:formula="of:=[.D739]-[.B739]" office:value-type="float" office:value="0.337808293025397" calcext:value-type="float">
            <text:p>0,337808293025397</text:p>
          </table:table-cell>
        </table:table-row>
        <table:table-row table:style-name="ro1">
          <table:table-cell/>
          <table:table-cell office:value-type="float" office:value="40.2117364376685" calcext:value-type="float">
            <text:p>40,2117364376685</text:p>
          </table:table-cell>
          <table:table-cell/>
          <table:table-cell office:value-type="float" office:value="40.5504926567217" calcext:value-type="float">
            <text:p>40,5504926567217</text:p>
          </table:table-cell>
          <table:table-cell/>
          <table:table-cell table:formula="of:=[.D740]-[.B740]" office:value-type="float" office:value="0.338756219053202" calcext:value-type="float">
            <text:p>0,338756219053202</text:p>
          </table:table-cell>
        </table:table-row>
        <table:table-row table:style-name="ro1">
          <table:table-cell/>
          <table:table-cell office:value-type="float" office:value="40.2245674257852" calcext:value-type="float">
            <text:p>40,2245674257852</text:p>
          </table:table-cell>
          <table:table-cell/>
          <table:table-cell office:value-type="float" office:value="40.5642735037303" calcext:value-type="float">
            <text:p>40,5642735037303</text:p>
          </table:table-cell>
          <table:table-cell/>
          <table:table-cell table:formula="of:=[.D741]-[.B741]" office:value-type="float" office:value="0.339706077945095" calcext:value-type="float">
            <text:p>0,339706077945095</text:p>
          </table:table-cell>
        </table:table-row>
        <table:table-row table:style-name="ro1">
          <table:table-cell/>
          <table:table-cell office:value-type="float" office:value="40.2373902855713" calcext:value-type="float">
            <text:p>40,2373902855713</text:p>
          </table:table-cell>
          <table:table-cell/>
          <table:table-cell office:value-type="float" office:value="40.5780481965419" calcext:value-type="float">
            <text:p>40,5780481965419</text:p>
          </table:table-cell>
          <table:table-cell/>
          <table:table-cell table:formula="of:=[.D742]-[.B742]" office:value-type="float" office:value="0.340657910970599" calcext:value-type="float">
            <text:p>0,340657910970599</text:p>
          </table:table-cell>
        </table:table-row>
        <table:table-row table:style-name="ro1">
          <table:table-cell/>
          <table:table-cell office:value-type="float" office:value="40.2502057404424" calcext:value-type="float">
            <text:p>40,2502057404424</text:p>
          </table:table-cell>
          <table:table-cell/>
          <table:table-cell office:value-type="float" office:value="40.5918175056968" calcext:value-type="float">
            <text:p>40,5918175056968</text:p>
          </table:table-cell>
          <table:table-cell/>
          <table:table-cell table:formula="of:=[.D743]-[.B743]" office:value-type="float" office:value="0.341611765254406" calcext:value-type="float">
            <text:p>0,341611765254406</text:p>
          </table:table-cell>
        </table:table-row>
        <table:table-row table:style-name="ro1">
          <table:table-cell/>
          <table:table-cell office:value-type="float" office:value="40.2630145823925" calcext:value-type="float">
            <text:p>40,2630145823925</text:p>
          </table:table-cell>
          <table:table-cell/>
          <table:table-cell office:value-type="float" office:value="40.6055822771474" calcext:value-type="float">
            <text:p>40,6055822771474</text:p>
          </table:table-cell>
          <table:table-cell/>
          <table:table-cell table:formula="of:=[.D744]-[.B744]" office:value-type="float" office:value="0.342567694754898" calcext:value-type="float">
            <text:p>0,342567694754898</text:p>
          </table:table-cell>
        </table:table-row>
        <table:table-row table:style-name="ro1">
          <table:table-cell/>
          <table:table-cell office:value-type="float" office:value="40.2758176824493" calcext:value-type="float">
            <text:p>40,2758176824493</text:p>
          </table:table-cell>
          <table:table-cell/>
          <table:table-cell office:value-type="float" office:value="40.6193434438671" calcext:value-type="float">
            <text:p>40,6193434438671</text:p>
          </table:table-cell>
          <table:table-cell/>
          <table:table-cell table:formula="of:=[.D745]-[.B745]" office:value-type="float" office:value="0.343525761417801" calcext:value-type="float">
            <text:p>0,343525761417801</text:p>
          </table:table-cell>
        </table:table-row>
        <table:table-row table:style-name="ro1">
          <table:table-cell/>
          <table:table-cell office:value-type="float" office:value="40.2886160028416" calcext:value-type="float">
            <text:p>40,2886160028416</text:p>
          </table:table-cell>
          <table:table-cell/>
          <table:table-cell office:value-type="float" office:value="40.6331020394182" calcext:value-type="float">
            <text:p>40,6331020394182</text:p>
          </table:table-cell>
          <table:table-cell/>
          <table:table-cell table:formula="of:=[.D746]-[.B746]" office:value-type="float" office:value="0.344486036576598" calcext:value-type="float">
            <text:p>0,344486036576598</text:p>
          </table:table-cell>
        </table:table-row>
        <table:table-row table:style-name="ro1">
          <table:table-cell/>
          <table:table-cell office:value-type="float" office:value="40.3014106112387" calcext:value-type="float">
            <text:p>40,3014106112387</text:p>
          </table:table-cell>
          <table:table-cell/>
          <table:table-cell office:value-type="float" office:value="40.646859213882" calcext:value-type="float">
            <text:p>40,646859213882</text:p>
          </table:table-cell>
          <table:table-cell/>
          <table:table-cell table:formula="of:=[.D747]-[.B747]" office:value-type="float" office:value="0.345448602643302" calcext:value-type="float">
            <text:p>0,345448602643302</text:p>
          </table:table-cell>
        </table:table-row>
        <table:table-row table:style-name="ro1">
          <table:table-cell/>
          <table:table-cell office:value-type="float" office:value="40.3142026974719" calcext:value-type="float">
            <text:p>40,3142026974719</text:p>
          </table:table-cell>
          <table:table-cell/>
          <table:table-cell office:value-type="float" office:value="40.6606162526281" calcext:value-type="float">
            <text:p>40,6606162526281</text:p>
          </table:table-cell>
          <table:table-cell/>
          <table:table-cell table:formula="of:=[.D748]-[.B748]" office:value-type="float" office:value="0.346413555156204" calcext:value-type="float">
            <text:p>0,346413555156204</text:p>
          </table:table-cell>
        </table:table-row>
        <table:table-row table:style-name="ro1">
          <table:table-cell/>
          <table:table-cell office:value-type="float" office:value="40.3269935932557" calcext:value-type="float">
            <text:p>40,3269935932557</text:p>
          </table:table-cell>
          <table:table-cell/>
          <table:table-cell office:value-type="float" office:value="40.6743745985205" calcext:value-type="float">
            <text:p>40,6743745985205</text:p>
          </table:table-cell>
          <table:table-cell/>
          <table:table-cell table:formula="of:=[.D749]-[.B749]" office:value-type="float" office:value="0.347381005264801" calcext:value-type="float">
            <text:p>0,347381005264801</text:p>
          </table:table-cell>
        </table:table-row>
        <table:table-row table:style-name="ro1">
          <table:table-cell/>
          <table:table-cell office:value-type="float" office:value="40.3397847955128" calcext:value-type="float">
            <text:p>40,3397847955128</text:p>
          </table:table-cell>
          <table:table-cell/>
          <table:table-cell office:value-type="float" office:value="40.6881358782837" calcext:value-type="float">
            <text:p>40,6881358782837</text:p>
          </table:table-cell>
          <table:table-cell/>
          <table:table-cell table:formula="of:=[.D750]-[.B750]" office:value-type="float" office:value="0.348351082770904" calcext:value-type="float">
            <text:p>0,348351082770904</text:p>
          </table:table-cell>
        </table:table-row>
        <table:table-row table:style-name="ro1">
          <table:table-cell/>
          <table:table-cell office:value-type="float" office:value="40.3525779940404" calcext:value-type="float">
            <text:p>40,3525779940404</text:p>
          </table:table-cell>
          <table:table-cell/>
          <table:table-cell office:value-type="float" office:value="40.7019019338842" calcext:value-type="float">
            <text:p>40,7019019338842</text:p>
          </table:table-cell>
          <table:table-cell/>
          <table:table-cell table:formula="of:=[.D751]-[.B751]" office:value-type="float" office:value="0.349323939843799" calcext:value-type="float">
            <text:p>0,349323939843799</text:p>
          </table:table-cell>
        </table:table-row>
        <table:table-row table:style-name="ro1">
          <table:table-cell/>
          <table:table-cell office:value-type="float" office:value="40.3653751043646" calcext:value-type="float">
            <text:p>40,3653751043646</text:p>
          </table:table-cell>
          <table:table-cell/>
          <table:table-cell office:value-type="float" office:value="40.7156748599506" calcext:value-type="float">
            <text:p>40,7156748599506</text:p>
          </table:table-cell>
          <table:table-cell/>
          <table:table-cell table:formula="of:=[.D752]-[.B752]" office:value-type="float" office:value="0.350299755586001" calcext:value-type="float">
            <text:p>0,350299755586001</text:p>
          </table:table-cell>
        </table:table-row>
        <table:table-row table:style-name="ro1">
          <table:table-cell/>
          <table:table-cell office:value-type="float" office:value="40.3781783067738" calcext:value-type="float">
            <text:p>40,3781783067738</text:p>
          </table:table-cell>
          <table:table-cell/>
          <table:table-cell office:value-type="float" office:value="40.7294570484357" calcext:value-type="float">
            <text:p>40,7294570484357</text:p>
          </table:table-cell>
          <table:table-cell/>
          <table:table-cell table:formula="of:=[.D753]-[.B753]" office:value-type="float" office:value="0.351278741661901" calcext:value-type="float">
            <text:p>0,351278741661901</text:p>
          </table:table-cell>
        </table:table-row>
        <table:table-row table:style-name="ro1">
          <table:table-cell/>
          <table:table-cell office:value-type="float" office:value="40.3909900925052" calcext:value-type="float">
            <text:p>40,3909900925052</text:p>
          </table:table-cell>
          <table:table-cell/>
          <table:table-cell office:value-type="float" office:value="40.7432512417603" calcext:value-type="float">
            <text:p>40,7432512417603</text:p>
          </table:table-cell>
          <table:table-cell/>
          <table:table-cell table:formula="of:=[.D754]-[.B754]" office:value-type="float" office:value="0.352261149255099" calcext:value-type="float">
            <text:p>0,352261149255099</text:p>
          </table:table-cell>
        </table:table-row>
        <table:table-row table:style-name="ro1">
          <table:table-cell/>
          <table:table-cell office:value-type="float" office:value="40.4038133179115" calcext:value-type="float">
            <text:p>40,4038133179115</text:p>
          </table:table-cell>
          <table:table-cell/>
          <table:table-cell office:value-type="float" office:value="40.7570605956265" calcext:value-type="float">
            <text:p>40,7570605956265</text:p>
          </table:table-cell>
          <table:table-cell/>
          <table:table-cell table:formula="of:=[.D755]-[.B755]" office:value-type="float" office:value="0.353247277714999" calcext:value-type="float">
            <text:p>0,353247277714999</text:p>
          </table:table-cell>
        </table:table-row>
        <table:table-row table:style-name="ro1">
          <table:table-cell/>
          <table:table-cell office:value-type="float" office:value="40.4166512664473" calcext:value-type="float">
            <text:p>40,4166512664473</text:p>
          </table:table-cell>
          <table:table-cell/>
          <table:table-cell office:value-type="float" office:value="40.7708887518806" calcext:value-type="float">
            <text:p>40,7708887518806</text:p>
          </table:table-cell>
          <table:table-cell/>
          <table:table-cell table:formula="of:=[.D756]-[.B756]" office:value-type="float" office:value="0.354237485433295" calcext:value-type="float">
            <text:p>0,354237485433295</text:p>
          </table:table-cell>
        </table:table-row>
        <table:table-row table:style-name="ro1">
          <table:table-cell/>
          <table:table-cell office:value-type="float" office:value="40.429507715459" calcext:value-type="float">
            <text:p>40,429507715459</text:p>
          </table:table-cell>
          <table:table-cell/>
          <table:table-cell office:value-type="float" office:value="40.7847399191993" calcext:value-type="float">
            <text:p>40,7847399191993</text:p>
          </table:table-cell>
          <table:table-cell/>
          <table:table-cell table:formula="of:=[.D757]-[.B757]" office:value-type="float" office:value="0.3552322037403" calcext:value-type="float">
            <text:p>0,3552322037403</text:p>
          </table:table-cell>
        </table:table-row>
        <table:table-row table:style-name="ro1">
          <table:table-cell/>
          <table:table-cell office:value-type="float" office:value="40.4423869945061" calcext:value-type="float">
            <text:p>40,4423869945061</text:p>
          </table:table-cell>
          <table:table-cell/>
          <table:table-cell office:value-type="float" office:value="40.7986189504965" calcext:value-type="float">
            <text:p>40,7986189504965</text:p>
          </table:table-cell>
          <table:table-cell/>
          <table:table-cell table:formula="of:=[.D758]-[.B758]" office:value-type="float" office:value="0.356231955990395" calcext:value-type="float">
            <text:p>0,356231955990395</text:p>
          </table:table-cell>
        </table:table-row>
        <table:table-row table:style-name="ro1">
          <table:table-cell/>
          <table:table-cell office:value-type="float" office:value="40.4552939840768" calcext:value-type="float">
            <text:p>40,4552939840768</text:p>
          </table:table-cell>
          <table:table-cell/>
          <table:table-cell office:value-type="float" office:value="40.8125313721196" calcext:value-type="float">
            <text:p>40,8125313721196</text:p>
          </table:table-cell>
          <table:table-cell/>
          <table:table-cell table:formula="of:=[.D759]-[.B759]" office:value-type="float" office:value="0.357237388042797" calcext:value-type="float">
            <text:p>0,357237388042797</text:p>
          </table:table-cell>
        </table:table-row>
        <table:table-row table:style-name="ro1">
          <table:table-cell/>
          <table:table-cell office:value-type="float" office:value="40.4682338106021" calcext:value-type="float">
            <text:p>40,4682338106021</text:p>
          </table:table-cell>
          <table:table-cell/>
          <table:table-cell office:value-type="float" office:value="40.8264831518307" calcext:value-type="float">
            <text:p>40,8264831518307</text:p>
          </table:table-cell>
          <table:table-cell/>
          <table:table-cell table:formula="of:=[.D760]-[.B760]" office:value-type="float" office:value="0.3582493412286" calcext:value-type="float">
            <text:p>0,3582493412286</text:p>
          </table:table-cell>
        </table:table-row>
        <table:table-row table:style-name="ro1">
          <table:table-cell/>
          <table:table-cell office:value-type="float" office:value="40.481209332368" calcext:value-type="float">
            <text:p>40,481209332368</text:p>
          </table:table-cell>
          <table:table-cell/>
          <table:table-cell office:value-type="float" office:value="40.840478558202" calcext:value-type="float">
            <text:p>40,840478558202</text:p>
          </table:table-cell>
          <table:table-cell/>
          <table:table-cell table:formula="of:=[.D761]-[.B761]" office:value-type="float" office:value="0.359269225833998" calcext:value-type="float">
            <text:p>0,359269225833998</text:p>
          </table:table-cell>
        </table:table-row>
        <table:table-row table:style-name="ro1">
          <table:table-cell/>
          <table:table-cell office:value-type="float" office:value="40.4939953524607" calcext:value-type="float">
            <text:p>40,4939953524607</text:p>
          </table:table-cell>
          <table:table-cell/>
          <table:table-cell office:value-type="float" office:value="40.8543444258734" calcext:value-type="float">
            <text:p>40,8543444258734</text:p>
          </table:table-cell>
          <table:table-cell/>
          <table:table-cell table:formula="of:=[.D762]-[.B762]" office:value-type="float" office:value="0.360349073412699" calcext:value-type="float">
            <text:p>0,360349073412699</text:p>
          </table:table-cell>
        </table:table-row>
        <table:table-row table:style-name="ro1">
          <table:table-cell/>
          <table:table-cell office:value-type="float" office:value="40.4998464937172" calcext:value-type="float">
            <text:p>40,4998464937172</text:p>
          </table:table-cell>
          <table:table-cell/>
          <table:table-cell office:value-type="float" office:value="40.8616015691912" calcext:value-type="float">
            <text:p>40,8616015691912</text:p>
          </table:table-cell>
          <table:table-cell/>
          <table:table-cell table:formula="of:=[.D763]-[.B763]" office:value-type="float" office:value="0.361755075474001" calcext:value-type="float">
            <text:p>0,361755075474001</text:p>
          </table:table-cell>
        </table:table-row>
        <table:table-row table:style-name="ro1">
          <table:table-cell/>
          <table:table-cell office:value-type="float" office:value="40.5170568887433" calcext:value-type="float">
            <text:p>40,5170568887433</text:p>
          </table:table-cell>
          <table:table-cell/>
          <table:table-cell office:value-type="float" office:value="40.8796475547886" calcext:value-type="float">
            <text:p>40,8796475547886</text:p>
          </table:table-cell>
          <table:table-cell/>
          <table:table-cell table:formula="of:=[.D764]-[.B764]" office:value-type="float" office:value="0.3625906660453" calcext:value-type="float">
            <text:p>0,3625906660453</text:p>
          </table:table-cell>
        </table:table-row>
        <table:table-row table:style-name="ro1">
          <table:table-cell/>
          <table:table-cell office:value-type="float" office:value="40.5316193284395" calcext:value-type="float">
            <text:p>40,5316193284395</text:p>
          </table:table-cell>
          <table:table-cell/>
          <table:table-cell office:value-type="float" office:value="40.8951943700284" calcext:value-type="float">
            <text:p>40,8951943700284</text:p>
          </table:table-cell>
          <table:table-cell/>
          <table:table-cell table:formula="of:=[.D765]-[.B765]" office:value-type="float" office:value="0.363575041588902" calcext:value-type="float">
            <text:p>0,363575041588902</text:p>
          </table:table-cell>
        </table:table-row>
        <table:table-row table:style-name="ro1">
          <table:table-cell/>
          <table:table-cell office:value-type="float" office:value="40.5456213454278" calcext:value-type="float">
            <text:p>40,5456213454278</text:p>
          </table:table-cell>
          <table:table-cell/>
          <table:table-cell office:value-type="float" office:value="40.9102266940956" calcext:value-type="float">
            <text:p>40,9102266940956</text:p>
          </table:table-cell>
          <table:table-cell/>
          <table:table-cell table:formula="of:=[.D766]-[.B766]" office:value-type="float" office:value="0.364605348667801" calcext:value-type="float">
            <text:p>0,364605348667801</text:p>
          </table:table-cell>
        </table:table-row>
        <table:table-row table:style-name="ro1">
          <table:table-cell/>
          <table:table-cell office:value-type="float" office:value="40.5594739811817" calcext:value-type="float">
            <text:p>40,5594739811817</text:p>
          </table:table-cell>
          <table:table-cell/>
          <table:table-cell office:value-type="float" office:value="40.9251320253185" calcext:value-type="float">
            <text:p>40,9251320253185</text:p>
          </table:table-cell>
          <table:table-cell/>
          <table:table-cell table:formula="of:=[.D767]-[.B767]" office:value-type="float" office:value="0.365658044136794" calcext:value-type="float">
            <text:p>0,365658044136794</text:p>
          </table:table-cell>
        </table:table-row>
        <table:table-row table:style-name="ro1">
          <table:table-cell/>
          <table:table-cell office:value-type="float" office:value="40.5733157379492" calcext:value-type="float">
            <text:p>40,5733157379492</text:p>
          </table:table-cell>
          <table:table-cell/>
          <table:table-cell office:value-type="float" office:value="40.9400345589572" calcext:value-type="float">
            <text:p>40,9400345589572</text:p>
          </table:table-cell>
          <table:table-cell/>
          <table:table-cell table:formula="of:=[.D768]-[.B768]" office:value-type="float" office:value="0.366718821008" calcext:value-type="float">
            <text:p>0,366718821008</text:p>
          </table:table-cell>
        </table:table-row>
        <table:table-row table:style-name="ro1">
          <table:table-cell/>
          <table:table-cell office:value-type="float" office:value="40.5871968674142" calcext:value-type="float">
            <text:p>40,5871968674142</text:p>
          </table:table-cell>
          <table:table-cell/>
          <table:table-cell office:value-type="float" office:value="40.9549637045758" calcext:value-type="float">
            <text:p>40,9549637045758</text:p>
          </table:table-cell>
          <table:table-cell/>
          <table:table-cell table:formula="of:=[.D769]-[.B769]" office:value-type="float" office:value="0.367766837161604" calcext:value-type="float">
            <text:p>0,367766837161604</text:p>
          </table:table-cell>
        </table:table-row>
        <table:table-row table:style-name="ro1">
          <table:table-cell/>
          <table:table-cell office:value-type="float" office:value="40.6011083166962" calcext:value-type="float">
            <text:p>40,6011083166962</text:p>
          </table:table-cell>
          <table:table-cell/>
          <table:table-cell office:value-type="float" office:value="40.9698682548719" calcext:value-type="float">
            <text:p>40,9698682548719</text:p>
          </table:table-cell>
          <table:table-cell/>
          <table:table-cell table:formula="of:=[.D770]-[.B770]" office:value-type="float" office:value="0.3687599381757" calcext:value-type="float">
            <text:p>0,3687599381757</text:p>
          </table:table-cell>
        </table:table-row>
        <table:table-row table:style-name="ro1">
          <table:table-cell/>
          <table:table-cell office:value-type="float" office:value="40.6149581077995" calcext:value-type="float">
            <text:p>40,6149581077995</text:p>
          </table:table-cell>
          <table:table-cell/>
          <table:table-cell office:value-type="float" office:value="40.9845669453065" calcext:value-type="float">
            <text:p>40,9845669453065</text:p>
          </table:table-cell>
          <table:table-cell/>
          <table:table-cell table:formula="of:=[.D771]-[.B771]" office:value-type="float" office:value="0.369608837506995" calcext:value-type="float">
            <text:p>0,369608837506995</text:p>
          </table:table-cell>
        </table:table-row>
        <table:table-row table:style-name="ro1">
          <table:table-cell/>
          <table:table-cell office:value-type="float" office:value="40.6284965927429" calcext:value-type="float">
            <text:p>40,6284965927429</text:p>
          </table:table-cell>
          <table:table-cell/>
          <table:table-cell office:value-type="float" office:value="40.9986280730824" calcext:value-type="float">
            <text:p>40,9986280730824</text:p>
          </table:table-cell>
          <table:table-cell/>
          <table:table-cell table:formula="of:=[.D772]-[.B772]" office:value-type="float" office:value="0.370131480339502" calcext:value-type="float">
            <text:p>0,370131480339502</text:p>
          </table:table-cell>
        </table:table-row>
        <table:table-row table:style-name="ro1">
          <table:table-cell/>
          <table:table-cell office:value-type="float" office:value="40.6411666120528" calcext:value-type="float">
            <text:p>40,6411666120528</text:p>
          </table:table-cell>
          <table:table-cell/>
          <table:table-cell office:value-type="float" office:value="41.0111654633633" calcext:value-type="float">
            <text:p>41,0111654633633</text:p>
          </table:table-cell>
          <table:table-cell/>
          <table:table-cell table:formula="of:=[.D773]-[.B773]" office:value-type="float" office:value="0.369998851310498" calcext:value-type="float">
            <text:p>0,369998851310498</text:p>
          </table:table-cell>
        </table:table-row>
        <table:table-row table:style-name="ro1">
          <table:table-cell/>
          <table:table-cell office:value-type="float" office:value="40.6518855084217" calcext:value-type="float">
            <text:p>40,6518855084217</text:p>
          </table:table-cell>
          <table:table-cell/>
          <table:table-cell office:value-type="float" office:value="41.0206803161549" calcext:value-type="float">
            <text:p>41,0206803161549</text:p>
          </table:table-cell>
          <table:table-cell/>
          <table:table-cell table:formula="of:=[.D774]-[.B774]" office:value-type="float" office:value="0.368794807733202" calcext:value-type="float">
            <text:p>0,368794807733202</text:p>
          </table:table-cell>
        </table:table-row>
        <table:table-row table:style-name="ro1">
          <table:table-cell/>
          <table:table-cell office:value-type="float" office:value="40.6590073040529" calcext:value-type="float">
            <text:p>40,6590073040529</text:p>
          </table:table-cell>
          <table:table-cell/>
          <table:table-cell office:value-type="float" office:value="41.0255854407877" calcext:value-type="float">
            <text:p>41,0255854407877</text:p>
          </table:table-cell>
          <table:table-cell/>
          <table:table-cell table:formula="of:=[.D775]-[.B775]" office:value-type="float" office:value="0.366578136734802" calcext:value-type="float">
            <text:p>0,366578136734802</text:p>
          </table:table-cell>
        </table:table-row>
        <table:table-row table:style-name="ro1">
          <table:table-cell/>
          <table:table-cell office:value-type="float" office:value="40.6613098539626" calcext:value-type="float">
            <text:p>40,6613098539626</text:p>
          </table:table-cell>
          <table:table-cell/>
          <table:table-cell office:value-type="float" office:value="41.0262978653078" calcext:value-type="float">
            <text:p>41,0262978653078</text:p>
          </table:table-cell>
          <table:table-cell/>
          <table:table-cell table:formula="of:=[.D776]-[.B776]" office:value-type="float" office:value="0.364988011345197" calcext:value-type="float">
            <text:p>0,364988011345197</text:p>
          </table:table-cell>
        </table:table-row>
        <table:table-row table:style-name="ro1">
          <table:table-cell/>
          <table:table-cell office:value-type="float" office:value="40.660402881469" calcext:value-type="float">
            <text:p>40,660402881469</text:p>
          </table:table-cell>
          <table:table-cell/>
          <table:table-cell office:value-type="float" office:value="41.026843885376" calcext:value-type="float">
            <text:p>41,026843885376</text:p>
          </table:table-cell>
          <table:table-cell/>
          <table:table-cell table:formula="of:=[.D777]-[.B777]" office:value-type="float" office:value="0.366441003907006" calcext:value-type="float">
            <text:p>0,366441003907006</text:p>
          </table:table-cell>
        </table:table-row>
        <table:table-row table:style-name="ro1">
          <table:table-cell/>
          <table:table-cell office:value-type="float" office:value="40.6609866846577" calcext:value-type="float">
            <text:p>40,6609866846577</text:p>
          </table:table-cell>
          <table:table-cell/>
          <table:table-cell office:value-type="float" office:value="41.0315453039939" calcext:value-type="float">
            <text:p>41,0315453039939</text:p>
          </table:table-cell>
          <table:table-cell/>
          <table:table-cell table:formula="of:=[.D778]-[.B778]" office:value-type="float" office:value="0.370558619336201" calcext:value-type="float">
            <text:p>0,370558619336201</text:p>
          </table:table-cell>
        </table:table-row>
        <table:table-row table:style-name="ro1">
          <table:table-cell/>
          <table:table-cell office:value-type="float" office:value="40.6663756054464" calcext:value-type="float">
            <text:p>40,6663756054464</text:p>
          </table:table-cell>
          <table:table-cell/>
          <table:table-cell office:value-type="float" office:value="41.0411221289589" calcext:value-type="float">
            <text:p>41,0411221289589</text:p>
          </table:table-cell>
          <table:table-cell/>
          <table:table-cell table:formula="of:=[.D779]-[.B779]" office:value-type="float" office:value="0.374746523512499" calcext:value-type="float">
            <text:p>0,374746523512499</text:p>
          </table:table-cell>
        </table:table-row>
        <table:table-row table:style-name="ro1">
          <table:table-cell/>
          <table:table-cell office:value-type="float" office:value="40.6762029538849" calcext:value-type="float">
            <text:p>40,6762029538849</text:p>
          </table:table-cell>
          <table:table-cell/>
          <table:table-cell office:value-type="float" office:value="41.053916356005" calcext:value-type="float">
            <text:p>41,053916356005</text:p>
          </table:table-cell>
          <table:table-cell/>
          <table:table-cell table:formula="of:=[.D780]-[.B780]" office:value-type="float" office:value="0.377713402120094" calcext:value-type="float">
            <text:p>0,377713402120094</text:p>
          </table:table-cell>
        </table:table-row>
        <table:table-row table:style-name="ro1">
          <table:table-cell/>
          <table:table-cell office:value-type="float" office:value="40.6886339245046" calcext:value-type="float">
            <text:p>40,6886339245046</text:p>
          </table:table-cell>
          <table:table-cell/>
          <table:table-cell office:value-type="float" office:value="41.0682599417042" calcext:value-type="float">
            <text:p>41,0682599417042</text:p>
          </table:table-cell>
          <table:table-cell/>
          <table:table-cell table:formula="of:=[.D781]-[.B781]" office:value-type="float" office:value="0.379626017199598" calcext:value-type="float">
            <text:p>0,379626017199598</text:p>
          </table:table-cell>
        </table:table-row>
        <table:table-row table:style-name="ro1">
          <table:table-cell/>
          <table:table-cell office:value-type="float" office:value="40.7022172655895" calcext:value-type="float">
            <text:p>40,7022172655895</text:p>
          </table:table-cell>
          <table:table-cell/>
          <table:table-cell office:value-type="float" office:value="41.0831651579902" calcext:value-type="float">
            <text:p>41,0831651579902</text:p>
          </table:table-cell>
          <table:table-cell/>
          <table:table-cell table:formula="of:=[.D782]-[.B782]" office:value-type="float" office:value="0.380947892400698" calcext:value-type="float">
            <text:p>0,380947892400698</text:p>
          </table:table-cell>
        </table:table-row>
        <table:table-row table:style-name="ro1">
          <table:table-cell/>
          <table:table-cell office:value-type="float" office:value="40.7161645573157" calcext:value-type="float">
            <text:p>40,7161645573157</text:p>
          </table:table-cell>
          <table:table-cell/>
          <table:table-cell office:value-type="float" office:value="41.0981602424995" calcext:value-type="float">
            <text:p>41,0981602424995</text:p>
          </table:table-cell>
          <table:table-cell/>
          <table:table-cell table:formula="of:=[.D783]-[.B783]" office:value-type="float" office:value="0.381995685183803" calcext:value-type="float">
            <text:p>0,381995685183803</text:p>
          </table:table-cell>
        </table:table-row>
        <table:table-row table:style-name="ro1">
          <table:table-cell/>
          <table:table-cell office:value-type="float" office:value="40.7301160665981" calcext:value-type="float">
            <text:p>40,7301160665981</text:p>
          </table:table-cell>
          <table:table-cell/>
          <table:table-cell office:value-type="float" office:value="41.113048756409" calcext:value-type="float">
            <text:p>41,113048756409</text:p>
          </table:table-cell>
          <table:table-cell/>
          <table:table-cell table:formula="of:=[.D784]-[.B784]" office:value-type="float" office:value="0.3829326898109" calcext:value-type="float">
            <text:p>0,3829326898109</text:p>
          </table:table-cell>
        </table:table-row>
        <table:table-row table:style-name="ro1">
          <table:table-cell/>
          <table:table-cell office:value-type="float" office:value="40.7439287510457" calcext:value-type="float">
            <text:p>40,7439287510457</text:p>
          </table:table-cell>
          <table:table-cell/>
          <table:table-cell office:value-type="float" office:value="41.1277629236448" calcext:value-type="float">
            <text:p>41,1277629236448</text:p>
          </table:table-cell>
          <table:table-cell/>
          <table:table-cell table:formula="of:=[.D785]-[.B785]" office:value-type="float" office:value="0.383834172599101" calcext:value-type="float">
            <text:p>0,383834172599101</text:p>
          </table:table-cell>
        </table:table-row>
        <table:table-row table:style-name="ro1">
          <table:table-cell/>
          <table:table-cell office:value-type="float" office:value="40.7575583043119" calcext:value-type="float">
            <text:p>40,7575583043119</text:p>
          </table:table-cell>
          <table:table-cell/>
          <table:table-cell office:value-type="float" office:value="41.1422908404431" calcext:value-type="float">
            <text:p>41,1422908404431</text:p>
          </table:table-cell>
          <table:table-cell/>
          <table:table-cell table:formula="of:=[.D786]-[.B786]" office:value-type="float" office:value="0.384732536131203" calcext:value-type="float">
            <text:p>0,384732536131203</text:p>
          </table:table-cell>
        </table:table-row>
        <table:table-row table:style-name="ro1">
          <table:table-cell/>
          <table:table-cell office:value-type="float" office:value="40.7710024045797" calcext:value-type="float">
            <text:p>40,7710024045797</text:p>
          </table:table-cell>
          <table:table-cell/>
          <table:table-cell office:value-type="float" office:value="41.156642992674" calcext:value-type="float">
            <text:p>41,156642992674</text:p>
          </table:table-cell>
          <table:table-cell/>
          <table:table-cell table:formula="of:=[.D787]-[.B787]" office:value-type="float" office:value="0.385640588094304" calcext:value-type="float">
            <text:p>0,385640588094304</text:p>
          </table:table-cell>
        </table:table-row>
        <table:table-row table:style-name="ro1">
          <table:table-cell/>
          <table:table-cell office:value-type="float" office:value="40.7842749476946" calcext:value-type="float">
            <text:p>40,7842749476946</text:p>
          </table:table-cell>
          <table:table-cell/>
          <table:table-cell office:value-type="float" office:value="41.1708374288544" calcext:value-type="float">
            <text:p>41,1708374288544</text:p>
          </table:table-cell>
          <table:table-cell/>
          <table:table-cell table:formula="of:=[.D788]-[.B788]" office:value-type="float" office:value="0.3865624811598" calcext:value-type="float">
            <text:p>0,3865624811598</text:p>
          </table:table-cell>
        </table:table-row>
        <table:table-row table:style-name="ro1">
          <table:table-cell/>
          <table:table-cell office:value-type="float" office:value="40.7973947462367" calcext:value-type="float">
            <text:p>40,7973947462367</text:p>
          </table:table-cell>
          <table:table-cell/>
          <table:table-cell office:value-type="float" office:value="41.1848934389386" calcext:value-type="float">
            <text:p>41,1848934389386</text:p>
          </table:table-cell>
          <table:table-cell/>
          <table:table-cell table:formula="of:=[.D789]-[.B789]" office:value-type="float" office:value="0.387498692701904" calcext:value-type="float">
            <text:p>0,387498692701904</text:p>
          </table:table-cell>
        </table:table-row>
        <table:table-row table:style-name="ro1">
          <table:table-cell/>
          <table:table-cell office:value-type="float" office:value="40.810380787584" calcext:value-type="float">
            <text:p>40,810380787584</text:p>
          </table:table-cell>
          <table:table-cell/>
          <table:table-cell office:value-type="float" office:value="41.1988290463559" calcext:value-type="float">
            <text:p>41,1988290463559</text:p>
          </table:table-cell>
          <table:table-cell/>
          <table:table-cell table:formula="of:=[.D790]-[.B790]" office:value-type="float" office:value="0.388448258771895" calcext:value-type="float">
            <text:p>0,388448258771895</text:p>
          </table:table-cell>
        </table:table-row>
        <table:table-row table:style-name="ro1">
          <table:table-cell/>
          <table:table-cell office:value-type="float" office:value="40.8232504226948" calcext:value-type="float">
            <text:p>40,8232504226948</text:p>
          </table:table-cell>
          <table:table-cell/>
          <table:table-cell office:value-type="float" office:value="41.2126601825734" calcext:value-type="float">
            <text:p>41,2126601825734</text:p>
          </table:table-cell>
          <table:table-cell/>
          <table:table-cell table:formula="of:=[.D791]-[.B791]" office:value-type="float" office:value="0.389409759878603" calcext:value-type="float">
            <text:p>0,389409759878603</text:p>
          </table:table-cell>
        </table:table-row>
        <table:table-row table:style-name="ro1">
          <table:table-cell/>
          <table:table-cell office:value-type="float" office:value="40.8360188397686" calcext:value-type="float">
            <text:p>40,8360188397686</text:p>
          </table:table-cell>
          <table:table-cell/>
          <table:table-cell office:value-type="float" office:value="41.2264005806243" calcext:value-type="float">
            <text:p>41,2264005806243</text:p>
          </table:table-cell>
          <table:table-cell/>
          <table:table-cell table:formula="of:=[.D792]-[.B792]" office:value-type="float" office:value="0.390381740855702" calcext:value-type="float">
            <text:p>0,390381740855702</text:p>
          </table:table-cell>
        </table:table-row>
        <table:table-row table:style-name="ro1">
          <table:table-cell/>
          <table:table-cell office:value-type="float" office:value="40.8486990783364" calcext:value-type="float">
            <text:p>40,8486990783364</text:p>
          </table:table-cell>
          <table:table-cell/>
          <table:table-cell office:value-type="float" office:value="41.2400619535277" calcext:value-type="float">
            <text:p>41,2400619535277</text:p>
          </table:table-cell>
          <table:table-cell/>
          <table:table-cell table:formula="of:=[.D793]-[.B793]" office:value-type="float" office:value="0.391362875191298" calcext:value-type="float">
            <text:p>0,391362875191298</text:p>
          </table:table-cell>
        </table:table-row>
        <table:table-row table:style-name="ro1">
          <table:table-cell/>
          <table:table-cell office:value-type="float" office:value="40.8613022489824" calcext:value-type="float">
            <text:p>40,8613022489824</text:p>
          </table:table-cell>
          <table:table-cell/>
          <table:table-cell office:value-type="float" office:value="41.253654264685" calcext:value-type="float">
            <text:p>41,253654264685</text:p>
          </table:table-cell>
          <table:table-cell/>
          <table:table-cell table:formula="of:=[.D794]-[.B794]" office:value-type="float" office:value="0.392352015702599" calcext:value-type="float">
            <text:p>0,392352015702599</text:p>
          </table:table-cell>
        </table:table-row>
        <table:table-row table:style-name="ro1">
          <table:table-cell/>
          <table:table-cell office:value-type="float" office:value="40.8738378109683" calcext:value-type="float">
            <text:p>40,8738378109683</text:p>
          </table:table-cell>
          <table:table-cell/>
          <table:table-cell office:value-type="float" office:value="41.2671860076367" calcext:value-type="float">
            <text:p>41,2671860076367</text:p>
          </table:table-cell>
          <table:table-cell/>
          <table:table-cell table:formula="of:=[.D795]-[.B795]" office:value-type="float" office:value="0.393348196668406" calcext:value-type="float">
            <text:p>0,393348196668406</text:p>
          </table:table-cell>
        </table:table-row>
        <table:table-row table:style-name="ro1">
          <table:table-cell/>
          <table:table-cell office:value-type="float" office:value="40.8863138457103" calcext:value-type="float">
            <text:p>40,8863138457103</text:p>
          </table:table-cell>
          <table:table-cell/>
          <table:table-cell office:value-type="float" office:value="41.2806644628884" calcext:value-type="float">
            <text:p>41,2806644628884</text:p>
          </table:table-cell>
          <table:table-cell/>
          <table:table-cell table:formula="of:=[.D796]-[.B796]" office:value-type="float" office:value="0.394350617178105" calcext:value-type="float">
            <text:p>0,394350617178105</text:p>
          </table:table-cell>
        </table:table-row>
        <table:table-row table:style-name="ro1">
          <table:table-cell/>
          <table:table-cell office:value-type="float" office:value="40.8987373030584" calcext:value-type="float">
            <text:p>40,8987373030584</text:p>
          </table:table-cell>
          <table:table-cell/>
          <table:table-cell office:value-type="float" office:value="41.294095922151" calcext:value-type="float">
            <text:p>41,294095922151</text:p>
          </table:table-cell>
          <table:table-cell/>
          <table:table-cell table:formula="of:=[.D797]-[.B797]" office:value-type="float" office:value="0.395358619092605" calcext:value-type="float">
            <text:p>0,395358619092605</text:p>
          </table:table-cell>
        </table:table-row>
        <table:table-row table:style-name="ro1">
          <table:table-cell/>
          <table:table-cell office:value-type="float" office:value="40.9111142147695" calcext:value-type="float">
            <text:p>40,9111142147695</text:p>
          </table:table-cell>
          <table:table-cell/>
          <table:table-cell office:value-type="float" office:value="41.3074858801601" calcext:value-type="float">
            <text:p>41,3074858801601</text:p>
          </table:table-cell>
          <table:table-cell/>
          <table:table-cell table:formula="of:=[.D798]-[.B798]" office:value-type="float" office:value="0.396371665390603" calcext:value-type="float">
            <text:p>0,396371665390603</text:p>
          </table:table-cell>
        </table:table-row>
        <table:table-row table:style-name="ro1">
          <table:table-cell/>
          <table:table-cell office:value-type="float" office:value="40.9234498769921" calcext:value-type="float">
            <text:p>40,9234498769921</text:p>
          </table:table-cell>
          <table:table-cell/>
          <table:table-cell office:value-type="float" office:value="41.3208391981601" calcext:value-type="float">
            <text:p>41,3208391981601</text:p>
          </table:table-cell>
          <table:table-cell/>
          <table:table-cell table:formula="of:=[.D799]-[.B799]" office:value-type="float" office:value="0.397389321167999" calcext:value-type="float">
            <text:p>0,397389321167999</text:p>
          </table:table-cell>
        </table:table-row>
        <table:table-row table:style-name="ro1">
          <table:table-cell/>
          <table:table-cell office:value-type="float" office:value="40.9357490064686" calcext:value-type="float">
            <text:p>40,9357490064686</text:p>
          </table:table-cell>
          <table:table-cell/>
          <table:table-cell office:value-type="float" office:value="41.3341602444372" calcext:value-type="float">
            <text:p>41,3341602444372</text:p>
          </table:table-cell>
          <table:table-cell/>
          <table:table-cell table:formula="of:=[.D800]-[.B800]" office:value-type="float" office:value="0.398411237968602" calcext:value-type="float">
            <text:p>0,398411237968602</text:p>
          </table:table-cell>
        </table:table-row>
        <table:table-row table:style-name="ro1">
          <table:table-cell/>
          <table:table-cell office:value-type="float" office:value="40.948015876005" calcext:value-type="float">
            <text:p>40,948015876005</text:p>
          </table:table-cell>
          <table:table-cell/>
          <table:table-cell office:value-type="float" office:value="41.3474530175012" calcext:value-type="float">
            <text:p>41,3474530175012</text:p>
          </table:table-cell>
          <table:table-cell/>
          <table:table-cell table:formula="of:=[.D801]-[.B801]" office:value-type="float" office:value="0.3994371414962" calcext:value-type="float">
            <text:p>0,3994371414962</text:p>
          </table:table-cell>
        </table:table-row>
        <table:table-row table:style-name="ro1">
          <table:table-cell/>
          <table:table-cell office:value-type="float" office:value="40.9602544348724" calcext:value-type="float">
            <text:p>40,9602544348724</text:p>
          </table:table-cell>
          <table:table-cell/>
          <table:table-cell office:value-type="float" office:value="41.3607212573965" calcext:value-type="float">
            <text:p>41,3607212573965</text:p>
          </table:table-cell>
          <table:table-cell/>
          <table:table-cell table:formula="of:=[.D802]-[.B802]" office:value-type="float" office:value="0.400466822524102" calcext:value-type="float">
            <text:p>0,400466822524102</text:p>
          </table:table-cell>
        </table:table-row>
        <table:table-row table:style-name="ro1">
          <table:table-cell/>
          <table:table-cell office:value-type="float" office:value="40.972468419696" calcext:value-type="float">
            <text:p>40,972468419696</text:p>
          </table:table-cell>
          <table:table-cell/>
          <table:table-cell office:value-type="float" office:value="41.3739685505276" calcext:value-type="float">
            <text:p>41,3739685505276</text:p>
          </table:table-cell>
          <table:table-cell/>
          <table:table-cell table:formula="of:=[.D803]-[.B803]" office:value-type="float" office:value="0.4015001308316" calcext:value-type="float">
            <text:p>0,4015001308316</text:p>
          </table:table-cell>
        </table:table-row>
        <table:table-row table:style-name="ro1">
          <table:table-cell/>
          <table:table-cell office:value-type="float" office:value="40.9846614614452" calcext:value-type="float">
            <text:p>40,9846614614452</text:p>
          </table:table-cell>
          <table:table-cell/>
          <table:table-cell office:value-type="float" office:value="41.3871984335413" calcext:value-type="float">
            <text:p>41,3871984335413</text:p>
          </table:table-cell>
          <table:table-cell/>
          <table:table-cell table:formula="of:=[.D804]-[.B804]" office:value-type="float" office:value="0.402536972096101" calcext:value-type="float">
            <text:p>0,402536972096101</text:p>
          </table:table-cell>
        </table:table-row>
        <table:table-row table:style-name="ro1">
          <table:table-cell/>
          <table:table-cell office:value-type="float" office:value="40.9968371944671" calcext:value-type="float">
            <text:p>40,9968371944671</text:p>
          </table:table-cell>
          <table:table-cell/>
          <table:table-cell office:value-type="float" office:value="41.4004145023333" calcext:value-type="float">
            <text:p>41,4004145023333</text:p>
          </table:table-cell>
          <table:table-cell/>
          <table:table-cell table:formula="of:=[.D805]-[.B805]" office:value-type="float" office:value="0.4035773078662" calcext:value-type="float">
            <text:p>0,4035773078662</text:p>
          </table:table-cell>
        </table:table-row>
        <table:table-row table:style-name="ro1">
          <table:table-cell/>
          <table:table-cell office:value-type="float" office:value="41.0089993743502" calcext:value-type="float">
            <text:p>41,0089993743502</text:p>
          </table:table-cell>
          <table:table-cell/>
          <table:table-cell office:value-type="float" office:value="41.4136205333412" calcext:value-type="float">
            <text:p>41,4136205333412</text:p>
          </table:table-cell>
          <table:table-cell/>
          <table:table-cell table:formula="of:=[.D806]-[.B806]" office:value-type="float" office:value="0.404621158990999" calcext:value-type="float">
            <text:p>0,404621158990999</text:p>
          </table:table-cell>
        </table:table-row>
        <table:table-row table:style-name="ro1">
          <table:table-cell/>
          <table:table-cell office:value-type="float" office:value="41.0211520128859" calcext:value-type="float">
            <text:p>41,0211520128859</text:p>
          </table:table-cell>
          <table:table-cell/>
          <table:table-cell office:value-type="float" office:value="41.4268206261244" calcext:value-type="float">
            <text:p>41,4268206261244</text:p>
          </table:table-cell>
          <table:table-cell/>
          <table:table-cell table:formula="of:=[.D807]-[.B807]" office:value-type="float" office:value="0.405668613238504" calcext:value-type="float">
            <text:p>0,405668613238504</text:p>
          </table:table-cell>
        </table:table-row>
        <table:table-row table:style-name="ro1">
          <table:table-cell/>
          <table:table-cell office:value-type="float" office:value="41.0332995408521" calcext:value-type="float">
            <text:p>41,0332995408521</text:p>
          </table:table-cell>
          <table:table-cell/>
          <table:table-cell office:value-type="float" office:value="41.4400193791592" calcext:value-type="float">
            <text:p>41,4400193791592</text:p>
          </table:table-cell>
          <table:table-cell/>
          <table:table-cell table:formula="of:=[.D808]-[.B808]" office:value-type="float" office:value="0.406719838307104" calcext:value-type="float">
            <text:p>0,406719838307104</text:p>
          </table:table-cell>
        </table:table-row>
        <table:table-row table:style-name="ro1">
          <table:table-cell/>
          <table:table-cell office:value-type="float" office:value="41.0454470130793" calcext:value-type="float">
            <text:p>41,0454470130793</text:p>
          </table:table-cell>
          <table:table-cell/>
          <table:table-cell office:value-type="float" office:value="41.4532221151979" calcext:value-type="float">
            <text:p>41,4532221151979</text:p>
          </table:table-cell>
          <table:table-cell/>
          <table:table-cell table:formula="of:=[.D809]-[.B809]" office:value-type="float" office:value="0.407775102118606" calcext:value-type="float">
            <text:p>0,407775102118606</text:p>
          </table:table-cell>
        </table:table-row>
        <table:table-row table:style-name="ro1">
          <table:table-cell/>
          <table:table-cell office:value-type="float" office:value="41.0576003758734" calcext:value-type="float">
            <text:p>41,0576003758734</text:p>
          </table:table-cell>
          <table:table-cell/>
          <table:table-cell office:value-type="float" office:value="41.4664351790541" calcext:value-type="float">
            <text:p>41,4664351790541</text:p>
          </table:table-cell>
          <table:table-cell/>
          <table:table-cell table:formula="of:=[.D810]-[.B810]" office:value-type="float" office:value="0.408834803180703" calcext:value-type="float">
            <text:p>0,408834803180703</text:p>
          </table:table-cell>
        </table:table-row>
        <table:table-row table:style-name="ro1">
          <table:table-cell/>
          <table:table-cell office:value-type="float" office:value="41.0697668248881" calcext:value-type="float">
            <text:p>41,0697668248881</text:p>
          </table:table-cell>
          <table:table-cell/>
          <table:table-cell office:value-type="float" office:value="41.4796663397767" calcext:value-type="float">
            <text:p>41,4796663397767</text:p>
          </table:table-cell>
          <table:table-cell/>
          <table:table-cell table:formula="of:=[.D811]-[.B811]" office:value-type="float" office:value="0.4098995148886" calcext:value-type="float">
            <text:p>0,4098995148886</text:p>
          </table:table-cell>
        </table:table-row>
        <table:table-row table:style-name="ro1">
          <table:table-cell/>
          <table:table-cell office:value-type="float" office:value="41.0819552922225" calcext:value-type="float">
            <text:p>41,0819552922225</text:p>
          </table:table-cell>
          <table:table-cell/>
          <table:table-cell office:value-type="float" office:value="41.4929253407382" calcext:value-type="float">
            <text:p>41,4929253407382</text:p>
          </table:table-cell>
          <table:table-cell/>
          <table:table-cell table:formula="of:=[.D812]-[.B812]" office:value-type="float" office:value="0.410970048515701" calcext:value-type="float">
            <text:p>0,410970048515701</text:p>
          </table:table-cell>
        </table:table-row>
        <table:table-row table:style-name="ro1">
          <table:table-cell/>
          <table:table-cell office:value-type="float" office:value="41.0941771132371" calcext:value-type="float">
            <text:p>41,0941771132371</text:p>
          </table:table-cell>
          <table:table-cell/>
          <table:table-cell office:value-type="float" office:value="41.5062246517216" calcext:value-type="float">
            <text:p>41,5062246517216</text:p>
          </table:table-cell>
          <table:table-cell/>
          <table:table-cell table:formula="of:=[.D813]-[.B813]" office:value-type="float" office:value="0.412047538484501" calcext:value-type="float">
            <text:p>0,412047538484501</text:p>
          </table:table-cell>
        </table:table-row>
        <table:table-row table:style-name="ro1">
          <table:table-cell/>
          <table:table-cell office:value-type="float" office:value="41.1064469275831" calcext:value-type="float">
            <text:p>41,1064469275831</text:p>
          </table:table-cell>
          <table:table-cell/>
          <table:table-cell office:value-type="float" office:value="41.5195804716823" calcext:value-type="float">
            <text:p>41,5195804716823</text:p>
          </table:table-cell>
          <table:table-cell/>
          <table:table-cell table:formula="of:=[.D814]-[.B814]" office:value-type="float" office:value="0.413133544099203" calcext:value-type="float">
            <text:p>0,413133544099203</text:p>
          </table:table-cell>
        </table:table-row>
        <table:table-row table:style-name="ro1">
          <table:table-cell/>
          <table:table-cell office:value-type="float" office:value="41.1187838316492" calcext:value-type="float">
            <text:p>41,1187838316492</text:p>
          </table:table-cell>
          <table:table-cell/>
          <table:table-cell office:value-type="float" office:value="41.5330139541002" calcext:value-type="float">
            <text:p>41,5330139541002</text:p>
          </table:table-cell>
          <table:table-cell/>
          <table:table-cell table:formula="of:=[.D815]-[.B815]" office:value-type="float" office:value="0.414230122450995" calcext:value-type="float">
            <text:p>0,414230122450995</text:p>
          </table:table-cell>
        </table:table-row>
        <table:table-row table:style-name="ro1">
          <table:table-cell/>
          <table:table-cell office:value-type="float" office:value="41.1312126019009" calcext:value-type="float">
            <text:p>41,1312126019009</text:p>
          </table:table-cell>
          <table:table-cell/>
          <table:table-cell office:value-type="float" office:value="41.5465522837039" calcext:value-type="float">
            <text:p>41,5465522837039</text:p>
          </table:table-cell>
          <table:table-cell/>
          <table:table-cell table:formula="of:=[.D816]-[.B816]" office:value-type="float" office:value="0.415339681803005" calcext:value-type="float">
            <text:p>0,415339681803005</text:p>
          </table:table-cell>
        </table:table-row>
        <table:table-row table:style-name="ro1">
          <table:table-cell/>
          <table:table-cell office:value-type="float" office:value="41.1437640297154" calcext:value-type="float">
            <text:p>41,1437640297154</text:p>
          </table:table-cell>
          <table:table-cell/>
          <table:table-cell office:value-type="float" office:value="41.5602279286522" calcext:value-type="float">
            <text:p>41,5602279286522</text:p>
          </table:table-cell>
          <table:table-cell/>
          <table:table-cell table:formula="of:=[.D817]-[.B817]" office:value-type="float" office:value="0.416463898936804" calcext:value-type="float">
            <text:p>0,416463898936804</text:p>
          </table:table-cell>
        </table:table-row>
        <table:table-row table:style-name="ro1">
          <table:table-cell/>
          <table:table-cell office:value-type="float" office:value="41.156470522993" calcext:value-type="float">
            <text:p>41,156470522993</text:p>
          </table:table-cell>
          <table:table-cell/>
          <table:table-cell office:value-type="float" office:value="41.5740695690959" calcext:value-type="float">
            <text:p>41,5740695690959</text:p>
          </table:table-cell>
          <table:table-cell/>
          <table:table-cell table:formula="of:=[.D818]-[.B818]" office:value-type="float" office:value="0.4175990461029" calcext:value-type="float">
            <text:p>0,4175990461029</text:p>
          </table:table-cell>
        </table:table-row>
        <table:table-row table:style-name="ro1">
          <table:table-cell/>
          <table:table-cell office:value-type="float" office:value="41.1693424286363" calcext:value-type="float">
            <text:p>41,1693424286363</text:p>
          </table:table-cell>
          <table:table-cell/>
          <table:table-cell office:value-type="float" office:value="41.5880602238796" calcext:value-type="float">
            <text:p>41,5880602238796</text:p>
          </table:table-cell>
          <table:table-cell/>
          <table:table-cell table:formula="of:=[.D819]-[.B819]" office:value-type="float" office:value="0.418717795243303" calcext:value-type="float">
            <text:p>0,418717795243303</text:p>
          </table:table-cell>
        </table:table-row>
        <table:table-row table:style-name="ro1">
          <table:table-cell/>
          <table:table-cell office:value-type="float" office:value="41.1822708205889" calcext:value-type="float">
            <text:p>41,1822708205889</text:p>
          </table:table-cell>
          <table:table-cell/>
          <table:table-cell office:value-type="float" office:value="41.6019726345917" calcext:value-type="float">
            <text:p>41,6019726345917</text:p>
          </table:table-cell>
          <table:table-cell/>
          <table:table-cell table:formula="of:=[.D820]-[.B820]" office:value-type="float" office:value="0.419701814002799" calcext:value-type="float">
            <text:p>0,419701814002799</text:p>
          </table:table-cell>
        </table:table-row>
        <table:table-row table:style-name="ro1">
          <table:table-cell/>
          <table:table-cell office:value-type="float" office:value="41.1946716287193" calcext:value-type="float">
            <text:p>41,1946716287193</text:p>
          </table:table-cell>
          <table:table-cell/>
          <table:table-cell office:value-type="float" office:value="41.6148097393918" calcext:value-type="float">
            <text:p>41,6148097393918</text:p>
          </table:table-cell>
          <table:table-cell/>
          <table:table-cell table:formula="of:=[.D821]-[.B821]" office:value-type="float" office:value="0.420138110672504" calcext:value-type="float">
            <text:p>0,420138110672504</text:p>
          </table:table-cell>
        </table:table-row>
        <table:table-row table:style-name="ro1">
          <table:table-cell/>
          <table:table-cell office:value-type="float" office:value="41.2045458734141" calcext:value-type="float">
            <text:p>41,2045458734141</text:p>
          </table:table-cell>
          <table:table-cell/>
          <table:table-cell office:value-type="float" office:value="41.6238151139236" calcext:value-type="float">
            <text:p>41,6238151139236</text:p>
          </table:table-cell>
          <table:table-cell/>
          <table:table-cell table:formula="of:=[.D822]-[.B822]" office:value-type="float" office:value="0.4192692405095" calcext:value-type="float">
            <text:p>0,4192692405095</text:p>
          </table:table-cell>
        </table:table-row>
        <table:table-row table:style-name="ro1">
          <table:table-cell/>
          <table:table-cell office:value-type="float" office:value="41.2089016655411" calcext:value-type="float">
            <text:p>41,2089016655411</text:p>
          </table:table-cell>
          <table:table-cell/>
          <table:table-cell office:value-type="float" office:value="41.6275694393242" calcext:value-type="float">
            <text:p>41,6275694393242</text:p>
          </table:table-cell>
          <table:table-cell/>
          <table:table-cell table:formula="of:=[.D823]-[.B823]" office:value-type="float" office:value="0.418667773783099" calcext:value-type="float">
            <text:p>0,418667773783099</text:p>
          </table:table-cell>
        </table:table-row>
        <table:table-row table:style-name="ro1">
          <table:table-cell/>
          <table:table-cell office:value-type="float" office:value="41.2116705107134" calcext:value-type="float">
            <text:p>41,2116705107134</text:p>
          </table:table-cell>
          <table:table-cell/>
          <table:table-cell office:value-type="float" office:value="41.6332770427264" calcext:value-type="float">
            <text:p>41,6332770427264</text:p>
          </table:table-cell>
          <table:table-cell/>
          <table:table-cell table:formula="of:=[.D824]-[.B824]" office:value-type="float" office:value="0.421606532013001" calcext:value-type="float">
            <text:p>0,421606532013001</text:p>
          </table:table-cell>
        </table:table-row>
        <table:table-row table:style-name="ro1">
          <table:table-cell/>
          <table:table-cell office:value-type="float" office:value="41.2198271509678" calcext:value-type="float">
            <text:p>41,2198271509678</text:p>
          </table:table-cell>
          <table:table-cell/>
          <table:table-cell office:value-type="float" office:value="41.6444249731356" calcext:value-type="float">
            <text:p>41,6444249731356</text:p>
          </table:table-cell>
          <table:table-cell/>
          <table:table-cell table:formula="of:=[.D825]-[.B825]" office:value-type="float" office:value="0.424597822167797" calcext:value-type="float">
            <text:p>0,424597822167797</text:p>
          </table:table-cell>
        </table:table-row>
        <table:table-row table:style-name="ro1">
          <table:table-cell/>
          <table:table-cell office:value-type="float" office:value="41.2316631261489" calcext:value-type="float">
            <text:p>41,2316631261489</text:p>
          </table:table-cell>
          <table:table-cell/>
          <table:table-cell office:value-type="float" office:value="41.6579281640557" calcext:value-type="float">
            <text:p>41,6579281640557</text:p>
          </table:table-cell>
          <table:table-cell/>
          <table:table-cell table:formula="of:=[.D826]-[.B826]" office:value-type="float" office:value="0.426265037906795" calcext:value-type="float">
            <text:p>0,426265037906795</text:p>
          </table:table-cell>
        </table:table-row>
        <table:table-row table:style-name="ro1">
          <table:table-cell/>
          <table:table-cell office:value-type="float" office:value="41.2444632659403" calcext:value-type="float">
            <text:p>41,2444632659403</text:p>
          </table:table-cell>
          <table:table-cell/>
          <table:table-cell office:value-type="float" office:value="41.6718662454756" calcext:value-type="float">
            <text:p>41,6718662454756</text:p>
          </table:table-cell>
          <table:table-cell/>
          <table:table-cell table:formula="of:=[.D827]-[.B827]" office:value-type="float" office:value="0.427402979535302" calcext:value-type="float">
            <text:p>0,427402979535302</text:p>
          </table:table-cell>
        </table:table-row>
        <table:table-row table:style-name="ro1">
          <table:table-cell/>
          <table:table-cell office:value-type="float" office:value="41.2572795795886" calcext:value-type="float">
            <text:p>41,2572795795886</text:p>
          </table:table-cell>
          <table:table-cell/>
          <table:table-cell office:value-type="float" office:value="41.6856958442521" calcext:value-type="float">
            <text:p>41,6856958442521</text:p>
          </table:table-cell>
          <table:table-cell/>
          <table:table-cell table:formula="of:=[.D828]-[.B828]" office:value-type="float" office:value="0.428416264663504" calcext:value-type="float">
            <text:p>0,428416264663504</text:p>
          </table:table-cell>
        </table:table-row>
        <table:table-row table:style-name="ro1">
          <table:table-cell/>
          <table:table-cell office:value-type="float" office:value="41.2699043987955" calcext:value-type="float">
            <text:p>41,2699043987955</text:p>
          </table:table-cell>
          <table:table-cell/>
          <table:table-cell office:value-type="float" office:value="41.6993224602254" calcext:value-type="float">
            <text:p>41,6993224602254</text:p>
          </table:table-cell>
          <table:table-cell/>
          <table:table-cell table:formula="of:=[.D829]-[.B829]" office:value-type="float" office:value="0.429418061429907" calcext:value-type="float">
            <text:p>0,429418061429907</text:p>
          </table:table-cell>
        </table:table-row>
        <table:table-row table:style-name="ro1">
          <table:table-cell/>
          <table:table-cell office:value-type="float" office:value="41.2823279195523" calcext:value-type="float">
            <text:p>41,2823279195523</text:p>
          </table:table-cell>
          <table:table-cell/>
          <table:table-cell office:value-type="float" office:value="41.7127614000148" calcext:value-type="float">
            <text:p>41,7127614000148</text:p>
          </table:table-cell>
          <table:table-cell/>
          <table:table-cell table:formula="of:=[.D830]-[.B830]" office:value-type="float" office:value="0.430433480462497" calcext:value-type="float">
            <text:p>0,430433480462497</text:p>
          </table:table-cell>
        </table:table-row>
        <table:table-row table:style-name="ro1">
          <table:table-cell/>
          <table:table-cell office:value-type="float" office:value="41.2945815623634" calcext:value-type="float">
            <text:p>41,2945815623634</text:p>
          </table:table-cell>
          <table:table-cell/>
          <table:table-cell office:value-type="float" office:value="41.7260467503002" calcext:value-type="float">
            <text:p>41,7260467503002</text:p>
          </table:table-cell>
          <table:table-cell/>
          <table:table-cell table:formula="of:=[.D831]-[.B831]" office:value-type="float" office:value="0.431465187936801" calcext:value-type="float">
            <text:p>0,431465187936801</text:p>
          </table:table-cell>
        </table:table-row>
        <table:table-row table:style-name="ro1">
          <table:table-cell/>
          <table:table-cell office:value-type="float" office:value="41.3066988428261" calcext:value-type="float">
            <text:p>41,3066988428261</text:p>
          </table:table-cell>
          <table:table-cell/>
          <table:table-cell office:value-type="float" office:value="41.7392097551664" calcext:value-type="float">
            <text:p>41,7392097551664</text:p>
          </table:table-cell>
          <table:table-cell/>
          <table:table-cell table:formula="of:=[.D832]-[.B832]" office:value-type="float" office:value="0.432510912340298" calcext:value-type="float">
            <text:p>0,432510912340298</text:p>
          </table:table-cell>
        </table:table-row>
        <table:table-row table:style-name="ro1">
          <table:table-cell/>
          <table:table-cell office:value-type="float" office:value="41.318707262308" calcext:value-type="float">
            <text:p>41,318707262308</text:p>
          </table:table-cell>
          <table:table-cell/>
          <table:table-cell office:value-type="float" office:value="41.7522751286988" calcext:value-type="float">
            <text:p>41,7522751286988</text:p>
          </table:table-cell>
          <table:table-cell/>
          <table:table-cell table:formula="of:=[.D833]-[.B833]" office:value-type="float" office:value="0.433567866390796" calcext:value-type="float">
            <text:p>0,433567866390796</text:p>
          </table:table-cell>
        </table:table-row>
        <table:table-row table:style-name="ro1">
          <table:table-cell/>
          <table:table-cell office:value-type="float" office:value="41.3306279243922" calcext:value-type="float">
            <text:p>41,3306279243922</text:p>
          </table:table-cell>
          <table:table-cell/>
          <table:table-cell office:value-type="float" office:value="41.7652616511774" calcext:value-type="float">
            <text:p>41,7652616511774</text:p>
          </table:table-cell>
          <table:table-cell/>
          <table:table-cell table:formula="of:=[.D834]-[.B834]" office:value-type="float" office:value="0.434633726785194" calcext:value-type="float">
            <text:p>0,434633726785194</text:p>
          </table:table-cell>
        </table:table-row>
        <table:table-row table:style-name="ro1">
          <table:table-cell/>
          <table:table-cell office:value-type="float" office:value="41.3424767601912" calcext:value-type="float">
            <text:p>41,3424767601912</text:p>
          </table:table-cell>
          <table:table-cell/>
          <table:table-cell office:value-type="float" office:value="41.7781834923143" calcext:value-type="float">
            <text:p>41,7781834923143</text:p>
          </table:table-cell>
          <table:table-cell/>
          <table:table-cell table:formula="of:=[.D835]-[.B835]" office:value-type="float" office:value="0.435706732123101" calcext:value-type="float">
            <text:p>0,435706732123101</text:p>
          </table:table-cell>
        </table:table-row>
        <table:table-row table:style-name="ro1">
          <table:table-cell/>
          <table:table-cell office:value-type="float" office:value="41.3542658169581" calcext:value-type="float">
            <text:p>41,3542658169581</text:p>
          </table:table-cell>
          <table:table-cell/>
          <table:table-cell office:value-type="float" office:value="41.7910514007659" calcext:value-type="float">
            <text:p>41,7910514007659</text:p>
          </table:table-cell>
          <table:table-cell/>
          <table:table-cell table:formula="of:=[.D836]-[.B836]" office:value-type="float" office:value="0.436785583807804" calcext:value-type="float">
            <text:p>0,436785583807804</text:p>
          </table:table-cell>
        </table:table-row>
        <table:table-row table:style-name="ro1">
          <table:table-cell/>
          <table:table-cell office:value-type="float" office:value="41.3660042868494" calcext:value-type="float">
            <text:p>41,3660042868494</text:p>
          </table:table-cell>
          <table:table-cell/>
          <table:table-cell office:value-type="float" office:value="41.8038736154733" calcext:value-type="float">
            <text:p>41,8038736154733</text:p>
          </table:table-cell>
          <table:table-cell/>
          <table:table-cell table:formula="of:=[.D837]-[.B837]" office:value-type="float" office:value="0.437869328623897" calcext:value-type="float">
            <text:p>0,437869328623897</text:p>
          </table:table-cell>
        </table:table-row>
        <table:table-row table:style-name="ro1">
          <table:table-cell/>
          <table:table-cell office:value-type="float" office:value="41.3776992668505" calcext:value-type="float">
            <text:p>41,3776992668505</text:p>
          </table:table-cell>
          <table:table-cell/>
          <table:table-cell office:value-type="float" office:value="41.816656530015" calcext:value-type="float">
            <text:p>41,816656530015</text:p>
          </table:table-cell>
          <table:table-cell/>
          <table:table-cell table:formula="of:=[.D838]-[.B838]" office:value-type="float" office:value="0.438957263164504" calcext:value-type="float">
            <text:p>0,438957263164504</text:p>
          </table:table-cell>
        </table:table-row>
        <table:table-row table:style-name="ro1">
          <table:table-cell/>
          <table:table-cell office:value-type="float" office:value="41.3893563065885" calcext:value-type="float">
            <text:p>41,3893563065885</text:p>
          </table:table-cell>
          <table:table-cell/>
          <table:table-cell office:value-type="float" office:value="41.8294051700462" calcext:value-type="float">
            <text:p>41,8294051700462</text:p>
          </table:table-cell>
          <table:table-cell/>
          <table:table-cell table:formula="of:=[.D839]-[.B839]" office:value-type="float" office:value="0.440048863457697" calcext:value-type="float">
            <text:p>0,440048863457697</text:p>
          </table:table-cell>
        </table:table-row>
        <table:table-row table:style-name="ro1">
          <table:table-cell/>
          <table:table-cell office:value-type="float" office:value="41.4009798015981" calcext:value-type="float">
            <text:p>41,4009798015981</text:p>
          </table:table-cell>
          <table:table-cell/>
          <table:table-cell office:value-type="float" office:value="41.8421235364739" calcext:value-type="float">
            <text:p>41,8421235364739</text:p>
          </table:table-cell>
          <table:table-cell/>
          <table:table-cell table:formula="of:=[.D840]-[.B840]" office:value-type="float" office:value="0.441143734875801" calcext:value-type="float">
            <text:p>0,441143734875801</text:p>
          </table:table-cell>
        </table:table-row>
        <table:table-row table:style-name="ro1">
          <table:table-cell/>
          <table:table-cell office:value-type="float" office:value="41.4125732769737" calcext:value-type="float">
            <text:p>41,4125732769737</text:p>
          </table:table-cell>
          <table:table-cell/>
          <table:table-cell office:value-type="float" office:value="41.8548148537784" calcext:value-type="float">
            <text:p>41,8548148537784</text:p>
          </table:table-cell>
          <table:table-cell/>
          <table:table-cell table:formula="of:=[.D841]-[.B841]" office:value-type="float" office:value="0.442241576804697" calcext:value-type="float">
            <text:p>0,442241576804697</text:p>
          </table:table-cell>
        </table:table-row>
        <table:table-row table:style-name="ro1">
          <table:table-cell/>
          <table:table-cell office:value-type="float" office:value="41.4241395937558" calcext:value-type="float">
            <text:p>41,4241395937558</text:p>
          </table:table-cell>
          <table:table-cell/>
          <table:table-cell office:value-type="float" office:value="41.8674817514368" calcext:value-type="float">
            <text:p>41,8674817514368</text:p>
          </table:table-cell>
          <table:table-cell/>
          <table:table-cell table:formula="of:=[.D842]-[.B842]" office:value-type="float" office:value="0.443342157681002" calcext:value-type="float">
            <text:p>0,443342157681002</text:p>
          </table:table-cell>
        </table:table-row>
        <table:table-row table:style-name="ro1">
          <table:table-cell/>
          <table:table-cell office:value-type="float" office:value="41.435681100692" calcext:value-type="float">
            <text:p>41,435681100692</text:p>
          </table:table-cell>
          <table:table-cell/>
          <table:table-cell office:value-type="float" office:value="41.8801263979253" calcext:value-type="float">
            <text:p>41,8801263979253</text:p>
          </table:table-cell>
          <table:table-cell/>
          <table:table-cell table:formula="of:=[.D843]-[.B843]" office:value-type="float" office:value="0.444445297233301" calcext:value-type="float">
            <text:p>0,444445297233301</text:p>
          </table:table-cell>
        </table:table-row>
        <table:table-row table:style-name="ro1">
          <table:table-cell/>
          <table:table-cell office:value-type="float" office:value="41.4471997470881" calcext:value-type="float">
            <text:p>41,4471997470881</text:p>
          </table:table-cell>
          <table:table-cell/>
          <table:table-cell office:value-type="float" office:value="41.892750600819" calcext:value-type="float">
            <text:p>41,892750600819</text:p>
          </table:table-cell>
          <table:table-cell/>
          <table:table-cell table:formula="of:=[.D844]-[.B844]" office:value-type="float" office:value="0.4455508537309" calcext:value-type="float">
            <text:p>0,4455508537309</text:p>
          </table:table-cell>
        </table:table-row>
        <table:table-row table:style-name="ro1">
          <table:table-cell/>
          <table:table-cell office:value-type="float" office:value="41.4586971676821" calcext:value-type="float">
            <text:p>41,4586971676821</text:p>
          </table:table-cell>
          <table:table-cell/>
          <table:table-cell office:value-type="float" office:value="41.9053558824117" calcext:value-type="float">
            <text:p>41,9053558824117</text:p>
          </table:table-cell>
          <table:table-cell/>
          <table:table-cell table:formula="of:=[.D845]-[.B845]" office:value-type="float" office:value="0.446658714729601" calcext:value-type="float">
            <text:p>0,446658714729601</text:p>
          </table:table-cell>
        </table:table-row>
        <table:table-row table:style-name="ro1">
          <table:table-cell/>
          <table:table-cell office:value-type="float" office:value="41.4701747471882" calcext:value-type="float">
            <text:p>41,4701747471882</text:p>
          </table:table-cell>
          <table:table-cell/>
          <table:table-cell office:value-type="float" office:value="41.9179435374766" calcext:value-type="float">
            <text:p>41,9179435374766</text:p>
          </table:table-cell>
          <table:table-cell/>
          <table:table-cell table:formula="of:=[.D846]-[.B846]" office:value-type="float" office:value="0.4477687902884" calcext:value-type="float">
            <text:p>0,4477687902884</text:p>
          </table:table-cell>
        </table:table-row>
        <table:table-row table:style-name="ro1">
          <table:table-cell/>
          <table:table-cell office:value-type="float" office:value="41.4816336699147" calcext:value-type="float">
            <text:p>41,4816336699147</text:p>
          </table:table-cell>
          <table:table-cell/>
          <table:table-cell office:value-type="float" office:value="41.9305146778535" calcext:value-type="float">
            <text:p>41,9305146778535</text:p>
          </table:table-cell>
          <table:table-cell/>
          <table:table-cell table:formula="of:=[.D847]-[.B847]" office:value-type="float" office:value="0.448881007938802" calcext:value-type="float">
            <text:p>0,448881007938802</text:p>
          </table:table-cell>
        </table:table-row>
        <table:table-row table:style-name="ro1">
          <table:table-cell/>
          <table:table-cell office:value-type="float" office:value="41.4930749583021" calcext:value-type="float">
            <text:p>41,4930749583021</text:p>
          </table:table-cell>
          <table:table-cell/>
          <table:table-cell office:value-type="float" office:value="41.9430702672241" calcext:value-type="float">
            <text:p>41,9430702672241</text:p>
          </table:table-cell>
          <table:table-cell/>
          <table:table-cell table:formula="of:=[.D848]-[.B848]" office:value-type="float" office:value="0.449995308921999" calcext:value-type="float">
            <text:p>0,449995308921999</text:p>
          </table:table-cell>
        </table:table-row>
        <table:table-row table:style-name="ro1">
          <table:table-cell/>
          <table:table-cell office:value-type="float" office:value="41.5044995031634" calcext:value-type="float">
            <text:p>41,5044995031634</text:p>
          </table:table-cell>
          <table:table-cell/>
          <table:table-cell office:value-type="float" office:value="41.9556111485033" calcext:value-type="float">
            <text:p>41,9556111485033</text:p>
          </table:table-cell>
          <table:table-cell/>
          <table:table-cell table:formula="of:=[.D849]-[.B849]" office:value-type="float" office:value="0.4511116453399" calcext:value-type="float">
            <text:p>0,4511116453399</text:p>
          </table:table-cell>
        </table:table-row>
        <table:table-row table:style-name="ro1">
          <table:table-cell/>
          <table:table-cell office:value-type="float" office:value="41.5159080876386" calcext:value-type="float">
            <text:p>41,5159080876386</text:p>
          </table:table-cell>
          <table:table-cell/>
          <table:table-cell office:value-type="float" office:value="41.9681380656217" calcext:value-type="float">
            <text:p>41,9681380656217</text:p>
          </table:table-cell>
          <table:table-cell/>
          <table:table-cell table:formula="of:=[.D850]-[.B850]" office:value-type="float" office:value="0.452229977983102" calcext:value-type="float">
            <text:p>0,452229977983102</text:p>
          </table:table-cell>
        </table:table-row>
        <table:table-row table:style-name="ro1">
          <table:table-cell/>
          <table:table-cell office:value-type="float" office:value="41.5273014063555" calcext:value-type="float">
            <text:p>41,5273014063555</text:p>
          </table:table-cell>
          <table:table-cell/>
          <table:table-cell office:value-type="float" office:value="41.9806516810152" calcext:value-type="float">
            <text:p>41,9806516810152</text:p>
          </table:table-cell>
          <table:table-cell/>
          <table:table-cell table:formula="of:=[.D851]-[.B851]" office:value-type="float" office:value="0.453350274659705" calcext:value-type="float">
            <text:p>0,453350274659705</text:p>
          </table:table-cell>
        </table:table-row>
        <table:table-row table:style-name="ro1">
          <table:table-cell/>
          <table:table-cell office:value-type="float" office:value="41.5386800808963" calcext:value-type="float">
            <text:p>41,5386800808963</text:p>
          </table:table-cell>
          <table:table-cell/>
          <table:table-cell office:value-type="float" office:value="41.9931525897946" calcext:value-type="float">
            <text:p>41,9931525897946</text:p>
          </table:table-cell>
          <table:table-cell/>
          <table:table-cell table:formula="of:=[.D852]-[.B852]" office:value-type="float" office:value="0.454472508898299" calcext:value-type="float">
            <text:p>0,454472508898299</text:p>
          </table:table-cell>
        </table:table-row>
        <table:table-row table:style-name="ro1">
          <table:table-cell/>
          <table:table-cell office:value-type="float" office:value="41.5500446724009" calcext:value-type="float">
            <text:p>41,5500446724009</text:p>
          </table:table-cell>
          <table:table-cell/>
          <table:table-cell office:value-type="float" office:value="42.0056413313362" calcext:value-type="float">
            <text:p>42,0056413313362</text:p>
          </table:table-cell>
          <table:table-cell/>
          <table:table-cell table:formula="of:=[.D853]-[.B853]" office:value-type="float" office:value="0.455596658935299" calcext:value-type="float">
            <text:p>0,455596658935299</text:p>
          </table:table-cell>
        </table:table-row>
        <table:table-row table:style-name="ro1">
          <table:table-cell/>
          <table:table-cell office:value-type="float" office:value="41.5613956919343" calcext:value-type="float">
            <text:p>41,5613956919343</text:p>
          </table:table-cell>
          <table:table-cell/>
          <table:table-cell office:value-type="float" office:value="42.0181183988538" calcext:value-type="float">
            <text:p>42,0181183988538</text:p>
          </table:table-cell>
          <table:table-cell/>
          <table:table-cell table:formula="of:=[.D854]-[.B854]" office:value-type="float" office:value="0.4567227069195" calcext:value-type="float">
            <text:p>0,4567227069195</text:p>
          </table:table-cell>
        </table:table-row>
        <table:table-row table:style-name="ro1">
          <table:table-cell/>
          <table:table-cell office:value-type="float" office:value="41.5727336090974" calcext:value-type="float">
            <text:p>41,5727336090974</text:p>
          </table:table-cell>
          <table:table-cell/>
          <table:table-cell office:value-type="float" office:value="42.0305842473814" calcext:value-type="float">
            <text:p>42,0305842473814</text:p>
          </table:table-cell>
          <table:table-cell/>
          <table:table-cell table:formula="of:=[.D855]-[.B855]" office:value-type="float" office:value="0.457850638284" calcext:value-type="float">
            <text:p>0,457850638284</text:p>
          </table:table-cell>
        </table:table-row>
        <table:table-row table:style-name="ro1">
          <table:table-cell/>
          <table:table-cell office:value-type="float" office:value="41.5840588592526" calcext:value-type="float">
            <text:p>41,5840588592526</text:p>
          </table:table-cell>
          <table:table-cell/>
          <table:table-cell office:value-type="float" office:value="42.0430393005006" calcext:value-type="float">
            <text:p>42,0430393005006</text:p>
          </table:table-cell>
          <table:table-cell/>
          <table:table-cell table:formula="of:=[.D856]-[.B856]" office:value-type="float" office:value="0.458980441248002" calcext:value-type="float">
            <text:p>0,458980441248002</text:p>
          </table:table-cell>
        </table:table-row>
        <table:table-row table:style-name="ro1">
          <table:table-cell/>
          <table:table-cell office:value-type="float" office:value="41.5953718496541" calcext:value-type="float">
            <text:p>41,5953718496541</text:p>
          </table:table-cell>
          <table:table-cell/>
          <table:table-cell office:value-type="float" office:value="42.055483956078" calcext:value-type="float">
            <text:p>42,055483956078</text:p>
          </table:table-cell>
          <table:table-cell/>
          <table:table-cell table:formula="of:=[.D857]-[.B857]" office:value-type="float" office:value="0.4601121064239" calcext:value-type="float">
            <text:p>0,4601121064239</text:p>
          </table:table-cell>
        </table:table-row>
        <table:table-row table:style-name="ro1">
          <table:table-cell/>
          <table:table-cell office:value-type="float" office:value="41.6066729647118" calcext:value-type="float">
            <text:p>41,6066729647118</text:p>
          </table:table-cell>
          <table:table-cell/>
          <table:table-cell office:value-type="float" office:value="42.0679185912133" calcext:value-type="float">
            <text:p>42,0679185912133</text:p>
          </table:table-cell>
          <table:table-cell/>
          <table:table-cell table:formula="of:=[.D858]-[.B858]" office:value-type="float" office:value="0.461245626501501" calcext:value-type="float">
            <text:p>0,461245626501501</text:p>
          </table:table-cell>
        </table:table-row>
        <table:table-row table:style-name="ro1">
          <table:table-cell/>
          <table:table-cell office:value-type="float" office:value="41.6179625705684" calcext:value-type="float">
            <text:p>41,6179625705684</text:p>
          </table:table-cell>
          <table:table-cell/>
          <table:table-cell office:value-type="float" office:value="42.0803435665722" calcext:value-type="float">
            <text:p>42,0803435665722</text:p>
          </table:table-cell>
          <table:table-cell/>
          <table:table-cell table:formula="of:=[.D859]-[.B859]" office:value-type="float" office:value="0.462380996003802" calcext:value-type="float">
            <text:p>0,462380996003802</text:p>
          </table:table-cell>
        </table:table-row>
        <table:table-row table:style-name="ro1">
          <table:table-cell/>
          <table:table-cell office:value-type="float" office:value="41.6292410191387" calcext:value-type="float">
            <text:p>41,6292410191387</text:p>
          </table:table-cell>
          <table:table-cell/>
          <table:table-cell office:value-type="float" office:value="42.0927592302311" calcext:value-type="float">
            <text:p>42,0927592302311</text:p>
          </table:table-cell>
          <table:table-cell/>
          <table:table-cell table:formula="of:=[.D860]-[.B860]" office:value-type="float" office:value="0.463518211092399" calcext:value-type="float">
            <text:p>0,463518211092399</text:p>
          </table:table-cell>
        </table:table-row>
        <table:table-row table:style-name="ro1">
          <table:table-cell/>
          <table:table-cell office:value-type="float" office:value="41.6405086517325" calcext:value-type="float">
            <text:p>41,6405086517325</text:p>
          </table:table-cell>
          <table:table-cell/>
          <table:table-cell office:value-type="float" office:value="42.1051659211527" calcext:value-type="float">
            <text:p>42,1051659211527</text:p>
          </table:table-cell>
          <table:table-cell/>
          <table:table-cell table:formula="of:=[.D861]-[.B861]" office:value-type="float" office:value="0.464657269420194" calcext:value-type="float">
            <text:p>0,464657269420194</text:p>
          </table:table-cell>
        </table:table-row>
        <table:table-row table:style-name="ro1">
          <table:table-cell/>
          <table:table-cell office:value-type="float" office:value="41.651765802359" calcext:value-type="float">
            <text:p>41,651765802359</text:p>
          </table:table-cell>
          <table:table-cell/>
          <table:table-cell office:value-type="float" office:value="42.1175639723802" calcext:value-type="float">
            <text:p>42,1175639723802</text:p>
          </table:table-cell>
          <table:table-cell/>
          <table:table-cell table:formula="of:=[.D862]-[.B862]" office:value-type="float" office:value="0.465798170021202" calcext:value-type="float">
            <text:p>0,465798170021202</text:p>
          </table:table-cell>
        </table:table-row>
        <table:table-row table:style-name="ro1">
          <table:table-cell/>
          <table:table-cell office:value-type="float" office:value="41.6630128008022" calcext:value-type="float">
            <text:p>41,6630128008022</text:p>
          </table:table-cell>
          <table:table-cell/>
          <table:table-cell office:value-type="float" office:value="42.1299537140351" calcext:value-type="float">
            <text:p>42,1299537140351</text:p>
          </table:table-cell>
          <table:table-cell/>
          <table:table-cell table:formula="of:=[.D863]-[.B863]" office:value-type="float" office:value="0.466940913232904" calcext:value-type="float">
            <text:p>0,466940913232904</text:p>
          </table:table-cell>
        </table:table-row>
        <table:table-row table:style-name="ro1">
          <table:table-cell/>
          <table:table-cell office:value-type="float" office:value="41.6742499755375" calcext:value-type="float">
            <text:p>41,6742499755375</text:p>
          </table:table-cell>
          <table:table-cell/>
          <table:table-cell office:value-type="float" office:value="42.1423354761885" calcext:value-type="float">
            <text:p>42,1423354761885</text:p>
          </table:table-cell>
          <table:table-cell/>
          <table:table-cell table:formula="of:=[.D864]-[.B864]" office:value-type="float" office:value="0.468085500651" calcext:value-type="float">
            <text:p>0,468085500651</text:p>
          </table:table-cell>
        </table:table-row>
        <table:table-row table:style-name="ro1">
          <table:table-cell/>
          <table:table-cell office:value-type="float" office:value="41.6854776565639" calcext:value-type="float">
            <text:p>41,6854776565639</text:p>
          </table:table-cell>
          <table:table-cell/>
          <table:table-cell office:value-type="float" office:value="42.1547095916702" calcext:value-type="float">
            <text:p>42,1547095916702</text:p>
          </table:table-cell>
          <table:table-cell/>
          <table:table-cell table:formula="of:=[.D865]-[.B865]" office:value-type="float" office:value="0.469231935106301" calcext:value-type="float">
            <text:p>0,469231935106301</text:p>
          </table:table-cell>
        </table:table-row>
        <table:table-row table:style-name="ro1">
          <table:table-cell/>
          <table:table-cell office:value-type="float" office:value="41.696696178207" calcext:value-type="float">
            <text:p>41,696696178207</text:p>
          </table:table-cell>
          <table:table-cell/>
          <table:table-cell office:value-type="float" office:value="42.1670763988806" calcext:value-type="float">
            <text:p>42,1670763988806</text:p>
          </table:table-cell>
          <table:table-cell/>
          <table:table-cell table:formula="of:=[.D866]-[.B866]" office:value-type="float" office:value="0.470380220673604" calcext:value-type="float">
            <text:p>0,470380220673604</text:p>
          </table:table-cell>
        </table:table-row>
        <table:table-row table:style-name="ro1">
          <table:table-cell/>
          <table:table-cell office:value-type="float" office:value="41.7079058819615" calcext:value-type="float">
            <text:p>41,7079058819615</text:p>
          </table:table-cell>
          <table:table-cell/>
          <table:table-cell office:value-type="float" office:value="42.1794362446633" calcext:value-type="float">
            <text:p>42,1794362446633</text:p>
          </table:table-cell>
          <table:table-cell/>
          <table:table-cell table:formula="of:=[.D867]-[.B867]" office:value-type="float" office:value="0.471530362701799" calcext:value-type="float">
            <text:p>0,471530362701799</text:p>
          </table:table-cell>
        </table:table-row>
        <table:table-row table:style-name="ro1">
          <table:table-cell/>
          <table:table-cell office:value-type="float" office:value="41.7191071194291" calcext:value-type="float">
            <text:p>41,7191071194291</text:p>
          </table:table-cell>
          <table:table-cell/>
          <table:table-cell office:value-type="float" office:value="42.1917894873017" calcext:value-type="float">
            <text:p>42,1917894873017</text:p>
          </table:table-cell>
          <table:table-cell/>
          <table:table-cell table:formula="of:=[.D868]-[.B868]" office:value-type="float" office:value="0.472682367872601" calcext:value-type="float">
            <text:p>0,472682367872601</text:p>
          </table:table-cell>
        </table:table-row>
        <table:table-row table:style-name="ro1">
          <table:table-cell/>
          <table:table-cell office:value-type="float" office:value="41.7303002554164" calcext:value-type="float">
            <text:p>41,7303002554164</text:p>
          </table:table-cell>
          <table:table-cell/>
          <table:table-cell office:value-type="float" office:value="42.2041364997057" calcext:value-type="float">
            <text:p>42,2041364997057</text:p>
          </table:table-cell>
          <table:table-cell/>
          <table:table-cell table:formula="of:=[.D869]-[.B869]" office:value-type="float" office:value="0.473836244289295" calcext:value-type="float">
            <text:p>0,473836244289295</text:p>
          </table:table-cell>
        </table:table-row>
        <table:table-row table:style-name="ro1">
          <table:table-cell/>
          <table:table-cell office:value-type="float" office:value="41.7414856712665" calcext:value-type="float">
            <text:p>41,7414856712665</text:p>
          </table:table-cell>
          <table:table-cell/>
          <table:table-cell office:value-type="float" office:value="42.2164776728594" calcext:value-type="float">
            <text:p>42,2164776728594</text:p>
          </table:table-cell>
          <table:table-cell/>
          <table:table-cell table:formula="of:=[.D870]-[.B870]" office:value-type="float" office:value="0.474992001592895" calcext:value-type="float">
            <text:p>0,474992001592895</text:p>
          </table:table-cell>
        </table:table-row>
        <table:table-row table:style-name="ro1">
          <table:table-cell/>
          <table:table-cell office:value-type="float" office:value="41.7526637684949" calcext:value-type="float">
            <text:p>41,7526637684949</text:p>
          </table:table-cell>
          <table:table-cell/>
          <table:table-cell office:value-type="float" office:value="42.2288134196127" calcext:value-type="float">
            <text:p>42,2288134196127</text:p>
          </table:table-cell>
          <table:table-cell/>
          <table:table-cell table:formula="of:=[.D871]-[.B871]" office:value-type="float" office:value="0.476149651117801" calcext:value-type="float">
            <text:p>0,476149651117801</text:p>
          </table:table-cell>
        </table:table-row>
        <table:table-row table:style-name="ro1">
          <table:table-cell/>
          <table:table-cell office:value-type="float" office:value="41.7638349728225" calcext:value-type="float">
            <text:p>41,7638349728225</text:p>
          </table:table-cell>
          <table:table-cell/>
          <table:table-cell office:value-type="float" office:value="42.241144178909" calcext:value-type="float">
            <text:p>42,241144178909</text:p>
          </table:table-cell>
          <table:table-cell/>
          <table:table-cell table:formula="of:=[.D872]-[.B872]" office:value-type="float" office:value="0.477309206086503" calcext:value-type="float">
            <text:p>0,477309206086503</text:p>
          </table:table-cell>
        </table:table-row>
        <table:table-row table:style-name="ro1">
          <table:table-cell/>
          <table:table-cell office:value-type="float" office:value="41.7749997387062" calcext:value-type="float">
            <text:p>41,7749997387062</text:p>
          </table:table-cell>
          <table:table-cell/>
          <table:table-cell office:value-type="float" office:value="42.2534704205609" calcext:value-type="float">
            <text:p>42,2534704205609</text:p>
          </table:table-cell>
          <table:table-cell/>
          <table:table-cell table:formula="of:=[.D873]-[.B873]" office:value-type="float" office:value="0.478470681854702" calcext:value-type="float">
            <text:p>0,478470681854702</text:p>
          </table:table-cell>
        </table:table-row>
        <table:table-row table:style-name="ro1">
          <table:table-cell/>
          <table:table-cell office:value-type="float" office:value="41.786158554492" calcext:value-type="float">
            <text:p>41,786158554492</text:p>
          </table:table-cell>
          <table:table-cell/>
          <table:table-cell office:value-type="float" office:value="42.2657926507059" calcext:value-type="float">
            <text:p>42,2657926507059</text:p>
          </table:table-cell>
          <table:table-cell/>
          <table:table-cell table:formula="of:=[.D874]-[.B874]" office:value-type="float" office:value="0.4796340962139" calcext:value-type="float">
            <text:p>0,4796340962139</text:p>
          </table:table-cell>
        </table:table-row>
        <table:table-row table:style-name="ro1">
          <table:table-cell/>
          <table:table-cell office:value-type="float" office:value="41.797311948338" calcext:value-type="float">
            <text:p>41,797311948338</text:p>
          </table:table-cell>
          <table:table-cell/>
          <table:table-cell office:value-type="float" office:value="42.2781114181036" calcext:value-type="float">
            <text:p>42,2781114181036</text:p>
          </table:table-cell>
          <table:table-cell/>
          <table:table-cell table:formula="of:=[.D875]-[.B875]" office:value-type="float" office:value="0.4807994697656" calcext:value-type="float">
            <text:p>0,4807994697656</text:p>
          </table:table-cell>
        </table:table-row>
        <table:table-row table:style-name="ro1">
          <table:table-cell/>
          <table:table-cell office:value-type="float" office:value="41.8084604950892" calcext:value-type="float">
            <text:p>41,8084604950892</text:p>
          </table:table-cell>
          <table:table-cell/>
          <table:table-cell office:value-type="float" office:value="42.2904273214763" calcext:value-type="float">
            <text:p>42,2904273214763</text:p>
          </table:table-cell>
          <table:table-cell/>
          <table:table-cell table:formula="of:=[.D876]-[.B876]" office:value-type="float" office:value="0.481966826387101" calcext:value-type="float">
            <text:p>0,481966826387101</text:p>
          </table:table-cell>
        </table:table-row>
        <table:table-row table:style-name="ro1">
          <table:table-cell/>
          <table:table-cell office:value-type="float" office:value="41.8196048243325" calcext:value-type="float">
            <text:p>41,8196048243325</text:p>
          </table:table-cell>
          <table:table-cell/>
          <table:table-cell office:value-type="float" office:value="42.3027410181354" calcext:value-type="float">
            <text:p>42,3027410181354</text:p>
          </table:table-cell>
          <table:table-cell/>
          <table:table-cell table:formula="of:=[.D877]-[.B877]" office:value-type="float" office:value="0.483136193802899" calcext:value-type="float">
            <text:p>0,483136193802899</text:p>
          </table:table-cell>
        </table:table-row>
        <table:table-row table:style-name="ro1">
          <table:table-cell/>
          <table:table-cell office:value-type="float" office:value="41.8307456299126" calcext:value-type="float">
            <text:p>41,8307456299126</text:p>
          </table:table-cell>
          <table:table-cell/>
          <table:table-cell office:value-type="float" office:value="42.315053234212" calcext:value-type="float">
            <text:p>42,315053234212</text:p>
          </table:table-cell>
          <table:table-cell/>
          <table:table-cell table:formula="of:=[.D878]-[.B878]" office:value-type="float" office:value="0.484307604299403" calcext:value-type="float">
            <text:p>0,484307604299403</text:p>
          </table:table-cell>
        </table:table-row>
        <table:table-row table:style-name="ro1">
          <table:table-cell/>
          <table:table-cell office:value-type="float" office:value="41.8418836812696" calcext:value-type="float">
            <text:p>41,8418836812696</text:p>
          </table:table-cell>
          <table:table-cell/>
          <table:table-cell office:value-type="float" office:value="42.3273647768848" calcext:value-type="float">
            <text:p>42,3273647768848</text:p>
          </table:table-cell>
          <table:table-cell/>
          <table:table-cell table:formula="of:=[.D879]-[.B879]" office:value-type="float" office:value="0.485481095615199" calcext:value-type="float">
            <text:p>0,485481095615199</text:p>
          </table:table-cell>
        </table:table-row>
        <table:table-row table:style-name="ro1">
          <table:table-cell/>
          <table:table-cell office:value-type="float" office:value="41.8530198370544" calcext:value-type="float">
            <text:p>41,8530198370544</text:p>
          </table:table-cell>
          <table:table-cell/>
          <table:table-cell office:value-type="float" office:value="42.3396765491129" calcext:value-type="float">
            <text:p>42,3396765491129</text:p>
          </table:table-cell>
          <table:table-cell/>
          <table:table-cell table:formula="of:=[.D880]-[.B880]" office:value-type="float" office:value="0.486656712058505" calcext:value-type="float">
            <text:p>0,486656712058505</text:p>
          </table:table-cell>
        </table:table-row>
        <table:table-row table:style-name="ro1">
          <table:table-cell/>
          <table:table-cell office:value-type="float" office:value="41.8641550616134" calcext:value-type="float">
            <text:p>41,8641550616134</text:p>
          </table:table-cell>
          <table:table-cell/>
          <table:table-cell office:value-type="float" office:value="42.3519895675339" calcext:value-type="float">
            <text:p>42,3519895675339</text:p>
          </table:table-cell>
          <table:table-cell/>
          <table:table-cell table:formula="of:=[.D881]-[.B881]" office:value-type="float" office:value="0.487834505920496" calcext:value-type="float">
            <text:p>0,487834505920496</text:p>
          </table:table-cell>
        </table:table-row>
        <table:table-row table:style-name="ro1">
          <table:table-cell/>
          <table:table-cell office:value-type="float" office:value="41.8752904451078" calcext:value-type="float">
            <text:p>41,8752904451078</text:p>
          </table:table-cell>
          <table:table-cell/>
          <table:table-cell office:value-type="float" office:value="42.3643049843806" calcext:value-type="float">
            <text:p>42,3643049843806</text:p>
          </table:table-cell>
          <table:table-cell/>
          <table:table-cell table:formula="of:=[.D882]-[.B882]" office:value-type="float" office:value="0.489014539272802" calcext:value-type="float">
            <text:p>0,489014539272802</text:p>
          </table:table-cell>
        </table:table-row>
        <table:table-row table:style-name="ro1">
          <table:table-cell/>
          <table:table-cell office:value-type="float" office:value="41.8864272282762" calcext:value-type="float">
            <text:p>41,8864272282762</text:p>
          </table:table-cell>
          <table:table-cell/>
          <table:table-cell office:value-type="float" office:value="42.3766241145491" calcext:value-type="float">
            <text:p>42,3766241145491</text:p>
          </table:table-cell>
          <table:table-cell/>
          <table:table-cell table:formula="of:=[.D883]-[.B883]" office:value-type="float" office:value="0.490196886272905" calcext:value-type="float">
            <text:p>0,490196886272905</text:p>
          </table:table-cell>
        </table:table-row>
        <table:table-row table:style-name="ro1">
          <table:table-cell/>
          <table:table-cell office:value-type="float" office:value="41.8975668331669" calcext:value-type="float">
            <text:p>41,8975668331669</text:p>
          </table:table-cell>
          <table:table-cell/>
          <table:table-cell office:value-type="float" office:value="42.3889484693154" calcext:value-type="float">
            <text:p>42,3889484693154</text:p>
          </table:table-cell>
          <table:table-cell/>
          <table:table-cell table:formula="of:=[.D884]-[.B884]" office:value-type="float" office:value="0.491381636148503" calcext:value-type="float">
            <text:p>0,491381636148503</text:p>
          </table:table-cell>
        </table:table-row>
        <table:table-row table:style-name="ro1">
          <table:table-cell/>
          <table:table-cell office:value-type="float" office:value="41.9087109016228" calcext:value-type="float">
            <text:p>41,9087109016228</text:p>
          </table:table-cell>
          <table:table-cell/>
          <table:table-cell office:value-type="float" office:value="42.4012797987107" calcext:value-type="float">
            <text:p>42,4012797987107</text:p>
          </table:table-cell>
          <table:table-cell/>
          <table:table-cell table:formula="of:=[.D885]-[.B885]" office:value-type="float" office:value="0.492568897087907" calcext:value-type="float">
            <text:p>0,492568897087907</text:p>
          </table:table-cell>
        </table:table-row>
        <table:table-row table:style-name="ro1">
          <table:table-cell/>
          <table:table-cell office:value-type="float" office:value="41.9198613439074" calcext:value-type="float">
            <text:p>41,9198613439074</text:p>
          </table:table-cell>
          <table:table-cell/>
          <table:table-cell office:value-type="float" office:value="42.4136201452723" calcext:value-type="float">
            <text:p>42,4136201452723</text:p>
          </table:table-cell>
          <table:table-cell/>
          <table:table-cell table:formula="of:=[.D886]-[.B886]" office:value-type="float" office:value="0.493758801364898" calcext:value-type="float">
            <text:p>0,493758801364898</text:p>
          </table:table-cell>
        </table:table-row>
        <table:table-row table:style-name="ro1">
          <table:table-cell/>
          <table:table-cell office:value-type="float" office:value="41.9310204007242" calcext:value-type="float">
            <text:p>41,9310204007242</text:p>
          </table:table-cell>
          <table:table-cell/>
          <table:table-cell office:value-type="float" office:value="42.4259719128657" calcext:value-type="float">
            <text:p>42,4259719128657</text:p>
          </table:table-cell>
          <table:table-cell/>
          <table:table-cell table:formula="of:=[.D887]-[.B887]" office:value-type="float" office:value="0.494951512141498" calcext:value-type="float">
            <text:p>0,494951512141498</text:p>
          </table:table-cell>
        </table:table-row>
        <table:table-row table:style-name="ro1">
          <table:table-cell/>
          <table:table-cell office:value-type="float" office:value="41.9421907230636" calcext:value-type="float">
            <text:p>41,9421907230636</text:p>
          </table:table-cell>
          <table:table-cell/>
          <table:table-cell office:value-type="float" office:value="42.4383379556451" calcext:value-type="float">
            <text:p>42,4383379556451</text:p>
          </table:table-cell>
          <table:table-cell/>
          <table:table-cell table:formula="of:=[.D888]-[.B888]" office:value-type="float" office:value="0.496147232581507" calcext:value-type="float">
            <text:p>0,496147232581507</text:p>
          </table:table-cell>
        </table:table-row>
        <table:table-row table:style-name="ro1">
          <table:table-cell/>
          <table:table-cell office:value-type="float" office:value="41.9533754759708" calcext:value-type="float">
            <text:p>41,9533754759708</text:p>
          </table:table-cell>
          <table:table-cell/>
          <table:table-cell office:value-type="float" office:value="42.4507216941052" calcext:value-type="float">
            <text:p>42,4507216941052</text:p>
          </table:table-cell>
          <table:table-cell/>
          <table:table-cell table:formula="of:=[.D889]-[.B889]" office:value-type="float" office:value="0.497346218134396" calcext:value-type="float">
            <text:p>0,497346218134396</text:p>
          </table:table-cell>
        </table:table-row>
        <table:table-row table:style-name="ro1">
          <table:table-cell/>
          <table:table-cell office:value-type="float" office:value="41.9645784745816" calcext:value-type="float">
            <text:p>41,9645784745816</text:p>
          </table:table-cell>
          <table:table-cell/>
          <table:table-cell office:value-type="float" office:value="42.4631272677459" calcext:value-type="float">
            <text:p>42,4631272677459</text:p>
          </table:table-cell>
          <table:table-cell/>
          <table:table-cell table:formula="of:=[.D890]-[.B890]" office:value-type="float" office:value="0.498548793164296" calcext:value-type="float">
            <text:p>0,498548793164296</text:p>
          </table:table-cell>
        </table:table-row>
        <table:table-row table:style-name="ro1">
          <table:table-cell/>
          <table:table-cell office:value-type="float" office:value="41.9758043637779" calcext:value-type="float">
            <text:p>41,9758043637779</text:p>
          </table:table-cell>
          <table:table-cell/>
          <table:table-cell office:value-type="float" office:value="42.4755597371935" calcext:value-type="float">
            <text:p>42,4755597371935</text:p>
          </table:table-cell>
          <table:table-cell/>
          <table:table-cell table:formula="of:=[.D891]-[.B891]" office:value-type="float" office:value="0.499755373415603" calcext:value-type="float">
            <text:p>0,499755373415603</text:p>
          </table:table-cell>
        </table:table-row>
        <table:table-row table:style-name="ro1">
          <table:table-cell/>
          <table:table-cell office:value-type="float" office:value="41.9870588564706" calcext:value-type="float">
            <text:p>41,9870588564706</text:p>
          </table:table-cell>
          <table:table-cell/>
          <table:table-cell office:value-type="float" office:value="42.4880253524252" calcext:value-type="float">
            <text:p>42,4880253524252</text:p>
          </table:table-cell>
          <table:table-cell/>
          <table:table-cell table:formula="of:=[.D892]-[.B892]" office:value-type="float" office:value="0.5009664959546" calcext:value-type="float">
            <text:p>0,5009664959546</text:p>
          </table:table-cell>
        </table:table-row>
        <table:table-row table:style-name="ro1">
          <table:table-cell/>
          <table:table-cell office:value-type="float" office:value="41.9983490490493" calcext:value-type="float">
            <text:p>41,9983490490493</text:p>
          </table:table-cell>
          <table:table-cell/>
          <table:table-cell office:value-type="float" office:value="42.5005319065772" calcext:value-type="float">
            <text:p>42,5005319065772</text:p>
          </table:table-cell>
          <table:table-cell/>
          <table:table-cell table:formula="of:=[.D893]-[.B893]" office:value-type="float" office:value="0.502182857527899" calcext:value-type="float">
            <text:p>0,502182857527899</text:p>
          </table:table-cell>
        </table:table-row>
        <table:table-row table:style-name="ro1">
          <table:table-cell/>
          <table:table-cell office:value-type="float" office:value="42.0096838327915" calcext:value-type="float">
            <text:p>42,0096838327915</text:p>
          </table:table-cell>
          <table:table-cell/>
          <table:table-cell office:value-type="float" office:value="42.5130891914845" calcext:value-type="float">
            <text:p>42,5130891914845</text:p>
          </table:table-cell>
          <table:table-cell/>
          <table:table-cell table:formula="of:=[.D894]-[.B894]" office:value-type="float" office:value="0.503405358692994" calcext:value-type="float">
            <text:p>0,503405358692994</text:p>
          </table:table-cell>
        </table:table-row>
        <table:table-row table:style-name="ro1">
          <table:table-cell/>
          <table:table-cell office:value-type="float" office:value="42.0210744068117" calcext:value-type="float">
            <text:p>42,0210744068117</text:p>
          </table:table-cell>
          <table:table-cell/>
          <table:table-cell office:value-type="float" office:value="42.5257095451454" calcext:value-type="float">
            <text:p>42,5257095451454</text:p>
          </table:table-cell>
          <table:table-cell/>
          <table:table-cell table:formula="of:=[.D895]-[.B895]" office:value-type="float" office:value="0.504635138333704" calcext:value-type="float">
            <text:p>0,504635138333704</text:p>
          </table:table-cell>
        </table:table-row>
        <table:table-row table:style-name="ro1">
          <table:table-cell/>
          <table:table-cell office:value-type="float" office:value="42.0325348397686" calcext:value-type="float">
            <text:p>42,0325348397686</text:p>
          </table:table-cell>
          <table:table-cell/>
          <table:table-cell office:value-type="float" office:value="42.5384083818539" calcext:value-type="float">
            <text:p>42,5384083818539</text:p>
          </table:table-cell>
          <table:table-cell/>
          <table:table-cell table:formula="of:=[.D896]-[.B896]" office:value-type="float" office:value="0.505873542085297" calcext:value-type="float">
            <text:p>0,505873542085297</text:p>
          </table:table-cell>
        </table:table-row>
        <table:table-row table:style-name="ro1">
          <table:table-cell/>
          <table:table-cell office:value-type="float" office:value="42.0440824262962" calcext:value-type="float">
            <text:p>42,0440824262962</text:p>
          </table:table-cell>
          <table:table-cell/>
          <table:table-cell office:value-type="float" office:value="42.5512042644975" calcext:value-type="float">
            <text:p>42,5512042644975</text:p>
          </table:table-cell>
          <table:table-cell/>
          <table:table-cell table:formula="of:=[.D897]-[.B897]" office:value-type="float" office:value="0.5071218382013" calcext:value-type="float">
            <text:p>0,5071218382013</text:p>
          </table:table-cell>
        </table:table-row>
        <table:table-row table:style-name="ro1">
          <table:table-cell/>
          <table:table-cell office:value-type="float" office:value="42.0557369330941" calcext:value-type="float">
            <text:p>42,0557369330941</text:p>
          </table:table-cell>
          <table:table-cell/>
          <table:table-cell office:value-type="float" office:value="42.5641170131048" calcext:value-type="float">
            <text:p>42,5641170131048</text:p>
          </table:table-cell>
          <table:table-cell/>
          <table:table-cell table:formula="of:=[.D898]-[.B898]" office:value-type="float" office:value="0.508380080010696" calcext:value-type="float">
            <text:p>0,508380080010696</text:p>
          </table:table-cell>
        </table:table-row>
        <table:table-row table:style-name="ro1">
          <table:table-cell/>
          <table:table-cell office:value-type="float" office:value="42.0675157456587" calcext:value-type="float">
            <text:p>42,0675157456587</text:p>
          </table:table-cell>
          <table:table-cell/>
          <table:table-cell office:value-type="float" office:value="42.5771589253685" calcext:value-type="float">
            <text:p>42,5771589253685</text:p>
          </table:table-cell>
          <table:table-cell/>
          <table:table-cell table:formula="of:=[.D899]-[.B899]" office:value-type="float" office:value="0.509643179709798" calcext:value-type="float">
            <text:p>0,509643179709798</text:p>
          </table:table-cell>
        </table:table-row>
        <table:table-row table:style-name="ro1">
          <table:table-cell/>
          <table:table-cell office:value-type="float" office:value="42.079415266658" calcext:value-type="float">
            <text:p>42,079415266658</text:p>
          </table:table-cell>
          <table:table-cell/>
          <table:table-cell office:value-type="float" office:value="42.5903033524533" calcext:value-type="float">
            <text:p>42,5903033524533</text:p>
          </table:table-cell>
          <table:table-cell/>
          <table:table-cell table:formula="of:=[.D900]-[.B900]" office:value-type="float" office:value="0.510888085795294" calcext:value-type="float">
            <text:p>0,510888085795294</text:p>
          </table:table-cell>
        </table:table-row>
        <table:table-row table:style-name="ro1">
          <table:table-cell/>
          <table:table-cell office:value-type="float" office:value="42.0913486208109" calcext:value-type="float">
            <text:p>42,0913486208109</text:p>
          </table:table-cell>
          <table:table-cell/>
          <table:table-cell office:value-type="float" office:value="42.6033840360521" calcext:value-type="float">
            <text:p>42,6033840360521</text:p>
          </table:table-cell>
          <table:table-cell/>
          <table:table-cell table:formula="of:=[.D901]-[.B901]" office:value-type="float" office:value="0.512035415241201" calcext:value-type="float">
            <text:p>0,512035415241201</text:p>
          </table:table-cell>
        </table:table-row>
        <table:table-row table:style-name="ro1">
          <table:table-cell/>
          <table:table-cell office:value-type="float" office:value="42.102963003573" calcext:value-type="float">
            <text:p>42,102963003573</text:p>
          </table:table-cell>
          <table:table-cell/>
          <table:table-cell office:value-type="float" office:value="42.6158333557641" calcext:value-type="float">
            <text:p>42,6158333557641</text:p>
          </table:table-cell>
          <table:table-cell/>
          <table:table-cell table:formula="of:=[.D902]-[.B902]" office:value-type="float" office:value="0.512870352191101" calcext:value-type="float">
            <text:p>0,512870352191101</text:p>
          </table:table-cell>
        </table:table-row>
        <table:table-row table:style-name="ro1">
          <table:table-cell/>
          <table:table-cell office:value-type="float" office:value="42.1132983735473" calcext:value-type="float">
            <text:p>42,1132983735473</text:p>
          </table:table-cell>
          <table:table-cell/>
          <table:table-cell office:value-type="float" office:value="42.6264402763381" calcext:value-type="float">
            <text:p>42,6264402763381</text:p>
          </table:table-cell>
          <table:table-cell/>
          <table:table-cell table:formula="of:=[.D903]-[.B903]" office:value-type="float" office:value="0.5131419027908" calcext:value-type="float">
            <text:p>0,5131419027908</text:p>
          </table:table-cell>
        </table:table-row>
        <table:table-row table:style-name="ro1">
          <table:table-cell/>
          <table:table-cell office:value-type="float" office:value="42.1211956685549" calcext:value-type="float">
            <text:p>42,1211956685549</text:p>
          </table:table-cell>
          <table:table-cell/>
          <table:table-cell office:value-type="float" office:value="42.634801043792" calcext:value-type="float">
            <text:p>42,634801043792</text:p>
          </table:table-cell>
          <table:table-cell/>
          <table:table-cell table:formula="of:=[.D904]-[.B904]" office:value-type="float" office:value="0.513605375237106" calcext:value-type="float">
            <text:p>0,513605375237106</text:p>
          </table:table-cell>
        </table:table-row>
        <table:table-row table:style-name="ro1">
          <table:table-cell/>
          <table:table-cell office:value-type="float" office:value="42.1280790576668" calcext:value-type="float">
            <text:p>42,1280790576668</text:p>
          </table:table-cell>
          <table:table-cell/>
          <table:table-cell office:value-type="float" office:value="42.6436587307244" calcext:value-type="float">
            <text:p>42,6436587307244</text:p>
          </table:table-cell>
          <table:table-cell/>
          <table:table-cell table:formula="of:=[.D905]-[.B905]" office:value-type="float" office:value="0.515579673057594" calcext:value-type="float">
            <text:p>0,515579673057594</text:p>
          </table:table-cell>
        </table:table-row>
        <table:table-row table:style-name="ro1">
          <table:table-cell/>
          <table:table-cell office:value-type="float" office:value="42.1370143913998" calcext:value-type="float">
            <text:p>42,1370143913998</text:p>
          </table:table-cell>
          <table:table-cell/>
          <table:table-cell office:value-type="float" office:value="42.6549423530574" calcext:value-type="float">
            <text:p>42,6549423530574</text:p>
          </table:table-cell>
          <table:table-cell/>
          <table:table-cell table:formula="of:=[.D906]-[.B906]" office:value-type="float" office:value="0.517927961657598" calcext:value-type="float">
            <text:p>0,517927961657598</text:p>
          </table:table-cell>
        </table:table-row>
        <table:table-row table:style-name="ro1">
          <table:table-cell/>
          <table:table-cell office:value-type="float" office:value="42.1480981919592" calcext:value-type="float">
            <text:p>42,1480981919592</text:p>
          </table:table-cell>
          <table:table-cell/>
          <table:table-cell office:value-type="float" office:value="42.6678110245604" calcext:value-type="float">
            <text:p>42,6678110245604</text:p>
          </table:table-cell>
          <table:table-cell/>
          <table:table-cell table:formula="of:=[.D907]-[.B907]" office:value-type="float" office:value="0.519712832601201" calcext:value-type="float">
            <text:p>0,519712832601201</text:p>
          </table:table-cell>
        </table:table-row>
        <table:table-row table:style-name="ro1">
          <table:table-cell/>
          <table:table-cell office:value-type="float" office:value="42.1601545553928" calcext:value-type="float">
            <text:p>42,1601545553928</text:p>
          </table:table-cell>
          <table:table-cell/>
          <table:table-cell office:value-type="float" office:value="42.6812557905079" calcext:value-type="float">
            <text:p>42,6812557905079</text:p>
          </table:table-cell>
          <table:table-cell/>
          <table:table-cell table:formula="of:=[.D908]-[.B908]" office:value-type="float" office:value="0.521101235115097" calcext:value-type="float">
            <text:p>0,521101235115097</text:p>
          </table:table-cell>
        </table:table-row>
        <table:table-row table:style-name="ro1">
          <table:table-cell/>
          <table:table-cell office:value-type="float" office:value="42.1724651098857" calcext:value-type="float">
            <text:p>42,1724651098857</text:p>
          </table:table-cell>
          <table:table-cell/>
          <table:table-cell office:value-type="float" office:value="42.6947306750814" calcext:value-type="float">
            <text:p>42,6947306750814</text:p>
          </table:table-cell>
          <table:table-cell/>
          <table:table-cell table:formula="of:=[.D909]-[.B909]" office:value-type="float" office:value="0.522265565195703" calcext:value-type="float">
            <text:p>0,522265565195703</text:p>
          </table:table-cell>
        </table:table-row>
        <table:table-row table:style-name="ro1">
          <table:table-cell/>
          <table:table-cell office:value-type="float" office:value="42.1846099638695" calcext:value-type="float">
            <text:p>42,1846099638695</text:p>
          </table:table-cell>
          <table:table-cell/>
          <table:table-cell office:value-type="float" office:value="42.7077800573597" calcext:value-type="float">
            <text:p>42,7077800573597</text:p>
          </table:table-cell>
          <table:table-cell/>
          <table:table-cell table:formula="of:=[.D910]-[.B910]" office:value-type="float" office:value="0.523170093490201" calcext:value-type="float">
            <text:p>0,523170093490201</text:p>
          </table:table-cell>
        </table:table-row>
        <table:table-row table:style-name="ro1">
          <table:table-cell/>
          <table:table-cell office:value-type="float" office:value="42.1960770640004" calcext:value-type="float">
            <text:p>42,1960770640004</text:p>
          </table:table-cell>
          <table:table-cell/>
          <table:table-cell office:value-type="float" office:value="42.7196760729556" calcext:value-type="float">
            <text:p>42,7196760729556</text:p>
          </table:table-cell>
          <table:table-cell/>
          <table:table-cell table:formula="of:=[.D911]-[.B911]" office:value-type="float" office:value="0.523599008955202" calcext:value-type="float">
            <text:p>0,523599008955202</text:p>
          </table:table-cell>
        </table:table-row>
        <table:table-row table:style-name="ro1">
          <table:table-cell/>
          <table:table-cell office:value-type="float" office:value="42.2059627921222" calcext:value-type="float">
            <text:p>42,2059627921222</text:p>
          </table:table-cell>
          <table:table-cell/>
          <table:table-cell office:value-type="float" office:value="42.7292541133641" calcext:value-type="float">
            <text:p>42,7292541133641</text:p>
          </table:table-cell>
          <table:table-cell/>
          <table:table-cell table:formula="of:=[.D912]-[.B912]" office:value-type="float" office:value="0.523291321241899" calcext:value-type="float">
            <text:p>0,523291321241899</text:p>
          </table:table-cell>
        </table:table-row>
        <table:table-row table:style-name="ro1">
          <table:table-cell/>
          <table:table-cell office:value-type="float" office:value="42.2130307258543" calcext:value-type="float">
            <text:p>42,2130307258543</text:p>
          </table:table-cell>
          <table:table-cell/>
          <table:table-cell office:value-type="float" office:value="42.7355885482024" calcext:value-type="float">
            <text:p>42,7355885482024</text:p>
          </table:table-cell>
          <table:table-cell/>
          <table:table-cell table:formula="of:=[.D913]-[.B913]" office:value-type="float" office:value="0.522557822348098" calcext:value-type="float">
            <text:p>0,522557822348098</text:p>
          </table:table-cell>
        </table:table-row>
        <table:table-row table:style-name="ro1">
          <table:table-cell/>
          <table:table-cell office:value-type="float" office:value="42.2169572592888" calcext:value-type="float">
            <text:p>42,2169572592888</text:p>
          </table:table-cell>
          <table:table-cell/>
          <table:table-cell office:value-type="float" office:value="42.7398864487655" calcext:value-type="float">
            <text:p>42,7398864487655</text:p>
          </table:table-cell>
          <table:table-cell/>
          <table:table-cell table:formula="of:=[.D914]-[.B914]" office:value-type="float" office:value="0.522929189476706" calcext:value-type="float">
            <text:p>0,522929189476706</text:p>
          </table:table-cell>
        </table:table-row>
        <table:table-row table:style-name="ro1">
          <table:table-cell/>
          <table:table-cell office:value-type="float" office:value="42.220054013861" calcext:value-type="float">
            <text:p>42,220054013861</text:p>
          </table:table-cell>
          <table:table-cell/>
          <table:table-cell office:value-type="float" office:value="42.74544108493" calcext:value-type="float">
            <text:p>42,74544108493</text:p>
          </table:table-cell>
          <table:table-cell/>
          <table:table-cell table:formula="of:=[.D915]-[.B915]" office:value-type="float" office:value="0.525387071068998" calcext:value-type="float">
            <text:p>0,525387071068998</text:p>
          </table:table-cell>
        </table:table-row>
        <table:table-row table:style-name="ro1">
          <table:table-cell/>
          <table:table-cell office:value-type="float" office:value="42.2254861461846" calcext:value-type="float">
            <text:p>42,2254861461846</text:p>
          </table:table-cell>
          <table:table-cell/>
          <table:table-cell office:value-type="float" office:value="42.7540875592773" calcext:value-type="float">
            <text:p>42,7540875592773</text:p>
          </table:table-cell>
          <table:table-cell/>
          <table:table-cell table:formula="of:=[.D916]-[.B916]" office:value-type="float" office:value="0.528601413092702" calcext:value-type="float">
            <text:p>0,528601413092702</text:p>
          </table:table-cell>
        </table:table-row>
        <table:table-row table:style-name="ro1">
          <table:table-cell/>
          <table:table-cell office:value-type="float" office:value="42.2339922110193" calcext:value-type="float">
            <text:p>42,2339922110193</text:p>
          </table:table-cell>
          <table:table-cell/>
          <table:table-cell office:value-type="float" office:value="42.7652209059712" calcext:value-type="float">
            <text:p>42,7652209059712</text:p>
          </table:table-cell>
          <table:table-cell/>
          <table:table-cell table:formula="of:=[.D917]-[.B917]" office:value-type="float" office:value="0.531228694951899" calcext:value-type="float">
            <text:p>0,531228694951899</text:p>
          </table:table-cell>
        </table:table-row>
        <table:table-row table:style-name="ro1">
          <table:table-cell/>
          <table:table-cell office:value-type="float" office:value="42.2445147462653" calcext:value-type="float">
            <text:p>42,2445147462653</text:p>
          </table:table-cell>
          <table:table-cell/>
          <table:table-cell office:value-type="float" office:value="42.7776534198011" calcext:value-type="float">
            <text:p>42,7776534198011</text:p>
          </table:table-cell>
          <table:table-cell/>
          <table:table-cell table:formula="of:=[.D918]-[.B918]" office:value-type="float" office:value="0.533138673535795" calcext:value-type="float">
            <text:p>0,533138673535795</text:p>
          </table:table-cell>
        </table:table-row>
        <table:table-row table:style-name="ro1">
          <table:table-cell/>
          <table:table-cell office:value-type="float" office:value="42.2559746754144" calcext:value-type="float">
            <text:p>42,2559746754144</text:p>
          </table:table-cell>
          <table:table-cell/>
          <table:table-cell office:value-type="float" office:value="42.7905988810302" calcext:value-type="float">
            <text:p>42,7905988810302</text:p>
          </table:table-cell>
          <table:table-cell/>
          <table:table-cell table:formula="of:=[.D919]-[.B919]" office:value-type="float" office:value="0.534624205615799" calcext:value-type="float">
            <text:p>0,534624205615799</text:p>
          </table:table-cell>
        </table:table-row>
        <table:table-row table:style-name="ro1">
          <table:table-cell/>
          <table:table-cell office:value-type="float" office:value="42.267759595293" calcext:value-type="float">
            <text:p>42,267759595293</text:p>
          </table:table-cell>
          <table:table-cell/>
          <table:table-cell office:value-type="float" office:value="42.8036744698703" calcext:value-type="float">
            <text:p>42,8036744698703</text:p>
          </table:table-cell>
          <table:table-cell/>
          <table:table-cell table:formula="of:=[.D920]-[.B920]" office:value-type="float" office:value="0.535914874577301" calcext:value-type="float">
            <text:p>0,535914874577301</text:p>
          </table:table-cell>
        </table:table-row>
        <table:table-row table:style-name="ro1">
          <table:table-cell/>
          <table:table-cell office:value-type="float" office:value="42.279591094346" calcext:value-type="float">
            <text:p>42,279591094346</text:p>
          </table:table-cell>
          <table:table-cell/>
          <table:table-cell office:value-type="float" office:value="42.8167204665562" calcext:value-type="float">
            <text:p>42,8167204665562</text:p>
          </table:table-cell>
          <table:table-cell/>
          <table:table-cell table:formula="of:=[.D921]-[.B921]" office:value-type="float" office:value="0.537129372210195" calcext:value-type="float">
            <text:p>0,537129372210195</text:p>
          </table:table-cell>
        </table:table-row>
        <table:table-row table:style-name="ro1">
          <table:table-cell/>
          <table:table-cell office:value-type="float" office:value="42.291359238905" calcext:value-type="float">
            <text:p>42,291359238905</text:p>
          </table:table-cell>
          <table:table-cell/>
          <table:table-cell office:value-type="float" office:value="42.8296802279448" calcext:value-type="float">
            <text:p>42,8296802279448</text:p>
          </table:table-cell>
          <table:table-cell/>
          <table:table-cell table:formula="of:=[.D922]-[.B922]" office:value-type="float" office:value="0.538320989039796" calcext:value-type="float">
            <text:p>0,538320989039796</text:p>
          </table:table-cell>
        </table:table-row>
        <table:table-row table:style-name="ro1">
          <table:table-cell/>
          <table:table-cell office:value-type="float" office:value="42.303029032487" calcext:value-type="float">
            <text:p>42,303029032487</text:p>
          </table:table-cell>
          <table:table-cell/>
          <table:table-cell office:value-type="float" office:value="42.8425410185196" calcext:value-type="float">
            <text:p>42,8425410185196</text:p>
          </table:table-cell>
          <table:table-cell/>
          <table:table-cell table:formula="of:=[.D923]-[.B923]" office:value-type="float" office:value="0.539511986032601" calcext:value-type="float">
            <text:p>0,539511986032601</text:p>
          </table:table-cell>
        </table:table-row>
        <table:table-row table:style-name="ro1">
          <table:table-cell/>
          <table:table-cell office:value-type="float" office:value="42.3145964842902" calcext:value-type="float">
            <text:p>42,3145964842902</text:p>
          </table:table-cell>
          <table:table-cell/>
          <table:table-cell office:value-type="float" office:value="42.8553074550148" calcext:value-type="float">
            <text:p>42,8553074550148</text:p>
          </table:table-cell>
          <table:table-cell/>
          <table:table-cell table:formula="of:=[.D924]-[.B924]" office:value-type="float" office:value="0.540710970724604" calcext:value-type="float">
            <text:p>0,540710970724604</text:p>
          </table:table-cell>
        </table:table-row>
        <table:table-row table:style-name="ro1">
          <table:table-cell/>
          <table:table-cell office:value-type="float" office:value="42.3260690963456" calcext:value-type="float">
            <text:p>42,3260690963456</text:p>
          </table:table-cell>
          <table:table-cell/>
          <table:table-cell office:value-type="float" office:value="42.8679898980044" calcext:value-type="float">
            <text:p>42,8679898980044</text:p>
          </table:table-cell>
          <table:table-cell/>
          <table:table-cell table:formula="of:=[.D925]-[.B925]" office:value-type="float" office:value="0.541920801658804" calcext:value-type="float">
            <text:p>0,541920801658804</text:p>
          </table:table-cell>
        </table:table-row>
        <table:table-row table:style-name="ro1">
          <table:table-cell/>
          <table:table-cell office:value-type="float" office:value="42.3374567176607" calcext:value-type="float">
            <text:p>42,3374567176607</text:p>
          </table:table-cell>
          <table:table-cell/>
          <table:table-cell office:value-type="float" office:value="42.8805989181358" calcext:value-type="float">
            <text:p>42,8805989181358</text:p>
          </table:table-cell>
          <table:table-cell/>
          <table:table-cell table:formula="of:=[.D926]-[.B926]" office:value-type="float" office:value="0.543142200475103" calcext:value-type="float">
            <text:p>0,543142200475103</text:p>
          </table:table-cell>
        </table:table-row>
        <table:table-row table:style-name="ro1">
          <table:table-cell/>
          <table:table-cell office:value-type="float" office:value="42.348761650804" calcext:value-type="float">
            <text:p>42,348761650804</text:p>
          </table:table-cell>
          <table:table-cell/>
          <table:table-cell office:value-type="float" office:value="42.8931381553458" calcext:value-type="float">
            <text:p>42,8931381553458</text:p>
          </table:table-cell>
          <table:table-cell/>
          <table:table-cell table:formula="of:=[.D927]-[.B927]" office:value-type="float" office:value="0.544376504541802" calcext:value-type="float">
            <text:p>0,544376504541802</text:p>
          </table:table-cell>
        </table:table-row>
        <table:table-row table:style-name="ro1">
          <table:table-cell/>
          <table:table-cell office:value-type="float" office:value="42.2126693486849" calcext:value-type="float">
            <text:p>42,2126693486849</text:p>
          </table:table-cell>
          <table:table-cell/>
          <table:table-cell office:value-type="float" office:value="42.7644499171384" calcext:value-type="float">
            <text:p>42,7644499171384</text:p>
          </table:table-cell>
          <table:table-cell/>
          <table:table-cell table:formula="of:=[.D928]-[.B928]" office:value-type="float" office:value="0.551780568453502" calcext:value-type="float">
            <text:p>0,551780568453502</text:p>
          </table:table-cell>
        </table:table-row>
        <table:table-row table:style-name="ro1">
          <table:table-cell/>
          <table:table-cell office:value-type="float" office:value="42.3554267866997" calcext:value-type="float">
            <text:p>42,3554267866997</text:p>
          </table:table-cell>
          <table:table-cell/>
          <table:table-cell office:value-type="float" office:value="42.9035946955316" calcext:value-type="float">
            <text:p>42,9035946955316</text:p>
          </table:table-cell>
          <table:table-cell/>
          <table:table-cell table:formula="of:=[.D929]-[.B929]" office:value-type="float" office:value="0.5481679088319" calcext:value-type="float">
            <text:p>0,5481679088319</text:p>
          </table:table-cell>
        </table:table-row>
        <table:table-row table:style-name="ro1">
          <table:table-cell/>
          <table:table-cell office:value-type="float" office:value="42.3744709007942" calcext:value-type="float">
            <text:p>42,3744709007942</text:p>
          </table:table-cell>
          <table:table-cell/>
          <table:table-cell office:value-type="float" office:value="42.9232637724439" calcext:value-type="float">
            <text:p>42,9232637724439</text:p>
          </table:table-cell>
          <table:table-cell/>
          <table:table-cell table:formula="of:=[.D930]-[.B930]" office:value-type="float" office:value="0.548792871649702" calcext:value-type="float">
            <text:p>0,548792871649702</text:p>
          </table:table-cell>
        </table:table-row>
        <table:table-row table:style-name="ro1">
          <table:table-cell/>
          <table:table-cell office:value-type="float" office:value="42.3884393035466" calcext:value-type="float">
            <text:p>42,3884393035466</text:p>
          </table:table-cell>
          <table:table-cell/>
          <table:table-cell office:value-type="float" office:value="42.9382609627519" calcext:value-type="float">
            <text:p>42,9382609627519</text:p>
          </table:table-cell>
          <table:table-cell/>
          <table:table-cell table:formula="of:=[.D931]-[.B931]" office:value-type="float" office:value="0.5498216592053" calcext:value-type="float">
            <text:p>0,5498216592053</text:p>
          </table:table-cell>
        </table:table-row>
        <table:table-row table:style-name="ro1">
          <table:table-cell/>
          <table:table-cell office:value-type="float" office:value="42.4010067264973" calcext:value-type="float">
            <text:p>42,4010067264973</text:p>
          </table:table-cell>
          <table:table-cell/>
          <table:table-cell office:value-type="float" office:value="42.951976205552" calcext:value-type="float">
            <text:p>42,951976205552</text:p>
          </table:table-cell>
          <table:table-cell/>
          <table:table-cell table:formula="of:=[.D932]-[.B932]" office:value-type="float" office:value="0.5509694790547" calcext:value-type="float">
            <text:p>0,5509694790547</text:p>
          </table:table-cell>
        </table:table-row>
        <table:table-row table:style-name="ro1">
          <table:table-cell/>
          <table:table-cell office:value-type="float" office:value="42.4129847675278" calcext:value-type="float">
            <text:p>42,4129847675278</text:p>
          </table:table-cell>
          <table:table-cell/>
          <table:table-cell office:value-type="float" office:value="42.9651546443852" calcext:value-type="float">
            <text:p>42,9651546443852</text:p>
          </table:table-cell>
          <table:table-cell/>
          <table:table-cell table:formula="of:=[.D933]-[.B933]" office:value-type="float" office:value="0.552169876857398" calcext:value-type="float">
            <text:p>0,552169876857398</text:p>
          </table:table-cell>
        </table:table-row>
        <table:table-row table:style-name="ro1">
          <table:table-cell/>
          <table:table-cell office:value-type="float" office:value="42.4246573946731" calcext:value-type="float">
            <text:p>42,4246573946731</text:p>
          </table:table-cell>
          <table:table-cell/>
          <table:table-cell office:value-type="float" office:value="42.9780559401966" calcext:value-type="float">
            <text:p>42,9780559401966</text:p>
          </table:table-cell>
          <table:table-cell/>
          <table:table-cell table:formula="of:=[.D934]-[.B934]" office:value-type="float" office:value="0.5533985455235" calcext:value-type="float">
            <text:p>0,5533985455235</text:p>
          </table:table-cell>
        </table:table-row>
        <table:table-row table:style-name="ro1">
          <table:table-cell/>
          <table:table-cell office:value-type="float" office:value="42.4361503216869" calcext:value-type="float">
            <text:p>42,4361503216869</text:p>
          </table:table-cell>
          <table:table-cell/>
          <table:table-cell office:value-type="float" office:value="42.9907940915335" calcext:value-type="float">
            <text:p>42,9907940915335</text:p>
          </table:table-cell>
          <table:table-cell/>
          <table:table-cell table:formula="of:=[.D935]-[.B935]" office:value-type="float" office:value="0.554643769846599" calcext:value-type="float">
            <text:p>0,554643769846599</text:p>
          </table:table-cell>
        </table:table-row>
        <table:table-row table:style-name="ro1">
          <table:table-cell/>
          <table:table-cell office:value-type="float" office:value="42.4475275266981" calcext:value-type="float">
            <text:p>42,4475275266981</text:p>
          </table:table-cell>
          <table:table-cell/>
          <table:table-cell office:value-type="float" office:value="43.0034258690056" calcext:value-type="float">
            <text:p>43,0034258690056</text:p>
          </table:table-cell>
          <table:table-cell/>
          <table:table-cell table:formula="of:=[.D936]-[.B936]" office:value-type="float" office:value="0.555898342307501" calcext:value-type="float">
            <text:p>0,555898342307501</text:p>
          </table:table-cell>
        </table:table-row>
        <table:table-row table:style-name="ro1">
          <table:table-cell/>
          <table:table-cell office:value-type="float" office:value="42.4588240499513" calcext:value-type="float">
            <text:p>42,4588240499513</text:p>
          </table:table-cell>
          <table:table-cell/>
          <table:table-cell office:value-type="float" office:value="43.0159805947879" calcext:value-type="float">
            <text:p>43,0159805947879</text:p>
          </table:table-cell>
          <table:table-cell/>
          <table:table-cell table:formula="of:=[.D937]-[.B937]" office:value-type="float" office:value="0.557156544836595" calcext:value-type="float">
            <text:p>0,557156544836595</text:p>
          </table:table-cell>
        </table:table-row>
        <table:table-row table:style-name="ro1">
          <table:table-cell/>
          <table:table-cell office:value-type="float" office:value="42.4700589569928" calcext:value-type="float">
            <text:p>42,4700589569928</text:p>
          </table:table-cell>
          <table:table-cell/>
          <table:table-cell office:value-type="float" office:value="43.0284715872013" calcext:value-type="float">
            <text:p>43,0284715872013</text:p>
          </table:table-cell>
          <table:table-cell/>
          <table:table-cell table:formula="of:=[.D938]-[.B938]" office:value-type="float" office:value="0.558412630208501" calcext:value-type="float">
            <text:p>0,558412630208501</text:p>
          </table:table-cell>
        </table:table-row>
        <table:table-row table:style-name="ro1">
          <table:table-cell/>
          <table:table-cell office:value-type="float" office:value="42.4812407388025" calcext:value-type="float">
            <text:p>42,4812407388025</text:p>
          </table:table-cell>
          <table:table-cell/>
          <table:table-cell office:value-type="float" office:value="43.0409004912458" calcext:value-type="float">
            <text:p>43,0409004912458</text:p>
          </table:table-cell>
          <table:table-cell/>
          <table:table-cell table:formula="of:=[.D939]-[.B939]" office:value-type="float" office:value="0.559659752443302" calcext:value-type="float">
            <text:p>0,559659752443302</text:p>
          </table:table-cell>
        </table:table-row>
        <table:table-row table:style-name="ro1">
          <table:table-cell/>
          <table:table-cell office:value-type="float" office:value="42.4923692437656" calcext:value-type="float">
            <text:p>42,4923692437656</text:p>
          </table:table-cell>
          <table:table-cell/>
          <table:table-cell office:value-type="float" office:value="43.053258198255" calcext:value-type="float">
            <text:p>43,053258198255</text:p>
          </table:table-cell>
          <table:table-cell/>
          <table:table-cell table:formula="of:=[.D940]-[.B940]" office:value-type="float" office:value="0.5608889544894" calcext:value-type="float">
            <text:p>0,5608889544894</text:p>
          </table:table-cell>
        </table:table-row>
        <table:table-row table:style-name="ro1">
          <table:table-cell/>
          <table:table-cell office:value-type="float" office:value="42.5034356422642" calcext:value-type="float">
            <text:p>42,5034356422642</text:p>
          </table:table-cell>
          <table:table-cell/>
          <table:table-cell office:value-type="float" office:value="43.0655236902659" calcext:value-type="float">
            <text:p>43,0655236902659</text:p>
          </table:table-cell>
          <table:table-cell/>
          <table:table-cell table:formula="of:=[.D941]-[.B941]" office:value-type="float" office:value="0.562088048001698" calcext:value-type="float">
            <text:p>0,562088048001698</text:p>
          </table:table-cell>
        </table:table-row>
        <table:table-row table:style-name="ro1">
          <table:table-cell/>
          <table:table-cell office:value-type="float" office:value="42.5144209715315" calcext:value-type="float">
            <text:p>42,5144209715315</text:p>
          </table:table-cell>
          <table:table-cell/>
          <table:table-cell office:value-type="float" office:value="43.0776613336932" calcext:value-type="float">
            <text:p>43,0776613336932</text:p>
          </table:table-cell>
          <table:table-cell/>
          <table:table-cell table:formula="of:=[.D942]-[.B942]" office:value-type="float" office:value="0.5632403621617" calcext:value-type="float">
            <text:p>0,5632403621617</text:p>
          </table:table-cell>
        </table:table-row>
        <table:table-row table:style-name="ro1">
          <table:table-cell/>
          <table:table-cell office:value-type="float" office:value="42.5252934490501" calcext:value-type="float">
            <text:p>42,5252934490501</text:p>
          </table:table-cell>
          <table:table-cell/>
          <table:table-cell office:value-type="float" office:value="43.0896169935591" calcext:value-type="float">
            <text:p>43,0896169935591</text:p>
          </table:table-cell>
          <table:table-cell/>
          <table:table-cell table:formula="of:=[.D943]-[.B943]" office:value-type="float" office:value="0.564323544508994" calcext:value-type="float">
            <text:p>0,564323544508994</text:p>
          </table:table-cell>
        </table:table-row>
        <table:table-row table:style-name="ro1">
          <table:table-cell/>
          <table:table-cell office:value-type="float" office:value="42.536004705875" calcext:value-type="float">
            <text:p>42,536004705875</text:p>
          </table:table-cell>
          <table:table-cell/>
          <table:table-cell office:value-type="float" office:value="43.1013137046749" calcext:value-type="float">
            <text:p>43,1013137046749</text:p>
          </table:table-cell>
          <table:table-cell/>
          <table:table-cell table:formula="of:=[.D944]-[.B944]" office:value-type="float" office:value="0.5653089987999" calcext:value-type="float">
            <text:p>0,5653089987999</text:p>
          </table:table-cell>
        </table:table-row>
        <table:table-row table:style-name="ro1">
          <table:table-cell/>
          <table:table-cell office:value-type="float" office:value="42.5464853966113" calcext:value-type="float">
            <text:p>42,5464853966113</text:p>
          </table:table-cell>
          <table:table-cell/>
          <table:table-cell office:value-type="float" office:value="43.1126486796291" calcext:value-type="float">
            <text:p>43,1126486796291</text:p>
          </table:table-cell>
          <table:table-cell/>
          <table:table-cell table:formula="of:=[.D945]-[.B945]" office:value-type="float" office:value="0.566163283017801" calcext:value-type="float">
            <text:p>0,566163283017801</text:p>
          </table:table-cell>
        </table:table-row>
        <table:table-row table:style-name="ro1">
          <table:table-cell/>
          <table:table-cell office:value-type="float" office:value="42.5566414804989" calcext:value-type="float">
            <text:p>42,5566414804989</text:p>
          </table:table-cell>
          <table:table-cell/>
          <table:table-cell office:value-type="float" office:value="43.1234953644908" calcext:value-type="float">
            <text:p>43,1234953644908</text:p>
          </table:table-cell>
          <table:table-cell/>
          <table:table-cell table:formula="of:=[.D946]-[.B946]" office:value-type="float" office:value="0.566853883991904" calcext:value-type="float">
            <text:p>0,566853883991904</text:p>
          </table:table-cell>
        </table:table-row>
        <table:table-row table:style-name="ro1">
          <table:table-cell/>
          <table:table-cell office:value-type="float" office:value="42.5663540970647" calcext:value-type="float">
            <text:p>42,5663540970647</text:p>
          </table:table-cell>
          <table:table-cell/>
          <table:table-cell office:value-type="float" office:value="43.1337167868992" calcext:value-type="float">
            <text:p>43,1337167868992</text:p>
          </table:table-cell>
          <table:table-cell/>
          <table:table-cell table:formula="of:=[.D947]-[.B947]" office:value-type="float" office:value="0.567362689834496" calcext:value-type="float">
            <text:p>0,567362689834496</text:p>
          </table:table-cell>
        </table:table-row>
        <table:table-row table:style-name="ro1">
          <table:table-cell/>
          <table:table-cell office:value-type="float" office:value="42.5754883575764" calcext:value-type="float">
            <text:p>42,5754883575764</text:p>
          </table:table-cell>
          <table:table-cell/>
          <table:table-cell office:value-type="float" office:value="43.1431976234294" calcext:value-type="float">
            <text:p>43,1431976234294</text:p>
          </table:table-cell>
          <table:table-cell/>
          <table:table-cell table:formula="of:=[.D948]-[.B948]" office:value-type="float" office:value="0.567709265853004" calcext:value-type="float">
            <text:p>0,567709265853004</text:p>
          </table:table-cell>
        </table:table-row>
        <table:table-row table:style-name="ro1">
          <table:table-cell/>
          <table:table-cell office:value-type="float" office:value="42.5839183144495" calcext:value-type="float">
            <text:p>42,5839183144495</text:p>
          </table:table-cell>
          <table:table-cell/>
          <table:table-cell office:value-type="float" office:value="43.1518974443268" calcext:value-type="float">
            <text:p>43,1518974443268</text:p>
          </table:table-cell>
          <table:table-cell/>
          <table:table-cell table:formula="of:=[.D949]-[.B949]" office:value-type="float" office:value="0.567979129877301" calcext:value-type="float">
            <text:p>0,567979129877301</text:p>
          </table:table-cell>
        </table:table-row>
        <table:table-row table:style-name="ro1">
          <table:table-cell/>
          <table:table-cell office:value-type="float" office:value="42.5915730971727" calcext:value-type="float">
            <text:p>42,5915730971727</text:p>
          </table:table-cell>
          <table:table-cell/>
          <table:table-cell office:value-type="float" office:value="43.1599111661585" calcext:value-type="float">
            <text:p>43,1599111661585</text:p>
          </table:table-cell>
          <table:table-cell/>
          <table:table-cell table:formula="of:=[.D950]-[.B950]" office:value-type="float" office:value="0.568338068985803" calcext:value-type="float">
            <text:p>0,568338068985803</text:p>
          </table:table-cell>
        </table:table-row>
        <table:table-row table:style-name="ro1">
          <table:table-cell/>
          <table:table-cell office:value-type="float" office:value="42.5984970271795" calcext:value-type="float">
            <text:p>42,5984970271795</text:p>
          </table:table-cell>
          <table:table-cell/>
          <table:table-cell office:value-type="float" office:value="43.1674997214835" calcext:value-type="float">
            <text:p>43,1674997214835</text:p>
          </table:table-cell>
          <table:table-cell/>
          <table:table-cell table:formula="of:=[.D951]-[.B951]" office:value-type="float" office:value="0.569002694304004" calcext:value-type="float">
            <text:p>0,569002694304004</text:p>
          </table:table-cell>
        </table:table-row>
        <table:table-row table:style-name="ro1">
          <table:table-cell/>
          <table:table-cell office:value-type="float" office:value="42.6048944006868" calcext:value-type="float">
            <text:p>42,6048944006868</text:p>
          </table:table-cell>
          <table:table-cell/>
          <table:table-cell office:value-type="float" office:value="43.1750500314811" calcext:value-type="float">
            <text:p>43,1750500314811</text:p>
          </table:table-cell>
          <table:table-cell/>
          <table:table-cell table:formula="of:=[.D952]-[.B952]" office:value-type="float" office:value="0.570155630794297" calcext:value-type="float">
            <text:p>0,570155630794297</text:p>
          </table:table-cell>
        </table:table-row>
        <table:table-row table:style-name="ro1">
          <table:table-cell/>
          <table:table-cell office:value-type="float" office:value="42.6111159882453" calcext:value-type="float">
            <text:p>42,6111159882453</text:p>
          </table:table-cell>
          <table:table-cell/>
          <table:table-cell office:value-type="float" office:value="43.1829641550815" calcext:value-type="float">
            <text:p>43,1829641550815</text:p>
          </table:table-cell>
          <table:table-cell/>
          <table:table-cell table:formula="of:=[.D953]-[.B953]" office:value-type="float" office:value="0.571848166836197" calcext:value-type="float">
            <text:p>0,571848166836197</text:p>
          </table:table-cell>
        </table:table-row>
        <table:table-row table:style-name="ro1">
          <table:table-cell/>
          <table:table-cell office:value-type="float" office:value="42.6175691831671" calcext:value-type="float">
            <text:p>42,6175691831671</text:p>
          </table:table-cell>
          <table:table-cell/>
          <table:table-cell office:value-type="float" office:value="43.1915373559386" calcext:value-type="float">
            <text:p>43,1915373559386</text:p>
          </table:table-cell>
          <table:table-cell/>
          <table:table-cell table:formula="of:=[.D954]-[.B954]" office:value-type="float" office:value="0.573968172771501" calcext:value-type="float">
            <text:p>0,573968172771501</text:p>
          </table:table-cell>
        </table:table-row>
        <table:table-row table:style-name="ro1">
          <table:table-cell/>
          <table:table-cell office:value-type="float" office:value="42.6245928282648" calcext:value-type="float">
            <text:p>42,6245928282648</text:p>
          </table:table-cell>
          <table:table-cell/>
          <table:table-cell office:value-type="float" office:value="43.2008960804578" calcext:value-type="float">
            <text:p>43,2008960804578</text:p>
          </table:table-cell>
          <table:table-cell/>
          <table:table-cell table:formula="of:=[.D955]-[.B955]" office:value-type="float" office:value="0.576303252193" calcext:value-type="float">
            <text:p>0,576303252193</text:p>
          </table:table-cell>
        </table:table-row>
        <table:table-row table:style-name="ro1">
          <table:table-cell/>
          <table:table-cell office:value-type="float" office:value="42.6323707789723" calcext:value-type="float">
            <text:p>42,6323707789723</text:p>
          </table:table-cell>
          <table:table-cell/>
          <table:table-cell office:value-type="float" office:value="43.2110145470391" calcext:value-type="float">
            <text:p>43,2110145470391</text:p>
          </table:table-cell>
          <table:table-cell/>
          <table:table-cell table:formula="of:=[.D956]-[.B956]" office:value-type="float" office:value="0.578643768066797" calcext:value-type="float">
            <text:p>0,578643768066797</text:p>
          </table:table-cell>
        </table:table-row>
        <table:table-row table:style-name="ro1">
          <table:table-cell/>
          <table:table-cell office:value-type="float" office:value="42.6409237970131" calcext:value-type="float">
            <text:p>42,6409237970131</text:p>
          </table:table-cell>
          <table:table-cell/>
          <table:table-cell office:value-type="float" office:value="43.2217749392847" calcext:value-type="float">
            <text:p>43,2217749392847</text:p>
          </table:table-cell>
          <table:table-cell/>
          <table:table-cell table:formula="of:=[.D957]-[.B957]" office:value-type="float" office:value="0.580851142271598" calcext:value-type="float">
            <text:p>0,580851142271598</text:p>
          </table:table-cell>
        </table:table-row>
        <table:table-row table:style-name="ro1">
          <table:table-cell/>
          <table:table-cell office:value-type="float" office:value="42.6501593984215" calcext:value-type="float">
            <text:p>42,6501593984215</text:p>
          </table:table-cell>
          <table:table-cell/>
          <table:table-cell office:value-type="float" office:value="43.2330277972763" calcext:value-type="float">
            <text:p>43,2330277972763</text:p>
          </table:table-cell>
          <table:table-cell/>
          <table:table-cell table:formula="of:=[.D958]-[.B958]" office:value-type="float" office:value="0.582868398854799" calcext:value-type="float">
            <text:p>0,582868398854799</text:p>
          </table:table-cell>
        </table:table-row>
        <table:table-row table:style-name="ro1">
          <table:table-cell/>
          <table:table-cell office:value-type="float" office:value="42.6599349359405" calcext:value-type="float">
            <text:p>42,6599349359405</text:p>
          </table:table-cell>
          <table:table-cell/>
          <table:table-cell office:value-type="float" office:value="43.2446312161366" calcext:value-type="float">
            <text:p>43,2446312161366</text:p>
          </table:table-cell>
          <table:table-cell/>
          <table:table-cell table:formula="of:=[.D959]-[.B959]" office:value-type="float" office:value="0.584696280196098" calcext:value-type="float">
            <text:p>0,584696280196098</text:p>
          </table:table-cell>
        </table:table-row>
        <table:table-row table:style-name="ro1">
          <table:table-cell/>
          <table:table-cell office:value-type="float" office:value="42.670104337388" calcext:value-type="float">
            <text:p>42,670104337388</text:p>
          </table:table-cell>
          <table:table-cell/>
          <table:table-cell office:value-type="float" office:value="43.2564682919346" calcext:value-type="float">
            <text:p>43,2564682919346</text:p>
          </table:table-cell>
          <table:table-cell/>
          <table:table-cell table:formula="of:=[.D960]-[.B960]" office:value-type="float" office:value="0.586363954546606" calcext:value-type="float">
            <text:p>0,586363954546606</text:p>
          </table:table-cell>
        </table:table-row>
        <table:table-row table:style-name="ro1">
          <table:table-cell/>
          <table:table-cell office:value-type="float" office:value="42.6805421362084" calcext:value-type="float">
            <text:p>42,6805421362084</text:p>
          </table:table-cell>
          <table:table-cell/>
          <table:table-cell office:value-type="float" office:value="43.2684504862517" calcext:value-type="float">
            <text:p>43,2684504862517</text:p>
          </table:table-cell>
          <table:table-cell/>
          <table:table-cell table:formula="of:=[.D961]-[.B961]" office:value-type="float" office:value="0.5879083500433" calcext:value-type="float">
            <text:p>0,5879083500433</text:p>
          </table:table-cell>
        </table:table-row>
        <table:table-row table:style-name="ro1">
          <table:table-cell/>
          <table:table-cell office:value-type="float" office:value="42.6911507617083" calcext:value-type="float">
            <text:p>42,6911507617083</text:p>
          </table:table-cell>
          <table:table-cell/>
          <table:table-cell office:value-type="float" office:value="43.280514322539" calcext:value-type="float">
            <text:p>43,280514322539</text:p>
          </table:table-cell>
          <table:table-cell/>
          <table:table-cell table:formula="of:=[.D962]-[.B962]" office:value-type="float" office:value="0.589363560830698" calcext:value-type="float">
            <text:p>0,589363560830698</text:p>
          </table:table-cell>
        </table:table-row>
        <table:table-row table:style-name="ro1">
          <table:table-cell/>
          <table:table-cell office:value-type="float" office:value="42.7018589666046" calcext:value-type="float">
            <text:p>42,7018589666046</text:p>
          </table:table-cell>
          <table:table-cell/>
          <table:table-cell office:value-type="float" office:value="43.2926160377853" calcext:value-type="float">
            <text:p>43,2926160377853</text:p>
          </table:table-cell>
          <table:table-cell/>
          <table:table-cell table:formula="of:=[.D963]-[.B963]" office:value-type="float" office:value="0.590757071180704" calcext:value-type="float">
            <text:p>0,590757071180704</text:p>
          </table:table-cell>
        </table:table-row>
        <table:table-row table:style-name="ro1">
          <table:table-cell/>
          <table:table-cell office:value-type="float" office:value="42.7126169355468" calcext:value-type="float">
            <text:p>42,7126169355468</text:p>
          </table:table-cell>
          <table:table-cell/>
          <table:table-cell office:value-type="float" office:value="43.3047263994135" calcext:value-type="float">
            <text:p>43,3047263994135</text:p>
          </table:table-cell>
          <table:table-cell/>
          <table:table-cell table:formula="of:=[.D964]-[.B964]" office:value-type="float" office:value="0.592109463866699" calcext:value-type="float">
            <text:p>0,592109463866699</text:p>
          </table:table-cell>
        </table:table-row>
        <table:table-row table:style-name="ro1">
          <table:table-cell/>
          <table:table-cell office:value-type="float" office:value="42.7233909808445" calcext:value-type="float">
            <text:p>42,7233909808445</text:p>
          </table:table-cell>
          <table:table-cell/>
          <table:table-cell office:value-type="float" office:value="43.3168264674424" calcext:value-type="float">
            <text:p>43,3168264674424</text:p>
          </table:table-cell>
          <table:table-cell/>
          <table:table-cell table:formula="of:=[.D965]-[.B965]" office:value-type="float" office:value="0.593435486597897" calcext:value-type="float">
            <text:p>0,593435486597897</text:p>
          </table:table-cell>
        </table:table-row>
        <table:table-row table:style-name="ro1">
          <table:table-cell/>
          <table:table-cell office:value-type="float" office:value="42.7341589945203" calcext:value-type="float">
            <text:p>42,7341589945203</text:p>
          </table:table-cell>
          <table:table-cell/>
          <table:table-cell office:value-type="float" office:value="43.3289044050852" calcext:value-type="float">
            <text:p>43,3289044050852</text:p>
          </table:table-cell>
          <table:table-cell/>
          <table:table-cell table:formula="of:=[.D966]-[.B966]" office:value-type="float" office:value="0.594745410564897" calcext:value-type="float">
            <text:p>0,594745410564897</text:p>
          </table:table-cell>
        </table:table-row>
        <table:table-row table:style-name="ro1">
          <table:table-cell/>
          <table:table-cell office:value-type="float" office:value="42.7449069370377" calcext:value-type="float">
            <text:p>42,7449069370377</text:p>
          </table:table-cell>
          <table:table-cell/>
          <table:table-cell office:value-type="float" office:value="43.3409531869286" calcext:value-type="float">
            <text:p>43,3409531869286</text:p>
          </table:table-cell>
          <table:table-cell/>
          <table:table-cell table:formula="of:=[.D967]-[.B967]" office:value-type="float" office:value="0.596046249890904" calcext:value-type="float">
            <text:p>0,596046249890904</text:p>
          </table:table-cell>
        </table:table-row>
        <table:table-row table:style-name="ro1">
          <table:table-cell/>
          <table:table-cell office:value-type="float" office:value="42.755626275326" calcext:value-type="float">
            <text:p>42,755626275326</text:p>
          </table:table-cell>
          <table:table-cell/>
          <table:table-cell office:value-type="float" office:value="43.3529689968577" calcext:value-type="float">
            <text:p>43,3529689968577</text:p>
          </table:table-cell>
          <table:table-cell/>
          <table:table-cell table:formula="of:=[.D968]-[.B968]" office:value-type="float" office:value="0.597342721531696" calcext:value-type="float">
            <text:p>0,597342721531696</text:p>
          </table:table-cell>
        </table:table-row>
        <table:table-row table:style-name="ro1">
          <table:table-cell/>
          <table:table-cell office:value-type="float" office:value="42.7663121742402" calcext:value-type="float">
            <text:p>42,7663121742402</text:p>
          </table:table-cell>
          <table:table-cell/>
          <table:table-cell office:value-type="float" office:value="43.3649501271862" calcext:value-type="float">
            <text:p>43,3649501271862</text:p>
          </table:table-cell>
          <table:table-cell/>
          <table:table-cell table:formula="of:=[.D969]-[.B969]" office:value-type="float" office:value="0.598637952946" calcext:value-type="float">
            <text:p>0,598637952946</text:p>
          </table:table-cell>
        </table:table-row>
        <table:table-row table:style-name="ro1">
          <table:table-cell/>
          <table:table-cell office:value-type="float" office:value="42.7769622454937" calcext:value-type="float">
            <text:p>42,7769622454937</text:p>
          </table:table-cell>
          <table:table-cell/>
          <table:table-cell office:value-type="float" office:value="43.3768962306612" calcext:value-type="float">
            <text:p>43,3768962306612</text:p>
          </table:table-cell>
          <table:table-cell/>
          <table:table-cell table:formula="of:=[.D970]-[.B970]" office:value-type="float" office:value="0.599933985167503" calcext:value-type="float">
            <text:p>0,599933985167503</text:p>
          </table:table-cell>
        </table:table-row>
        <table:table-row table:style-name="ro1">
          <table:table-cell/>
          <table:table-cell office:value-type="float" office:value="42.7875756934309" calcext:value-type="float">
            <text:p>42,7875756934309</text:p>
          </table:table-cell>
          <table:table-cell/>
          <table:table-cell office:value-type="float" office:value="43.3888078163669" calcext:value-type="float">
            <text:p>43,3888078163669</text:p>
          </table:table-cell>
          <table:table-cell/>
          <table:table-cell table:formula="of:=[.D971]-[.B971]" office:value-type="float" office:value="0.601232122935997" calcext:value-type="float">
            <text:p>0,601232122935997</text:p>
          </table:table-cell>
        </table:table-row>
        <table:table-row table:style-name="ro1">
          <table:table-cell/>
          <table:table-cell office:value-type="float" office:value="42.7981527370012" calcext:value-type="float">
            <text:p>42,7981527370012</text:p>
          </table:table-cell>
          <table:table-cell/>
          <table:table-cell office:value-type="float" office:value="43.4006859123848" calcext:value-type="float">
            <text:p>43,4006859123848</text:p>
          </table:table-cell>
          <table:table-cell/>
          <table:table-cell table:formula="of:=[.D972]-[.B972]" office:value-type="float" office:value="0.602533175383599" calcext:value-type="float">
            <text:p>0,602533175383599</text:p>
          </table:table-cell>
        </table:table-row>
        <table:table-row table:style-name="ro1">
          <table:table-cell/>
          <table:table-cell office:value-type="float" office:value="42.8086942214517" calcext:value-type="float">
            <text:p>42,8086942214517</text:p>
          </table:table-cell>
          <table:table-cell/>
          <table:table-cell office:value-type="float" office:value="43.4125318417238" calcext:value-type="float">
            <text:p>43,4125318417238</text:p>
          </table:table-cell>
          <table:table-cell/>
          <table:table-cell table:formula="of:=[.D973]-[.B973]" office:value-type="float" office:value="0.603837620272095" calcext:value-type="float">
            <text:p>0,603837620272095</text:p>
          </table:table-cell>
        </table:table-row>
        <table:table-row table:style-name="ro1">
          <table:table-cell/>
          <table:table-cell office:value-type="float" office:value="42.8192013593035" calcext:value-type="float">
            <text:p>42,8192013593035</text:p>
          </table:table-cell>
          <table:table-cell/>
          <table:table-cell office:value-type="float" office:value="43.4243470748869" calcext:value-type="float">
            <text:p>43,4243470748869</text:p>
          </table:table-cell>
          <table:table-cell/>
          <table:table-cell table:formula="of:=[.D974]-[.B974]" office:value-type="float" office:value="0.605145715583404" calcext:value-type="float">
            <text:p>0,605145715583404</text:p>
          </table:table-cell>
        </table:table-row>
        <table:table-row table:style-name="ro1">
          <table:table-cell/>
          <table:table-cell office:value-type="float" office:value="42.8296755590248" calcext:value-type="float">
            <text:p>42,8296755590248</text:p>
          </table:table-cell>
          <table:table-cell/>
          <table:table-cell office:value-type="float" office:value="43.4361331341387" calcext:value-type="float">
            <text:p>43,4361331341387</text:p>
          </table:table-cell>
          <table:table-cell/>
          <table:table-cell table:formula="of:=[.D975]-[.B975]" office:value-type="float" office:value="0.6064575751139" calcext:value-type="float">
            <text:p>0,6064575751139</text:p>
          </table:table-cell>
        </table:table-row>
        <table:table-row table:style-name="ro1">
          <table:table-cell/>
          <table:table-cell office:value-type="float" office:value="42.8401183129885" calcext:value-type="float">
            <text:p>42,8401183129885</text:p>
          </table:table-cell>
          <table:table-cell/>
          <table:table-cell office:value-type="float" office:value="43.4478915325686" calcext:value-type="float">
            <text:p>43,4478915325686</text:p>
          </table:table-cell>
          <table:table-cell/>
          <table:table-cell table:formula="of:=[.D976]-[.B976]" office:value-type="float" office:value="0.607773219580096" calcext:value-type="float">
            <text:p>0,607773219580096</text:p>
          </table:table-cell>
        </table:table-row>
        <table:table-row table:style-name="ro1">
          <table:table-cell/>
          <table:table-cell office:value-type="float" office:value="42.8505311254206" calcext:value-type="float">
            <text:p>42,8505311254206</text:p>
          </table:table-cell>
          <table:table-cell/>
          <table:table-cell office:value-type="float" office:value="43.4596237364854" calcext:value-type="float">
            <text:p>43,4596237364854</text:p>
          </table:table-cell>
          <table:table-cell/>
          <table:table-cell table:formula="of:=[.D977]-[.B977]" office:value-type="float" office:value="0.609092611064796" calcext:value-type="float">
            <text:p>0,609092611064796</text:p>
          </table:table-cell>
        </table:table-row>
        <table:table-row table:style-name="ro1">
          <table:table-cell/>
          <table:table-cell office:value-type="float" office:value="42.8609154672324" calcext:value-type="float">
            <text:p>42,8609154672324</text:p>
          </table:table-cell>
          <table:table-cell/>
          <table:table-cell office:value-type="float" office:value="43.4713311433843" calcext:value-type="float">
            <text:p>43,4713311433843</text:p>
          </table:table-cell>
          <table:table-cell/>
          <table:table-cell table:formula="of:=[.D978]-[.B978]" office:value-type="float" office:value="0.610415676151895" calcext:value-type="float">
            <text:p>0,610415676151895</text:p>
          </table:table-cell>
        </table:table-row>
        <table:table-row table:style-name="ro1">
          <table:table-cell/>
          <table:table-cell office:value-type="float" office:value="42.871272748863" calcext:value-type="float">
            <text:p>42,871272748863</text:p>
          </table:table-cell>
          <table:table-cell/>
          <table:table-cell office:value-type="float" office:value="43.4830150702374" calcext:value-type="float">
            <text:p>43,4830150702374</text:p>
          </table:table-cell>
          <table:table-cell/>
          <table:table-cell table:formula="of:=[.D979]-[.B979]" office:value-type="float" office:value="0.6117423213744" calcext:value-type="float">
            <text:p>0,6117423213744</text:p>
          </table:table-cell>
        </table:table-row>
        <table:table-row table:style-name="ro1">
          <table:table-cell/>
          <table:table-cell office:value-type="float" office:value="42.8816043051012" calcext:value-type="float">
            <text:p>42,8816043051012</text:p>
          </table:table-cell>
          <table:table-cell/>
          <table:table-cell office:value-type="float" office:value="43.49467674854" calcext:value-type="float">
            <text:p>43,49467674854</text:p>
          </table:table-cell>
          <table:table-cell/>
          <table:table-cell table:formula="of:=[.D980]-[.B980]" office:value-type="float" office:value="0.613072443438803" calcext:value-type="float">
            <text:p>0,613072443438803</text:p>
          </table:table-cell>
        </table:table-row>
        <table:table-row table:style-name="ro1">
          <table:table-cell/>
          <table:table-cell office:value-type="float" office:value="42.8919113878171" calcext:value-type="float">
            <text:p>42,8919113878171</text:p>
          </table:table-cell>
          <table:table-cell/>
          <table:table-cell office:value-type="float" office:value="43.5063173237176" calcext:value-type="float">
            <text:p>43,5063173237176</text:p>
          </table:table-cell>
          <table:table-cell/>
          <table:table-cell table:formula="of:=[.D981]-[.B981]" office:value-type="float" office:value="0.6144059359005" calcext:value-type="float">
            <text:p>0,6144059359005</text:p>
          </table:table-cell>
        </table:table-row>
        <table:table-row table:style-name="ro1">
          <table:table-cell/>
          <table:table-cell office:value-type="float" office:value="42.9021951638259" calcext:value-type="float">
            <text:p>42,9021951638259</text:p>
          </table:table-cell>
          <table:table-cell/>
          <table:table-cell office:value-type="float" office:value="43.5179378572583" calcext:value-type="float">
            <text:p>43,5179378572583</text:p>
          </table:table-cell>
          <table:table-cell/>
          <table:table-cell table:formula="of:=[.D982]-[.B982]" office:value-type="float" office:value="0.615742693432402" calcext:value-type="float">
            <text:p>0,615742693432402</text:p>
          </table:table-cell>
        </table:table-row>
        <table:table-row table:style-name="ro1">
          <table:table-cell/>
          <table:table-cell office:value-type="float" office:value="42.9124567160194" calcext:value-type="float">
            <text:p>42,9124567160194</text:p>
          </table:table-cell>
          <table:table-cell/>
          <table:table-cell office:value-type="float" office:value="43.529539330484" calcext:value-type="float">
            <text:p>43,529539330484</text:p>
          </table:table-cell>
          <table:table-cell/>
          <table:table-cell table:formula="of:=[.D983]-[.B983]" office:value-type="float" office:value="0.6170826144646" calcext:value-type="float">
            <text:p>0,6170826144646</text:p>
          </table:table-cell>
        </table:table-row>
        <table:table-row table:style-name="ro1">
          <table:table-cell/>
          <table:table-cell office:value-type="float" office:value="42.9226970465031" calcext:value-type="float">
            <text:p>42,9226970465031</text:p>
          </table:table-cell>
          <table:table-cell/>
          <table:table-cell office:value-type="float" office:value="43.5411226492346" calcext:value-type="float">
            <text:p>43,5411226492346</text:p>
          </table:table-cell>
          <table:table-cell/>
          <table:table-cell table:formula="of:=[.D984]-[.B984]" office:value-type="float" office:value="0.618425602731499" calcext:value-type="float">
            <text:p>0,618425602731499</text:p>
          </table:table-cell>
        </table:table-row>
        <table:table-row table:style-name="ro1">
          <table:table-cell/>
          <table:table-cell office:value-type="float" office:value="42.9329170808917" calcext:value-type="float">
            <text:p>42,9329170808917</text:p>
          </table:table-cell>
          <table:table-cell/>
          <table:table-cell office:value-type="float" office:value="43.5526886489705" calcext:value-type="float">
            <text:p>43,5526886489705</text:p>
          </table:table-cell>
          <table:table-cell/>
          <table:table-cell table:formula="of:=[.D985]-[.B985]" office:value-type="float" office:value="0.619771568078804" calcext:value-type="float">
            <text:p>0,619771568078804</text:p>
          </table:table-cell>
        </table:table-row>
        <table:table-row table:style-name="ro1">
          <table:table-cell/>
          <table:table-cell office:value-type="float" office:value="42.943117673196" calcext:value-type="float">
            <text:p>42,943117673196</text:p>
          </table:table-cell>
          <table:table-cell/>
          <table:table-cell office:value-type="float" office:value="43.5642380999903" calcext:value-type="float">
            <text:p>43,5642380999903</text:p>
          </table:table-cell>
          <table:table-cell/>
          <table:table-cell table:formula="of:=[.D986]-[.B986]" office:value-type="float" office:value="0.621120426794299" calcext:value-type="float">
            <text:p>0,621120426794299</text:p>
          </table:table-cell>
        </table:table-row>
        <table:table-row table:style-name="ro1">
          <table:table-cell/>
          <table:table-cell office:value-type="float" office:value="42.9532996109387" calcext:value-type="float">
            <text:p>42,9532996109387</text:p>
          </table:table-cell>
          <table:table-cell/>
          <table:table-cell office:value-type="float" office:value="43.5757717125628" calcext:value-type="float">
            <text:p>43,5757717125628</text:p>
          </table:table-cell>
          <table:table-cell/>
          <table:table-cell table:formula="of:=[.D987]-[.B987]" office:value-type="float" office:value="0.622472101624098" calcext:value-type="float">
            <text:p>0,622472101624098</text:p>
          </table:table-cell>
        </table:table-row>
        <table:table-row table:style-name="ro1">
          <table:table-cell/>
          <table:table-cell office:value-type="float" office:value="42.9634636202528" calcext:value-type="float">
            <text:p>42,9634636202528</text:p>
          </table:table-cell>
          <table:table-cell/>
          <table:table-cell office:value-type="float" office:value="43.5872901418418" calcext:value-type="float">
            <text:p>43,5872901418418</text:p>
          </table:table-cell>
          <table:table-cell/>
          <table:table-cell table:formula="of:=[.D988]-[.B988]" office:value-type="float" office:value="0.623826521588995" calcext:value-type="float">
            <text:p>0,623826521588995</text:p>
          </table:table-cell>
        </table:table-row>
        <table:table-row table:style-name="ro1">
          <table:table-cell/>
          <table:table-cell office:value-type="float" office:value="42.9736103708245" calcext:value-type="float">
            <text:p>42,9736103708245</text:p>
          </table:table-cell>
          <table:table-cell/>
          <table:table-cell office:value-type="float" office:value="43.5987939925067" calcext:value-type="float">
            <text:p>43,5987939925067</text:p>
          </table:table-cell>
          <table:table-cell/>
          <table:table-cell table:formula="of:=[.D989]-[.B989]" office:value-type="float" office:value="0.625183621682197" calcext:value-type="float">
            <text:p>0,625183621682197</text:p>
          </table:table-cell>
        </table:table-row>
        <table:table-row table:style-name="ro1">
          <table:table-cell/>
          <table:table-cell office:value-type="float" office:value="42.9837404805776" calcext:value-type="float">
            <text:p>42,9837404805776</text:p>
          </table:table-cell>
          <table:table-cell/>
          <table:table-cell office:value-type="float" office:value="43.6102838230849" calcext:value-type="float">
            <text:p>43,6102838230849</text:p>
          </table:table-cell>
          <table:table-cell/>
          <table:table-cell table:formula="of:=[.D990]-[.B990]" office:value-type="float" office:value="0.626543342507297" calcext:value-type="float">
            <text:p>0,626543342507297</text:p>
          </table:table-cell>
        </table:table-row>
        <table:table-row table:style-name="ro1">
          <table:table-cell/>
          <table:table-cell office:value-type="float" office:value="42.9938545200663" calcext:value-type="float">
            <text:p>42,9938545200663</text:p>
          </table:table-cell>
          <table:table-cell/>
          <table:table-cell office:value-type="float" office:value="43.6217601499454" calcext:value-type="float">
            <text:p>43,6217601499454</text:p>
          </table:table-cell>
          <table:table-cell/>
          <table:table-cell table:formula="of:=[.D991]-[.B991]" office:value-type="float" office:value="0.627905629879102" calcext:value-type="float">
            <text:p>0,627905629879102</text:p>
          </table:table-cell>
        </table:table-row>
        <table:table-row table:style-name="ro1">
          <table:table-cell/>
          <table:table-cell office:value-type="float" office:value="43.0039530165485" calcext:value-type="float">
            <text:p>43,0039530165485</text:p>
          </table:table-cell>
          <table:table-cell/>
          <table:table-cell office:value-type="float" office:value="43.6332234509717" calcext:value-type="float">
            <text:p>43,6332234509717</text:p>
          </table:table-cell>
          <table:table-cell/>
          <table:table-cell table:formula="of:=[.D992]-[.B992]" office:value-type="float" office:value="0.629270434423198" calcext:value-type="float">
            <text:p>0,629270434423198</text:p>
          </table:table-cell>
        </table:table-row>
        <table:table-row table:style-name="ro1">
          <table:table-cell/>
          <table:table-cell office:value-type="float" office:value="43.0140364577329" calcext:value-type="float">
            <text:p>43,0140364577329</text:p>
          </table:table-cell>
          <table:table-cell/>
          <table:table-cell office:value-type="float" office:value="43.6446741689142" calcext:value-type="float">
            <text:p>43,6446741689142</text:p>
          </table:table-cell>
          <table:table-cell/>
          <table:table-cell table:formula="of:=[.D993]-[.B993]" office:value-type="float" office:value="0.630637711181301" calcext:value-type="float">
            <text:p>0,630637711181301</text:p>
          </table:table-cell>
        </table:table-row>
        <table:table-row table:style-name="ro1">
          <table:table-cell/>
          <table:table-cell office:value-type="float" office:value="43.0241052952245" calcext:value-type="float">
            <text:p>43,0241052952245</text:p>
          </table:table-cell>
          <table:table-cell/>
          <table:table-cell office:value-type="float" office:value="43.6561127144535" calcext:value-type="float">
            <text:p>43,6561127144535</text:p>
          </table:table-cell>
          <table:table-cell/>
          <table:table-cell table:formula="of:=[.D994]-[.B994]" office:value-type="float" office:value="0.632007419228998" calcext:value-type="float">
            <text:p>0,632007419228998</text:p>
          </table:table-cell>
        </table:table-row>
        <table:table-row table:style-name="ro1">
          <table:table-cell/>
          <table:table-cell office:value-type="float" office:value="43.0341599476539" calcext:value-type="float">
            <text:p>43,0341599476539</text:p>
          </table:table-cell>
          <table:table-cell/>
          <table:table-cell office:value-type="float" office:value="43.6675394689812" calcext:value-type="float">
            <text:p>43,6675394689812</text:p>
          </table:table-cell>
          <table:table-cell/>
          <table:table-cell table:formula="of:=[.D995]-[.B995]" office:value-type="float" office:value="0.633379521327299" calcext:value-type="float">
            <text:p>0,633379521327299</text:p>
          </table:table-cell>
        </table:table-row>
        <table:table-row table:style-name="ro1">
          <table:table-cell/>
          <table:table-cell office:value-type="float" office:value="43.0442008035437" calcext:value-type="float">
            <text:p>43,0442008035437</text:p>
          </table:table-cell>
          <table:table-cell/>
          <table:table-cell office:value-type="float" office:value="43.6789547871298" calcext:value-type="float">
            <text:p>43,6789547871298</text:p>
          </table:table-cell>
          <table:table-cell/>
          <table:table-cell table:formula="of:=[.D996]-[.B996]" office:value-type="float" office:value="0.634753983586094" calcext:value-type="float">
            <text:p>0,634753983586094</text:p>
          </table:table-cell>
        </table:table-row>
        <table:table-row table:style-name="ro1">
          <table:table-cell/>
          <table:table-cell office:value-type="float" office:value="43.0542282239037" calcext:value-type="float">
            <text:p>43,0542282239037</text:p>
          </table:table-cell>
          <table:table-cell/>
          <table:table-cell office:value-type="float" office:value="43.6903589990679" calcext:value-type="float">
            <text:p>43,6903589990679</text:p>
          </table:table-cell>
          <table:table-cell/>
          <table:table-cell table:formula="of:=[.D997]-[.B997]" office:value-type="float" office:value="0.636130775164197" calcext:value-type="float">
            <text:p>0,636130775164197</text:p>
          </table:table-cell>
        </table:table-row>
        <table:table-row table:style-name="ro1">
          <table:table-cell/>
          <table:table-cell office:value-type="float" office:value="43.064242544593" calcext:value-type="float">
            <text:p>43,064242544593</text:p>
          </table:table-cell>
          <table:table-cell/>
          <table:table-cell office:value-type="float" office:value="43.7017524125788" calcext:value-type="float">
            <text:p>43,7017524125788</text:p>
          </table:table-cell>
          <table:table-cell/>
          <table:table-cell table:formula="of:=[.D998]-[.B998]" office:value-type="float" office:value="0.637509867985798" calcext:value-type="float">
            <text:p>0,637509867985798</text:p>
          </table:table-cell>
        </table:table-row>
        <table:table-row table:style-name="ro1">
          <table:table-cell/>
          <table:table-cell office:value-type="float" office:value="43.0742440784561" calcext:value-type="float">
            <text:p>43,0742440784561</text:p>
          </table:table-cell>
          <table:table-cell/>
          <table:table-cell office:value-type="float" office:value="43.7131353149473" calcext:value-type="float">
            <text:p>43,7131353149473</text:p>
          </table:table-cell>
          <table:table-cell/>
          <table:table-cell table:formula="of:=[.D999]-[.B999]" office:value-type="float" office:value="0.638891236491205" calcext:value-type="float">
            <text:p>0,638891236491205</text:p>
          </table:table-cell>
        </table:table-row>
        <table:table-row table:style-name="ro1">
          <table:table-cell/>
          <table:table-cell office:value-type="float" office:value="43.0842331172742" calcext:value-type="float">
            <text:p>43,0842331172742</text:p>
          </table:table-cell>
          <table:table-cell/>
          <table:table-cell office:value-type="float" office:value="43.7245079746719" calcext:value-type="float">
            <text:p>43,7245079746719</text:p>
          </table:table-cell>
          <table:table-cell/>
          <table:table-cell table:formula="of:=[.D1000]-[.B1000]" office:value-type="float" office:value="0.640274857397699" calcext:value-type="float">
            <text:p>0,640274857397699</text:p>
          </table:table-cell>
        </table:table-row>
        <table:table-row table:style-name="ro1">
          <table:table-cell/>
          <table:table-cell office:value-type="float" office:value="43.0942099335138" calcext:value-type="float">
            <text:p>43,0942099335138</text:p>
          </table:table-cell>
          <table:table-cell/>
          <table:table-cell office:value-type="float" office:value="43.7358706430101" calcext:value-type="float">
            <text:p>43,7358706430101</text:p>
          </table:table-cell>
          <table:table-cell/>
          <table:table-cell table:formula="of:=[.D1001]-[.B1001]" office:value-type="float" office:value="0.6416607094963" calcext:value-type="float">
            <text:p>0,6416607094963</text:p>
          </table:table-cell>
        </table:table-row>
        <table:table-row table:style-name="ro1">
          <table:table-cell/>
          <table:table-cell office:value-type="float" office:value="43.1041747819339" calcext:value-type="float">
            <text:p>43,1041747819339</text:p>
          </table:table-cell>
          <table:table-cell/>
          <table:table-cell office:value-type="float" office:value="43.7472235553962" calcext:value-type="float">
            <text:p>43,7472235553962</text:p>
          </table:table-cell>
          <table:table-cell/>
          <table:table-cell table:formula="of:=[.D1002]-[.B1002]" office:value-type="float" office:value="0.643048773462297" calcext:value-type="float">
            <text:p>0,643048773462297</text:p>
          </table:table-cell>
        </table:table-row>
        <table:table-row table:style-name="ro1">
          <table:table-cell/>
          <table:table-cell office:value-type="float" office:value="43.1141279010306" calcext:value-type="float">
            <text:p>43,1141279010306</text:p>
          </table:table-cell>
          <table:table-cell/>
          <table:table-cell office:value-type="float" office:value="43.7585669327054" calcext:value-type="float">
            <text:p>43,7585669327054</text:p>
          </table:table-cell>
          <table:table-cell/>
          <table:table-cell table:formula="of:=[.D1003]-[.B1003]" office:value-type="float" office:value="0.6444390316748" calcext:value-type="float">
            <text:p>0,6444390316748</text:p>
          </table:table-cell>
        </table:table-row>
        <table:table-row table:style-name="ro1">
          <table:table-cell/>
          <table:table-cell office:value-type="float" office:value="43.1240695143517" calcext:value-type="float">
            <text:p>43,1240695143517</text:p>
          </table:table-cell>
          <table:table-cell/>
          <table:table-cell office:value-type="float" office:value="43.7699009824271" calcext:value-type="float">
            <text:p>43,7699009824271</text:p>
          </table:table-cell>
          <table:table-cell/>
          <table:table-cell table:formula="of:=[.D1004]-[.B1004]" office:value-type="float" office:value="0.6458314680754" calcext:value-type="float">
            <text:p>0,6458314680754</text:p>
          </table:table-cell>
        </table:table-row>
        <table:table-row table:style-name="ro1">
          <table:table-cell/>
          <table:table-cell office:value-type="float" office:value="43.1339998316948" calcext:value-type="float">
            <text:p>43,1339998316948</text:p>
          </table:table-cell>
          <table:table-cell/>
          <table:table-cell office:value-type="float" office:value="43.7812258997086" calcext:value-type="float">
            <text:p>43,7812258997086</text:p>
          </table:table-cell>
          <table:table-cell/>
          <table:table-cell table:formula="of:=[.D1005]-[.B1005]" office:value-type="float" office:value="0.647226068013801" calcext:value-type="float">
            <text:p>0,647226068013801</text:p>
          </table:table-cell>
        </table:table-row>
        <table:table-row table:style-name="ro1">
          <table:table-cell/>
          <table:table-cell office:value-type="float" office:value="43.143919050189" calcext:value-type="float">
            <text:p>43,143919050189</text:p>
          </table:table-cell>
          <table:table-cell/>
          <table:table-cell office:value-type="float" office:value="43.7925418683241" calcext:value-type="float">
            <text:p>43,7925418683241</text:p>
          </table:table-cell>
          <table:table-cell/>
          <table:table-cell table:formula="of:=[.D1006]-[.B1006]" office:value-type="float" office:value="0.648622818135102" calcext:value-type="float">
            <text:p>0,648622818135102</text:p>
          </table:table-cell>
        </table:table-row>
        <table:table-row table:style-name="ro1">
          <table:table-cell/>
          <table:table-cell office:value-type="float" office:value="43.1538273552859" calcext:value-type="float">
            <text:p>43,1538273552859</text:p>
          </table:table-cell>
          <table:table-cell/>
          <table:table-cell office:value-type="float" office:value="43.8038490615376" calcext:value-type="float">
            <text:p>43,8038490615376</text:p>
          </table:table-cell>
          <table:table-cell/>
          <table:table-cell table:formula="of:=[.D1007]-[.B1007]" office:value-type="float" office:value="0.6500217062517" calcext:value-type="float">
            <text:p>0,6500217062517</text:p>
          </table:table-cell>
        </table:table-row>
        <table:table-row table:style-name="ro1">
          <table:table-cell/>
          <table:table-cell office:value-type="float" office:value="43.1637249216553" calcext:value-type="float">
            <text:p>43,1637249216553</text:p>
          </table:table-cell>
          <table:table-cell/>
          <table:table-cell office:value-type="float" office:value="43.8151476429067" calcext:value-type="float">
            <text:p>43,8151476429067</text:p>
          </table:table-cell>
          <table:table-cell/>
          <table:table-cell table:formula="of:=[.D1008]-[.B1008]" office:value-type="float" office:value="0.6514227212514" calcext:value-type="float">
            <text:p>0,6514227212514</text:p>
          </table:table-cell>
        </table:table-row>
        <table:table-row table:style-name="ro1">
          <table:table-cell/>
          <table:table-cell office:value-type="float" office:value="43.1736119140025" calcext:value-type="float">
            <text:p>43,1736119140025</text:p>
          </table:table-cell>
          <table:table-cell/>
          <table:table-cell office:value-type="float" office:value="43.8264377670076" calcext:value-type="float">
            <text:p>43,8264377670076</text:p>
          </table:table-cell>
          <table:table-cell/>
          <table:table-cell table:formula="of:=[.D1009]-[.B1009]" office:value-type="float" office:value="0.652825853005098" calcext:value-type="float">
            <text:p>0,652825853005098</text:p>
          </table:table-cell>
        </table:table-row>
        <table:table-row table:style-name="ro1">
          <table:table-cell/>
          <table:table-cell office:value-type="float" office:value="43.1834884878187" calcext:value-type="float">
            <text:p>43,1834884878187</text:p>
          </table:table-cell>
          <table:table-cell/>
          <table:table-cell office:value-type="float" office:value="43.8377195800912" calcext:value-type="float">
            <text:p>43,8377195800912</text:p>
          </table:table-cell>
          <table:table-cell/>
          <table:table-cell table:formula="of:=[.D1010]-[.B1010]" office:value-type="float" office:value="0.654231092272504" calcext:value-type="float">
            <text:p>0,654231092272504</text:p>
          </table:table-cell>
        </table:table-row>
        <table:table-row table:style-name="ro1">
          <table:table-cell/>
          <table:table-cell office:value-type="float" office:value="43.1933547900583" calcext:value-type="float">
            <text:p>43,1933547900583</text:p>
          </table:table-cell>
          <table:table-cell/>
          <table:table-cell office:value-type="float" office:value="43.8489932206931" calcext:value-type="float">
            <text:p>43,8489932206931</text:p>
          </table:table-cell>
          <table:table-cell/>
          <table:table-cell table:formula="of:=[.D1011]-[.B1011]" office:value-type="float" office:value="0.655638430634802" calcext:value-type="float">
            <text:p>0,655638430634802</text:p>
          </table:table-cell>
        </table:table-row>
        <table:table-row table:style-name="ro1">
          <table:table-cell/>
          <table:table-cell office:value-type="float" office:value="43.2032109597588" calcext:value-type="float">
            <text:p>43,2032109597588</text:p>
          </table:table-cell>
          <table:table-cell/>
          <table:table-cell office:value-type="float" office:value="43.8602588201861" calcext:value-type="float">
            <text:p>43,8602588201861</text:p>
          </table:table-cell>
          <table:table-cell/>
          <table:table-cell table:formula="of:=[.D1012]-[.B1012]" office:value-type="float" office:value="0.657047860427298" calcext:value-type="float">
            <text:p>0,657047860427298</text:p>
          </table:table-cell>
        </table:table-row>
        <table:table-row table:style-name="ro1">
          <table:table-cell/>
          <table:table-cell office:value-type="float" office:value="43.2130571286117" calcext:value-type="float">
            <text:p>43,2130571286117</text:p>
          </table:table-cell>
          <table:table-cell/>
          <table:table-cell office:value-type="float" office:value="43.8715165032829" calcext:value-type="float">
            <text:p>43,8715165032829</text:p>
          </table:table-cell>
          <table:table-cell/>
          <table:table-cell table:formula="of:=[.D1013]-[.B1013]" office:value-type="float" office:value="0.658459374671196" calcext:value-type="float">
            <text:p>0,658459374671196</text:p>
          </table:table-cell>
        </table:table-row>
        <table:table-row table:style-name="ro1">
          <table:table-cell/>
          <table:table-cell office:value-type="float" office:value="43.2228934214805" calcext:value-type="float">
            <text:p>43,2228934214805</text:p>
          </table:table-cell>
          <table:table-cell/>
          <table:table-cell office:value-type="float" office:value="43.8827663884995" calcext:value-type="float">
            <text:p>43,8827663884995</text:p>
          </table:table-cell>
          <table:table-cell/>
          <table:table-cell table:formula="of:=[.D1014]-[.B1014]" office:value-type="float" office:value="0.659872967018998" calcext:value-type="float">
            <text:p>0,659872967018998</text:p>
          </table:table-cell>
        </table:table-row>
        <table:table-row table:style-name="ro1">
          <table:table-cell/>
          <table:table-cell office:value-type="float" office:value="43.2327199568671" calcext:value-type="float">
            <text:p>43,2327199568671</text:p>
          </table:table-cell>
          <table:table-cell/>
          <table:table-cell office:value-type="float" office:value="43.8940085885827" calcext:value-type="float">
            <text:p>43,8940085885827</text:p>
          </table:table-cell>
          <table:table-cell/>
          <table:table-cell table:formula="of:=[.D1015]-[.B1015]" office:value-type="float" office:value="0.6612886317156" calcext:value-type="float">
            <text:p>0,6612886317156</text:p>
          </table:table-cell>
        </table:table-row>
        <table:table-row table:style-name="ro1">
          <table:table-cell/>
          <table:table-cell office:value-type="float" office:value="43.2425368473564" calcext:value-type="float">
            <text:p>43,2425368473564</text:p>
          </table:table-cell>
          <table:table-cell/>
          <table:table-cell office:value-type="float" office:value="43.905243210891" calcext:value-type="float">
            <text:p>43,905243210891</text:p>
          </table:table-cell>
          <table:table-cell/>
          <table:table-cell table:formula="of:=[.D1016]-[.B1016]" office:value-type="float" office:value="0.662706363534603" calcext:value-type="float">
            <text:p>0,662706363534603</text:p>
          </table:table-cell>
        </table:table-row>
        <table:table-row table:style-name="ro1">
          <table:table-cell/>
          <table:table-cell office:value-type="float" office:value="43.252344200009" calcext:value-type="float">
            <text:p>43,252344200009</text:p>
          </table:table-cell>
          <table:table-cell/>
          <table:table-cell office:value-type="float" office:value="43.9164703577577" calcext:value-type="float">
            <text:p>43,9164703577577</text:p>
          </table:table-cell>
          <table:table-cell/>
          <table:table-cell table:formula="of:=[.D1017]-[.B1017]" office:value-type="float" office:value="0.664126157748704" calcext:value-type="float">
            <text:p>0,664126157748704</text:p>
          </table:table-cell>
        </table:table-row>
        <table:table-row table:style-name="ro1">
          <table:table-cell/>
          <table:table-cell office:value-type="float" office:value="43.2621421167178" calcext:value-type="float">
            <text:p>43,2621421167178</text:p>
          </table:table-cell>
          <table:table-cell/>
          <table:table-cell office:value-type="float" office:value="43.9276901268107" calcext:value-type="float">
            <text:p>43,9276901268107</text:p>
          </table:table-cell>
          <table:table-cell/>
          <table:table-cell table:formula="of:=[.D1018]-[.B1018]" office:value-type="float" office:value="0.665548010092905" calcext:value-type="float">
            <text:p>0,665548010092905</text:p>
          </table:table-cell>
        </table:table-row>
        <table:table-row table:style-name="ro1">
          <table:table-cell/>
          <table:table-cell office:value-type="float" office:value="43.2719306945504" calcext:value-type="float">
            <text:p>43,2719306945504</text:p>
          </table:table-cell>
          <table:table-cell/>
          <table:table-cell office:value-type="float" office:value="43.9389026112725" calcext:value-type="float">
            <text:p>43,9389026112725</text:p>
          </table:table-cell>
          <table:table-cell/>
          <table:table-cell table:formula="of:=[.D1019]-[.B1019]" office:value-type="float" office:value="0.666971916722105" calcext:value-type="float">
            <text:p>0,666971916722105</text:p>
          </table:table-cell>
        </table:table-row>
        <table:table-row table:style-name="ro1">
          <table:table-cell/>
          <table:table-cell office:value-type="float" office:value="43.2817100260422" calcext:value-type="float">
            <text:p>43,2817100260422</text:p>
          </table:table-cell>
          <table:table-cell/>
          <table:table-cell office:value-type="float" office:value="43.9501079002351" calcext:value-type="float">
            <text:p>43,9501079002351</text:p>
          </table:table-cell>
          <table:table-cell/>
          <table:table-cell table:formula="of:=[.D1020]-[.B1020]" office:value-type="float" office:value="0.668397874192905" calcext:value-type="float">
            <text:p>0,668397874192905</text:p>
          </table:table-cell>
        </table:table-row>
        <table:table-row table:style-name="ro1">
          <table:table-cell/>
          <table:table-cell office:value-type="float" office:value="43.2914801994766" calcext:value-type="float">
            <text:p>43,2914801994766</text:p>
          </table:table-cell>
          <table:table-cell/>
          <table:table-cell office:value-type="float" office:value="43.9613060789052" calcext:value-type="float">
            <text:p>43,9613060789052</text:p>
          </table:table-cell>
          <table:table-cell/>
          <table:table-cell table:formula="of:=[.D1021]-[.B1021]" office:value-type="float" office:value="0.669825879428601" calcext:value-type="float">
            <text:p>0,669825879428601</text:p>
          </table:table-cell>
        </table:table-row>
        <table:table-row table:style-name="ro1">
          <table:table-cell/>
          <table:table-cell office:value-type="float" office:value="43.3012412991347" calcext:value-type="float">
            <text:p>43,3012412991347</text:p>
          </table:table-cell>
          <table:table-cell/>
          <table:table-cell office:value-type="float" office:value="43.972497228834" calcext:value-type="float">
            <text:p>43,972497228834</text:p>
          </table:table-cell>
          <table:table-cell/>
          <table:table-cell table:formula="of:=[.D1022]-[.B1022]" office:value-type="float" office:value="0.671255929699299" calcext:value-type="float">
            <text:p>0,671255929699299</text:p>
          </table:table-cell>
        </table:table-row>
        <table:table-row table:style-name="ro1">
          <table:table-cell/>
          <table:table-cell office:value-type="float" office:value="43.3109934055176" calcext:value-type="float">
            <text:p>43,3109934055176</text:p>
          </table:table-cell>
          <table:table-cell/>
          <table:table-cell office:value-type="float" office:value="43.9836814281197" calcext:value-type="float">
            <text:p>43,9836814281197</text:p>
          </table:table-cell>
          <table:table-cell/>
          <table:table-cell table:formula="of:=[.D1023]-[.B1023]" office:value-type="float" office:value="0.672688022602102" calcext:value-type="float">
            <text:p>0,672688022602102</text:p>
          </table:table-cell>
        </table:table-row>
        <table:table-row table:style-name="ro1">
          <table:table-cell/>
          <table:table-cell office:value-type="float" office:value="43.3207365955586" calcext:value-type="float">
            <text:p>43,3207365955586</text:p>
          </table:table-cell>
          <table:table-cell/>
          <table:table-cell office:value-type="float" office:value="43.9948587515957" calcext:value-type="float">
            <text:p>43,9948587515957</text:p>
          </table:table-cell>
          <table:table-cell/>
          <table:table-cell table:formula="of:=[.D1024]-[.B1024]" office:value-type="float" office:value="0.6741221560371" calcext:value-type="float">
            <text:p>0,6741221560371</text:p>
          </table:table-cell>
        </table:table-row>
        <table:table-row table:style-name="ro1">
          <table:table-cell/>
          <table:table-cell office:value-type="float" office:value="43.3304709427917" calcext:value-type="float">
            <text:p>43,3304709427917</text:p>
          </table:table-cell>
          <table:table-cell/>
          <table:table-cell office:value-type="float" office:value="44.0060292709917" calcext:value-type="float">
            <text:p>44,0060292709917</text:p>
          </table:table-cell>
          <table:table-cell/>
          <table:table-cell table:formula="of:=[.D1025]-[.B1025]" office:value-type="float" office:value="0.675558328199998" calcext:value-type="float">
            <text:p>0,675558328199998</text:p>
          </table:table-cell>
        </table:table-row>
        <table:table-row table:style-name="ro1">
          <table:table-cell/>
          <table:table-cell office:value-type="float" office:value="43.340196517518" calcext:value-type="float">
            <text:p>43,340196517518</text:p>
          </table:table-cell>
          <table:table-cell/>
          <table:table-cell office:value-type="float" office:value="44.0171930550847" calcext:value-type="float">
            <text:p>44,0171930550847</text:p>
          </table:table-cell>
          <table:table-cell/>
          <table:table-cell table:formula="of:=[.D1026]-[.B1026]" office:value-type="float" office:value="0.676996537566694" calcext:value-type="float">
            <text:p>0,676996537566694</text:p>
          </table:table-cell>
        </table:table-row>
        <table:table-row table:style-name="ro1">
          <table:table-cell/>
          <table:table-cell office:value-type="float" office:value="43.3499133869305" calcext:value-type="float">
            <text:p>43,3499133869305</text:p>
          </table:table-cell>
          <table:table-cell/>
          <table:table-cell office:value-type="float" office:value="44.0283501698152" calcext:value-type="float">
            <text:p>44,0283501698152</text:p>
          </table:table-cell>
          <table:table-cell/>
          <table:table-cell table:formula="of:=[.D1027]-[.B1027]" office:value-type="float" office:value="0.678436782884695" calcext:value-type="float">
            <text:p>0,678436782884695</text:p>
          </table:table-cell>
        </table:table-row>
        <table:table-row table:style-name="ro1">
          <table:table-cell/>
          <table:table-cell office:value-type="float" office:value="43.3596216152305" calcext:value-type="float">
            <text:p>43,3596216152305</text:p>
          </table:table-cell>
          <table:table-cell/>
          <table:table-cell office:value-type="float" office:value="44.0395006783989" calcext:value-type="float">
            <text:p>44,0395006783989</text:p>
          </table:table-cell>
          <table:table-cell/>
          <table:table-cell table:formula="of:=[.D1028]-[.B1028]" office:value-type="float" office:value="0.6798790631684" calcext:value-type="float">
            <text:p>0,6798790631684</text:p>
          </table:table-cell>
        </table:table-row>
        <table:table-row table:style-name="ro1">
          <table:table-cell/>
          <table:table-cell office:value-type="float" office:value="43.3693212636982" calcext:value-type="float">
            <text:p>43,3693212636982</text:p>
          </table:table-cell>
          <table:table-cell/>
          <table:table-cell office:value-type="float" office:value="44.0506446413961" calcext:value-type="float">
            <text:p>44,0506446413961</text:p>
          </table:table-cell>
          <table:table-cell/>
          <table:table-cell table:formula="of:=[.D1029]-[.B1029]" office:value-type="float" office:value="0.6813233776979" calcext:value-type="float">
            <text:p>0,6813233776979</text:p>
          </table:table-cell>
        </table:table-row>
        <table:table-row table:style-name="ro1">
          <table:table-cell/>
          <table:table-cell office:value-type="float" office:value="43.3790123907442" calcext:value-type="float">
            <text:p>43,3790123907442</text:p>
          </table:table-cell>
          <table:table-cell/>
          <table:table-cell office:value-type="float" office:value="44.0617821167679" calcext:value-type="float">
            <text:p>44,0617821167679</text:p>
          </table:table-cell>
          <table:table-cell/>
          <table:table-cell table:formula="of:=[.D1030]-[.B1030]" office:value-type="float" office:value="0.6827697260237" calcext:value-type="float">
            <text:p>0,6827697260237</text:p>
          </table:table-cell>
        </table:table-row>
        <table:table-row table:style-name="ro1">
          <table:table-cell/>
          <table:table-cell office:value-type="float" office:value="43.3886950519128" calcext:value-type="float">
            <text:p>43,3886950519128</text:p>
          </table:table-cell>
          <table:table-cell/>
          <table:table-cell office:value-type="float" office:value="44.0729131598905" calcext:value-type="float">
            <text:p>44,0729131598905</text:p>
          </table:table-cell>
          <table:table-cell/>
          <table:table-cell table:formula="of:=[.D1031]-[.B1031]" office:value-type="float" office:value="0.684218107977699" calcext:value-type="float">
            <text:p>0,684218107977699</text:p>
          </table:table-cell>
        </table:table-row>
        <table:table-row table:style-name="ro1">
          <table:table-cell/>
          <table:table-cell office:value-type="float" office:value="43.3983692998402" calcext:value-type="float">
            <text:p>43,3983692998402</text:p>
          </table:table-cell>
          <table:table-cell/>
          <table:table-cell office:value-type="float" office:value="44.0840378235303" calcext:value-type="float">
            <text:p>44,0840378235303</text:p>
          </table:table-cell>
          <table:table-cell/>
          <table:table-cell table:formula="of:=[.D1032]-[.B1032]" office:value-type="float" office:value="0.685668523690104" calcext:value-type="float">
            <text:p>0,685668523690104</text:p>
          </table:table-cell>
        </table:table-row>
        <table:table-row table:style-name="ro1">
          <table:table-cell/>
          <table:table-cell office:value-type="float" office:value="43.4080351841464" calcext:value-type="float">
            <text:p>43,4080351841464</text:p>
          </table:table-cell>
          <table:table-cell/>
          <table:table-cell office:value-type="float" office:value="44.0951561577657" calcext:value-type="float">
            <text:p>44,0951561577657</text:p>
          </table:table-cell>
          <table:table-cell/>
          <table:table-cell table:formula="of:=[.D1033]-[.B1033]" office:value-type="float" office:value="0.687120973619301" calcext:value-type="float">
            <text:p>0,687120973619301</text:p>
          </table:table-cell>
        </table:table-row>
        <table:table-row table:style-name="ro1">
          <table:table-cell/>
          <table:table-cell office:value-type="float" office:value="43.4176927512347" calcext:value-type="float">
            <text:p>43,4176927512347</text:p>
          </table:table-cell>
          <table:table-cell/>
          <table:table-cell office:value-type="float" office:value="44.1062682098358" calcext:value-type="float">
            <text:p>44,1062682098358</text:p>
          </table:table-cell>
          <table:table-cell/>
          <table:table-cell table:formula="of:=[.D1034]-[.B1034]" office:value-type="float" office:value="0.688575458601093" calcext:value-type="float">
            <text:p>0,688575458601093</text:p>
          </table:table-cell>
        </table:table-row>
        <table:table-row table:style-name="ro1">
          <table:table-cell/>
          <table:table-cell office:value-type="float" office:value="43.4273420439761" calcext:value-type="float">
            <text:p>43,4273420439761</text:p>
          </table:table-cell>
          <table:table-cell/>
          <table:table-cell office:value-type="float" office:value="44.1173740238871" calcext:value-type="float">
            <text:p>44,1173740238871</text:p>
          </table:table-cell>
          <table:table-cell/>
          <table:table-cell table:formula="of:=[.D1035]-[.B1035]" office:value-type="float" office:value="0.690031979911005" calcext:value-type="float">
            <text:p>0,690031979911005</text:p>
          </table:table-cell>
        </table:table-row>
        <table:table-row table:style-name="ro1">
          <table:table-cell/>
          <table:table-cell office:value-type="float" office:value="43.4369831012117" calcext:value-type="float">
            <text:p>43,4369831012117</text:p>
          </table:table-cell>
          <table:table-cell/>
          <table:table-cell office:value-type="float" office:value="44.1284736405748" calcext:value-type="float">
            <text:p>44,1284736405748</text:p>
          </table:table-cell>
          <table:table-cell/>
          <table:table-cell table:formula="of:=[.D1036]-[.B1036]" office:value-type="float" office:value="0.691490539363102" calcext:value-type="float">
            <text:p>0,691490539363102</text:p>
          </table:table-cell>
        </table:table-row>
        <table:table-row table:style-name="ro1">
          <table:table-cell/>
          <table:table-cell office:value-type="float" office:value="43.4466159569877" calcext:value-type="float">
            <text:p>43,4466159569877</text:p>
          </table:table-cell>
          <table:table-cell/>
          <table:table-cell office:value-type="float" office:value="44.1395670964519" calcext:value-type="float">
            <text:p>44,1395670964519</text:p>
          </table:table-cell>
          <table:table-cell/>
          <table:table-cell table:formula="of:=[.D1037]-[.B1037]" office:value-type="float" office:value="0.692951139464199" calcext:value-type="float">
            <text:p>0,692951139464199</text:p>
          </table:table-cell>
        </table:table-row>
        <table:table-row table:style-name="ro1">
          <table:table-cell/>
          <table:table-cell office:value-type="float" office:value="43.4562406393889" calcext:value-type="float">
            <text:p>43,4562406393889</text:p>
          </table:table-cell>
          <table:table-cell/>
          <table:table-cell office:value-type="float" office:value="44.1506544230162" calcext:value-type="float">
            <text:p>44,1506544230162</text:p>
          </table:table-cell>
          <table:table-cell/>
          <table:table-cell table:formula="of:=[.D1038]-[.B1038]" office:value-type="float" office:value="0.694413783627297" calcext:value-type="float">
            <text:p>0,694413783627297</text:p>
          </table:table-cell>
        </table:table-row>
        <table:table-row table:style-name="ro1">
          <table:table-cell/>
          <table:table-cell office:value-type="float" office:value="43.4658571687092" calcext:value-type="float">
            <text:p>43,4658571687092</text:p>
          </table:table-cell>
          <table:table-cell/>
          <table:table-cell office:value-type="float" office:value="44.1617356452363" calcext:value-type="float">
            <text:p>44,1617356452363</text:p>
          </table:table-cell>
          <table:table-cell/>
          <table:table-cell table:formula="of:=[.D1039]-[.B1039]" office:value-type="float" office:value="0.695878476527099" calcext:value-type="float">
            <text:p>0,695878476527099</text:p>
          </table:table-cell>
        </table:table-row>
        <table:table-row table:style-name="ro1">
          <table:table-cell/>
          <table:table-cell office:value-type="float" office:value="43.4754655545391" calcext:value-type="float">
            <text:p>43,4754655545391</text:p>
          </table:table-cell>
          <table:table-cell/>
          <table:table-cell office:value-type="float" office:value="44.1728107791876" calcext:value-type="float">
            <text:p>44,1728107791876</text:p>
          </table:table-cell>
          <table:table-cell/>
          <table:table-cell table:formula="of:=[.D1040]-[.B1040]" office:value-type="float" office:value="0.697345224648501" calcext:value-type="float">
            <text:p>0,697345224648501</text:p>
          </table:table-cell>
        </table:table-row>
        <table:table-row table:style-name="ro1">
          <table:table-cell/>
          <table:table-cell office:value-type="float" office:value="43.485065790947" calcext:value-type="float">
            <text:p>43,485065790947</text:p>
          </table:table-cell>
          <table:table-cell/>
          <table:table-cell office:value-type="float" office:value="44.1838798281568" calcext:value-type="float">
            <text:p>44,1838798281568</text:p>
          </table:table-cell>
          <table:table-cell/>
          <table:table-cell table:formula="of:=[.D1041]-[.B1041]" office:value-type="float" office:value="0.6988140372098" calcext:value-type="float">
            <text:p>0,6988140372098</text:p>
          </table:table-cell>
        </table:table-row>
        <table:table-row table:style-name="ro1">
          <table:table-cell/>
          <table:table-cell office:value-type="float" office:value="43.4946578481647" calcext:value-type="float">
            <text:p>43,4946578481647</text:p>
          </table:table-cell>
          <table:table-cell/>
          <table:table-cell office:value-type="float" office:value="44.1949427759279" calcext:value-type="float">
            <text:p>44,1949427759279</text:p>
          </table:table-cell>
          <table:table-cell/>
          <table:table-cell table:formula="of:=[.D1042]-[.B1042]" office:value-type="float" office:value="0.7002849277632" calcext:value-type="float">
            <text:p>0,7002849277632</text:p>
          </table:table-cell>
        </table:table-row>
        <table:table-row table:style-name="ro1">
          <table:table-cell/>
          <table:table-cell office:value-type="float" office:value="43.504241657386" calcext:value-type="float">
            <text:p>43,504241657386</text:p>
          </table:table-cell>
          <table:table-cell/>
          <table:table-cell office:value-type="float" office:value="44.2059995745542" calcext:value-type="float">
            <text:p>44,2059995745542</text:p>
          </table:table-cell>
          <table:table-cell/>
          <table:table-cell table:formula="of:=[.D1043]-[.B1043]" office:value-type="float" office:value="0.701757917168202" calcext:value-type="float">
            <text:p>0,701757917168202</text:p>
          </table:table-cell>
        </table:table-row>
        <table:table-row table:style-name="ro1">
          <table:table-cell/>
          <table:table-cell office:value-type="float" office:value="43.5138170808993" calcext:value-type="float">
            <text:p>43,5138170808993</text:p>
          </table:table-cell>
          <table:table-cell/>
          <table:table-cell office:value-type="float" office:value="44.2170501204311" calcext:value-type="float">
            <text:p>44,2170501204311</text:p>
          </table:table-cell>
          <table:table-cell/>
          <table:table-cell table:formula="of:=[.D1044]-[.B1044]" office:value-type="float" office:value="0.703233039531796" calcext:value-type="float">
            <text:p>0,703233039531796</text:p>
          </table:table-cell>
        </table:table-row>
        <table:table-row table:style-name="ro1">
          <table:table-cell/>
          <table:table-cell office:value-type="float" office:value="43.5233838474914" calcext:value-type="float">
            <text:p>43,5233838474914</text:p>
          </table:table-cell>
          <table:table-cell/>
          <table:table-cell office:value-type="float" office:value="44.2280942028274" calcext:value-type="float">
            <text:p>44,2280942028274</text:p>
          </table:table-cell>
          <table:table-cell/>
          <table:table-cell table:formula="of:=[.D1045]-[.B1045]" office:value-type="float" office:value="0.704710355335997" calcext:value-type="float">
            <text:p>0,704710355335997</text:p>
          </table:table-cell>
        </table:table-row>
        <table:table-row table:style-name="ro1">
          <table:table-cell/>
          <table:table-cell office:value-type="float" office:value="43.5329413932702" calcext:value-type="float">
            <text:p>43,5329413932702</text:p>
          </table:table-cell>
          <table:table-cell/>
          <table:table-cell office:value-type="float" office:value="44.2391313780026" calcext:value-type="float">
            <text:p>44,2391313780026</text:p>
          </table:table-cell>
          <table:table-cell/>
          <table:table-cell table:formula="of:=[.D1046]-[.B1046]" office:value-type="float" office:value="0.706189984732397" calcext:value-type="float">
            <text:p>0,706189984732397</text:p>
          </table:table-cell>
        </table:table-row>
        <table:table-row table:style-name="ro1">
          <table:table-cell/>
          <table:table-cell office:value-type="float" office:value="43.5424883872842" calcext:value-type="float">
            <text:p>43,5424883872842</text:p>
          </table:table-cell>
          <table:table-cell/>
          <table:table-cell office:value-type="float" office:value="44.2501605979572" calcext:value-type="float">
            <text:p>44,2501605979572</text:p>
          </table:table-cell>
          <table:table-cell/>
          <table:table-cell table:formula="of:=[.D1047]-[.B1047]" office:value-type="float" office:value="0.707672210672996" calcext:value-type="float">
            <text:p>0,707672210672996</text:p>
          </table:table-cell>
        </table:table-row>
        <table:table-row table:style-name="ro1">
          <table:table-cell/>
          <table:table-cell office:value-type="float" office:value="43.5520208045579" calcext:value-type="float">
            <text:p>43,5520208045579</text:p>
          </table:table-cell>
          <table:table-cell/>
          <table:table-cell office:value-type="float" office:value="44.2611787276552" calcext:value-type="float">
            <text:p>44,2611787276552</text:p>
          </table:table-cell>
          <table:table-cell/>
          <table:table-cell table:formula="of:=[.D1048]-[.B1048]" office:value-type="float" office:value="0.709157923097301" calcext:value-type="float">
            <text:p>0,709157923097301</text:p>
          </table:table-cell>
        </table:table-row>
        <table:table-row table:style-name="ro1">
          <table:table-cell/>
          <table:table-cell office:value-type="float" office:value="43.5615169120744" calcext:value-type="float">
            <text:p>43,5615169120744</text:p>
          </table:table-cell>
          <table:table-cell/>
          <table:table-cell office:value-type="float" office:value="44.2721694209731" calcext:value-type="float">
            <text:p>44,2721694209731</text:p>
          </table:table-cell>
          <table:table-cell/>
          <table:table-cell table:formula="of:=[.D1049]-[.B1049]" office:value-type="float" office:value="0.710652508898697" calcext:value-type="float">
            <text:p>0,710652508898697</text:p>
          </table:table-cell>
        </table:table-row>
        <table:table-row table:style-name="ro1">
          <table:table-cell/>
          <table:table-cell office:value-type="float" office:value="43.3031756718463" calcext:value-type="float">
            <text:p>43,3031756718463</text:p>
          </table:table-cell>
          <table:table-cell/>
          <table:table-cell office:value-type="float" office:value="44.0012395761684" calcext:value-type="float">
            <text:p>44,0012395761684</text:p>
          </table:table-cell>
          <table:table-cell/>
          <table:table-cell table:formula="of:=[.D1050]-[.B1050]" office:value-type="float" office:value="0.698063904322105" calcext:value-type="float">
            <text:p>0,698063904322105</text:p>
          </table:table-cell>
        </table:table-row>
        <table:table-row table:style-name="ro1">
          <table:table-cell/>
          <table:table-cell office:value-type="float" office:value="43.5335428011632" calcext:value-type="float">
            <text:p>43,5335428011632</text:p>
          </table:table-cell>
          <table:table-cell/>
          <table:table-cell office:value-type="float" office:value="44.2494661902399" calcext:value-type="float">
            <text:p>44,2494661902399</text:p>
          </table:table-cell>
          <table:table-cell/>
          <table:table-cell table:formula="of:=[.D1051]-[.B1051]" office:value-type="float" office:value="0.7159233890767" calcext:value-type="float">
            <text:p>0,7159233890767</text:p>
          </table:table-cell>
        </table:table-row>
        <table:table-row table:style-name="ro1">
          <table:table-cell/>
          <table:table-cell office:value-type="float" office:value="43.5644773290052" calcext:value-type="float">
            <text:p>43,5644773290052</text:p>
          </table:table-cell>
          <table:table-cell/>
          <table:table-cell office:value-type="float" office:value="44.2810659434856" calcext:value-type="float">
            <text:p>44,2810659434856</text:p>
          </table:table-cell>
          <table:table-cell/>
          <table:table-cell table:formula="of:=[.D1052]-[.B1052]" office:value-type="float" office:value="0.716588614480401" calcext:value-type="float">
            <text:p>0,716588614480401</text:p>
          </table:table-cell>
        </table:table-row>
        <table:table-row table:style-name="ro1">
          <table:table-cell/>
          <table:table-cell office:value-type="float" office:value="43.5820771665115" calcext:value-type="float">
            <text:p>43,5820771665115</text:p>
          </table:table-cell>
          <table:table-cell/>
          <table:table-cell office:value-type="float" office:value="44.2997480604911" calcext:value-type="float">
            <text:p>44,2997480604911</text:p>
          </table:table-cell>
          <table:table-cell/>
          <table:table-cell table:formula="of:=[.D1053]-[.B1053]" office:value-type="float" office:value="0.717670893979594" calcext:value-type="float">
            <text:p>0,717670893979594</text:p>
          </table:table-cell>
        </table:table-row>
        <table:table-row table:style-name="ro1">
          <table:table-cell/>
          <table:table-cell office:value-type="float" office:value="43.595829147345" calcext:value-type="float">
            <text:p>43,595829147345</text:p>
          </table:table-cell>
          <table:table-cell/>
          <table:table-cell office:value-type="float" office:value="44.314757942575" calcext:value-type="float">
            <text:p>44,314757942575</text:p>
          </table:table-cell>
          <table:table-cell/>
          <table:table-cell table:formula="of:=[.D1054]-[.B1054]" office:value-type="float" office:value="0.718928795229999" calcext:value-type="float">
            <text:p>0,718928795229999</text:p>
          </table:table-cell>
        </table:table-row>
        <table:table-row table:style-name="ro1">
          <table:table-cell/>
          <table:table-cell office:value-type="float" office:value="43.6079428653327" calcext:value-type="float">
            <text:p>43,6079428653327</text:p>
          </table:table-cell>
          <table:table-cell/>
          <table:table-cell office:value-type="float" office:value="44.3282153058666" calcext:value-type="float">
            <text:p>44,3282153058666</text:p>
          </table:table-cell>
          <table:table-cell/>
          <table:table-cell table:formula="of:=[.D1055]-[.B1055]" office:value-type="float" office:value="0.720272440533897" calcext:value-type="float">
            <text:p>0,720272440533897</text:p>
          </table:table-cell>
        </table:table-row>
        <table:table-row table:style-name="ro1">
          <table:table-cell/>
          <table:table-cell office:value-type="float" office:value="43.6192056799529" calcext:value-type="float">
            <text:p>43,6192056799529</text:p>
          </table:table-cell>
          <table:table-cell/>
          <table:table-cell office:value-type="float" office:value="44.3408700629064" calcext:value-type="float">
            <text:p>44,3408700629064</text:p>
          </table:table-cell>
          <table:table-cell/>
          <table:table-cell table:formula="of:=[.D1056]-[.B1056]" office:value-type="float" office:value="0.721664382953499" calcext:value-type="float">
            <text:p>0,721664382953499</text:p>
          </table:table-cell>
        </table:table-row>
        <table:table-row table:style-name="ro1">
          <table:table-cell/>
          <table:table-cell office:value-type="float" office:value="43.6299684072857" calcext:value-type="float">
            <text:p>43,6299684072857</text:p>
          </table:table-cell>
          <table:table-cell/>
          <table:table-cell office:value-type="float" office:value="44.3530549250127" calcext:value-type="float">
            <text:p>44,3530549250127</text:p>
          </table:table-cell>
          <table:table-cell/>
          <table:table-cell table:formula="of:=[.D1057]-[.B1057]" office:value-type="float" office:value="0.723086517726998" calcext:value-type="float">
            <text:p>0,723086517726998</text:p>
          </table:table-cell>
        </table:table-row>
        <table:table-row table:style-name="ro1">
          <table:table-cell/>
          <table:table-cell office:value-type="float" office:value="43.6404110415788" calcext:value-type="float">
            <text:p>43,6404110415788</text:p>
          </table:table-cell>
          <table:table-cell/>
          <table:table-cell office:value-type="float" office:value="44.364940112824" calcext:value-type="float">
            <text:p>44,364940112824</text:p>
          </table:table-cell>
          <table:table-cell/>
          <table:table-cell table:formula="of:=[.D1058]-[.B1058]" office:value-type="float" office:value="0.7245290712452" calcext:value-type="float">
            <text:p>0,7245290712452</text:p>
          </table:table-cell>
        </table:table-row>
        <table:table-row table:style-name="ro1">
          <table:table-cell/>
          <table:table-cell office:value-type="float" office:value="43.6506354498503" calcext:value-type="float">
            <text:p>43,6506354498503</text:p>
          </table:table-cell>
          <table:table-cell/>
          <table:table-cell office:value-type="float" office:value="44.3766217658791" calcext:value-type="float">
            <text:p>44,3766217658791</text:p>
          </table:table-cell>
          <table:table-cell/>
          <table:table-cell table:formula="of:=[.D1059]-[.B1059]" office:value-type="float" office:value="0.725986316028802" calcext:value-type="float">
            <text:p>0,725986316028802</text:p>
          </table:table-cell>
        </table:table-row>
        <table:table-row table:style-name="ro1">
          <table:table-cell/>
          <table:table-cell office:value-type="float" office:value="43.6607036163706" calcext:value-type="float">
            <text:p>43,6607036163706</text:p>
          </table:table-cell>
          <table:table-cell/>
          <table:table-cell office:value-type="float" office:value="44.3881582938782" calcext:value-type="float">
            <text:p>44,3881582938782</text:p>
          </table:table-cell>
          <table:table-cell/>
          <table:table-cell table:formula="of:=[.D1060]-[.B1060]" office:value-type="float" office:value="0.727454677507602" calcext:value-type="float">
            <text:p>0,727454677507602</text:p>
          </table:table-cell>
        </table:table-row>
        <table:table-row table:style-name="ro1">
          <table:table-cell/>
          <table:table-cell office:value-type="float" office:value="43.6706554249573" calcext:value-type="float">
            <text:p>43,6706554249573</text:p>
          </table:table-cell>
          <table:table-cell/>
          <table:table-cell office:value-type="float" office:value="44.3995872359765" calcext:value-type="float">
            <text:p>44,3995872359765</text:p>
          </table:table-cell>
          <table:table-cell/>
          <table:table-cell table:formula="of:=[.D1061]-[.B1061]" office:value-type="float" office:value="0.728931811019194" calcext:value-type="float">
            <text:p>0,728931811019194</text:p>
          </table:table-cell>
        </table:table-row>
        <table:table-row table:style-name="ro1">
          <table:table-cell/>
          <table:table-cell office:value-type="float" office:value="43.6805177059903" calcext:value-type="float">
            <text:p>43,6805177059903</text:p>
          </table:table-cell>
          <table:table-cell/>
          <table:table-cell office:value-type="float" office:value="44.4109338215332" calcext:value-type="float">
            <text:p>44,4109338215332</text:p>
          </table:table-cell>
          <table:table-cell/>
          <table:table-cell table:formula="of:=[.D1062]-[.B1062]" office:value-type="float" office:value="0.730416115542901" calcext:value-type="float">
            <text:p>0,730416115542901</text:p>
          </table:table-cell>
        </table:table-row>
        <table:table-row table:style-name="ro1">
          <table:table-cell/>
          <table:table-cell office:value-type="float" office:value="43.6903091755376" calcext:value-type="float">
            <text:p>43,6903091755376</text:p>
          </table:table-cell>
          <table:table-cell/>
          <table:table-cell office:value-type="float" office:value="44.4222156365179" calcext:value-type="float">
            <text:p>44,4222156365179</text:p>
          </table:table-cell>
          <table:table-cell/>
          <table:table-cell table:formula="of:=[.D1063]-[.B1063]" office:value-type="float" office:value="0.731906460980298" calcext:value-type="float">
            <text:p>0,731906460980298</text:p>
          </table:table-cell>
        </table:table-row>
        <table:table-row table:style-name="ro1">
          <table:table-cell/>
          <table:table-cell office:value-type="float" office:value="43.7000432895847" calcext:value-type="float">
            <text:p>43,7000432895847</text:p>
          </table:table-cell>
          <table:table-cell/>
          <table:table-cell office:value-type="float" office:value="44.4334453167411" calcext:value-type="float">
            <text:p>44,4334453167411</text:p>
          </table:table-cell>
          <table:table-cell/>
          <table:table-cell table:formula="of:=[.D1064]-[.B1064]" office:value-type="float" office:value="0.733402027156401" calcext:value-type="float">
            <text:p>0,733402027156401</text:p>
          </table:table-cell>
        </table:table-row>
        <table:table-row table:style-name="ro1">
          <table:table-cell/>
          <table:table-cell office:value-type="float" office:value="43.7097299726379" calcext:value-type="float">
            <text:p>43,7097299726379</text:p>
          </table:table-cell>
          <table:table-cell/>
          <table:table-cell office:value-type="float" office:value="44.4446321772319" calcext:value-type="float">
            <text:p>44,4446321772319</text:p>
          </table:table-cell>
          <table:table-cell/>
          <table:table-cell table:formula="of:=[.D1065]-[.B1065]" office:value-type="float" office:value="0.734902204594" calcext:value-type="float">
            <text:p>0,734902204594</text:p>
          </table:table-cell>
        </table:table-row>
        <table:table-row table:style-name="ro1">
          <table:table-cell/>
          <table:table-cell office:value-type="float" office:value="43.7193767066545" calcext:value-type="float">
            <text:p>43,7193767066545</text:p>
          </table:table-cell>
          <table:table-cell/>
          <table:table-cell office:value-type="float" office:value="44.4557832377513" calcext:value-type="float">
            <text:p>44,4557832377513</text:p>
          </table:table-cell>
          <table:table-cell/>
          <table:table-cell table:formula="of:=[.D1066]-[.B1066]" office:value-type="float" office:value="0.736406531096797" calcext:value-type="float">
            <text:p>0,736406531096797</text:p>
          </table:table-cell>
        </table:table-row>
        <table:table-row table:style-name="ro1">
          <table:table-cell/>
          <table:table-cell office:value-type="float" office:value="43.7289892404296" calcext:value-type="float">
            <text:p>43,7289892404296</text:p>
          </table:table-cell>
          <table:table-cell/>
          <table:table-cell office:value-type="float" office:value="44.4669038903523" calcext:value-type="float">
            <text:p>44,4669038903523</text:p>
          </table:table-cell>
          <table:table-cell/>
          <table:table-cell table:formula="of:=[.D1067]-[.B1067]" office:value-type="float" office:value="0.737914649922701" calcext:value-type="float">
            <text:p>0,737914649922701</text:p>
          </table:table-cell>
        </table:table-row>
        <table:table-row table:style-name="ro1">
          <table:table-cell/>
          <table:table-cell office:value-type="float" office:value="43.7385720652964" calcext:value-type="float">
            <text:p>43,7385720652964</text:p>
          </table:table-cell>
          <table:table-cell/>
          <table:table-cell office:value-type="float" office:value="44.4779983467392" calcext:value-type="float">
            <text:p>44,4779983467392</text:p>
          </table:table-cell>
          <table:table-cell/>
          <table:table-cell table:formula="of:=[.D1068]-[.B1068]" office:value-type="float" office:value="0.739426281442796" calcext:value-type="float">
            <text:p>0,739426281442796</text:p>
          </table:table-cell>
        </table:table-row>
        <table:table-row table:style-name="ro1">
          <table:table-cell/>
          <table:table-cell office:value-type="float" office:value="43.7481287422857" calcext:value-type="float">
            <text:p>43,7481287422857</text:p>
          </table:table-cell>
          <table:table-cell/>
          <table:table-cell office:value-type="float" office:value="44.4890699457531" calcext:value-type="float">
            <text:p>44,4890699457531</text:p>
          </table:table-cell>
          <table:table-cell/>
          <table:table-cell table:formula="of:=[.D1069]-[.B1069]" office:value-type="float" office:value="0.740941203467401" calcext:value-type="float">
            <text:p>0,740941203467401</text:p>
          </table:table-cell>
        </table:table-row>
        <table:table-row table:style-name="ro1">
          <table:table-cell/>
          <table:table-cell office:value-type="float" office:value="43.757662132173" calcext:value-type="float">
            <text:p>43,757662132173</text:p>
          </table:table-cell>
          <table:table-cell/>
          <table:table-cell office:value-type="float" office:value="44.5001213694808" calcext:value-type="float">
            <text:p>44,5001213694808</text:p>
          </table:table-cell>
          <table:table-cell/>
          <table:table-cell table:formula="of:=[.D1070]-[.B1070]" office:value-type="float" office:value="0.742459237307799" calcext:value-type="float">
            <text:p>0,742459237307799</text:p>
          </table:table-cell>
        </table:table-row>
        <table:table-row table:style-name="ro1">
          <table:table-cell/>
          <table:table-cell office:value-type="float" office:value="43.7671745604708" calcext:value-type="float">
            <text:p>43,7671745604708</text:p>
          </table:table-cell>
          <table:table-cell/>
          <table:table-cell office:value-type="float" office:value="44.511154798171" calcext:value-type="float">
            <text:p>44,511154798171</text:p>
          </table:table-cell>
          <table:table-cell/>
          <table:table-cell table:formula="of:=[.D1071]-[.B1071]" office:value-type="float" office:value="0.7439802377002" calcext:value-type="float">
            <text:p>0,7439802377002</text:p>
          </table:table-cell>
        </table:table-row>
        <table:table-row table:style-name="ro1">
          <table:table-cell/>
          <table:table-cell office:value-type="float" office:value="43.7766679378506" calcext:value-type="float">
            <text:p>43,7766679378506</text:p>
          </table:table-cell>
          <table:table-cell/>
          <table:table-cell office:value-type="float" office:value="44.522172023267" calcext:value-type="float">
            <text:p>44,522172023267</text:p>
          </table:table-cell>
          <table:table-cell/>
          <table:table-cell table:formula="of:=[.D1072]-[.B1072]" office:value-type="float" office:value="0.7455040854164" calcext:value-type="float">
            <text:p>0,7455040854164</text:p>
          </table:table-cell>
        </table:table-row>
        <table:table-row table:style-name="ro1">
          <table:table-cell/>
          <table:table-cell office:value-type="float" office:value="43.7861438494519" calcext:value-type="float">
            <text:p>43,7861438494519</text:p>
          </table:table-cell>
          <table:table-cell/>
          <table:table-cell office:value-type="float" office:value="44.5331745311904" calcext:value-type="float">
            <text:p>44,5331745311904</text:p>
          </table:table-cell>
          <table:table-cell/>
          <table:table-cell table:formula="of:=[.D1073]-[.B1073]" office:value-type="float" office:value="0.747030681738494" calcext:value-type="float">
            <text:p>0,747030681738494</text:p>
          </table:table-cell>
        </table:table-row>
        <table:table-row table:style-name="ro1">
          <table:table-cell/>
          <table:table-cell office:value-type="float" office:value="43.7956036220523" calcext:value-type="float">
            <text:p>43,7956036220523</text:p>
          </table:table-cell>
          <table:table-cell/>
          <table:table-cell office:value-type="float" office:value="44.5441635663526" calcext:value-type="float">
            <text:p>44,5441635663526</text:p>
          </table:table-cell>
          <table:table-cell/>
          <table:table-cell table:formula="of:=[.D1074]-[.B1074]" office:value-type="float" office:value="0.748559944300304" calcext:value-type="float">
            <text:p>0,748559944300304</text:p>
          </table:table-cell>
        </table:table-row>
        <table:table-row table:style-name="ro1">
          <table:table-cell/>
          <table:table-cell office:value-type="float" office:value="43.8050483752687" calcext:value-type="float">
            <text:p>43,8050483752687</text:p>
          </table:table-cell>
          <table:table-cell/>
          <table:table-cell office:value-type="float" office:value="44.5551401791531" calcext:value-type="float">
            <text:p>44,5551401791531</text:p>
          </table:table-cell>
          <table:table-cell/>
          <table:table-cell table:formula="of:=[.D1075]-[.B1075]" office:value-type="float" office:value="0.750091803884402" calcext:value-type="float">
            <text:p>0,750091803884402</text:p>
          </table:table-cell>
        </table:table-row>
        <table:table-row table:style-name="ro1">
          <table:table-cell/>
          <table:table-cell office:value-type="float" office:value="43.8144790610268" calcext:value-type="float">
            <text:p>43,8144790610268</text:p>
          </table:table-cell>
          <table:table-cell/>
          <table:table-cell office:value-type="float" office:value="44.5661052629853" calcext:value-type="float">
            <text:p>44,5661052629853</text:p>
          </table:table-cell>
          <table:table-cell/>
          <table:table-cell table:formula="of:=[.D1076]-[.B1076]" office:value-type="float" office:value="0.751626201958501" calcext:value-type="float">
            <text:p>0,751626201958501</text:p>
          </table:table-cell>
        </table:table-row>
        <table:table-row table:style-name="ro1">
          <table:table-cell/>
          <table:table-cell office:value-type="float" office:value="43.8238964943459" calcext:value-type="float">
            <text:p>43,8238964943459</text:p>
          </table:table-cell>
          <table:table-cell/>
          <table:table-cell office:value-type="float" office:value="44.5770595830803" calcext:value-type="float">
            <text:p>44,5770595830803</text:p>
          </table:table-cell>
          <table:table-cell/>
          <table:table-cell table:formula="of:=[.D1077]-[.B1077]" office:value-type="float" office:value="0.753163088734397" calcext:value-type="float">
            <text:p>0,753163088734397</text:p>
          </table:table-cell>
        </table:table-row>
        <table:table-row table:style-name="ro1">
          <table:table-cell/>
          <table:table-cell office:value-type="float" office:value="43.8333013775668" calcext:value-type="float">
            <text:p>43,8333013775668</text:p>
          </table:table-cell>
          <table:table-cell/>
          <table:table-cell office:value-type="float" office:value="44.5880037992096" calcext:value-type="float">
            <text:p>44,5880037992096</text:p>
          </table:table-cell>
          <table:table-cell/>
          <table:table-cell table:formula="of:=[.D1078]-[.B1078]" office:value-type="float" office:value="0.754702421642804" calcext:value-type="float">
            <text:p>0,754702421642804</text:p>
          </table:table-cell>
        </table:table-row>
        <table:table-row table:style-name="ro1">
          <table:table-cell/>
          <table:table-cell office:value-type="float" office:value="43.8426943196092" calcext:value-type="float">
            <text:p>43,8426943196092</text:p>
          </table:table-cell>
          <table:table-cell/>
          <table:table-cell office:value-type="float" office:value="44.5989384837254" calcext:value-type="float">
            <text:p>44,5989384837254</text:p>
          </table:table-cell>
          <table:table-cell/>
          <table:table-cell table:formula="of:=[.D1079]-[.B1079]" office:value-type="float" office:value="0.756244164116197" calcext:value-type="float">
            <text:p>0,756244164116197</text:p>
          </table:table-cell>
        </table:table-row>
        <table:table-row table:style-name="ro1">
          <table:table-cell/>
          <table:table-cell office:value-type="float" office:value="43.85207585141" calcext:value-type="float">
            <text:p>43,85207585141</text:p>
          </table:table-cell>
          <table:table-cell/>
          <table:table-cell office:value-type="float" office:value="44.6098641360157" calcext:value-type="float">
            <text:p>44,6098641360157</text:p>
          </table:table-cell>
          <table:table-cell/>
          <table:table-cell table:formula="of:=[.D1080]-[.B1080]" office:value-type="float" office:value="0.757788284605702" calcext:value-type="float">
            <text:p>0,757788284605702</text:p>
          </table:table-cell>
        </table:table-row>
        <table:table-row table:style-name="ro1">
          <table:table-cell/>
          <table:table-cell office:value-type="float" office:value="43.8614464383905" calcext:value-type="float">
            <text:p>43,8614464383905</text:p>
          </table:table-cell>
          <table:table-cell/>
          <table:table-cell office:value-type="float" office:value="44.6207811941818" calcext:value-type="float">
            <text:p>44,6207811941818</text:p>
          </table:table-cell>
          <table:table-cell/>
          <table:table-cell table:formula="of:=[.D1081]-[.B1081]" office:value-type="float" office:value="0.759334755791301" calcext:value-type="float">
            <text:p>0,759334755791301</text:p>
          </table:table-cell>
        </table:table-row>
        <table:table-row table:style-name="ro1">
          <table:table-cell/>
          <table:table-cell office:value-type="float" office:value="43.8708064906074" calcext:value-type="float">
            <text:p>43,8708064906074</text:p>
          </table:table-cell>
          <table:table-cell/>
          <table:table-cell office:value-type="float" office:value="44.6316900445383" calcext:value-type="float">
            <text:p>44,6316900445383</text:p>
          </table:table-cell>
          <table:table-cell/>
          <table:table-cell table:formula="of:=[.D1082]-[.B1082]" office:value-type="float" office:value="0.760883553930903" calcext:value-type="float">
            <text:p>0,760883553930903</text:p>
          </table:table-cell>
        </table:table-row>
        <table:table-row table:style-name="ro1">
          <table:table-cell/>
          <table:table-cell office:value-type="float" office:value="43.8801563710666" calcext:value-type="float">
            <text:p>43,8801563710666</text:p>
          </table:table-cell>
          <table:table-cell/>
          <table:table-cell office:value-type="float" office:value="44.6425910293995" calcext:value-type="float">
            <text:p>44,6425910293995</text:p>
          </table:table-cell>
          <table:table-cell/>
          <table:table-cell table:formula="of:=[.D1083]-[.B1083]" office:value-type="float" office:value="0.7624346583329" calcext:value-type="float">
            <text:p>0,7624346583329</text:p>
          </table:table-cell>
        </table:table-row>
        <table:table-row table:style-name="ro1">
          <table:table-cell/>
          <table:table-cell office:value-type="float" office:value="43.8894964025867" calcext:value-type="float">
            <text:p>43,8894964025867</text:p>
          </table:table-cell>
          <table:table-cell/>
          <table:table-cell office:value-type="float" office:value="44.6534844534989" calcext:value-type="float">
            <text:p>44,6534844534989</text:p>
          </table:table-cell>
          <table:table-cell/>
          <table:table-cell table:formula="of:=[.D1084]-[.B1084]" office:value-type="float" office:value="0.763988050912197" calcext:value-type="float">
            <text:p>0,763988050912197</text:p>
          </table:table-cell>
        </table:table-row>
        <table:table-row table:style-name="ro1">
          <table:table-cell/>
          <table:table-cell office:value-type="float" office:value="43.898826873488" calcext:value-type="float">
            <text:p>43,898826873488</text:p>
          </table:table-cell>
          <table:table-cell/>
          <table:table-cell office:value-type="float" office:value="44.6643705893166" calcext:value-type="float">
            <text:p>44,6643705893166</text:p>
          </table:table-cell>
          <table:table-cell/>
          <table:table-cell table:formula="of:=[.D1085]-[.B1085]" office:value-type="float" office:value="0.765543715828599" calcext:value-type="float">
            <text:p>0,765543715828599</text:p>
          </table:table-cell>
        </table:table-row>
        <table:table-row table:style-name="ro1">
          <table:table-cell/>
          <table:table-cell office:value-type="float" office:value="43.9081480423436" calcext:value-type="float">
            <text:p>43,9081480423436</text:p>
          </table:table-cell>
          <table:table-cell/>
          <table:table-cell office:value-type="float" office:value="44.6752496815233" calcext:value-type="float">
            <text:p>44,6752496815233</text:p>
          </table:table-cell>
          <table:table-cell/>
          <table:table-cell table:formula="of:=[.D1086]-[.B1086]" office:value-type="float" office:value="0.7671016391797" calcext:value-type="float">
            <text:p>0,7671016391797</text:p>
          </table:table-cell>
        </table:table-row>
        <table:table-row table:style-name="ro1">
          <table:table-cell/>
          <table:table-cell office:value-type="float" office:value="43.9174601419675" calcext:value-type="float">
            <text:p>43,9174601419675</text:p>
          </table:table-cell>
          <table:table-cell/>
          <table:table-cell office:value-type="float" office:value="44.6861219507113" calcext:value-type="float">
            <text:p>44,6861219507113</text:p>
          </table:table-cell>
          <table:table-cell/>
          <table:table-cell table:formula="of:=[.D1087]-[.B1087]" office:value-type="float" office:value="0.768661808743801" calcext:value-type="float">
            <text:p>0,768661808743801</text:p>
          </table:table-cell>
        </table:table-row>
        <table:table-row table:style-name="ro1">
          <table:table-cell/>
          <table:table-cell office:value-type="float" office:value="43.9267633827733" calcext:value-type="float">
            <text:p>43,9267633827733</text:p>
          </table:table-cell>
          <table:table-cell/>
          <table:table-cell office:value-type="float" office:value="44.696987596537" calcext:value-type="float">
            <text:p>44,696987596537</text:p>
          </table:table-cell>
          <table:table-cell/>
          <table:table-cell table:formula="of:=[.D1088]-[.B1088]" office:value-type="float" office:value="0.770224213763697" calcext:value-type="float">
            <text:p>0,770224213763697</text:p>
          </table:table-cell>
        </table:table-row>
        <table:table-row table:style-name="ro1">
          <table:table-cell/>
          <table:table-cell office:value-type="float" office:value="43.9360579556224" calcext:value-type="float">
            <text:p>43,9360579556224</text:p>
          </table:table-cell>
          <table:table-cell/>
          <table:table-cell office:value-type="float" office:value="44.7078468003861" calcext:value-type="float">
            <text:p>44,7078468003861</text:p>
          </table:table-cell>
          <table:table-cell/>
          <table:table-cell table:formula="of:=[.D1089]-[.B1089]" office:value-type="float" office:value="0.771788844763698" calcext:value-type="float">
            <text:p>0,771788844763698</text:p>
          </table:table-cell>
        </table:table-row>
        <table:table-row table:style-name="ro1">
          <table:table-cell/>
          <table:table-cell office:value-type="float" office:value="43.9453440342495" calcext:value-type="float">
            <text:p>43,9453440342495</text:p>
          </table:table-cell>
          <table:table-cell/>
          <table:table-cell office:value-type="float" office:value="44.7186997276406" calcext:value-type="float">
            <text:p>44,7186997276406</text:p>
          </table:table-cell>
          <table:table-cell/>
          <table:table-cell table:formula="of:=[.D1090]-[.B1090]" office:value-type="float" office:value="0.773355693391096" calcext:value-type="float">
            <text:p>0,773355693391096</text:p>
          </table:table-cell>
        </table:table-row>
        <table:table-row table:style-name="ro1">
          <table:table-cell/>
          <table:table-cell office:value-type="float" office:value="43.9546217773342" calcext:value-type="float">
            <text:p>43,9546217773342</text:p>
          </table:table-cell>
          <table:table-cell/>
          <table:table-cell office:value-type="float" office:value="44.7295465296178" calcext:value-type="float">
            <text:p>44,7295465296178</text:p>
          </table:table-cell>
          <table:table-cell/>
          <table:table-cell table:formula="of:=[.D1091]-[.B1091]" office:value-type="float" office:value="0.774924752283603" calcext:value-type="float">
            <text:p>0,774924752283603</text:p>
          </table:table-cell>
        </table:table-row>
        <table:table-row table:style-name="ro1">
          <table:table-cell/>
          <table:table-cell office:value-type="float" office:value="43.9638913302811" calcext:value-type="float">
            <text:p>43,9638913302811</text:p>
          </table:table-cell>
          <table:table-cell/>
          <table:table-cell office:value-type="float" office:value="44.740387345234" calcext:value-type="float">
            <text:p>44,740387345234</text:p>
          </table:table-cell>
          <table:table-cell/>
          <table:table-cell table:formula="of:=[.D1092]-[.B1092]" office:value-type="float" office:value="0.776496014952897" calcext:value-type="float">
            <text:p>0,776496014952897</text:p>
          </table:table-cell>
        </table:table-row>
        <table:table-row table:style-name="ro1">
          <table:table-cell/>
          <table:table-cell office:value-type="float" office:value="43.9731528267516" calcext:value-type="float">
            <text:p>43,9731528267516</text:p>
          </table:table-cell>
          <table:table-cell/>
          <table:table-cell office:value-type="float" office:value="44.751222302438" calcext:value-type="float">
            <text:p>44,751222302438</text:p>
          </table:table-cell>
          <table:table-cell/>
          <table:table-cell table:formula="of:=[.D1093]-[.B1093]" office:value-type="float" office:value="0.778069475686401" calcext:value-type="float">
            <text:p>0,778069475686401</text:p>
          </table:table-cell>
        </table:table-row>
        <table:table-row table:style-name="ro1">
          <table:table-cell/>
          <table:table-cell office:value-type="float" office:value="43.9824063899908" calcext:value-type="float">
            <text:p>43,9824063899908</text:p>
          </table:table-cell>
          <table:table-cell/>
          <table:table-cell office:value-type="float" office:value="44.7620515194515" calcext:value-type="float">
            <text:p>44,7620515194515</text:p>
          </table:table-cell>
          <table:table-cell/>
          <table:table-cell table:formula="of:=[.D1094]-[.B1094]" office:value-type="float" office:value="0.779645129460697" calcext:value-type="float">
            <text:p>0,779645129460697</text:p>
          </table:table-cell>
        </table:table-row>
        <table:table-row table:style-name="ro1">
          <table:table-cell/>
          <table:table-cell office:value-type="float" office:value="43.9916521339792" calcext:value-type="float">
            <text:p>43,9916521339792</text:p>
          </table:table-cell>
          <table:table-cell/>
          <table:table-cell office:value-type="float" office:value="44.7728751058464" calcext:value-type="float">
            <text:p>44,7728751058464</text:p>
          </table:table-cell>
          <table:table-cell/>
          <table:table-cell table:formula="of:=[.D1095]-[.B1095]" office:value-type="float" office:value="0.781222971867201" calcext:value-type="float">
            <text:p>0,781222971867201</text:p>
          </table:table-cell>
        </table:table-row>
        <table:table-row table:style-name="ro1">
          <table:table-cell/>
          <table:table-cell office:value-type="float" office:value="44.0008901644358" calcext:value-type="float">
            <text:p>44,0008901644358</text:p>
          </table:table-cell>
          <table:table-cell/>
          <table:table-cell office:value-type="float" office:value="44.7836931634821" calcext:value-type="float">
            <text:p>44,7836931634821</text:p>
          </table:table-cell>
          <table:table-cell/>
          <table:table-cell table:formula="of:=[.D1096]-[.B1096]" office:value-type="float" office:value="0.782802999046297" calcext:value-type="float">
            <text:p>0,782802999046297</text:p>
          </table:table-cell>
        </table:table-row>
        <table:table-row table:style-name="ro1">
          <table:table-cell/>
          <table:table-cell office:value-type="float" office:value="44.0101205796932" calcext:value-type="float">
            <text:p>44,0101205796932</text:p>
          </table:table-cell>
          <table:table-cell/>
          <table:table-cell office:value-type="float" office:value="44.7945057873257" calcext:value-type="float">
            <text:p>44,7945057873257</text:p>
          </table:table-cell>
          <table:table-cell/>
          <table:table-cell table:formula="of:=[.D1097]-[.B1097]" office:value-type="float" office:value="0.784385207632496" calcext:value-type="float">
            <text:p>0,784385207632496</text:p>
          </table:table-cell>
        </table:table-row>
        <table:table-row table:style-name="ro1">
          <table:table-cell/>
          <table:table-cell office:value-type="float" office:value="44.0193434714686" calcext:value-type="float">
            <text:p>44,0193434714686</text:p>
          </table:table-cell>
          <table:table-cell/>
          <table:table-cell office:value-type="float" office:value="44.8053130661705" calcext:value-type="float">
            <text:p>44,8053130661705</text:p>
          </table:table-cell>
          <table:table-cell/>
          <table:table-cell table:formula="of:=[.D1098]-[.B1098]" office:value-type="float" office:value="0.785969594701896" calcext:value-type="float">
            <text:p>0,785969594701896</text:p>
          </table:table-cell>
        </table:table-row>
        <table:table-row table:style-name="ro1">
          <table:table-cell/>
          <table:table-cell office:value-type="float" office:value="44.0285589255385" calcext:value-type="float">
            <text:p>44,0285589255385</text:p>
          </table:table-cell>
          <table:table-cell/>
          <table:table-cell office:value-type="float" office:value="44.8161150832699" calcext:value-type="float">
            <text:p>44,8161150832699</text:p>
          </table:table-cell>
          <table:table-cell/>
          <table:table-cell table:formula="of:=[.D1099]-[.B1099]" office:value-type="float" office:value="0.787556157731402" calcext:value-type="float">
            <text:p>0,787556157731402</text:p>
          </table:table-cell>
        </table:table-row>
        <table:table-row table:style-name="ro1">
          <table:table-cell/>
          <table:table-cell office:value-type="float" office:value="44.0377670223358" calcext:value-type="float">
            <text:p>44,0377670223358</text:p>
          </table:table-cell>
          <table:table-cell/>
          <table:table-cell office:value-type="float" office:value="44.8269119168931" calcext:value-type="float">
            <text:p>44,8269119168931</text:p>
          </table:table-cell>
          <table:table-cell/>
          <table:table-cell table:formula="of:=[.D1100]-[.B1100]" office:value-type="float" office:value="0.789144894557303" calcext:value-type="float">
            <text:p>0,789144894557303</text:p>
          </table:table-cell>
        </table:table-row>
        <table:table-row table:style-name="ro1">
          <table:table-cell/>
          <table:table-cell office:value-type="float" office:value="44.0469678374774" calcext:value-type="float">
            <text:p>44,0469678374774</text:p>
          </table:table-cell>
          <table:table-cell/>
          <table:table-cell office:value-type="float" office:value="44.8377036408209" calcext:value-type="float">
            <text:p>44,8377036408209</text:p>
          </table:table-cell>
          <table:table-cell/>
          <table:table-cell table:formula="of:=[.D1101]-[.B1101]" office:value-type="float" office:value="0.790735803343495" calcext:value-type="float">
            <text:p>0,790735803343495</text:p>
          </table:table-cell>
        </table:table-row>
        <table:table-row table:style-name="ro1">
          <table:table-cell/>
          <table:table-cell office:value-type="float" office:value="44.0561614422329" calcext:value-type="float">
            <text:p>44,0561614422329</text:p>
          </table:table-cell>
          <table:table-cell/>
          <table:table-cell office:value-type="float" office:value="44.8484903247839" calcext:value-type="float">
            <text:p>44,8484903247839</text:p>
          </table:table-cell>
          <table:table-cell/>
          <table:table-cell table:formula="of:=[.D1102]-[.B1102]" office:value-type="float" office:value="0.792328882551004" calcext:value-type="float">
            <text:p>0,792328882551004</text:p>
          </table:table-cell>
        </table:table-row>
        <table:table-row table:style-name="ro1">
          <table:table-cell/>
          <table:table-cell office:value-type="float" office:value="44.0653479039411" calcext:value-type="float">
            <text:p>44,0653479039411</text:p>
          </table:table-cell>
          <table:table-cell/>
          <table:table-cell office:value-type="float" office:value="44.8592720348512" calcext:value-type="float">
            <text:p>44,8592720348512</text:p>
          </table:table-cell>
          <table:table-cell/>
          <table:table-cell table:formula="of:=[.D1103]-[.B1103]" office:value-type="float" office:value="0.793924130910099" calcext:value-type="float">
            <text:p>0,793924130910099</text:p>
          </table:table-cell>
        </table:table-row>
        <table:table-row table:style-name="ro1">
          <table:table-cell/>
          <table:table-cell office:value-type="float" office:value="44.0745272863828" calcext:value-type="float">
            <text:p>44,0745272863828</text:p>
          </table:table-cell>
          <table:table-cell/>
          <table:table-cell office:value-type="float" office:value="44.8700488337807" calcext:value-type="float">
            <text:p>44,8700488337807</text:p>
          </table:table-cell>
          <table:table-cell/>
          <table:table-cell table:formula="of:=[.D1104]-[.B1104]" office:value-type="float" office:value="0.795521547397897" calcext:value-type="float">
            <text:p>0,795521547397897</text:p>
          </table:table-cell>
        </table:table-row>
        <table:table-row table:style-name="ro1">
          <table:table-cell/>
          <table:table-cell office:value-type="float" office:value="44.0836996501134" calcext:value-type="float">
            <text:p>44,0836996501134</text:p>
          </table:table-cell>
          <table:table-cell/>
          <table:table-cell office:value-type="float" office:value="44.8808207813297" calcext:value-type="float">
            <text:p>44,8808207813297</text:p>
          </table:table-cell>
          <table:table-cell/>
          <table:table-cell table:formula="of:=[.D1105]-[.B1105]" office:value-type="float" office:value="0.797121131216301" calcext:value-type="float">
            <text:p>0,797121131216301</text:p>
          </table:table-cell>
        </table:table-row>
        <table:table-row table:style-name="ro1">
          <table:table-cell/>
          <table:table-cell office:value-type="float" office:value="44.0928650527616" calcext:value-type="float">
            <text:p>44,0928650527616</text:p>
          </table:table-cell>
          <table:table-cell/>
          <table:table-cell office:value-type="float" office:value="44.891587934535" calcext:value-type="float">
            <text:p>44,891587934535</text:p>
          </table:table-cell>
          <table:table-cell/>
          <table:table-cell table:formula="of:=[.D1106]-[.B1106]" office:value-type="float" office:value="0.798722881773401" calcext:value-type="float">
            <text:p>0,798722881773401</text:p>
          </table:table-cell>
        </table:table-row>
        <table:table-row table:style-name="ro1">
          <table:table-cell/>
          <table:table-cell office:value-type="float" office:value="44.1020235492986" calcext:value-type="float">
            <text:p>44,1020235492986</text:p>
          </table:table-cell>
          <table:table-cell/>
          <table:table-cell office:value-type="float" office:value="44.9023503479667" calcext:value-type="float">
            <text:p>44,9023503479667</text:p>
          </table:table-cell>
          <table:table-cell/>
          <table:table-cell table:formula="of:=[.D1107]-[.B1107]" office:value-type="float" office:value="0.800326798668102" calcext:value-type="float">
            <text:p>0,800326798668102</text:p>
          </table:table-cell>
        </table:table-row>
        <table:table-row table:style-name="ro1">
          <table:table-cell/>
          <table:table-cell office:value-type="float" office:value="44.1111751922811" calcext:value-type="float">
            <text:p>44,1111751922811</text:p>
          </table:table-cell>
          <table:table-cell/>
          <table:table-cell office:value-type="float" office:value="44.9131080739528" calcext:value-type="float">
            <text:p>44,9131080739528</text:p>
          </table:table-cell>
          <table:table-cell/>
          <table:table-cell table:formula="of:=[.D1108]-[.B1108]" office:value-type="float" office:value="0.801932881671696" calcext:value-type="float">
            <text:p>0,801932881671696</text:p>
          </table:table-cell>
        </table:table-row>
        <table:table-row table:style-name="ro1">
          <table:table-cell/>
          <table:table-cell office:value-type="float" office:value="44.1203200320711" calcext:value-type="float">
            <text:p>44,1203200320711</text:p>
          </table:table-cell>
          <table:table-cell/>
          <table:table-cell office:value-type="float" office:value="44.9238611627888" calcext:value-type="float">
            <text:p>44,9238611627888</text:p>
          </table:table-cell>
          <table:table-cell/>
          <table:table-cell table:formula="of:=[.D1109]-[.B1109]" office:value-type="float" office:value="0.803541130717704" calcext:value-type="float">
            <text:p>0,803541130717704</text:p>
          </table:table-cell>
        </table:table-row>
        <table:table-row table:style-name="ro1">
          <table:table-cell/>
          <table:table-cell office:value-type="float" office:value="44.1294581170342" calcext:value-type="float">
            <text:p>44,1294581170342</text:p>
          </table:table-cell>
          <table:table-cell/>
          <table:table-cell office:value-type="float" office:value="44.9346096629232" calcext:value-type="float">
            <text:p>44,9346096629232</text:p>
          </table:table-cell>
          <table:table-cell/>
          <table:table-cell table:formula="of:=[.D1110]-[.B1110]" office:value-type="float" office:value="0.805151545889004" calcext:value-type="float">
            <text:p>0,805151545889004</text:p>
          </table:table-cell>
        </table:table-row>
        <table:table-row table:style-name="ro1">
          <table:table-cell/>
          <table:table-cell office:value-type="float" office:value="44.1385894937235" calcext:value-type="float">
            <text:p>44,1385894937235</text:p>
          </table:table-cell>
          <table:table-cell/>
          <table:table-cell office:value-type="float" office:value="44.9453536211289" calcext:value-type="float">
            <text:p>44,9453536211289</text:p>
          </table:table-cell>
          <table:table-cell/>
          <table:table-cell table:formula="of:=[.D1111]-[.B1111]" office:value-type="float" office:value="0.806764127405401" calcext:value-type="float">
            <text:p>0,806764127405401</text:p>
          </table:table-cell>
        </table:table-row>
        <table:table-row table:style-name="ro1">
          <table:table-cell/>
          <table:table-cell office:value-type="float" office:value="44.1477142070441" calcext:value-type="float">
            <text:p>44,1477142070441</text:p>
          </table:table-cell>
          <table:table-cell/>
          <table:table-cell office:value-type="float" office:value="44.9560930826594" calcext:value-type="float">
            <text:p>44,9560930826594</text:p>
          </table:table-cell>
          <table:table-cell/>
          <table:table-cell table:formula="of:=[.D1112]-[.B1112]" office:value-type="float" office:value="0.808378875615297" calcext:value-type="float">
            <text:p>0,808378875615297</text:p>
          </table:table-cell>
        </table:table-row>
        <table:table-row table:style-name="ro1">
          <table:table-cell/>
          <table:table-cell office:value-type="float" office:value="44.1568323004049" calcext:value-type="float">
            <text:p>44,1568323004049</text:p>
          </table:table-cell>
          <table:table-cell/>
          <table:table-cell office:value-type="float" office:value="44.966828091393" calcext:value-type="float">
            <text:p>44,966828091393</text:p>
          </table:table-cell>
          <table:table-cell/>
          <table:table-cell table:formula="of:=[.D1113]-[.B1113]" office:value-type="float" office:value="0.809995790988097" calcext:value-type="float">
            <text:p>0,809995790988097</text:p>
          </table:table-cell>
        </table:table-row>
        <table:table-row table:style-name="ro1">
          <table:table-cell/>
          <table:table-cell office:value-type="float" office:value="44.1659438158605" calcext:value-type="float">
            <text:p>44,1659438158605</text:p>
          </table:table-cell>
          <table:table-cell/>
          <table:table-cell office:value-type="float" office:value="44.9775586899639" calcext:value-type="float">
            <text:p>44,9775586899639</text:p>
          </table:table-cell>
          <table:table-cell/>
          <table:table-cell table:formula="of:=[.D1114]-[.B1114]" office:value-type="float" office:value="0.811614874103398" calcext:value-type="float">
            <text:p>0,811614874103398</text:p>
          </table:table-cell>
        </table:table-row>
        <table:table-row table:style-name="ro1">
          <table:table-cell/>
          <table:table-cell office:value-type="float" office:value="44.1750487942378" calcext:value-type="float">
            <text:p>44,1750487942378</text:p>
          </table:table-cell>
          <table:table-cell/>
          <table:table-cell office:value-type="float" office:value="44.9882849198849" calcext:value-type="float">
            <text:p>44,9882849198849</text:p>
          </table:table-cell>
          <table:table-cell/>
          <table:table-cell table:formula="of:=[.D1115]-[.B1115]" office:value-type="float" office:value="0.813236125647094" calcext:value-type="float">
            <text:p>0,813236125647094</text:p>
          </table:table-cell>
        </table:table-row>
        <table:table-row table:style-name="ro1">
          <table:table-cell/>
          <table:table-cell office:value-type="float" office:value="44.1841472752581" calcext:value-type="float">
            <text:p>44,1841472752581</text:p>
          </table:table-cell>
          <table:table-cell/>
          <table:table-cell office:value-type="float" office:value="44.9990068216604" calcext:value-type="float">
            <text:p>44,9990068216604</text:p>
          </table:table-cell>
          <table:table-cell/>
          <table:table-cell table:formula="of:=[.D1116]-[.B1116]" office:value-type="float" office:value="0.814859546402303" calcext:value-type="float">
            <text:p>0,814859546402303</text:p>
          </table:table-cell>
        </table:table-row>
        <table:table-row table:style-name="ro1">
          <table:table-cell/>
          <table:table-cell office:value-type="float" office:value="44.1932392976459" calcext:value-type="float">
            <text:p>44,1932392976459</text:p>
          </table:table-cell>
          <table:table-cell/>
          <table:table-cell office:value-type="float" office:value="45.0097244348956" calcext:value-type="float">
            <text:p>45,0097244348956</text:p>
          </table:table-cell>
          <table:table-cell/>
          <table:table-cell table:formula="of:=[.D1117]-[.B1117]" office:value-type="float" office:value="0.8164851372497" calcext:value-type="float">
            <text:p>0,8164851372497</text:p>
          </table:table-cell>
        </table:table-row>
        <table:table-row table:style-name="ro1">
          <table:table-cell/>
          <table:table-cell office:value-type="float" office:value="44.2023248992352" calcext:value-type="float">
            <text:p>44,2023248992352</text:p>
          </table:table-cell>
          <table:table-cell/>
          <table:table-cell office:value-type="float" office:value="45.020437798388" calcext:value-type="float">
            <text:p>45,020437798388</text:p>
          </table:table-cell>
          <table:table-cell/>
          <table:table-cell table:formula="of:=[.D1118]-[.B1118]" office:value-type="float" office:value="0.818112899152801" calcext:value-type="float">
            <text:p>0,818112899152801</text:p>
          </table:table-cell>
        </table:table-row>
        <table:table-row table:style-name="ro1">
          <table:table-cell/>
          <table:table-cell office:value-type="float" office:value="44.2114041170666" calcext:value-type="float">
            <text:p>44,2114041170666</text:p>
          </table:table-cell>
          <table:table-cell/>
          <table:table-cell office:value-type="float" office:value="45.0311469502284" calcext:value-type="float">
            <text:p>45,0311469502284</text:p>
          </table:table-cell>
          <table:table-cell/>
          <table:table-cell table:formula="of:=[.D1119]-[.B1119]" office:value-type="float" office:value="0.819742833161797" calcext:value-type="float">
            <text:p>0,819742833161797</text:p>
          </table:table-cell>
        </table:table-row>
        <table:table-row table:style-name="ro1">
          <table:table-cell/>
          <table:table-cell office:value-type="float" office:value="44.2204769874772" calcext:value-type="float">
            <text:p>44,2204769874772</text:p>
          </table:table-cell>
          <table:table-cell/>
          <table:table-cell office:value-type="float" office:value="45.0418519278878" calcext:value-type="float">
            <text:p>45,0418519278878</text:p>
          </table:table-cell>
          <table:table-cell/>
          <table:table-cell table:formula="of:=[.D1120]-[.B1120]" office:value-type="float" office:value="0.8213749404106" calcext:value-type="float">
            <text:p>0,8213749404106</text:p>
          </table:table-cell>
        </table:table-row>
        <table:table-row table:style-name="ro1">
          <table:table-cell/>
          <table:table-cell office:value-type="float" office:value="44.2295435461885" calcext:value-type="float">
            <text:p>44,2295435461885</text:p>
          </table:table-cell>
          <table:table-cell/>
          <table:table-cell office:value-type="float" office:value="45.0525527682964" calcext:value-type="float">
            <text:p>45,0525527682964</text:p>
          </table:table-cell>
          <table:table-cell/>
          <table:table-cell table:formula="of:=[.D1121]-[.B1121]" office:value-type="float" office:value="0.823009222107899" calcext:value-type="float">
            <text:p>0,823009222107899</text:p>
          </table:table-cell>
        </table:table-row>
        <table:table-row table:style-name="ro1">
          <table:table-cell/>
          <table:table-cell office:value-type="float" office:value="44.2386038283883" calcext:value-type="float">
            <text:p>44,2386038283883</text:p>
          </table:table-cell>
          <table:table-cell/>
          <table:table-cell office:value-type="float" office:value="45.063249507928" calcext:value-type="float">
            <text:p>45,063249507928</text:p>
          </table:table-cell>
          <table:table-cell/>
          <table:table-cell table:formula="of:=[.D1122]-[.B1122]" office:value-type="float" office:value="0.8246456795397" calcext:value-type="float">
            <text:p>0,8246456795397</text:p>
          </table:table-cell>
        </table:table-row>
        <table:table-row table:style-name="ro1">
          <table:table-cell/>
          <table:table-cell office:value-type="float" office:value="44.2476578688112" calcext:value-type="float">
            <text:p>44,2476578688112</text:p>
          </table:table-cell>
          <table:table-cell/>
          <table:table-cell office:value-type="float" office:value="45.0739421828758" calcext:value-type="float">
            <text:p>45,0739421828758</text:p>
          </table:table-cell>
          <table:table-cell/>
          <table:table-cell table:formula="of:=[.D1123]-[.B1123]" office:value-type="float" office:value="0.826284314064594" calcext:value-type="float">
            <text:p>0,826284314064594</text:p>
          </table:table-cell>
        </table:table-row>
        <table:table-row table:style-name="ro1">
          <table:table-cell/>
          <table:table-cell office:value-type="float" office:value="44.2567057018118" calcext:value-type="float">
            <text:p>44,2567057018118</text:p>
          </table:table-cell>
          <table:table-cell/>
          <table:table-cell office:value-type="float" office:value="45.0846308289252" calcext:value-type="float">
            <text:p>45,0846308289252</text:p>
          </table:table-cell>
          <table:table-cell/>
          <table:table-cell table:formula="of:=[.D1124]-[.B1124]" office:value-type="float" office:value="0.827925127113396" calcext:value-type="float">
            <text:p>0,827925127113396</text:p>
          </table:table-cell>
        </table:table-row>
        <table:table-row table:style-name="ro1">
          <table:table-cell/>
          <table:table-cell office:value-type="float" office:value="44.2657473614354" calcext:value-type="float">
            <text:p>44,2657473614354</text:p>
          </table:table-cell>
          <table:table-cell/>
          <table:table-cell office:value-type="float" office:value="45.0953154816261" calcext:value-type="float">
            <text:p>45,0953154816261</text:p>
          </table:table-cell>
          <table:table-cell/>
          <table:table-cell table:formula="of:=[.D1125]-[.B1125]" office:value-type="float" office:value="0.8295681201907" calcext:value-type="float">
            <text:p>0,8295681201907</text:p>
          </table:table-cell>
        </table:table-row>
        <table:table-row table:style-name="ro1">
          <table:table-cell/>
          <table:table-cell office:value-type="float" office:value="44.2747828814913" calcext:value-type="float">
            <text:p>44,2747828814913</text:p>
          </table:table-cell>
          <table:table-cell/>
          <table:table-cell office:value-type="float" office:value="45.1059961763642" calcext:value-type="float">
            <text:p>45,1059961763642</text:p>
          </table:table-cell>
          <table:table-cell/>
          <table:table-cell table:formula="of:=[.D1126]-[.B1126]" office:value-type="float" office:value="0.831213294872903" calcext:value-type="float">
            <text:p>0,831213294872903</text:p>
          </table:table-cell>
        </table:table-row>
        <table:table-row table:style-name="ro1">
          <table:table-cell/>
          <table:table-cell office:value-type="float" office:value="44.2838122956129" calcext:value-type="float">
            <text:p>44,2838122956129</text:p>
          </table:table-cell>
          <table:table-cell/>
          <table:table-cell office:value-type="float" office:value="45.1166729484226" calcext:value-type="float">
            <text:p>45,1166729484226</text:p>
          </table:table-cell>
          <table:table-cell/>
          <table:table-cell table:formula="of:=[.D1127]-[.B1127]" office:value-type="float" office:value="0.8328606528097" calcext:value-type="float">
            <text:p>0,8328606528097</text:p>
          </table:table-cell>
        </table:table-row>
        <table:table-row table:style-name="ro1">
          <table:table-cell/>
          <table:table-cell office:value-type="float" office:value="44.2928356373245" calcext:value-type="float">
            <text:p>44,2928356373245</text:p>
          </table:table-cell>
          <table:table-cell/>
          <table:table-cell office:value-type="float" office:value="45.1273458330514" calcext:value-type="float">
            <text:p>45,1273458330514</text:p>
          </table:table-cell>
          <table:table-cell/>
          <table:table-cell table:formula="of:=[.D1128]-[.B1128]" office:value-type="float" office:value="0.834510195726899" calcext:value-type="float">
            <text:p>0,834510195726899</text:p>
          </table:table-cell>
        </table:table-row>
        <table:table-row table:style-name="ro1">
          <table:table-cell/>
          <table:table-cell office:value-type="float" office:value="44.3018529400977" calcext:value-type="float">
            <text:p>44,3018529400977</text:p>
          </table:table-cell>
          <table:table-cell/>
          <table:table-cell office:value-type="float" office:value="45.1380148655292" calcext:value-type="float">
            <text:p>45,1380148655292</text:p>
          </table:table-cell>
          <table:table-cell/>
          <table:table-cell table:formula="of:=[.D1129]-[.B1129]" office:value-type="float" office:value="0.836161925431497" calcext:value-type="float">
            <text:p>0,836161925431497</text:p>
          </table:table-cell>
        </table:table-row>
        <table:table-row table:style-name="ro1">
          <table:table-cell/>
          <table:table-cell office:value-type="float" office:value="44.3108642374071" calcext:value-type="float">
            <text:p>44,3108642374071</text:p>
          </table:table-cell>
          <table:table-cell/>
          <table:table-cell office:value-type="float" office:value="45.1486800812212" calcext:value-type="float">
            <text:p>45,1486800812212</text:p>
          </table:table-cell>
          <table:table-cell/>
          <table:table-cell table:formula="of:=[.D1130]-[.B1130]" office:value-type="float" office:value="0.837815843814099" calcext:value-type="float">
            <text:p>0,837815843814099</text:p>
          </table:table-cell>
        </table:table-row>
        <table:table-row table:style-name="ro1">
          <table:table-cell/>
          <table:table-cell office:value-type="float" office:value="44.3198695627744" calcext:value-type="float">
            <text:p>44,3198695627744</text:p>
          </table:table-cell>
          <table:table-cell/>
          <table:table-cell office:value-type="float" office:value="45.1593415156328" calcext:value-type="float">
            <text:p>45,1593415156328</text:p>
          </table:table-cell>
          <table:table-cell/>
          <table:table-cell table:formula="of:=[.D1131]-[.B1131]" office:value-type="float" office:value="0.839471952858403" calcext:value-type="float">
            <text:p>0,839471952858403</text:p>
          </table:table-cell>
        </table:table-row>
        <table:table-row table:style-name="ro1">
          <table:table-cell/>
          <table:table-cell office:value-type="float" office:value="44.3288689498067" calcext:value-type="float">
            <text:p>44,3288689498067</text:p>
          </table:table-cell>
          <table:table-cell/>
          <table:table-cell office:value-type="float" office:value="45.1699992044592" calcext:value-type="float">
            <text:p>45,1699992044592</text:p>
          </table:table-cell>
          <table:table-cell/>
          <table:table-cell table:formula="of:=[.D1132]-[.B1132]" office:value-type="float" office:value="0.841130254652505" calcext:value-type="float">
            <text:p>0,841130254652505</text:p>
          </table:table-cell>
        </table:table-row>
        <table:table-row table:style-name="ro1">
          <table:table-cell/>
          <table:table-cell office:value-type="float" office:value="44.3378624322176" calcext:value-type="float">
            <text:p>44,3378624322176</text:p>
          </table:table-cell>
          <table:table-cell/>
          <table:table-cell office:value-type="float" office:value="45.1806531836201" calcext:value-type="float">
            <text:p>45,1806531836201</text:p>
          </table:table-cell>
          <table:table-cell/>
          <table:table-cell table:formula="of:=[.D1133]-[.B1133]" office:value-type="float" office:value="0.842790751402504" calcext:value-type="float">
            <text:p>0,842790751402504</text:p>
          </table:table-cell>
        </table:table-row>
        <table:table-row table:style-name="ro1">
          <table:table-cell/>
          <table:table-cell office:value-type="float" office:value="44.3468500438229" calcext:value-type="float">
            <text:p>44,3468500438229</text:p>
          </table:table-cell>
          <table:table-cell/>
          <table:table-cell office:value-type="float" office:value="45.1913034892785" calcext:value-type="float">
            <text:p>45,1913034892785</text:p>
          </table:table-cell>
          <table:table-cell/>
          <table:table-cell table:formula="of:=[.D1134]-[.B1134]" office:value-type="float" office:value="0.844453445455606" calcext:value-type="float">
            <text:p>0,844453445455606</text:p>
          </table:table-cell>
        </table:table-row>
        <table:table-row table:style-name="ro1">
          <table:table-cell/>
          <table:table-cell office:value-type="float" office:value="44.3558318185014" calcext:value-type="float">
            <text:p>44,3558318185014</text:p>
          </table:table-cell>
          <table:table-cell/>
          <table:table-cell office:value-type="float" office:value="45.2019501578317" calcext:value-type="float">
            <text:p>45,2019501578317</text:p>
          </table:table-cell>
          <table:table-cell/>
          <table:table-cell table:formula="of:=[.D1135]-[.B1135]" office:value-type="float" office:value="0.846118339330303" calcext:value-type="float">
            <text:p>0,846118339330303</text:p>
          </table:table-cell>
        </table:table-row>
        <table:table-row table:style-name="ro1">
          <table:table-cell/>
          <table:table-cell office:value-type="float" office:value="44.3648077900906" calcext:value-type="float">
            <text:p>44,3648077900906</text:p>
          </table:table-cell>
          <table:table-cell/>
          <table:table-cell office:value-type="float" office:value="45.2125932258541" calcext:value-type="float">
            <text:p>45,2125932258541</text:p>
          </table:table-cell>
          <table:table-cell/>
          <table:table-cell table:formula="of:=[.D1136]-[.B1136]" office:value-type="float" office:value="0.847785435763498" calcext:value-type="float">
            <text:p>0,847785435763498</text:p>
          </table:table-cell>
        </table:table-row>
        <table:table-row table:style-name="ro1">
          <table:table-cell/>
          <table:table-cell office:value-type="float" office:value="44.3737779921772" calcext:value-type="float">
            <text:p>44,3737779921772</text:p>
          </table:table-cell>
          <table:table-cell/>
          <table:table-cell office:value-type="float" office:value="45.2232327299615" calcext:value-type="float">
            <text:p>45,2232327299615</text:p>
          </table:table-cell>
          <table:table-cell/>
          <table:table-cell table:formula="of:=[.D1137]-[.B1137]" office:value-type="float" office:value="0.849454737784299" calcext:value-type="float">
            <text:p>0,849454737784299</text:p>
          </table:table-cell>
        </table:table-row>
        <table:table-row table:style-name="ro1">
          <table:table-cell/>
          <table:table-cell office:value-type="float" office:value="44.3827424577073" calcext:value-type="float">
            <text:p>44,3827424577073</text:p>
          </table:table-cell>
          <table:table-cell/>
          <table:table-cell office:value-type="float" office:value="45.2338687065294" calcext:value-type="float">
            <text:p>45,2338687065294</text:p>
          </table:table-cell>
          <table:table-cell/>
          <table:table-cell table:formula="of:=[.D1138]-[.B1138]" office:value-type="float" office:value="0.851126248822098" calcext:value-type="float">
            <text:p>0,851126248822098</text:p>
          </table:table-cell>
        </table:table-row>
        <table:table-row table:style-name="ro1">
          <table:table-cell/>
          <table:table-cell office:value-type="float" office:value="44.3917012182562" calcext:value-type="float">
            <text:p>44,3917012182562</text:p>
          </table:table-cell>
          <table:table-cell/>
          <table:table-cell office:value-type="float" office:value="45.244501191158" calcext:value-type="float">
            <text:p>45,244501191158</text:p>
          </table:table-cell>
          <table:table-cell/>
          <table:table-cell table:formula="of:=[.D1139]-[.B1139]" office:value-type="float" office:value="0.852799972901799" calcext:value-type="float">
            <text:p>0,852799972901799</text:p>
          </table:table-cell>
        </table:table-row>
        <table:table-row table:style-name="ro1">
          <table:table-cell/>
          <table:table-cell office:value-type="float" office:value="44.4006543026546" calcext:value-type="float">
            <text:p>44,4006543026546</text:p>
          </table:table-cell>
          <table:table-cell/>
          <table:table-cell office:value-type="float" office:value="45.2551302176313" calcext:value-type="float">
            <text:p>45,2551302176313</text:p>
          </table:table-cell>
          <table:table-cell/>
          <table:table-cell table:formula="of:=[.D1140]-[.B1140]" office:value-type="float" office:value="0.854475914976696" calcext:value-type="float">
            <text:p>0,854475914976696</text:p>
          </table:table-cell>
        </table:table-row>
        <table:table-row table:style-name="ro1">
          <table:table-cell/>
          <table:table-cell office:value-type="float" office:value="44.409601734276" calcext:value-type="float">
            <text:p>44,409601734276</text:p>
          </table:table-cell>
          <table:table-cell/>
          <table:table-cell office:value-type="float" office:value="45.2657558158388" calcext:value-type="float">
            <text:p>45,2657558158388</text:p>
          </table:table-cell>
          <table:table-cell/>
          <table:table-cell table:formula="of:=[.D1141]-[.B1141]" office:value-type="float" office:value="0.856154081562799" calcext:value-type="float">
            <text:p>0,856154081562799</text:p>
          </table:table-cell>
        </table:table-row>
        <table:table-row table:style-name="ro1">
          <table:table-cell/>
          <table:table-cell office:value-type="float" office:value="44.4185435252922" calcext:value-type="float">
            <text:p>44,4185435252922</text:p>
          </table:table-cell>
          <table:table-cell/>
          <table:table-cell office:value-type="float" office:value="45.2763780073506" calcext:value-type="float">
            <text:p>45,2763780073506</text:p>
          </table:table-cell>
          <table:table-cell/>
          <table:table-cell table:formula="of:=[.D1142]-[.B1142]" office:value-type="float" office:value="0.857834482058401" calcext:value-type="float">
            <text:p>0,857834482058401</text:p>
          </table:table-cell>
        </table:table-row>
        <table:table-row table:style-name="ro1">
          <table:table-cell/>
          <table:table-cell office:value-type="float" office:value="44.4274796631636" calcext:value-type="float">
            <text:p>44,4274796631636</text:p>
          </table:table-cell>
          <table:table-cell/>
          <table:table-cell office:value-type="float" office:value="45.2869967949922" calcext:value-type="float">
            <text:p>45,2869967949922</text:p>
          </table:table-cell>
          <table:table-cell/>
          <table:table-cell table:formula="of:=[.D1143]-[.B1143]" office:value-type="float" office:value="0.859517131828596" calcext:value-type="float">
            <text:p>0,859517131828596</text:p>
          </table:table-cell>
        </table:table-row>
        <table:table-row table:style-name="ro1">
          <table:table-cell/>
          <table:table-cell office:value-type="float" office:value="44.4364100734958" calcext:value-type="float">
            <text:p>44,4364100734958</text:p>
          </table:table-cell>
          <table:table-cell/>
          <table:table-cell office:value-type="float" office:value="45.2976121342396" calcext:value-type="float">
            <text:p>45,2976121342396</text:p>
          </table:table-cell>
          <table:table-cell/>
          <table:table-cell table:formula="of:=[.D1144]-[.B1144]" office:value-type="float" office:value="0.8612020607438" calcext:value-type="float">
            <text:p>0,8612020607438</text:p>
          </table:table-cell>
        </table:table-row>
        <table:table-row table:style-name="ro1">
          <table:table-cell/>
          <table:table-cell office:value-type="float" office:value="44.4453344890019" calcext:value-type="float">
            <text:p>44,4453344890019</text:p>
          </table:table-cell>
          <table:table-cell/>
          <table:table-cell office:value-type="float" office:value="45.3082238329096" calcext:value-type="float">
            <text:p>45,3082238329096</text:p>
          </table:table-cell>
          <table:table-cell/>
          <table:table-cell table:formula="of:=[.D1145]-[.B1145]" office:value-type="float" office:value="0.862889343907696" calcext:value-type="float">
            <text:p>0,862889343907696</text:p>
          </table:table-cell>
        </table:table-row>
        <table:table-row table:style-name="ro1">
          <table:table-cell/>
          <table:table-cell office:value-type="float" office:value="44.4542517085615" calcext:value-type="float">
            <text:p>44,4542517085615</text:p>
          </table:table-cell>
          <table:table-cell/>
          <table:table-cell office:value-type="float" office:value="45.3188309912475" calcext:value-type="float">
            <text:p>45,3188309912475</text:p>
          </table:table-cell>
          <table:table-cell/>
          <table:table-cell table:formula="of:=[.D1146]-[.B1146]" office:value-type="float" office:value="0.864579282686002" calcext:value-type="float">
            <text:p>0,864579282686002</text:p>
          </table:table-cell>
        </table:table-row>
        <table:table-row table:style-name="ro1">
          <table:table-cell/>
          <table:table-cell office:value-type="float" office:value="44.4631290981088" calcext:value-type="float">
            <text:p>44,4631290981088</text:p>
          </table:table-cell>
          <table:table-cell/>
          <table:table-cell office:value-type="float" office:value="45.329411087421" calcext:value-type="float">
            <text:p>45,329411087421</text:p>
          </table:table-cell>
          <table:table-cell/>
          <table:table-cell table:formula="of:=[.D1147]-[.B1147]" office:value-type="float" office:value="0.866281989312199" calcext:value-type="float">
            <text:p>0,866281989312199</text:p>
          </table:table-cell>
        </table:table-row>
        <table:table-row table:style-name="ro1">
          <table:table-cell/>
          <table:table-cell office:value-type="float" office:value="44.4669490146838" calcext:value-type="float">
            <text:p>44,4669490146838</text:p>
          </table:table-cell>
          <table:table-cell/>
          <table:table-cell office:value-type="float" office:value="45.335392944959" calcext:value-type="float">
            <text:p>45,335392944959</text:p>
          </table:table-cell>
          <table:table-cell/>
          <table:table-cell table:formula="of:=[.D1148]-[.B1148]" office:value-type="float" office:value="0.868443930275198" calcext:value-type="float">
            <text:p>0,868443930275198</text:p>
          </table:table-cell>
        </table:table-row>
        <table:table-row table:style-name="ro1">
          <table:table-cell/>
          <table:table-cell office:value-type="float" office:value="44.478576571855" calcext:value-type="float">
            <text:p>44,478576571855</text:p>
          </table:table-cell>
          <table:table-cell/>
          <table:table-cell office:value-type="float" office:value="45.3484689089817" calcext:value-type="float">
            <text:p>45,3484689089817</text:p>
          </table:table-cell>
          <table:table-cell/>
          <table:table-cell table:formula="of:=[.D1149]-[.B1149]" office:value-type="float" office:value="0.8698923371267" calcext:value-type="float">
            <text:p>0,8698923371267</text:p>
          </table:table-cell>
        </table:table-row>
        <table:table-row table:style-name="ro1">
          <table:table-cell/>
          <table:table-cell office:value-type="float" office:value="44.488320154831" calcext:value-type="float">
            <text:p>44,488320154831</text:p>
          </table:table-cell>
          <table:table-cell/>
          <table:table-cell office:value-type="float" office:value="45.3598298894977" calcext:value-type="float">
            <text:p>45,3598298894977</text:p>
          </table:table-cell>
          <table:table-cell/>
          <table:table-cell table:formula="of:=[.D1150]-[.B1150]" office:value-type="float" office:value="0.871509734666702" calcext:value-type="float">
            <text:p>0,871509734666702</text:p>
          </table:table-cell>
        </table:table-row>
        <table:table-row table:style-name="ro1">
          <table:table-cell/>
          <table:table-cell office:value-type="float" office:value="44.4976257198588" calcext:value-type="float">
            <text:p>44,4976257198588</text:p>
          </table:table-cell>
          <table:table-cell/>
          <table:table-cell office:value-type="float" office:value="45.3707958404172" calcext:value-type="float">
            <text:p>45,3707958404172</text:p>
          </table:table-cell>
          <table:table-cell/>
          <table:table-cell table:formula="of:=[.D1151]-[.B1151]" office:value-type="float" office:value="0.873170120558399" calcext:value-type="float">
            <text:p>0,873170120558399</text:p>
          </table:table-cell>
        </table:table-row>
        <table:table-row table:style-name="ro1">
          <table:table-cell/>
          <table:table-cell office:value-type="float" office:value="44.5067585194256" calcext:value-type="float">
            <text:p>44,5067585194256</text:p>
          </table:table-cell>
          <table:table-cell/>
          <table:table-cell office:value-type="float" office:value="45.3816073992007" calcext:value-type="float">
            <text:p>45,3816073992007</text:p>
          </table:table-cell>
          <table:table-cell/>
          <table:table-cell table:formula="of:=[.D1152]-[.B1152]" office:value-type="float" office:value="0.874848879775101" calcext:value-type="float">
            <text:p>0,874848879775101</text:p>
          </table:table-cell>
        </table:table-row>
        <table:table-row table:style-name="ro1">
          <table:table-cell/>
          <table:table-cell office:value-type="float" office:value="44.515803976362" calcext:value-type="float">
            <text:p>44,515803976362</text:p>
          </table:table-cell>
          <table:table-cell/>
          <table:table-cell office:value-type="float" office:value="45.3923418807944" calcext:value-type="float">
            <text:p>45,3923418807944</text:p>
          </table:table-cell>
          <table:table-cell/>
          <table:table-cell table:formula="of:=[.D1153]-[.B1153]" office:value-type="float" office:value="0.876537904432396" calcext:value-type="float">
            <text:p>0,876537904432396</text:p>
          </table:table-cell>
        </table:table-row>
        <table:table-row table:style-name="ro1">
          <table:table-cell/>
          <table:table-cell office:value-type="float" office:value="44.5247980313344" calcext:value-type="float">
            <text:p>44,5247980313344</text:p>
          </table:table-cell>
          <table:table-cell/>
          <table:table-cell office:value-type="float" office:value="45.403031778251" calcext:value-type="float">
            <text:p>45,403031778251</text:p>
          </table:table-cell>
          <table:table-cell/>
          <table:table-cell table:formula="of:=[.D1154]-[.B1154]" office:value-type="float" office:value="0.8782337469166" calcext:value-type="float">
            <text:p>0,8782337469166</text:p>
          </table:table-cell>
        </table:table-row>
        <table:table-row table:style-name="ro1">
          <table:table-cell/>
          <table:table-cell office:value-type="float" office:value="44.533758471893" calcext:value-type="float">
            <text:p>44,533758471893</text:p>
          </table:table-cell>
          <table:table-cell/>
          <table:table-cell office:value-type="float" office:value="45.4136931664393" calcext:value-type="float">
            <text:p>45,4136931664393</text:p>
          </table:table-cell>
          <table:table-cell/>
          <table:table-cell table:formula="of:=[.D1155]-[.B1155]" office:value-type="float" office:value="0.8799346945463" calcext:value-type="float">
            <text:p>0,8799346945463</text:p>
          </table:table-cell>
        </table:table-row>
        <table:table-row table:style-name="ro1">
          <table:table-cell/>
          <table:table-cell office:value-type="float" office:value="44.5426951373376" calcext:value-type="float">
            <text:p>44,5426951373376</text:p>
          </table:table-cell>
          <table:table-cell/>
          <table:table-cell office:value-type="float" office:value="45.4243349394229" calcext:value-type="float">
            <text:p>45,4243349394229</text:p>
          </table:table-cell>
          <table:table-cell/>
          <table:table-cell table:formula="of:=[.D1156]-[.B1156]" office:value-type="float" office:value="0.881639802085296" calcext:value-type="float">
            <text:p>0,881639802085296</text:p>
          </table:table-cell>
        </table:table-row>
        <table:table-row table:style-name="ro1">
          <table:table-cell/>
          <table:table-cell office:value-type="float" office:value="44.5516139383453" calcext:value-type="float">
            <text:p>44,5516139383453</text:p>
          </table:table-cell>
          <table:table-cell/>
          <table:table-cell office:value-type="float" office:value="45.4349624452591" calcext:value-type="float">
            <text:p>45,4349624452591</text:p>
          </table:table-cell>
          <table:table-cell/>
          <table:table-cell table:formula="of:=[.D1157]-[.B1157]" office:value-type="float" office:value="0.883348506913805" calcext:value-type="float">
            <text:p>0,883348506913805</text:p>
          </table:table-cell>
        </table:table-row>
        <table:table-row table:style-name="ro1">
          <table:table-cell/>
          <table:table-cell office:value-type="float" office:value="44.5605186642686" calcext:value-type="float">
            <text:p>44,5605186642686</text:p>
          </table:table-cell>
          <table:table-cell/>
          <table:table-cell office:value-type="float" office:value="45.4455791191384" calcext:value-type="float">
            <text:p>45,4455791191384</text:p>
          </table:table-cell>
          <table:table-cell/>
          <table:table-cell table:formula="of:=[.D1158]-[.B1158]" office:value-type="float" office:value="0.885060454869802" calcext:value-type="float">
            <text:p>0,885060454869802</text:p>
          </table:table-cell>
        </table:table-row>
        <table:table-row table:style-name="ro1">
          <table:table-cell/>
          <table:table-cell office:value-type="float" office:value="44.5694118797733" calcext:value-type="float">
            <text:p>44,5694118797733</text:p>
          </table:table-cell>
          <table:table-cell/>
          <table:table-cell office:value-type="float" office:value="45.456187293287" calcext:value-type="float">
            <text:p>45,456187293287</text:p>
          </table:table-cell>
          <table:table-cell/>
          <table:table-cell table:formula="of:=[.D1159]-[.B1159]" office:value-type="float" office:value="0.886775413513703" calcext:value-type="float">
            <text:p>0,886775413513703</text:p>
          </table:table-cell>
        </table:table-row>
        <table:table-row table:style-name="ro1">
          <table:table-cell/>
          <table:table-cell office:value-type="float" office:value="44.5782954051688" calcext:value-type="float">
            <text:p>44,5782954051688</text:p>
          </table:table-cell>
          <table:table-cell/>
          <table:table-cell office:value-type="float" office:value="45.4667886307873" calcext:value-type="float">
            <text:p>45,4667886307873</text:p>
          </table:table-cell>
          <table:table-cell/>
          <table:table-cell table:formula="of:=[.D1160]-[.B1160]" office:value-type="float" office:value="0.888493225618497" calcext:value-type="float">
            <text:p>0,888493225618497</text:p>
          </table:table-cell>
        </table:table-row>
        <table:table-row table:style-name="ro1">
          <table:table-cell/>
          <table:table-cell office:value-type="float" office:value="44.5871705902464" calcext:value-type="float">
            <text:p>44,5871705902464</text:p>
          </table:table-cell>
          <table:table-cell/>
          <table:table-cell office:value-type="float" office:value="45.4773843729799" calcext:value-type="float">
            <text:p>45,4773843729799</text:p>
          </table:table-cell>
          <table:table-cell/>
          <table:table-cell table:formula="of:=[.D1161]-[.B1161]" office:value-type="float" office:value="0.890213782733497" calcext:value-type="float">
            <text:p>0,890213782733497</text:p>
          </table:table-cell>
        </table:table-row>
        <table:table-row table:style-name="ro1">
          <table:table-cell/>
          <table:table-cell office:value-type="float" office:value="44.596038478812" calcext:value-type="float">
            <text:p>44,596038478812</text:p>
          </table:table-cell>
          <table:table-cell/>
          <table:table-cell office:value-type="float" office:value="45.48797548826" calcext:value-type="float">
            <text:p>45,48797548826</text:p>
          </table:table-cell>
          <table:table-cell/>
          <table:table-cell table:formula="of:=[.D1162]-[.B1162]" office:value-type="float" office:value="0.891937009448" calcext:value-type="float">
            <text:p>0,891937009448</text:p>
          </table:table-cell>
        </table:table-row>
        <table:table-row table:style-name="ro1">
          <table:table-cell/>
          <table:table-cell office:value-type="float" office:value="44.6048999122161" calcext:value-type="float">
            <text:p>44,6048999122161</text:p>
          </table:table-cell>
          <table:table-cell/>
          <table:table-cell office:value-type="float" office:value="45.4985627659099" calcext:value-type="float">
            <text:p>45,4985627659099</text:p>
          </table:table-cell>
          <table:table-cell/>
          <table:table-cell table:formula="of:=[.D1163]-[.B1163]" office:value-type="float" office:value="0.893662853693805" calcext:value-type="float">
            <text:p>0,893662853693805</text:p>
          </table:table-cell>
        </table:table-row>
        <table:table-row table:style-name="ro1">
          <table:table-cell/>
          <table:table-cell office:value-type="float" office:value="44.6137555973728" calcext:value-type="float">
            <text:p>44,6137555973728</text:p>
          </table:table-cell>
          <table:table-cell/>
          <table:table-cell office:value-type="float" office:value="45.5091468779815" calcext:value-type="float">
            <text:p>45,5091468779815</text:p>
          </table:table-cell>
          <table:table-cell/>
          <table:table-cell table:formula="of:=[.D1164]-[.B1164]" office:value-type="float" office:value="0.895391280608699" calcext:value-type="float">
            <text:p>0,895391280608699</text:p>
          </table:table-cell>
        </table:table-row>
        <table:table-row table:style-name="ro1">
          <table:table-cell/>
          <table:table-cell office:value-type="float" office:value="44.622606153398" calcext:value-type="float">
            <text:p>44,622606153398</text:p>
          </table:table-cell>
          <table:table-cell/>
          <table:table-cell office:value-type="float" office:value="45.5197284220123" calcext:value-type="float">
            <text:p>45,5197284220123</text:p>
          </table:table-cell>
          <table:table-cell/>
          <table:table-cell table:formula="of:=[.D1165]-[.B1165]" office:value-type="float" office:value="0.897122268614297" calcext:value-type="float">
            <text:p>0,897122268614297</text:p>
          </table:table-cell>
        </table:table-row>
        <table:table-row table:style-name="ro1">
          <table:table-cell/>
          <table:table-cell office:value-type="float" office:value="44.6314521450773" calcext:value-type="float">
            <text:p>44,6314521450773</text:p>
          </table:table-cell>
          <table:table-cell/>
          <table:table-cell office:value-type="float" office:value="45.5303079520086" calcext:value-type="float">
            <text:p>45,5303079520086</text:p>
          </table:table-cell>
          <table:table-cell/>
          <table:table-cell table:formula="of:=[.D1166]-[.B1166]" office:value-type="float" office:value="0.898855806931302" calcext:value-type="float">
            <text:p>0,898855806931302</text:p>
          </table:table-cell>
        </table:table-row>
        <table:table-row table:style-name="ro1">
          <table:table-cell/>
          <table:table-cell office:value-type="float" office:value="44.6402941081477" calcext:value-type="float">
            <text:p>44,6402941081477</text:p>
          </table:table-cell>
          <table:table-cell/>
          <table:table-cell office:value-type="float" office:value="45.5408860022162" calcext:value-type="float">
            <text:p>45,5408860022162</text:p>
          </table:table-cell>
          <table:table-cell/>
          <table:table-cell table:formula="of:=[.D1167]-[.B1167]" office:value-type="float" office:value="0.900591894068498" calcext:value-type="float">
            <text:p>0,900591894068498</text:p>
          </table:table-cell>
        </table:table-row>
        <table:table-row table:style-name="ro1">
          <table:table-cell/>
          <table:table-cell office:value-type="float" office:value="44.6491325695354" calcext:value-type="float">
            <text:p>44,6491325695354</text:p>
          </table:table-cell>
          <table:table-cell/>
          <table:table-cell office:value-type="float" office:value="45.5514631065652" calcext:value-type="float">
            <text:p>45,5514631065652</text:p>
          </table:table-cell>
          <table:table-cell/>
          <table:table-cell table:formula="of:=[.D1168]-[.B1168]" office:value-type="float" office:value="0.902330537029798" calcext:value-type="float">
            <text:p>0,902330537029798</text:p>
          </table:table-cell>
        </table:table-row>
        <table:table-row table:style-name="ro1">
          <table:table-cell/>
          <table:table-cell office:value-type="float" office:value="44.6579680646578" calcext:value-type="float">
            <text:p>44,6579680646578</text:p>
          </table:table-cell>
          <table:table-cell/>
          <table:table-cell office:value-type="float" office:value="45.5620398157311" calcext:value-type="float">
            <text:p>45,5620398157311</text:p>
          </table:table-cell>
          <table:table-cell/>
          <table:table-cell table:formula="of:=[.D1169]-[.B1169]" office:value-type="float" office:value="0.904071751073296" calcext:value-type="float">
            <text:p>0,904071751073296</text:p>
          </table:table-cell>
        </table:table-row>
        <table:table-row table:style-name="ro1">
          <table:table-cell/>
          <table:table-cell office:value-type="float" office:value="44.6668011532766" calcext:value-type="float">
            <text:p>44,6668011532766</text:p>
          </table:table-cell>
          <table:table-cell/>
          <table:table-cell office:value-type="float" office:value="45.5726167132245" calcext:value-type="float">
            <text:p>45,5726167132245</text:p>
          </table:table-cell>
          <table:table-cell/>
          <table:table-cell table:formula="of:=[.D1170]-[.B1170]" office:value-type="float" office:value="0.905815559947897" calcext:value-type="float">
            <text:p>0,905815559947897</text:p>
          </table:table-cell>
        </table:table-row>
        <table:table-row table:style-name="ro1">
          <table:table-cell/>
          <table:table-cell office:value-type="float" office:value="44.6756324350299" calcext:value-type="float">
            <text:p>44,6756324350299</text:p>
          </table:table-cell>
          <table:table-cell/>
          <table:table-cell office:value-type="float" office:value="45.5831944316074" calcext:value-type="float">
            <text:p>45,5831944316074</text:p>
          </table:table-cell>
          <table:table-cell/>
          <table:table-cell table:formula="of:=[.D1171]-[.B1171]" office:value-type="float" office:value="0.907561996577506" calcext:value-type="float">
            <text:p>0,907561996577506</text:p>
          </table:table-cell>
        </table:table-row>
        <table:table-row table:style-name="ro1">
          <table:table-cell/>
          <table:table-cell office:value-type="float" office:value="44.6844625655969" calcext:value-type="float">
            <text:p>44,6844625655969</text:p>
          </table:table-cell>
          <table:table-cell/>
          <table:table-cell office:value-type="float" office:value="45.593773669798" calcext:value-type="float">
            <text:p>45,593773669798</text:p>
          </table:table-cell>
          <table:table-cell/>
          <table:table-cell table:formula="of:=[.D1172]-[.B1172]" office:value-type="float" office:value="0.909311104201095" calcext:value-type="float">
            <text:p>0,909311104201095</text:p>
          </table:table-cell>
        </table:table-row>
        <table:table-row table:style-name="ro1">
          <table:table-cell/>
          <table:table-cell office:value-type="float" office:value="44.6932922743579" calcext:value-type="float">
            <text:p>44,6932922743579</text:p>
          </table:table-cell>
          <table:table-cell/>
          <table:table-cell office:value-type="float" office:value="45.6043552123557" calcext:value-type="float">
            <text:p>45,6043552123557</text:p>
          </table:table-cell>
          <table:table-cell/>
          <table:table-cell table:formula="of:=[.D1173]-[.B1173]" office:value-type="float" office:value="0.911062937997798" calcext:value-type="float">
            <text:p>0,911062937997798</text:p>
          </table:table-cell>
        </table:table-row>
        <table:table-row table:style-name="ro1">
          <table:table-cell/>
          <table:table-cell office:value-type="float" office:value="44.7021223844001" calcext:value-type="float">
            <text:p>44,7021223844001</text:p>
          </table:table-cell>
          <table:table-cell/>
          <table:table-cell office:value-type="float" office:value="45.6149399516758" calcext:value-type="float">
            <text:p>45,6149399516758</text:p>
          </table:table-cell>
          <table:table-cell/>
          <table:table-cell table:formula="of:=[.D1174]-[.B1174]" office:value-type="float" office:value="0.912817567275702" calcext:value-type="float">
            <text:p>0,912817567275702</text:p>
          </table:table-cell>
        </table:table-row>
        <table:table-row table:style-name="ro1">
          <table:table-cell/>
          <table:table-cell office:value-type="float" office:value="44.710953835767" calcext:value-type="float">
            <text:p>44,710953835767</text:p>
          </table:table-cell>
          <table:table-cell/>
          <table:table-cell office:value-type="float" office:value="45.6255289140498" calcext:value-type="float">
            <text:p>45,6255289140498</text:p>
          </table:table-cell>
          <table:table-cell/>
          <table:table-cell table:formula="of:=[.D1175]-[.B1175]" office:value-type="float" office:value="0.914575078282802" calcext:value-type="float">
            <text:p>0,914575078282802</text:p>
          </table:table-cell>
        </table:table-row>
        <table:table-row table:style-name="ro1">
          <table:table-cell/>
          <table:table-cell office:value-type="float" office:value="44.7197877128864" calcext:value-type="float">
            <text:p>44,7197877128864</text:p>
          </table:table-cell>
          <table:table-cell/>
          <table:table-cell office:value-type="float" office:value="45.6361232906036" calcext:value-type="float">
            <text:p>45,6361232906036</text:p>
          </table:table-cell>
          <table:table-cell/>
          <table:table-cell table:formula="of:=[.D1176]-[.B1176]" office:value-type="float" office:value="0.916335577717199" calcext:value-type="float">
            <text:p>0,916335577717199</text:p>
          </table:table-cell>
        </table:table-row>
        <table:table-row table:style-name="ro1">
          <table:table-cell/>
          <table:table-cell office:value-type="float" office:value="44.7286252771336" calcext:value-type="float">
            <text:p>44,7286252771336</text:p>
          </table:table-cell>
          <table:table-cell/>
          <table:table-cell office:value-type="float" office:value="45.6467244740756" calcext:value-type="float">
            <text:p>45,6467244740756</text:p>
          </table:table-cell>
          <table:table-cell/>
          <table:table-cell table:formula="of:=[.D1177]-[.B1177]" office:value-type="float" office:value="0.918099196941995" calcext:value-type="float">
            <text:p>0,918099196941995</text:p>
          </table:table-cell>
        </table:table-row>
        <table:table-row table:style-name="ro1">
          <table:table-cell/>
          <table:table-cell office:value-type="float" office:value="44.7374680053545" calcext:value-type="float">
            <text:p>44,7374680053545</text:p>
          </table:table-cell>
          <table:table-cell/>
          <table:table-cell office:value-type="float" office:value="45.6573341021247" calcext:value-type="float">
            <text:p>45,6573341021247</text:p>
          </table:table-cell>
          <table:table-cell/>
          <table:table-cell table:formula="of:=[.D1178]-[.B1178]" office:value-type="float" office:value="0.9198660967702" calcext:value-type="float">
            <text:p>0,9198660967702</text:p>
          </table:table-cell>
        </table:table-row>
        <table:table-row table:style-name="ro1">
          <table:table-cell/>
          <table:table-cell office:value-type="float" office:value="44.7463176347115" calcext:value-type="float">
            <text:p>44,7463176347115</text:p>
          </table:table-cell>
          <table:table-cell/>
          <table:table-cell office:value-type="float" office:value="45.6679541070006" calcext:value-type="float">
            <text:p>45,6679541070006</text:p>
          </table:table-cell>
          <table:table-cell/>
          <table:table-cell table:formula="of:=[.D1179]-[.B1179]" office:value-type="float" office:value="0.921636472289094" calcext:value-type="float">
            <text:p>0,921636472289094</text:p>
          </table:table-cell>
        </table:table-row>
        <table:table-row table:style-name="ro1">
          <table:table-cell/>
          <table:table-cell office:value-type="float" office:value="44.7551762129522" calcext:value-type="float">
            <text:p>44,7551762129522</text:p>
          </table:table-cell>
          <table:table-cell/>
          <table:table-cell office:value-type="float" office:value="45.6785867693117" calcext:value-type="float">
            <text:p>45,6785867693117</text:p>
          </table:table-cell>
          <table:table-cell/>
          <table:table-cell table:formula="of:=[.D1180]-[.B1180]" office:value-type="float" office:value="0.923410556359499" calcext:value-type="float">
            <text:p>0,923410556359499</text:p>
          </table:table-cell>
        </table:table-row>
        <table:table-row table:style-name="ro1">
          <table:table-cell/>
          <table:table-cell office:value-type="float" office:value="44.7640461502593" calcext:value-type="float">
            <text:p>44,7640461502593</text:p>
          </table:table-cell>
          <table:table-cell/>
          <table:table-cell office:value-type="float" office:value="45.6892347688034" calcext:value-type="float">
            <text:p>45,6892347688034</text:p>
          </table:table-cell>
          <table:table-cell/>
          <table:table-cell table:formula="of:=[.D1181]-[.B1181]" office:value-type="float" office:value="0.925188618544105" calcext:value-type="float">
            <text:p>0,925188618544105</text:p>
          </table:table-cell>
        </table:table-row>
        <table:table-row table:style-name="ro1">
          <table:table-cell/>
          <table:table-cell office:value-type="float" office:value="44.7729302622511" calcext:value-type="float">
            <text:p>44,7729302622511</text:p>
          </table:table-cell>
          <table:table-cell/>
          <table:table-cell office:value-type="float" office:value="45.699901214399" calcext:value-type="float">
            <text:p>45,699901214399</text:p>
          </table:table-cell>
          <table:table-cell/>
          <table:table-cell table:formula="of:=[.D1182]-[.B1182]" office:value-type="float" office:value="0.926970952147897" calcext:value-type="float">
            <text:p>0,926970952147897</text:p>
          </table:table-cell>
        </table:table-row>
        <table:table-row table:style-name="ro1">
          <table:table-cell/>
          <table:table-cell office:value-type="float" office:value="44.7818317793369" calcext:value-type="float">
            <text:p>44,7818317793369</text:p>
          </table:table-cell>
          <table:table-cell/>
          <table:table-cell office:value-type="float" office:value="45.7105896125039" calcext:value-type="float">
            <text:p>45,7105896125039</text:p>
          </table:table-cell>
          <table:table-cell/>
          <table:table-cell table:formula="of:=[.D1183]-[.B1183]" office:value-type="float" office:value="0.928757833167005" calcext:value-type="float">
            <text:p>0,928757833167005</text:p>
          </table:table-cell>
        </table:table-row>
        <table:table-row table:style-name="ro1">
          <table:table-cell/>
          <table:table-cell office:value-type="float" office:value="44.7907542665133" calcext:value-type="float">
            <text:p>44,7907542665133</text:p>
          </table:table-cell>
          <table:table-cell/>
          <table:table-cell office:value-type="float" office:value="45.721303682" calcext:value-type="float">
            <text:p>45,721303682</text:p>
          </table:table-cell>
          <table:table-cell/>
          <table:table-cell table:formula="of:=[.D1184]-[.B1184]" office:value-type="float" office:value="0.930549415486702" calcext:value-type="float">
            <text:p>0,930549415486702</text:p>
          </table:table-cell>
        </table:table-row>
        <table:table-row table:style-name="ro1">
          <table:table-cell/>
          <table:table-cell office:value-type="float" office:value="44.7997013302493" calcext:value-type="float">
            <text:p>44,7997013302493</text:p>
          </table:table-cell>
          <table:table-cell/>
          <table:table-cell office:value-type="float" office:value="45.732046814099" calcext:value-type="float">
            <text:p>45,732046814099</text:p>
          </table:table-cell>
          <table:table-cell/>
          <table:table-cell table:formula="of:=[.D1185]-[.B1185]" office:value-type="float" office:value="0.932345483849701" calcext:value-type="float">
            <text:p>0,932345483849701</text:p>
          </table:table-cell>
        </table:table-row>
        <table:table-row table:style-name="ro1">
          <table:table-cell/>
          <table:table-cell office:value-type="float" office:value="44.8086758424352" calcext:value-type="float">
            <text:p>44,8086758424352</text:p>
          </table:table-cell>
          <table:table-cell/>
          <table:table-cell office:value-type="float" office:value="45.74282073472" calcext:value-type="float">
            <text:p>45,74282073472</text:p>
          </table:table-cell>
          <table:table-cell/>
          <table:table-cell table:formula="of:=[.D1186]-[.B1186]" office:value-type="float" office:value="0.934144892284799" calcext:value-type="float">
            <text:p>0,934144892284799</text:p>
          </table:table-cell>
        </table:table-row>
        <table:table-row table:style-name="ro1">
          <table:table-cell/>
          <table:table-cell office:value-type="float" office:value="44.8176780929295" calcext:value-type="float">
            <text:p>44,8176780929295</text:p>
          </table:table-cell>
          <table:table-cell/>
          <table:table-cell office:value-type="float" office:value="45.7536224082557" calcext:value-type="float">
            <text:p>45,7536224082557</text:p>
          </table:table-cell>
          <table:table-cell/>
          <table:table-cell table:formula="of:=[.D1187]-[.B1187]" office:value-type="float" office:value="0.935944315326204" calcext:value-type="float">
            <text:p>0,935944315326204</text:p>
          </table:table-cell>
        </table:table-row>
        <table:table-row table:style-name="ro1">
          <table:table-cell/>
          <table:table-cell office:value-type="float" office:value="44.8267016034033" calcext:value-type="float">
            <text:p>44,8267016034033</text:p>
          </table:table-cell>
          <table:table-cell/>
          <table:table-cell office:value-type="float" office:value="45.7644371505432" calcext:value-type="float">
            <text:p>45,7644371505432</text:p>
          </table:table-cell>
          <table:table-cell/>
          <table:table-cell table:formula="of:=[.D1188]-[.B1188]" office:value-type="float" office:value="0.937735547139901" calcext:value-type="float">
            <text:p>0,937735547139901</text:p>
          </table:table-cell>
        </table:table-row>
        <table:table-row table:style-name="ro1">
          <table:table-cell/>
          <table:table-cell office:value-type="float" office:value="44.8357239789937" calcext:value-type="float">
            <text:p>44,8357239789937</text:p>
          </table:table-cell>
          <table:table-cell/>
          <table:table-cell office:value-type="float" office:value="45.7752239926453" calcext:value-type="float">
            <text:p>45,7752239926453</text:p>
          </table:table-cell>
          <table:table-cell/>
          <table:table-cell table:formula="of:=[.D1189]-[.B1189]" office:value-type="float" office:value="0.939500013651603" calcext:value-type="float">
            <text:p>0,939500013651603</text:p>
          </table:table-cell>
        </table:table-row>
        <table:table-row table:style-name="ro1">
          <table:table-cell/>
          <table:table-cell office:value-type="float" office:value="44.8446879750572" calcext:value-type="float">
            <text:p>44,8446879750572</text:p>
          </table:table-cell>
          <table:table-cell/>
          <table:table-cell office:value-type="float" office:value="45.7858873621579" calcext:value-type="float">
            <text:p>45,7858873621579</text:p>
          </table:table-cell>
          <table:table-cell/>
          <table:table-cell table:formula="of:=[.D1190]-[.B1190]" office:value-type="float" office:value="0.941199387100703" calcext:value-type="float">
            <text:p>0,941199387100703</text:p>
          </table:table-cell>
        </table:table-row>
        <table:table-row table:style-name="ro1">
          <table:table-cell/>
          <table:table-cell office:value-type="float" office:value="44.8534670003917" calcext:value-type="float">
            <text:p>44,8534670003917</text:p>
          </table:table-cell>
          <table:table-cell/>
          <table:table-cell office:value-type="float" office:value="45.7962346432296" calcext:value-type="float">
            <text:p>45,7962346432296</text:p>
          </table:table-cell>
          <table:table-cell/>
          <table:table-cell table:formula="of:=[.D1191]-[.B1191]" office:value-type="float" office:value="0.9427676428379" calcext:value-type="float">
            <text:p>0,9427676428379</text:p>
          </table:table-cell>
        </table:table-row>
        <table:table-row table:style-name="ro1">
          <table:table-cell/>
          <table:table-cell office:value-type="float" office:value="44.8618225482228" calcext:value-type="float">
            <text:p>44,8618225482228</text:p>
          </table:table-cell>
          <table:table-cell/>
          <table:table-cell office:value-type="float" office:value="45.8059605979568" calcext:value-type="float">
            <text:p>45,8059605979568</text:p>
          </table:table-cell>
          <table:table-cell/>
          <table:table-cell table:formula="of:=[.D1192]-[.B1192]" office:value-type="float" office:value="0.944138049734001" calcext:value-type="float">
            <text:p>0,944138049734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10:40:47.442000000</meta:creation-date>
    <dc:date>2022-06-15T10:53:44.544000000</dc:date>
    <meta:editing-duration>PT2M47S</meta:editing-duration>
    <meta:editing-cycles>1</meta:editing-cycles>
    <meta:document-statistic meta:table-count="1" meta:cell-count="3576" meta:object-count="0"/>
    <meta:generator>LibreOffice/7.3.3.2$Windows_X86_64 LibreOffice_project/d1d0ea68f081ee2800a922cac8f79445e4603348</meta:generator>
  </office:meta>
</office:document-meta>
</file>